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page" style:column-width="6.88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page" style:column-width="18.56mm"/>
    </style:style>
    <style:style style:name="co10" style:family="table-column">
      <style:table-column-properties fo:break-before="auto" style:column-width="17.2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23.55mm"/>
    </style:style>
    <style:style style:name="co13" style:family="table-column">
      <style:table-column-properties fo:break-before="auto" style:column-width="28.08mm"/>
    </style:style>
    <style:style style:name="co14" style:family="table-column">
      <style:table-column-properties fo:break-before="auto" style:column-width="11.98mm"/>
    </style:style>
    <style:style style:name="co15" style:family="table-column">
      <style:table-column-properties fo:break-before="auto" style:column-width="22.19mm"/>
    </style:style>
    <style:style style:name="co16" style:family="table-column">
      <style:table-column-properties fo:break-before="auto" style:column-width="29.44mm"/>
    </style:style>
    <style:style style:name="co17" style:family="table-column">
      <style:table-column-properties fo:break-before="auto" style:column-width="16.14mm"/>
    </style:style>
    <style:style style:name="co18" style:family="table-column">
      <style:table-column-properties fo:break-before="auto" style:column-width="9.61mm"/>
    </style:style>
    <style:style style:name="co19" style:family="table-column">
      <style:table-column-properties fo:break-before="auto" style:column-width="30.3mm"/>
    </style:style>
    <style:style style:name="co20" style:family="table-column">
      <style:table-column-properties fo:break-before="auto" style:column-width="20.23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0.16mm"/>
    </style:style>
    <style:style style:name="co23" style:family="table-column">
      <style:table-column-properties fo:break-before="auto" style:column-width="31.66mm"/>
    </style:style>
    <style:style style:name="co24" style:family="table-column">
      <style:table-column-properties fo:break-before="auto" style:column-width="18.04mm"/>
    </style:style>
    <style:style style:name="co25" style:family="table-column">
      <style:table-column-properties fo:break-before="auto" style:column-width="19.69mm"/>
    </style:style>
    <style:style style:name="co26" style:family="table-column">
      <style:table-column-properties fo:break-before="auto" style:column-width="22.68mm"/>
    </style:style>
    <style:style style:name="co27" style:family="table-column">
      <style:table-column-properties fo:break-before="auto" style:column-width="23.23mm"/>
    </style:style>
    <style:style style:name="co28" style:family="table-column">
      <style:table-column-properties fo:break-before="auto" style:column-width="19.97mm"/>
    </style:style>
    <style:style style:name="co29" style:family="table-column">
      <style:table-column-properties fo:break-before="auto" style:column-width="22.95mm"/>
    </style:style>
    <style:style style:name="co30" style:family="table-column">
      <style:table-column-properties fo:break-before="auto" style:column-width="10.42mm"/>
    </style:style>
    <style:style style:name="co31" style:family="table-column">
      <style:table-column-properties fo:break-before="auto" style:column-width="17.78mm"/>
    </style:style>
    <style:style style:name="co32" style:family="table-column">
      <style:table-column-properties fo:break-before="auto" style:column-width="13.97mm"/>
    </style:style>
    <style:style style:name="co33" style:family="table-column">
      <style:table-column-properties fo:break-before="auto" style:column-width="15.59mm"/>
    </style:style>
    <style:style style:name="co34" style:family="table-column">
      <style:table-column-properties fo:break-before="auto" style:column-width="33.3mm"/>
    </style:style>
    <style:style style:name="co35" style:family="table-column">
      <style:table-column-properties fo:break-before="auto" style:column-width="36.02mm"/>
    </style:style>
    <style:style style:name="co36" style:family="table-column">
      <style:table-column-properties fo:break-before="auto" style:column-width="34.11mm"/>
    </style:style>
    <style:style style:name="co37" style:family="table-column">
      <style:table-column-properties fo:break-before="auto" style:column-width="32.49mm"/>
    </style:style>
    <style:style style:name="co38" style:family="table-column">
      <style:table-column-properties fo:break-before="auto" style:column-width="13.16mm"/>
    </style:style>
    <style:style style:name="co39" style:family="table-column">
      <style:table-column-properties fo:break-before="auto" style:column-width="20.41mm"/>
    </style:style>
    <style:style style:name="co40" style:family="table-column">
      <style:table-column-properties fo:break-before="auto" style:column-width="12.29mm"/>
    </style:style>
    <style:style style:name="co41" style:family="table-column">
      <style:table-column-properties fo:break-before="auto" style:column-width="26.23mm"/>
    </style:style>
    <style:style style:name="co42" style:family="table-column">
      <style:table-column-properties fo:break-before="auto" style:column-width="8.78mm"/>
    </style:style>
    <style:style style:name="co43" style:family="table-column">
      <style:table-column-properties fo:break-before="auto" style:column-width="7.0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2.08mm"/>
    </style:style>
    <style:style style:name="co46" style:family="table-column">
      <style:table-column-properties fo:break-before="auto" style:column-width="5.59mm"/>
    </style:style>
    <style:style style:name="co47" style:family="table-column">
      <style:table-column-properties fo:break-before="auto" style:column-width="5.33mm"/>
    </style:style>
    <style:style style:name="co48" style:family="table-column">
      <style:table-column-properties fo:break-before="auto" style:column-width="5.08mm"/>
    </style:style>
    <style:style style:name="co49" style:family="table-column">
      <style:table-column-properties fo:break-before="auto" style:column-width="7.39mm"/>
    </style:style>
    <style:style style:name="co50" style:family="table-column">
      <style:table-column-properties fo:break-before="auto" style:column-width="9.45mm"/>
    </style:style>
    <style:style style:name="co51" style:family="table-column">
      <style:table-column-properties fo:break-before="auto" style:column-width="12.33mm"/>
    </style:style>
    <style:style style:name="co52" style:family="table-column">
      <style:table-column-properties fo:break-before="auto" style:column-width="1.57mm"/>
    </style:style>
    <style:style style:name="co53" style:family="table-column">
      <style:table-column-properties fo:break-before="auto" style:column-width="2.36mm"/>
    </style:style>
    <style:style style:name="co54" style:family="table-column">
      <style:table-column-properties fo:break-before="auto" style:column-width="7.58mm"/>
    </style:style>
    <style:style style:name="co55" style:family="table-column">
      <style:table-column-properties fo:break-before="auto" style:column-width="29.49mm"/>
    </style:style>
    <style:style style:name="co56" style:family="table-column">
      <style:table-column-properties fo:break-before="auto" style:column-width="6.01mm"/>
    </style:style>
    <style:style style:name="co57" style:family="table-column">
      <style:table-column-properties fo:break-before="auto" style:column-width="4.18mm"/>
    </style:style>
    <style:style style:name="co58" style:family="table-column">
      <style:table-column-properties fo:break-before="auto" style:column-width="14.66mm"/>
    </style:style>
    <style:style style:name="co59" style:family="table-column">
      <style:table-column-properties fo:break-before="auto" style:column-width="24.85mm"/>
    </style:style>
    <style:style style:name="co60" style:family="table-column">
      <style:table-column-properties fo:break-before="auto" style:column-width="9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GIRONE_5f_A">
      <style:table-cell-properties fo:border="0.06pt solid #000000"/>
    </style:style>
    <style:style style:name="ce5" style:family="table-cell" style:parent-style-name="GIRONE_5f_B">
      <style:table-cell-properties fo:border="0.06pt solid #000000"/>
    </style:style>
    <style:style style:name="ce7" style:family="table-cell" style:parent-style-name="GIRONE_5f_C">
      <style:table-cell-properties fo:border="0.06pt solid #000000"/>
    </style:style>
    <style:style style:name="ce15" style:family="table-cell" style:parent-style-name="GIRONE_5f_D">
      <style:table-cell-properties fo:border="0.06pt solid #000000"/>
    </style:style>
    <style:style style:name="ce18" style:family="table-cell" style:parent-style-name="GIRONE_5f_E">
      <style:table-cell-properties fo:border="0.06pt solid #000000"/>
    </style:style>
    <style:style style:name="ce37" style:family="table-cell" style:parent-style-name="GIRONE_5f_F">
      <style:table-cell-properties fo:border="0.06pt solid #000000"/>
    </style:style>
    <style:style style:name="ce40" style:family="table-cell" style:parent-style-name="GIRONE_5f_G">
      <style:table-cell-properties fo:border="0.06pt solid #000000"/>
    </style:style>
    <style:style style:name="ce41" style:family="table-cell" style:parent-style-name="GIRONE_5f_H">
      <style:table-cell-properties fo:border="0.06pt solid #000000"/>
    </style:style>
    <style:style style:name="ce42" style:family="table-cell" style:parent-style-name="Default">
      <style:table-cell-properties fo:background-color="#1f4e7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3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5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" style:family="table-cell" style:parent-style-name="Default">
      <style:table-cell-properties fo:border-bottom="0.06pt dotted #000000" fo:border-left="none" fo:border-right="none" fo:border-top="none"/>
    </style:style>
    <style:style style:name="ce27" style:family="table-cell" style:parent-style-name="Default">
      <style:table-cell-properties fo:border-bottom="0.06pt dotted #000000" fo:border-left="none" fo:border-right="none" fo:border-top="0.06pt dotted #000000"/>
    </style:style>
    <style:style style:name="ce28" style:family="table-cell" style:parent-style-name="Default">
      <style:table-cell-properties fo:border-bottom="0.06pt solid #000000" fo:border-left="none" fo:border-right="none" fo:border-top="0.06pt dotted 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mm"/>
      <style:map style:condition="cell-content()=&quot;A&quot;" style:apply-style-name="GIRONE_5f_A" style:base-cell-address="A_INSERIMENTI.G2"/>
    </style:style>
    <style:style style:name="ce31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SERIMENTI.G2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SERIMENTI.G2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112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style:font-style-asian="italic" style:font-style-complex="italic"/>
    </style:style>
    <style:style style:name="ce113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11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A_INSERIMENTI.G2"/>
    </style:style>
    <style:style style:name="ce115" style:family="table-cell" style:parent-style-name="Default">
      <style:table-cell-properties fo:border-bottom="0.06pt dotted #000000" fo:border-left="none" fo:border-right="none" fo:border-top="0.06pt solid #000000"/>
    </style:style>
    <style:style style:name="ce116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117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20" style:family="table-cell" style:parent-style-name="Default" style:data-style-name="N130">
      <style:table-cell-properties fo:border-bottom="0.06pt dotted #000000" fo:background-color="#ffff00" fo:border-left="none" fo:border-right="none" fo:border-top="0.06pt solid #000000"/>
    </style:style>
    <style:style style:name="ce121" style:family="table-cell" style:parent-style-name="Default" style:data-style-name="N130">
      <style:table-cell-properties fo:border-bottom="0.06pt dotted #000000" fo:background-color="#ffff00" fo:border-left="none" fo:border-right="none" fo:border-top="0.06pt dotted #000000"/>
    </style:style>
    <style:style style:name="ce122" style:family="table-cell" style:parent-style-name="Default" style:data-style-name="N130">
      <style:table-cell-properties fo:border-bottom="0.06pt solid #000000" fo:background-color="#ffff00" fo:border-left="none" fo:border-right="none" fo:border-top="0.06pt dotted #000000"/>
    </style:style>
    <style:style style:name="ce129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130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131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134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135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19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63" style:base-cell-address="B_ELABORAZIONE.A1"/>
    </style:style>
    <style:style style:name="ce170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74" style:family="table-cell" style:parent-style-name="Default">
      <style:text-properties style:font-name="Liberation Sans" fo:font-size="11pt" style:font-size-asian="11pt" style:font-size-complex="11pt"/>
    </style:style>
    <style:style style:name="ce24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73" style:base-cell-address="B_ELABORAZIONE.B1"/>
    </style:style>
    <style:style style:name="ce176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77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3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0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50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51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52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73" style:base-cell-address="B_ELABORAZIONE.B1"/>
    </style:style>
    <style:style style:name="ce53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54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55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56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207" style:base-cell-address="B_ELABORAZIONE.E1"/>
    </style:style>
    <style:style style:name="ce57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207" style:base-cell-address="B_ELABORAZIONE.E1"/>
    </style:style>
    <style:style style:name="ce58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59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60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B_ELABORAZIONE.C2"/>
    </style:style>
    <style:style style:name="ce221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B_ELABORAZIONE.G2"/>
    </style:style>
    <style:style style:name="ce222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B_ELABORAZIONE.G2"/>
    </style:style>
    <style:style style:name="ce223" style:family="table-cell" style:parent-style-name="Default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B_ELABORAZIONE.G2"/>
    </style:style>
    <style:style style:name="ce64" style:family="table-cell" style:parent-style-name="Default" style:data-style-name="N129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63" style:base-cell-address="B_ELABORAZIONE.A1"/>
    </style:style>
    <style:style style:name="ce65" style:family="table-cell" style:parent-style-name="Default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66" style:family="table-cell" style:parent-style-name="Default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67" style:family="table-cell" style:parent-style-name="Default" style:data-style-name="N129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228" style:family="table-cell" style:parent-style-name="Default" style:data-style-name="N129">
      <style:text-properties style:font-name="Liberation Sans" fo:font-size="11pt" style:font-size-asian="11pt" style:font-size-complex="11pt"/>
    </style:style>
    <style:style style:name="ce69" style:family="table-cell" style:parent-style-name="Default" style:data-style-name="N4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63" style:base-cell-address="B_ELABORAZIONE.A1"/>
    </style:style>
    <style:style style:name="ce70" style:family="table-cell" style:parent-style-name="Default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71" style:family="table-cell" style:parent-style-name="Default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72" style:family="table-cell" style:parent-style-name="Default" style:data-style-name="N4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237" style:family="table-cell" style:parent-style-name="Default" style:data-style-name="N40"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75" style:family="table-cell" style:parent-style-name="Default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76" style:family="table-cell" style:parent-style-name="Default" style:data-style-name="N1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77" style:family="table-cell" style:parent-style-name="Default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78" style:family="table-cell" style:parent-style-name="Default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79" style:family="table-cell" style:parent-style-name="Default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0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1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2" style:family="table-cell" style:parent-style-name="Default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3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4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5" style:family="table-cell" style:parent-style-name="Default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6" style:family="table-cell" style:parent-style-name="Default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7" style:family="table-cell" style:parent-style-name="Default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8" style:family="table-cell" style:parent-style-name="Default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89" style:family="table-cell" style:parent-style-name="Default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90" style:family="table-cell" style:parent-style-name="Default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91" style:family="table-cell" style:parent-style-name="Default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B_ELABORAZIONE.H2"/>
    </style:style>
    <style:style style:name="ce257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62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94" style:family="table-cell" style:parent-style-name="Default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98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4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5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6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7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8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58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460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461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462" style:family="table-cell" style:parent-style-name="Default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463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464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465" style:family="table-cell" style:parent-style-name="Default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9" style:family="table-cell" style:parent-style-name="Default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name-complex="Calibri" style:font-size-complex="11pt" style:font-weight-complex="bold"/>
    </style:style>
    <style:style style:name="ce202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A4"/>
    </style:style>
    <style:style style:name="ce17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1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161" style:family="table-cell" style:parent-style-name="Default">
      <style:table-cell-properties style:cell-protect="none" style:print-content="false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P$5]=&quot;Black and White&quot;)" style:apply-style-name="ConditionalStyle_5f_204" style:base-cell-address="'Calendario e Tabellone'.B1"/>
    </style:style>
    <style:style style:name="ce477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8" style:family="table-cell" style:parent-style-name="Default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10" style:family="table-cell" style:parent-style-name="Default" style:data-style-name="N127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211" style:family="table-cell" style:parent-style-name="Default" style:data-style-name="N127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14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215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A4"/>
    </style:style>
    <style:style style:name="ce231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3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64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26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8" style:base-cell-address="'Calendario e Tabellone'.K5"/>
    </style:style>
    <style:style style:name="ce26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6" style:base-cell-address="'Calendario e Tabellone'.K6"/>
    </style:style>
    <style:style style:name="ce26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7" style:base-cell-address="'Calendario e Tabellone'.K7"/>
    </style:style>
    <style:style style:name="ce268" style:family="table-cell" style:parent-style-name="Default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269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1" style:base-cell-address="'Calendario e Tabellone'.K10"/>
    </style:style>
    <style:style style:name="ce270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9" style:base-cell-address="'Calendario e Tabellone'.K11"/>
    </style:style>
    <style:style style:name="ce2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70" style:base-cell-address="'Calendario e Tabellone'.K12"/>
    </style:style>
    <style:style style:name="ce272" style:family="table-cell" style:parent-style-name="Default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273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4" style:base-cell-address="'Calendario e Tabellone'.K15"/>
    </style:style>
    <style:style style:name="ce274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2" style:base-cell-address="'Calendario e Tabellone'.K16"/>
    </style:style>
    <style:style style:name="ce275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73" style:base-cell-address="'Calendario e Tabellone'.K17"/>
    </style:style>
    <style:style style:name="ce276" style:family="table-cell" style:parent-style-name="Default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277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7" style:base-cell-address="'Calendario e Tabellone'.K20"/>
    </style:style>
    <style:style style:name="ce278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5" style:base-cell-address="'Calendario e Tabellone'.K21"/>
    </style:style>
    <style:style style:name="ce27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76" style:base-cell-address="'Calendario e Tabellone'.K22"/>
    </style:style>
    <style:style style:name="ce280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281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282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34" style:base-cell-address="'Calendario e Tabellone'.K26"/>
    </style:style>
    <style:style style:name="ce28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5" style:base-cell-address="'Calendario e Tabellone'.K27"/>
    </style:style>
    <style:style style:name="ce284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80" style:base-cell-address="'Calendario e Tabellone'.K30"/>
    </style:style>
    <style:style style:name="ce28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9" style:base-cell-address="'Calendario e Tabellone'.K31"/>
    </style:style>
    <style:style style:name="ce2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78" style:base-cell-address="'Calendario e Tabellone'.K32"/>
    </style:style>
    <style:style style:name="ce288" style:family="table-cell" style:parent-style-name="Default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1" style:base-cell-address="'Calendario e Tabellone'.K34"/>
    </style:style>
    <style:style style:name="ce289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4" style:base-cell-address="'Calendario e Tabellone'.K42"/>
    </style:style>
    <style:style style:name="ce291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" style:base-cell-address="'Calendario e Tabellone'.K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3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94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29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29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7" style:base-cell-address="'Calendario e Tabellone'.L6"/>
    </style:style>
    <style:style style:name="ce29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28" style:base-cell-address="'Calendario e Tabellone'.L7"/>
    </style:style>
    <style:style style:name="ce29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29" style:base-cell-address="'Calendario e Tabellone'.L8"/>
    </style:style>
    <style:style style:name="ce299" style:family="table-cell" style:parent-style-name="Default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30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30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6" style:base-cell-address="'Calendario e Tabellone'.L11"/>
    </style:style>
    <style:style style:name="ce30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7" style:base-cell-address="'Calendario e Tabellone'.L12"/>
    </style:style>
    <style:style style:name="ce30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8" style:base-cell-address="'Calendario e Tabellone'.L13"/>
    </style:style>
    <style:style style:name="ce304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30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30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5" style:base-cell-address="'Calendario e Tabellone'.L16"/>
    </style:style>
    <style:style style:name="ce30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6" style:base-cell-address="'Calendario e Tabellone'.L17"/>
    </style:style>
    <style:style style:name="ce30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7" style:base-cell-address="'Calendario e Tabellone'.L18"/>
    </style:style>
    <style:style style:name="ce309" style:family="table-cell" style:parent-style-name="Default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31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31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4" style:base-cell-address="'Calendario e Tabellone'.L21"/>
    </style:style>
    <style:style style:name="ce31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5" style:base-cell-address="'Calendario e Tabellone'.L22"/>
    </style:style>
    <style:style style:name="ce31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6" style:base-cell-address="'Calendario e Tabellone'.L23"/>
    </style:style>
    <style:style style:name="ce314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31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5" style:base-cell-address="'Calendario e Tabellone'.L26"/>
    </style:style>
    <style:style style:name="ce31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84" style:base-cell-address="'Calendario e Tabellone'.L27"/>
    </style:style>
    <style:style style:name="ce31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85" style:base-cell-address="'Calendario e Tabellone'.L28"/>
    </style:style>
    <style:style style:name="ce319" style:family="table-cell" style:parent-style-name="Default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32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32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81" style:base-cell-address="'Calendario e Tabellone'.L32"/>
    </style:style>
    <style:style style:name="ce32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82" style:base-cell-address="'Calendario e Tabellone'.L33"/>
    </style:style>
    <style:style style:name="ce324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0" style:base-cell-address="'Calendario e Tabellone'.L34"/>
    </style:style>
    <style:style style:name="ce325" style:family="table-cell" style:parent-style-name="Default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" style:base-cell-address="'Calendario e Tabellone'.L42"/>
    </style:style>
    <style:style style:name="ce327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" style:base-cell-address="'Calendario e Tabellone'.L43"/>
    </style:style>
    <style:style style:name="ce32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33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4" style:base-cell-address="'Calendario e Tabellone'.M7"/>
    </style:style>
    <style:style style:name="ce33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3" style:base-cell-address="'Calendario e Tabellone'.M8"/>
    </style:style>
    <style:style style:name="ce332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33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3" style:base-cell-address="'Calendario e Tabellone'.M12"/>
    </style:style>
    <style:style style:name="ce33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2" style:base-cell-address="'Calendario e Tabellone'.M13"/>
    </style:style>
    <style:style style:name="ce33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33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2" style:base-cell-address="'Calendario e Tabellone'.M17"/>
    </style:style>
    <style:style style:name="ce33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1" style:base-cell-address="'Calendario e Tabellone'.M18"/>
    </style:style>
    <style:style style:name="ce338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339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1" style:base-cell-address="'Calendario e Tabellone'.M22"/>
    </style:style>
    <style:style style:name="ce34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0" style:base-cell-address="'Calendario e Tabellone'.M23"/>
    </style:style>
    <style:style style:name="ce341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342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34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3" style:base-cell-address="'Calendario e Tabellone'.M27"/>
    </style:style>
    <style:style style:name="ce34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2" style:base-cell-address="'Calendario e Tabellone'.M28"/>
    </style:style>
    <style:style style:name="ce345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346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89" style:base-cell-address="'Calendario e Tabellone'.M34"/>
    </style:style>
    <style:style style:name="ce34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348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349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2" style:base-cell-address="'Calendario e Tabellone'.N7"/>
    </style:style>
    <style:style style:name="ce35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1" style:base-cell-address="'Calendario e Tabellone'.N12"/>
    </style:style>
    <style:style style:name="ce35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0" style:base-cell-address="'Calendario e Tabellone'.N17"/>
    </style:style>
    <style:style style:name="ce35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9" style:base-cell-address="'Calendario e Tabellone'.N22"/>
    </style:style>
    <style:style style:name="ce35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1" style:base-cell-address="'Calendario e Tabellone'.N27"/>
    </style:style>
    <style:style style:name="ce35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355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35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35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35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359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360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361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36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363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364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365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366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367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368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369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370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371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37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373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374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375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377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378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379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0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381" style:family="table-cell" style:parent-style-name="Default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418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19" style:family="table-cell" style:parent-style-name="Default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0" style:family="table-cell" style:parent-style-name="Default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1" style:family="table-cell" style:parent-style-name="Default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24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7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7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8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0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200" style:base-cell-address="'Calendario e Tabellone'.W7"/>
    </style:style>
    <style:style style:name="ce44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99" style:base-cell-address="'Calendario e Tabellone'.W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2]=#REF!;1;0))" style:apply-style-name="ConditionalStyle_5f_219" style:base-cell-address="'Calendario e Tabellone'.W12"/>
      <style:map style:condition="is-true-formula(IF([.$AW11]=#REF!;1;0))" style:apply-style-name="ConditionalStyle_5f_218" style:base-cell-address="'Calendario e Tabellone'.W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6]=#REF!;1;0))" style:apply-style-name="ConditionalStyle_5f_211" style:base-cell-address="'Calendario e Tabellone'.W16"/>
      <style:map style:condition="is-true-formula(IF([.$AW15]=#REF!;1;0))" style:apply-style-name="ConditionalStyle_5f_210" style:base-cell-address="'Calendario e Tabellone'.W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0]=#REF!;1;0))" style:apply-style-name="ConditionalStyle_5f_198" style:base-cell-address="'Calendario e Tabellone'.W20"/>
      <style:map style:condition="is-true-formula(IF([.$AW19]=#REF!;1;0))" style:apply-style-name="ConditionalStyle_5f_197" style:base-cell-address="'Calendario e Tabellone'.W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4]=#REF!;1;0))" style:apply-style-name="ConditionalStyle_5f_215" style:base-cell-address="'Calendario e Tabellone'.W24"/>
      <style:map style:condition="is-true-formula(IF([.$AW23]=#REF!;1;0))" style:apply-style-name="ConditionalStyle_5f_214" style:base-cell-address="'Calendario e Tabellone'.W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2]=#REF!;1;0))" style:apply-style-name="ConditionalStyle_5f_217" style:base-cell-address="'Calendario e Tabellone'.W32"/>
      <style:map style:condition="is-true-formula(IF([.$AW31]=#REF!;1;0))" style:apply-style-name="ConditionalStyle_5f_216" style:base-cell-address="'Calendario e Tabellone'.W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5]=#REF!;1;0))" style:apply-style-name="ConditionalStyle_5f_196" style:base-cell-address="'Calendario e Tabellone'.W35"/>
      <style:map style:condition="is-true-formula(IF([.$AW36]=#REF!;1;0))" style:apply-style-name="ConditionalStyle_5f_195" style:base-cell-address="'Calendario e Tabellone'.W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6]=#REF!;1;0))" style:apply-style-name="ConditionalStyle_5f_194" style:base-cell-address="'Calendario e Tabellone'.W36"/>
      <style:map style:condition="is-true-formula(IF([.$AW35]=#REF!;1;0))" style:apply-style-name="ConditionalStyle_5f_193" style:base-cell-address="'Calendario e Tabellone'.W36"/>
    </style:style>
    <style:style style:name="ce457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6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X7"/>
    </style:style>
    <style:style style:name="ce48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X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14" style:base-cell-address="'Calendario e Tabellone'.AB9"/>
    </style:style>
    <style:style style:name="ce480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13" style:base-cell-address="'Calendario e Tabellone'.AB10"/>
    </style:style>
    <style:style style:name="ce48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11" style:base-cell-address="'Calendario e Tabellone'.AB18"/>
    </style:style>
    <style:style style:name="ce48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9" style:base-cell-address="'Calendario e Tabellone'.AB26"/>
    </style:style>
    <style:style style:name="ce48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7" style:base-cell-address="'Calendario e Tabellone'.AB34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C9"/>
    </style:style>
    <style:style style:name="ce6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C10"/>
    </style:style>
    <style:style style:name="ce68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C17"/>
    </style:style>
    <style:style style:name="ce68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C18"/>
    </style:style>
    <style:style style:name="ce6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C25"/>
    </style:style>
    <style:style style:name="ce6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C26"/>
    </style:style>
    <style:style style:name="ce69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C33"/>
    </style:style>
    <style:style style:name="ce69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C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7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5" style:base-cell-address="'Calendario e Tabellone'.AG14"/>
    </style:style>
    <style:style style:name="ce67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3" style:base-cell-address="'Calendario e Tabellone'.AG30"/>
    </style:style>
    <style:style style:name="ce72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H13"/>
    </style:style>
    <style:style style:name="ce72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H14"/>
    </style:style>
    <style:style style:name="ce72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H29"/>
    </style:style>
    <style:style style:name="ce72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H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2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1" style:base-cell-address="'Calendario e Tabellone'.AL21"/>
    </style:style>
    <style:style style:name="ce73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M20"/>
    </style:style>
    <style:style style:name="ce74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M21"/>
    </style:style>
    <style:style style:name="ce72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N26"/>
    </style:style>
    <style:style style:name="ce730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4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5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X19"/>
    </style:style>
    <style:style style:name="ce736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X24"/>
    </style:style>
    <style:style style:name="ce73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8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4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_INSERIMEN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VALOR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NOME_COMPLETO</text:p>
          </table:table-cell>
          <table:table-cell table:style-name="ce101" office:value-type="string" calcext:value-type="string">
            <text:p>GIRONE</text:p>
          </table:table-cell>
          <table:table-cell table:style-name="ce33" office:value-type="string" calcext:value-type="string">
            <text:p>ID_NEL_GIRON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NOME</text:p>
          </table:table-cell>
          <table:table-cell/>
          <table:table-cell table:style-name="ce8" office:value-type="string" calcext:value-type="string">
            <text:p>N_GARA</text:p>
          </table:table-cell>
          <table:table-cell table:style-name="ce101" office:value-type="string" calcext:value-type="string">
            <text:p>GIRONE</text:p>
          </table:table-cell>
          <table:table-cell table:style-name="ce21" office:value-type="string" calcext:value-type="string">
            <text:p>SQUADRA_A</text:p>
          </table:table-cell>
          <table:table-cell table:style-name="ce21" office:value-type="string" calcext:value-type="string">
            <text:p>SQUADRA_B</text:p>
          </table:table-cell>
          <table:table-cell table:style-name="ce101" office:value-type="string" calcext:value-type="string">
            <text:p>PUNTI_G_A</text:p>
          </table:table-cell>
          <table:table-cell table:style-name="ce101" office:value-type="string" calcext:value-type="string">
            <text:p>PUNTI_G_B</text:p>
          </table:table-cell>
          <table:table-cell table:style-name="ce119" office:value-type="string" calcext:value-type="string">
            <text:p>DATA</text:p>
          </table:table-cell>
          <table:table-cell table:style-name="ce119" office:value-type="string" calcext:value-type="string">
            <text:p>ORA</text:p>
          </table:table-cell>
          <table:table-cell table:style-name="ce101" office:value-type="string" calcext:value-type="string">
            <text:p>ID_CAMPO</text:p>
          </table:table-cell>
          <table:table-cell table:style-name="ce12" office:value-type="string" calcext:value-type="string">
            <text:p>NOME_CAMPO</text:p>
          </table:table-cell>
        </table:table-row>
        <table:table-row table:style-name="ro1">
          <table:table-cell table:style-name="ce10" office:value-type="string" calcext:value-type="string">
            <text:p>NOME_TORNEO</text:p>
          </table:table-cell>
          <table:table-cell table:style-name="ce13" office:value-type="string" calcext:value-type="string">
            <text:p>Torneo dell’Esta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string" calcext:value-type="string">
            <text:p>Leoni</text:p>
          </table:table-cell>
          <table:table-cell table:style-name="ce26" table:formula="of:=[.E2]&amp;&quot; (&quot;&amp;[.D2]&amp;&quot;)&quot;" office:value-type="string" office:string-value="Leoni (1)" calcext:value-type="string">
            <text:p>Leoni (1)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14" office:value-type="string" calcext:value-type="string">
            <text:p>A</text:p>
          </table:table-cell>
          <table:table-cell table:style-name="ce115" office:value-type="string" calcext:value-type="string">
            <text:p>Leoni (1)</text:p>
          </table:table-cell>
          <table:table-cell table:style-name="ce115" office:value-type="string" calcext:value-type="string">
            <text:p>Pantere (2)</text:p>
          </table:table-cell>
          <table:table-cell table:style-name="ce116" table:number-columns-repeated="2"/>
          <table:table-cell table:style-name="ce120" office:value-type="date" office:date-value="2021-06-07" calcext:value-type="date">
            <text:p>lun 07/06/2021</text:p>
          </table:table-cell>
          <table:table-cell table:style-name="ce129" office:value-type="time" office:time-value="PT16H00M00S" calcext:value-type="time">
            <text:p>16:00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VLOOKUP([.U2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Pantere</text:p>
          </table:table-cell>
          <table:table-cell table:style-name="ce27" table:formula="of:=[.E3]&amp;&quot; (&quot;&amp;[.D3]&amp;&quot;)&quot;" office:value-type="string" office:string-value="Pantere (2)" calcext:value-type="string">
            <text:p>Pantere (2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38" office:value-type="string" calcext:value-type="string">
            <text:p>Cristo Re 2</text:p>
          </table:table-cell>
          <table:table-cell/>
          <table:table-cell table:style-name="ce113" office:value-type="float" office:value="2" calcext:value-type="float">
            <text:p>2</text:p>
          </table:table-cell>
          <table:table-cell table:style-name="ce31" office:value-type="string" calcext:value-type="string">
            <text:p>B</text:p>
          </table:table-cell>
          <table:table-cell table:style-name="ce27" office:value-type="string" calcext:value-type="string">
            <text:p>Giaguari (5)</text:p>
          </table:table-cell>
          <table:table-cell table:style-name="ce27" office:value-type="string" calcext:value-type="string">
            <text:p>Puma (6)</text:p>
          </table:table-cell>
          <table:table-cell table:style-name="ce117" table:number-columns-repeated="2"/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3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Tigri</text:p>
          </table:table-cell>
          <table:table-cell table:style-name="ce27" table:formula="of:=[.E4]&amp;&quot; (&quot;&amp;[.D4]&amp;&quot;)&quot;" office:value-type="string" office:string-value="Tigri (3)" calcext:value-type="string">
            <text:p>Tigri (3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38" office:value-type="string" calcext:value-type="string">
            <text:p>Basket Giovane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31" office:value-type="string" calcext:value-type="string">
            <text:p>C</text:p>
          </table:table-cell>
          <table:table-cell table:style-name="ce27" office:value-type="string" calcext:value-type="string">
            <text:p>Elefanti (9)</text:p>
          </table:table-cell>
          <table:table-cell table:style-name="ce27" office:value-type="string" calcext:value-type="string">
            <text:p>Giraffe (10)</text:p>
          </table:table-cell>
          <table:table-cell table:style-name="ce117" table:number-columns-repeated="2"/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4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Ghepardi</text:p>
          </table:table-cell>
          <table:table-cell table:style-name="ce27" table:formula="of:=[.E5]&amp;&quot; (&quot;&amp;[.D5]&amp;&quot;)&quot;" office:value-type="string" office:string-value="Ghepardi (4)" calcext:value-type="string">
            <text:p>Ghepardi (4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38" office:value-type="string" calcext:value-type="string">
            <text:p>Nuova Scuola</text:p>
          </table:table-cell>
          <table:table-cell/>
          <table:table-cell table:style-name="ce113" office:value-type="float" office:value="4" calcext:value-type="float">
            <text:p>4</text:p>
          </table:table-cell>
          <table:table-cell table:style-name="ce31" office:value-type="string" calcext:value-type="string">
            <text:p>D</text:p>
          </table:table-cell>
          <table:table-cell table:style-name="ce27" office:value-type="string" calcext:value-type="string">
            <text:p>Coccodrilli (13)</text:p>
          </table:table-cell>
          <table:table-cell table:style-name="ce27" office:value-type="string" calcext:value-type="string">
            <text:p>Pitoni (14)</text:p>
          </table:table-cell>
          <table:table-cell table:style-name="ce117" table:number-columns-repeated="2"/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5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Giaguari</text:p>
          </table:table-cell>
          <table:table-cell table:style-name="ce27" table:formula="of:=[.E6]&amp;&quot; (&quot;&amp;[.D6]&amp;&quot;)&quot;" office:value-type="string" office:string-value="Giaguari (5)" calcext:value-type="string">
            <text:p>Giaguari (5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38" table:formula="of:=&quot;CAMPO &quot;&amp;ROMAN([.J6])" office:value-type="string" office:string-value="CAMPO V" calcext:value-type="string">
            <text:p>CAMPO V</text:p>
          </table:table-cell>
          <table:table-cell/>
          <table:table-cell table:style-name="ce113" office:value-type="float" office:value="5" calcext:value-type="float">
            <text:p>5</text:p>
          </table:table-cell>
          <table:table-cell table:style-name="ce31" office:value-type="string" calcext:value-type="string">
            <text:p>A</text:p>
          </table:table-cell>
          <table:table-cell table:style-name="ce27" office:value-type="string" calcext:value-type="string">
            <text:p>Tigri (3)</text:p>
          </table:table-cell>
          <table:table-cell table:style-name="ce27" office:value-type="string" calcext:value-type="string">
            <text:p>Ghepardi (4)</text:p>
          </table:table-cell>
          <table:table-cell table:style-name="ce117" table:number-columns-repeated="2"/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6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Puma</text:p>
          </table:table-cell>
          <table:table-cell table:style-name="ce27" table:formula="of:=[.E7]&amp;&quot; (&quot;&amp;[.D7]&amp;&quot;)&quot;" office:value-type="string" office:string-value="Puma (6)" calcext:value-type="string">
            <text:p>Puma (6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38" table:formula="of:=&quot;CAMPO &quot;&amp;ROMAN([.J7])" office:value-type="string" office:string-value="CAMPO VI" calcext:value-type="string">
            <text:p>CAMPO VI</text:p>
          </table:table-cell>
          <table:table-cell/>
          <table:table-cell table:style-name="ce113" office:value-type="float" office:value="6" calcext:value-type="float">
            <text:p>6</text:p>
          </table:table-cell>
          <table:table-cell table:style-name="ce31" office:value-type="string" calcext:value-type="string">
            <text:p>B</text:p>
          </table:table-cell>
          <table:table-cell table:style-name="ce27" office:value-type="string" calcext:value-type="string">
            <text:p>Linci (7)</text:p>
          </table:table-cell>
          <table:table-cell table:style-name="ce27" office:value-type="string" calcext:value-type="string">
            <text:p>Serval (8)</text:p>
          </table:table-cell>
          <table:table-cell table:style-name="ce117" table:number-columns-repeated="2"/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7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Linci</text:p>
          </table:table-cell>
          <table:table-cell table:style-name="ce27" table:formula="of:=[.E8]&amp;&quot; (&quot;&amp;[.D8]&amp;&quot;)&quot;" office:value-type="string" office:string-value="Linci (7)" calcext:value-type="string">
            <text:p>Linci (7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38" table:formula="of:=&quot;CAMPO &quot;&amp;ROMAN([.J8])" office:value-type="string" office:string-value="CAMPO VII" calcext:value-type="string">
            <text:p>CAMPO VII</text:p>
          </table:table-cell>
          <table:table-cell/>
          <table:table-cell table:style-name="ce113" office:value-type="float" office:value="7" calcext:value-type="float">
            <text:p>7</text:p>
          </table:table-cell>
          <table:table-cell table:style-name="ce31" office:value-type="string" calcext:value-type="string">
            <text:p>C</text:p>
          </table:table-cell>
          <table:table-cell table:style-name="ce27" office:value-type="string" calcext:value-type="string">
            <text:p>Ippopotami (11)</text:p>
          </table:table-cell>
          <table:table-cell table:style-name="ce27" office:value-type="string" calcext:value-type="string">
            <text:p>Iguane (12)</text:p>
          </table:table-cell>
          <table:table-cell table:style-name="ce117" table:number-columns-repeated="2"/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8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Serval</text:p>
          </table:table-cell>
          <table:table-cell table:style-name="ce27" table:formula="of:=[.E9]&amp;&quot; (&quot;&amp;[.D9]&amp;&quot;)&quot;" office:value-type="string" office:string-value="Serval (8)" calcext:value-type="string">
            <text:p>Serval (8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38" table:formula="of:=&quot;CAMPO &quot;&amp;ROMAN([.J9])" office:value-type="string" office:string-value="CAMPO VIII" calcext:value-type="string">
            <text:p>CAMPO VIII</text:p>
          </table:table-cell>
          <table:table-cell/>
          <table:table-cell table:style-name="ce113" office:value-type="float" office:value="8" calcext:value-type="float">
            <text:p>8</text:p>
          </table:table-cell>
          <table:table-cell table:style-name="ce31" office:value-type="string" calcext:value-type="string">
            <text:p>D</text:p>
          </table:table-cell>
          <table:table-cell table:style-name="ce27" office:value-type="string" calcext:value-type="string">
            <text:p>Aquile (15)</text:p>
          </table:table-cell>
          <table:table-cell table:style-name="ce27" office:value-type="string" calcext:value-type="string">
            <text:p>Falchi (16)</text:p>
          </table:table-cell>
          <table:table-cell table:style-name="ce117" table:number-columns-repeated="2"/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9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Elefanti</text:p>
          </table:table-cell>
          <table:table-cell table:style-name="ce27" table:formula="of:=[.E10]&amp;&quot; (&quot;&amp;[.D10]&amp;&quot;)&quot;" office:value-type="string" office:string-value="Elefanti (9)" calcext:value-type="string">
            <text:p>Elefanti (9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8" table:formula="of:=&quot;CAMPO &quot;&amp;ROMAN([.J10])" office:value-type="string" office:string-value="CAMPO IX" calcext:value-type="string">
            <text:p>CAMPO IX</text:p>
          </table:table-cell>
          <table:table-cell/>
          <table:table-cell table:style-name="ce113" office:value-type="float" office:value="9" calcext:value-type="float">
            <text:p>9</text:p>
          </table:table-cell>
          <table:table-cell table:style-name="ce31" office:value-type="string" calcext:value-type="string">
            <text:p>A</text:p>
          </table:table-cell>
          <table:table-cell table:style-name="ce27" office:value-type="string" calcext:value-type="string">
            <text:p>Leoni (1)</text:p>
          </table:table-cell>
          <table:table-cell table:style-name="ce27" office:value-type="string" calcext:value-type="string">
            <text:p>Tigri (3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10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Giraffe</text:p>
          </table:table-cell>
          <table:table-cell table:style-name="ce27" table:formula="of:=[.E11]&amp;&quot; (&quot;&amp;[.D11]&amp;&quot;)&quot;" office:value-type="string" office:string-value="Giraffe (10)" calcext:value-type="string">
            <text:p>Giraffe (10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38" table:formula="of:=&quot;CAMPO &quot;&amp;ROMAN([.J11])" office:value-type="string" office:string-value="CAMPO X" calcext:value-type="string">
            <text:p>CAMPO X</text:p>
          </table:table-cell>
          <table:table-cell/>
          <table:table-cell table:style-name="ce113" office:value-type="float" office:value="10" calcext:value-type="float">
            <text:p>10</text:p>
          </table:table-cell>
          <table:table-cell table:style-name="ce31" office:value-type="string" calcext:value-type="string">
            <text:p>B</text:p>
          </table:table-cell>
          <table:table-cell table:style-name="ce27" office:value-type="string" calcext:value-type="string">
            <text:p>Giaguari (5)</text:p>
          </table:table-cell>
          <table:table-cell table:style-name="ce27" office:value-type="string" calcext:value-type="string">
            <text:p>Linci (7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11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Ippopotami</text:p>
          </table:table-cell>
          <table:table-cell table:style-name="ce27" table:formula="of:=[.E12]&amp;&quot; (&quot;&amp;[.D12]&amp;&quot;)&quot;" office:value-type="string" office:string-value="Ippopotami (11)" calcext:value-type="string">
            <text:p>Ippopotami (11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38" table:formula="of:=&quot;CAMPO &quot;&amp;ROMAN([.J12])" office:value-type="string" office:string-value="CAMPO XI" calcext:value-type="string">
            <text:p>CAMPO XI</text:p>
          </table:table-cell>
          <table:table-cell/>
          <table:table-cell table:style-name="ce113" office:value-type="float" office:value="11" calcext:value-type="float">
            <text:p>11</text:p>
          </table:table-cell>
          <table:table-cell table:style-name="ce31" office:value-type="string" calcext:value-type="string">
            <text:p>C</text:p>
          </table:table-cell>
          <table:table-cell table:style-name="ce27" office:value-type="string" calcext:value-type="string">
            <text:p>Elefanti (9)</text:p>
          </table:table-cell>
          <table:table-cell table:style-name="ce27" office:value-type="string" calcext:value-type="string">
            <text:p>Ippopotami (11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12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Iguane</text:p>
          </table:table-cell>
          <table:table-cell table:style-name="ce27" table:formula="of:=[.E13]&amp;&quot; (&quot;&amp;[.D13]&amp;&quot;)&quot;" office:value-type="string" office:string-value="Iguane (12)" calcext:value-type="string">
            <text:p>Iguane (12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38" table:formula="of:=&quot;CAMPO &quot;&amp;ROMAN([.J13])" office:value-type="string" office:string-value="CAMPO XII" calcext:value-type="string">
            <text:p>CAMPO XII</text:p>
          </table:table-cell>
          <table:table-cell/>
          <table:table-cell table:style-name="ce113" office:value-type="float" office:value="12" calcext:value-type="float">
            <text:p>12</text:p>
          </table:table-cell>
          <table:table-cell table:style-name="ce31" office:value-type="string" calcext:value-type="string">
            <text:p>D</text:p>
          </table:table-cell>
          <table:table-cell table:style-name="ce27" office:value-type="string" calcext:value-type="string">
            <text:p>Coccodrilli (13)</text:p>
          </table:table-cell>
          <table:table-cell table:style-name="ce27" office:value-type="string" calcext:value-type="string">
            <text:p>Aquile (15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13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Coccodrilli</text:p>
          </table:table-cell>
          <table:table-cell table:style-name="ce27" table:formula="of:=[.E14]&amp;&quot; (&quot;&amp;[.D14]&amp;&quot;)&quot;" office:value-type="string" office:string-value="Coccodrilli (13)" calcext:value-type="string">
            <text:p>Coccodrilli (13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38" table:formula="of:=&quot;CAMPO &quot;&amp;ROMAN([.J14])" office:value-type="string" office:string-value="CAMPO XIII" calcext:value-type="string">
            <text:p>CAMPO XIII</text:p>
          </table:table-cell>
          <table:table-cell/>
          <table:table-cell table:style-name="ce113" office:value-type="float" office:value="13" calcext:value-type="float">
            <text:p>13</text:p>
          </table:table-cell>
          <table:table-cell table:style-name="ce31" office:value-type="string" calcext:value-type="string">
            <text:p>A</text:p>
          </table:table-cell>
          <table:table-cell table:style-name="ce27" office:value-type="string" calcext:value-type="string">
            <text:p>Pantere (2)</text:p>
          </table:table-cell>
          <table:table-cell table:style-name="ce27" office:value-type="string" calcext:value-type="string">
            <text:p>Ghepardi (4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14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Pitoni</text:p>
          </table:table-cell>
          <table:table-cell table:style-name="ce27" table:formula="of:=[.E15]&amp;&quot; (&quot;&amp;[.D15]&amp;&quot;)&quot;" office:value-type="string" office:string-value="Pitoni (14)" calcext:value-type="string">
            <text:p>Pitoni (14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38" table:formula="of:=&quot;CAMPO &quot;&amp;ROMAN([.J15])" office:value-type="string" office:string-value="CAMPO XIV" calcext:value-type="string">
            <text:p>CAMPO XIV</text:p>
          </table:table-cell>
          <table:table-cell/>
          <table:table-cell table:style-name="ce113" office:value-type="float" office:value="14" calcext:value-type="float">
            <text:p>14</text:p>
          </table:table-cell>
          <table:table-cell table:style-name="ce31" office:value-type="string" calcext:value-type="string">
            <text:p>B</text:p>
          </table:table-cell>
          <table:table-cell table:style-name="ce27" office:value-type="string" calcext:value-type="string">
            <text:p>Puma (6)</text:p>
          </table:table-cell>
          <table:table-cell table:style-name="ce27" office:value-type="string" calcext:value-type="string">
            <text:p>Serval (8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15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Aquile</text:p>
          </table:table-cell>
          <table:table-cell table:style-name="ce27" table:formula="of:=[.E16]&amp;&quot; (&quot;&amp;[.D16]&amp;&quot;)&quot;" office:value-type="string" office:string-value="Aquile (15)" calcext:value-type="string">
            <text:p>Aquile (15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38" table:formula="of:=&quot;CAMPO &quot;&amp;ROMAN([.J16])" office:value-type="string" office:string-value="CAMPO XV" calcext:value-type="string">
            <text:p>CAMPO XV</text:p>
          </table:table-cell>
          <table:table-cell/>
          <table:table-cell table:style-name="ce113" office:value-type="float" office:value="15" calcext:value-type="float">
            <text:p>15</text:p>
          </table:table-cell>
          <table:table-cell table:style-name="ce31" office:value-type="string" calcext:value-type="string">
            <text:p>C</text:p>
          </table:table-cell>
          <table:table-cell table:style-name="ce27" office:value-type="string" calcext:value-type="string">
            <text:p>Giraffe (10)</text:p>
          </table:table-cell>
          <table:table-cell table:style-name="ce27" office:value-type="string" calcext:value-type="string">
            <text:p>Iguane (12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16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Falchi</text:p>
          </table:table-cell>
          <table:table-cell table:style-name="ce27" table:formula="of:=[.E17]&amp;&quot; (&quot;&amp;[.D17]&amp;&quot;)&quot;" office:value-type="string" office:string-value="Falchi (16)" calcext:value-type="string">
            <text:p>Falchi (16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38" table:formula="of:=&quot;CAMPO &quot;&amp;ROMAN([.J17])" office:value-type="string" office:string-value="CAMPO XVI" calcext:value-type="string">
            <text:p>CAMPO XVI</text:p>
          </table:table-cell>
          <table:table-cell/>
          <table:table-cell table:style-name="ce113" office:value-type="float" office:value="16" calcext:value-type="float">
            <text:p>16</text:p>
          </table:table-cell>
          <table:table-cell table:style-name="ce31" office:value-type="string" calcext:value-type="string">
            <text:p>D</text:p>
          </table:table-cell>
          <table:table-cell table:style-name="ce27" office:value-type="string" calcext:value-type="string">
            <text:p>Pitoni (14)</text:p>
          </table:table-cell>
          <table:table-cell table:style-name="ce27" office:value-type="string" calcext:value-type="string">
            <text:p>Falchi (16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17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Bisonti</text:p>
          </table:table-cell>
          <table:table-cell table:style-name="ce27" table:formula="of:=[.E18]&amp;&quot; (&quot;&amp;[.D18]&amp;&quot;)&quot;" office:value-type="string" office:string-value="Bisonti (17)" calcext:value-type="string">
            <text:p>Bisonti (17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38" table:formula="of:=&quot;CAMPO &quot;&amp;ROMAN([.J18])" office:value-type="string" office:string-value="CAMPO XVII" calcext:value-type="string">
            <text:p>CAMPO XVII</text:p>
          </table:table-cell>
          <table:table-cell/>
          <table:table-cell table:style-name="ce113" office:value-type="float" office:value="17" calcext:value-type="float">
            <text:p>17</text:p>
          </table:table-cell>
          <table:table-cell table:style-name="ce31" office:value-type="string" calcext:value-type="string">
            <text:p>E</text:p>
          </table:table-cell>
          <table:table-cell table:style-name="ce27" office:value-type="string" calcext:value-type="string">
            <text:p>Bisonti (17)</text:p>
          </table:table-cell>
          <table:table-cell table:style-name="ce27" office:value-type="string" calcext:value-type="string">
            <text:p>Bufali (18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18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Bufali</text:p>
          </table:table-cell>
          <table:table-cell table:style-name="ce27" table:formula="of:=[.E19]&amp;&quot; (&quot;&amp;[.D19]&amp;&quot;)&quot;" office:value-type="string" office:string-value="Bufali (18)" calcext:value-type="string">
            <text:p>Bufali (18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38" table:formula="of:=&quot;CAMPO &quot;&amp;ROMAN([.J19])" office:value-type="string" office:string-value="CAMPO XVIII" calcext:value-type="string">
            <text:p>CAMPO XVIII</text:p>
          </table:table-cell>
          <table:table-cell/>
          <table:table-cell table:style-name="ce113" office:value-type="float" office:value="18" calcext:value-type="float">
            <text:p>18</text:p>
          </table:table-cell>
          <table:table-cell table:style-name="ce31" office:value-type="string" calcext:value-type="string">
            <text:p>F</text:p>
          </table:table-cell>
          <table:table-cell table:style-name="ce27" office:value-type="string" calcext:value-type="string">
            <text:p>Balene (21)</text:p>
          </table:table-cell>
          <table:table-cell table:style-name="ce27" office:value-type="string" calcext:value-type="string">
            <text:p>Gabbiani (22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19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Cervi</text:p>
          </table:table-cell>
          <table:table-cell table:style-name="ce27" table:formula="of:=[.E20]&amp;&quot; (&quot;&amp;[.D20]&amp;&quot;)&quot;" office:value-type="string" office:string-value="Cervi (19)" calcext:value-type="string">
            <text:p>Cervi (19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38" table:formula="of:=&quot;CAMPO &quot;&amp;ROMAN([.J20])" office:value-type="string" office:string-value="CAMPO XIX" calcext:value-type="string">
            <text:p>CAMPO XIX</text:p>
          </table:table-cell>
          <table:table-cell/>
          <table:table-cell table:style-name="ce113" office:value-type="float" office:value="19" calcext:value-type="float">
            <text:p>19</text:p>
          </table:table-cell>
          <table:table-cell table:style-name="ce31" office:value-type="string" calcext:value-type="string">
            <text:p>G</text:p>
          </table:table-cell>
          <table:table-cell table:style-name="ce27" office:value-type="string" calcext:value-type="string">
            <text:p>Istrici (25)</text:p>
          </table:table-cell>
          <table:table-cell table:style-name="ce27" office:value-type="string" calcext:value-type="string">
            <text:p>Gorilla (26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20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Cinghiali</text:p>
          </table:table-cell>
          <table:table-cell table:style-name="ce27" table:formula="of:=[.E21]&amp;&quot; (&quot;&amp;[.D21]&amp;&quot;)&quot;" office:value-type="string" office:string-value="Cinghiali (20)" calcext:value-type="string">
            <text:p>Cinghiali (20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38" table:formula="of:=&quot;CAMPO &quot;&amp;ROMAN([.J21])" office:value-type="string" office:string-value="CAMPO XX" calcext:value-type="string">
            <text:p>CAMPO XX</text:p>
          </table:table-cell>
          <table:table-cell/>
          <table:table-cell table:style-name="ce113" office:value-type="float" office:value="20" calcext:value-type="float">
            <text:p>20</text:p>
          </table:table-cell>
          <table:table-cell table:style-name="ce31" office:value-type="string" calcext:value-type="string">
            <text:p>H</text:p>
          </table:table-cell>
          <table:table-cell table:style-name="ce27" office:value-type="string" calcext:value-type="string">
            <text:p>Piranha (29)</text:p>
          </table:table-cell>
          <table:table-cell table:style-name="ce27" office:value-type="string" calcext:value-type="string">
            <text:p>Scorpioni (30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21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Balene</text:p>
          </table:table-cell>
          <table:table-cell table:style-name="ce27" table:formula="of:=[.E22]&amp;&quot; (&quot;&amp;[.D22]&amp;&quot;)&quot;" office:value-type="string" office:string-value="Balene (21)" calcext:value-type="string">
            <text:p>Balene (21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38" table:formula="of:=&quot;CAMPO &quot;&amp;ROMAN([.J22])" office:value-type="string" office:string-value="CAMPO XXI" calcext:value-type="string">
            <text:p>CAMPO XXI</text:p>
          </table:table-cell>
          <table:table-cell/>
          <table:table-cell table:style-name="ce113" office:value-type="float" office:value="21" calcext:value-type="float">
            <text:p>21</text:p>
          </table:table-cell>
          <table:table-cell table:style-name="ce31" office:value-type="string" calcext:value-type="string">
            <text:p>E</text:p>
          </table:table-cell>
          <table:table-cell table:style-name="ce27" office:value-type="string" calcext:value-type="string">
            <text:p>Cervi (19)</text:p>
          </table:table-cell>
          <table:table-cell table:style-name="ce27" office:value-type="string" calcext:value-type="string">
            <text:p>Cinghiali (20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22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2" calcext:value-type="float">
            <text:p>22</text:p>
          </table:table-cell>
          <table:table-cell table:style-name="ce23" office:value-type="string" calcext:value-type="string">
            <text:p>Gabbiani</text:p>
          </table:table-cell>
          <table:table-cell table:style-name="ce27" table:formula="of:=[.E23]&amp;&quot; (&quot;&amp;[.D23]&amp;&quot;)&quot;" office:value-type="string" office:string-value="Gabbiani (22)" calcext:value-type="string">
            <text:p>Gabbiani (22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38" table:formula="of:=&quot;CAMPO &quot;&amp;ROMAN([.J23])" office:value-type="string" office:string-value="CAMPO XXII" calcext:value-type="string">
            <text:p>CAMPO XXII</text:p>
          </table:table-cell>
          <table:table-cell/>
          <table:table-cell table:style-name="ce113" office:value-type="float" office:value="22" calcext:value-type="float">
            <text:p>22</text:p>
          </table:table-cell>
          <table:table-cell table:style-name="ce31" office:value-type="string" calcext:value-type="string">
            <text:p>F</text:p>
          </table:table-cell>
          <table:table-cell table:style-name="ce27" office:value-type="string" calcext:value-type="string">
            <text:p>Delfini (23)</text:p>
          </table:table-cell>
          <table:table-cell table:style-name="ce27" office:value-type="string" calcext:value-type="string">
            <text:p>Fenicotteri (24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23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3" calcext:value-type="float">
            <text:p>23</text:p>
          </table:table-cell>
          <table:table-cell table:style-name="ce23" office:value-type="string" calcext:value-type="string">
            <text:p>Delfini</text:p>
          </table:table-cell>
          <table:table-cell table:style-name="ce27" table:formula="of:=[.E24]&amp;&quot; (&quot;&amp;[.D24]&amp;&quot;)&quot;" office:value-type="string" office:string-value="Delfini (23)" calcext:value-type="string">
            <text:p>Delfini (23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38" table:formula="of:=&quot;CAMPO &quot;&amp;ROMAN([.J24])" office:value-type="string" office:string-value="CAMPO XXIII" calcext:value-type="string">
            <text:p>CAMPO XXIII</text:p>
          </table:table-cell>
          <table:table-cell/>
          <table:table-cell table:style-name="ce113" office:value-type="float" office:value="23" calcext:value-type="float">
            <text:p>23</text:p>
          </table:table-cell>
          <table:table-cell table:style-name="ce31" office:value-type="string" calcext:value-type="string">
            <text:p>G</text:p>
          </table:table-cell>
          <table:table-cell table:style-name="ce27" office:value-type="string" calcext:value-type="string">
            <text:p>Muli (27)</text:p>
          </table:table-cell>
          <table:table-cell table:style-name="ce27" office:value-type="string" calcext:value-type="string">
            <text:p>Orche (28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24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4" calcext:value-type="float">
            <text:p>24</text:p>
          </table:table-cell>
          <table:table-cell table:style-name="ce23" office:value-type="string" calcext:value-type="string">
            <text:p>Fenicotteri</text:p>
          </table:table-cell>
          <table:table-cell table:style-name="ce27" table:formula="of:=[.E25]&amp;&quot; (&quot;&amp;[.D25]&amp;&quot;)&quot;" office:value-type="string" office:string-value="Fenicotteri (24)" calcext:value-type="string">
            <text:p>Fenicotteri (24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38" table:formula="of:=&quot;CAMPO &quot;&amp;ROMAN([.J25])" office:value-type="string" office:string-value="CAMPO XXIV" calcext:value-type="string">
            <text:p>CAMPO XXIV</text:p>
          </table:table-cell>
          <table:table-cell/>
          <table:table-cell table:style-name="ce113" office:value-type="float" office:value="24" calcext:value-type="float">
            <text:p>24</text:p>
          </table:table-cell>
          <table:table-cell table:style-name="ce31" office:value-type="string" calcext:value-type="string">
            <text:p>H</text:p>
          </table:table-cell>
          <table:table-cell table:style-name="ce27" office:value-type="string" calcext:value-type="string">
            <text:p>Tonni (31)</text:p>
          </table:table-cell>
          <table:table-cell table:style-name="ce27" office:value-type="string" calcext:value-type="string">
            <text:p>Zebre (32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25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5" calcext:value-type="float">
            <text:p>25</text:p>
          </table:table-cell>
          <table:table-cell table:style-name="ce23" office:value-type="string" calcext:value-type="string">
            <text:p>Istrici</text:p>
          </table:table-cell>
          <table:table-cell table:style-name="ce27" table:formula="of:=[.E26]&amp;&quot; (&quot;&amp;[.D26]&amp;&quot;)&quot;" office:value-type="string" office:string-value="Istrici (25)" calcext:value-type="string">
            <text:p>Istrici (25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38" table:formula="of:=&quot;CAMPO &quot;&amp;ROMAN([.J26])" office:value-type="string" office:string-value="CAMPO XXV" calcext:value-type="string">
            <text:p>CAMPO XXV</text:p>
          </table:table-cell>
          <table:table-cell/>
          <table:table-cell table:style-name="ce113" office:value-type="float" office:value="25" calcext:value-type="float">
            <text:p>25</text:p>
          </table:table-cell>
          <table:table-cell table:style-name="ce31" office:value-type="string" calcext:value-type="string">
            <text:p>A</text:p>
          </table:table-cell>
          <table:table-cell table:style-name="ce27" office:value-type="string" calcext:value-type="string">
            <text:p>Leoni (1)</text:p>
          </table:table-cell>
          <table:table-cell table:style-name="ce27" office:value-type="string" calcext:value-type="string">
            <text:p>Ghepardi (4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26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6" calcext:value-type="float">
            <text:p>26</text:p>
          </table:table-cell>
          <table:table-cell table:style-name="ce23" office:value-type="string" calcext:value-type="string">
            <text:p>Gorilla</text:p>
          </table:table-cell>
          <table:table-cell table:style-name="ce27" table:formula="of:=[.E27]&amp;&quot; (&quot;&amp;[.D27]&amp;&quot;)&quot;" office:value-type="string" office:string-value="Gorilla (26)" calcext:value-type="string">
            <text:p>Gorilla (26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38" table:formula="of:=&quot;CAMPO &quot;&amp;ROMAN([.J27])" office:value-type="string" office:string-value="CAMPO XXVI" calcext:value-type="string">
            <text:p>CAMPO XXVI</text:p>
          </table:table-cell>
          <table:table-cell/>
          <table:table-cell table:style-name="ce113" office:value-type="float" office:value="26" calcext:value-type="float">
            <text:p>26</text:p>
          </table:table-cell>
          <table:table-cell table:style-name="ce31" office:value-type="string" calcext:value-type="string">
            <text:p>B</text:p>
          </table:table-cell>
          <table:table-cell table:style-name="ce27" office:value-type="string" calcext:value-type="string">
            <text:p>Giaguari (5)</text:p>
          </table:table-cell>
          <table:table-cell table:style-name="ce27" office:value-type="string" calcext:value-type="string">
            <text:p>Serval (8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27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23" office:value-type="string" calcext:value-type="string">
            <text:p>Muli</text:p>
          </table:table-cell>
          <table:table-cell table:style-name="ce27" table:formula="of:=[.E28]&amp;&quot; (&quot;&amp;[.D28]&amp;&quot;)&quot;" office:value-type="string" office:string-value="Muli (27)" calcext:value-type="string">
            <text:p>Muli (27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38" table:formula="of:=&quot;CAMPO &quot;&amp;ROMAN([.J28])" office:value-type="string" office:string-value="CAMPO XXVII" calcext:value-type="string">
            <text:p>CAMPO XXVII</text:p>
          </table:table-cell>
          <table:table-cell/>
          <table:table-cell table:style-name="ce113" office:value-type="float" office:value="27" calcext:value-type="float">
            <text:p>27</text:p>
          </table:table-cell>
          <table:table-cell table:style-name="ce31" office:value-type="string" calcext:value-type="string">
            <text:p>C</text:p>
          </table:table-cell>
          <table:table-cell table:style-name="ce27" office:value-type="string" calcext:value-type="string">
            <text:p>Elefanti (9)</text:p>
          </table:table-cell>
          <table:table-cell table:style-name="ce27" office:value-type="string" calcext:value-type="string">
            <text:p>Iguane (12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28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8" calcext:value-type="float">
            <text:p>28</text:p>
          </table:table-cell>
          <table:table-cell table:style-name="ce23" office:value-type="string" calcext:value-type="string">
            <text:p>Orche</text:p>
          </table:table-cell>
          <table:table-cell table:style-name="ce27" table:formula="of:=[.E29]&amp;&quot; (&quot;&amp;[.D29]&amp;&quot;)&quot;" office:value-type="string" office:string-value="Orche (28)" calcext:value-type="string">
            <text:p>Orche (28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38" table:formula="of:=&quot;CAMPO &quot;&amp;ROMAN([.J29])" office:value-type="string" office:string-value="CAMPO XXVIII" calcext:value-type="string">
            <text:p>CAMPO XXVIII</text:p>
          </table:table-cell>
          <table:table-cell/>
          <table:table-cell table:style-name="ce113" office:value-type="float" office:value="28" calcext:value-type="float">
            <text:p>28</text:p>
          </table:table-cell>
          <table:table-cell table:style-name="ce31" office:value-type="string" calcext:value-type="string">
            <text:p>D</text:p>
          </table:table-cell>
          <table:table-cell table:style-name="ce27" office:value-type="string" calcext:value-type="string">
            <text:p>Coccodrilli (13)</text:p>
          </table:table-cell>
          <table:table-cell table:style-name="ce27" office:value-type="string" calcext:value-type="string">
            <text:p>Falchi (16)</text:p>
          </table:table-cell>
          <table:table-cell table:style-name="ce117" table:number-columns-repeated="2"/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29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9" calcext:value-type="float">
            <text:p>29</text:p>
          </table:table-cell>
          <table:table-cell table:style-name="ce23" office:value-type="string" calcext:value-type="string">
            <text:p>Piranha</text:p>
          </table:table-cell>
          <table:table-cell table:style-name="ce27" table:formula="of:=[.E30]&amp;&quot; (&quot;&amp;[.D30]&amp;&quot;)&quot;" office:value-type="string" office:string-value="Piranha (29)" calcext:value-type="string">
            <text:p>Piranha (29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38" table:formula="of:=&quot;CAMPO &quot;&amp;ROMAN([.J30])" office:value-type="string" office:string-value="CAMPO XXIX" calcext:value-type="string">
            <text:p>CAMPO XXIX</text:p>
          </table:table-cell>
          <table:table-cell/>
          <table:table-cell table:style-name="ce113" office:value-type="float" office:value="29" calcext:value-type="float">
            <text:p>29</text:p>
          </table:table-cell>
          <table:table-cell table:style-name="ce31" office:value-type="string" calcext:value-type="string">
            <text:p>E</text:p>
          </table:table-cell>
          <table:table-cell table:style-name="ce27" office:value-type="string" calcext:value-type="string">
            <text:p>Bisonti (17)</text:p>
          </table:table-cell>
          <table:table-cell table:style-name="ce27" office:value-type="string" calcext:value-type="string">
            <text:p>Cervi (19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30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23" office:value-type="string" calcext:value-type="string">
            <text:p>Scorpioni</text:p>
          </table:table-cell>
          <table:table-cell table:style-name="ce27" table:formula="of:=[.E31]&amp;&quot; (&quot;&amp;[.D31]&amp;&quot;)&quot;" office:value-type="string" office:string-value="Scorpioni (30)" calcext:value-type="string">
            <text:p>Scorpioni (30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38" table:formula="of:=&quot;CAMPO &quot;&amp;ROMAN([.J31])" office:value-type="string" office:string-value="CAMPO XXX" calcext:value-type="string">
            <text:p>CAMPO XXX</text:p>
          </table:table-cell>
          <table:table-cell/>
          <table:table-cell table:style-name="ce113" office:value-type="float" office:value="30" calcext:value-type="float">
            <text:p>30</text:p>
          </table:table-cell>
          <table:table-cell table:style-name="ce31" office:value-type="string" calcext:value-type="string">
            <text:p>F</text:p>
          </table:table-cell>
          <table:table-cell table:style-name="ce27" office:value-type="string" calcext:value-type="string">
            <text:p>Balene (21)</text:p>
          </table:table-cell>
          <table:table-cell table:style-name="ce27" office:value-type="string" calcext:value-type="string">
            <text:p>Delfini (23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31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1" calcext:value-type="float">
            <text:p>31</text:p>
          </table:table-cell>
          <table:table-cell table:style-name="ce23" office:value-type="string" calcext:value-type="string">
            <text:p>Tonni</text:p>
          </table:table-cell>
          <table:table-cell table:style-name="ce27" table:formula="of:=[.E32]&amp;&quot; (&quot;&amp;[.D32]&amp;&quot;)&quot;" office:value-type="string" office:string-value="Tonni (31)" calcext:value-type="string">
            <text:p>Tonni (31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38" table:formula="of:=&quot;CAMPO &quot;&amp;ROMAN([.J32])" office:value-type="string" office:string-value="CAMPO XXXI" calcext:value-type="string">
            <text:p>CAMPO XXXI</text:p>
          </table:table-cell>
          <table:table-cell/>
          <table:table-cell table:style-name="ce113" office:value-type="float" office:value="31" calcext:value-type="float">
            <text:p>31</text:p>
          </table:table-cell>
          <table:table-cell table:style-name="ce31" office:value-type="string" calcext:value-type="string">
            <text:p>G</text:p>
          </table:table-cell>
          <table:table-cell table:style-name="ce27" office:value-type="string" calcext:value-type="string">
            <text:p>Istrici (25)</text:p>
          </table:table-cell>
          <table:table-cell table:style-name="ce27" office:value-type="string" calcext:value-type="string">
            <text:p>Muli (27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32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0" office:value-type="float" office:value="32" calcext:value-type="float">
            <text:p>32</text:p>
          </table:table-cell>
          <table:table-cell table:style-name="ce25" office:value-type="string" calcext:value-type="string">
            <text:p>Zebre</text:p>
          </table:table-cell>
          <table:table-cell table:style-name="ce28" table:formula="of:=[.E33]&amp;&quot; (&quot;&amp;[.D33]&amp;&quot;)&quot;" office:value-type="string" office:string-value="Zebre (32)" calcext:value-type="string">
            <text:p>Zebre (32)</text:p>
          </table:table-cell>
          <table:table-cell table:style-name="ce32" office:value-type="string" calcext:value-type="string">
            <text:p>H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39" table:formula="of:=&quot;CAMPO &quot;&amp;ROMAN([.J33])" office:value-type="string" office:string-value="CAMPO XXXII" calcext:value-type="string">
            <text:p>CAMPO XXXII</text:p>
          </table:table-cell>
          <table:table-cell/>
          <table:table-cell table:style-name="ce113" office:value-type="float" office:value="32" calcext:value-type="float">
            <text:p>32</text:p>
          </table:table-cell>
          <table:table-cell table:style-name="ce31" office:value-type="string" calcext:value-type="string">
            <text:p>H</text:p>
          </table:table-cell>
          <table:table-cell table:style-name="ce27" office:value-type="string" calcext:value-type="string">
            <text:p>Piranha (29)</text:p>
          </table:table-cell>
          <table:table-cell table:style-name="ce27" office:value-type="string" calcext:value-type="string">
            <text:p>Tonni (31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33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9"/>
          <table:table-cell table:style-name="ce6"/>
          <table:table-cell table:number-columns-repeated="2"/>
          <table:table-cell table:style-name="ce113" office:value-type="float" office:value="33" calcext:value-type="float">
            <text:p>33</text:p>
          </table:table-cell>
          <table:table-cell table:style-name="ce31" office:value-type="string" calcext:value-type="string">
            <text:p>E</text:p>
          </table:table-cell>
          <table:table-cell table:style-name="ce27" office:value-type="string" calcext:value-type="string">
            <text:p>Bufali (18)</text:p>
          </table:table-cell>
          <table:table-cell table:style-name="ce27" office:value-type="string" calcext:value-type="string">
            <text:p>Cinghiali (20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34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2"/>
          <table:table-cell table:style-name="ce113" office:value-type="float" office:value="34" calcext:value-type="float">
            <text:p>34</text:p>
          </table:table-cell>
          <table:table-cell table:style-name="ce31" office:value-type="string" calcext:value-type="string">
            <text:p>F</text:p>
          </table:table-cell>
          <table:table-cell table:style-name="ce27" office:value-type="string" calcext:value-type="string">
            <text:p>Gabbiani (22)</text:p>
          </table:table-cell>
          <table:table-cell table:style-name="ce27" office:value-type="string" calcext:value-type="string">
            <text:p>Fenicotteri (24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35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2"/>
          <table:table-cell table:style-name="ce113" office:value-type="float" office:value="35" calcext:value-type="float">
            <text:p>35</text:p>
          </table:table-cell>
          <table:table-cell table:style-name="ce31" office:value-type="string" calcext:value-type="string">
            <text:p>G</text:p>
          </table:table-cell>
          <table:table-cell table:style-name="ce27" office:value-type="string" calcext:value-type="string">
            <text:p>Gorilla (26)</text:p>
          </table:table-cell>
          <table:table-cell table:style-name="ce27" office:value-type="string" calcext:value-type="string">
            <text:p>Orche (28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36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2"/>
          <table:table-cell table:style-name="ce113" office:value-type="float" office:value="36" calcext:value-type="float">
            <text:p>36</text:p>
          </table:table-cell>
          <table:table-cell table:style-name="ce31" office:value-type="string" calcext:value-type="string">
            <text:p>H</text:p>
          </table:table-cell>
          <table:table-cell table:style-name="ce27" office:value-type="string" calcext:value-type="string">
            <text:p>Scorpioni (30)</text:p>
          </table:table-cell>
          <table:table-cell table:style-name="ce27" office:value-type="string" calcext:value-type="string">
            <text:p>Zebre (32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37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2"/>
          <table:table-cell table:style-name="ce113" office:value-type="float" office:value="37" calcext:value-type="float">
            <text:p>37</text:p>
          </table:table-cell>
          <table:table-cell table:style-name="ce31" office:value-type="string" calcext:value-type="string">
            <text:p>A</text:p>
          </table:table-cell>
          <table:table-cell table:style-name="ce27" office:value-type="string" calcext:value-type="string">
            <text:p>Pantere (2)</text:p>
          </table:table-cell>
          <table:table-cell table:style-name="ce27" office:value-type="string" calcext:value-type="string">
            <text:p>Tigri (3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38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2"/>
          <table:table-cell table:style-name="ce113" office:value-type="float" office:value="38" calcext:value-type="float">
            <text:p>38</text:p>
          </table:table-cell>
          <table:table-cell table:style-name="ce31" office:value-type="string" calcext:value-type="string">
            <text:p>B</text:p>
          </table:table-cell>
          <table:table-cell table:style-name="ce27" office:value-type="string" calcext:value-type="string">
            <text:p>Puma (6)</text:p>
          </table:table-cell>
          <table:table-cell table:style-name="ce27" office:value-type="string" calcext:value-type="string">
            <text:p>Linci (7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39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2"/>
          <table:table-cell table:style-name="ce113" office:value-type="float" office:value="39" calcext:value-type="float">
            <text:p>39</text:p>
          </table:table-cell>
          <table:table-cell table:style-name="ce31" office:value-type="string" calcext:value-type="string">
            <text:p>C</text:p>
          </table:table-cell>
          <table:table-cell table:style-name="ce27" office:value-type="string" calcext:value-type="string">
            <text:p>Giraffe (10)</text:p>
          </table:table-cell>
          <table:table-cell table:style-name="ce27" office:value-type="string" calcext:value-type="string">
            <text:p>Ippopotami (11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40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2"/>
          <table:table-cell table:style-name="ce113" office:value-type="float" office:value="40" calcext:value-type="float">
            <text:p>40</text:p>
          </table:table-cell>
          <table:table-cell table:style-name="ce31" office:value-type="string" calcext:value-type="string">
            <text:p>D</text:p>
          </table:table-cell>
          <table:table-cell table:style-name="ce27" office:value-type="string" calcext:value-type="string">
            <text:p>Pitoni (14)</text:p>
          </table:table-cell>
          <table:table-cell table:style-name="ce27" office:value-type="string" calcext:value-type="string">
            <text:p>Aquile (15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41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" office:value-type="string" calcext:value-type="string">
            <text:p>ROSSO</text:p>
          </table:table-cell>
          <table:table-cell table:style-name="ce48" office:value-type="string" calcext:value-type="string">
            <text:p>ff0000</text:p>
          </table:table-cell>
          <table:table-cell table:number-columns-repeated="10"/>
          <table:table-cell table:style-name="ce113" office:value-type="float" office:value="41" calcext:value-type="float">
            <text:p>41</text:p>
          </table:table-cell>
          <table:table-cell table:style-name="ce31" office:value-type="string" calcext:value-type="string">
            <text:p>E</text:p>
          </table:table-cell>
          <table:table-cell table:style-name="ce27" office:value-type="string" calcext:value-type="string">
            <text:p>Bisonti (17)</text:p>
          </table:table-cell>
          <table:table-cell table:style-name="ce27" office:value-type="string" calcext:value-type="string">
            <text:p>Cinghiali (20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42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5" office:value-type="string" calcext:value-type="string">
            <text:p>ARANCIONE</text:p>
          </table:table-cell>
          <table:table-cell table:style-name="ce48" office:value-type="string" calcext:value-type="string">
            <text:p>ffa500</text:p>
          </table:table-cell>
          <table:table-cell table:number-columns-repeated="10"/>
          <table:table-cell table:style-name="ce113" office:value-type="float" office:value="42" calcext:value-type="float">
            <text:p>42</text:p>
          </table:table-cell>
          <table:table-cell table:style-name="ce31" office:value-type="string" calcext:value-type="string">
            <text:p>F</text:p>
          </table:table-cell>
          <table:table-cell table:style-name="ce27" office:value-type="string" calcext:value-type="string">
            <text:p>Balene (21)</text:p>
          </table:table-cell>
          <table:table-cell table:style-name="ce27" office:value-type="string" calcext:value-type="string">
            <text:p>Fenicotteri (24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43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7" office:value-type="string" calcext:value-type="string">
            <text:p>GIALLO</text:p>
          </table:table-cell>
          <table:table-cell table:style-name="ce48" office:value-type="string" calcext:value-type="string">
            <text:p>ffff00</text:p>
          </table:table-cell>
          <table:table-cell table:number-columns-repeated="10"/>
          <table:table-cell table:style-name="ce113" office:value-type="float" office:value="43" calcext:value-type="float">
            <text:p>43</text:p>
          </table:table-cell>
          <table:table-cell table:style-name="ce31" office:value-type="string" calcext:value-type="string">
            <text:p>G</text:p>
          </table:table-cell>
          <table:table-cell table:style-name="ce27" office:value-type="string" calcext:value-type="string">
            <text:p>Istrici (25)</text:p>
          </table:table-cell>
          <table:table-cell table:style-name="ce27" office:value-type="string" calcext:value-type="string">
            <text:p>Orche (28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44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5" office:value-type="string" calcext:value-type="string">
            <text:p>VERDE</text:p>
          </table:table-cell>
          <table:table-cell table:style-name="ce48" office:value-type="string" calcext:value-type="string">
            <text:p>000800</text:p>
          </table:table-cell>
          <table:table-cell table:number-columns-repeated="10"/>
          <table:table-cell table:style-name="ce113" office:value-type="float" office:value="44" calcext:value-type="float">
            <text:p>44</text:p>
          </table:table-cell>
          <table:table-cell table:style-name="ce31" office:value-type="string" calcext:value-type="string">
            <text:p>H</text:p>
          </table:table-cell>
          <table:table-cell table:style-name="ce27" office:value-type="string" calcext:value-type="string">
            <text:p>Piranha (29)</text:p>
          </table:table-cell>
          <table:table-cell table:style-name="ce27" office:value-type="string" calcext:value-type="string">
            <text:p>Zebre (32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U45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8" office:value-type="string" calcext:value-type="string">
            <text:p>BLU</text:p>
          </table:table-cell>
          <table:table-cell table:style-name="ce48" office:value-type="string" calcext:value-type="string">
            <text:p>0000ff</text:p>
          </table:table-cell>
          <table:table-cell table:number-columns-repeated="10"/>
          <table:table-cell table:style-name="ce113" office:value-type="float" office:value="45" calcext:value-type="float">
            <text:p>45</text:p>
          </table:table-cell>
          <table:table-cell table:style-name="ce31" office:value-type="string" calcext:value-type="string">
            <text:p>E</text:p>
          </table:table-cell>
          <table:table-cell table:style-name="ce27" office:value-type="string" calcext:value-type="string">
            <text:p>Bufali (18)</text:p>
          </table:table-cell>
          <table:table-cell table:style-name="ce27" office:value-type="string" calcext:value-type="string">
            <text:p>Cervi (19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U46];A_003_INSERIMENTO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37" office:value-type="string" calcext:value-type="string">
            <text:p>INDACO</text:p>
          </table:table-cell>
          <table:table-cell table:style-name="ce48" office:value-type="string" calcext:value-type="string">
            <text:p>4b0082</text:p>
          </table:table-cell>
          <table:table-cell table:number-columns-repeated="10"/>
          <table:table-cell table:style-name="ce113" office:value-type="float" office:value="46" calcext:value-type="float">
            <text:p>46</text:p>
          </table:table-cell>
          <table:table-cell table:style-name="ce31" office:value-type="string" calcext:value-type="string">
            <text:p>F</text:p>
          </table:table-cell>
          <table:table-cell table:style-name="ce27" office:value-type="string" calcext:value-type="string">
            <text:p>Gabbiani (22)</text:p>
          </table:table-cell>
          <table:table-cell table:style-name="ce27" office:value-type="string" calcext:value-type="string">
            <text:p>Delfini (23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U47];A_003_INSERIMENTO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40" office:value-type="string" calcext:value-type="string">
            <text:p>VIOLETTO</text:p>
          </table:table-cell>
          <table:table-cell table:style-name="ce48" office:value-type="string" calcext:value-type="string">
            <text:p>ee82ee</text:p>
          </table:table-cell>
          <table:table-cell table:number-columns-repeated="10"/>
          <table:table-cell table:style-name="ce113" office:value-type="float" office:value="47" calcext:value-type="float">
            <text:p>47</text:p>
          </table:table-cell>
          <table:table-cell table:style-name="ce31" office:value-type="string" calcext:value-type="string">
            <text:p>G</text:p>
          </table:table-cell>
          <table:table-cell table:style-name="ce27" office:value-type="string" calcext:value-type="string">
            <text:p>Gorilla (26)</text:p>
          </table:table-cell>
          <table:table-cell table:style-name="ce27" office:value-type="string" calcext:value-type="string">
            <text:p>Muli (27)</text:p>
          </table:table-cell>
          <table:table-cell table:style-name="ce117" table:number-columns-repeated="2"/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U48];A_003_INSERIMENTO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41" office:value-type="string" calcext:value-type="string">
            <text:p>NERO</text:p>
          </table:table-cell>
          <table:table-cell table:style-name="ce48" office:value-type="string" calcext:value-type="string">
            <text:p>000000</text:p>
          </table:table-cell>
          <table:table-cell table:number-columns-repeated="10"/>
          <table:table-cell table:style-name="ce11" office:value-type="float" office:value="48" calcext:value-type="float">
            <text:p>48</text:p>
          </table:table-cell>
          <table:table-cell table:style-name="ce32" office:value-type="string" calcext:value-type="string">
            <text:p>H</text:p>
          </table:table-cell>
          <table:table-cell table:style-name="ce28" office:value-type="string" calcext:value-type="string">
            <text:p>Scorpioni (30)</text:p>
          </table:table-cell>
          <table:table-cell table:style-name="ce28" office:value-type="string" calcext:value-type="string">
            <text:p>Tonni (31)</text:p>
          </table:table-cell>
          <table:table-cell table:style-name="ce118" table:number-columns-repeated="2"/>
          <table:table-cell table:style-name="ce122" office:value-type="date" office:date-value="2021-06-09" calcext:value-type="date">
            <text:p>mer 09/06/2021</text:p>
          </table:table-cell>
          <table:table-cell table:style-name="ce131" office:value-type="time" office:time-value="PT18H30M00S" calcext:value-type="time">
            <text:p>18:30</text:p>
          </table:table-cell>
          <table:table-cell table:style-name="ce118" office:value-type="float" office:value="4" calcext:value-type="float">
            <text:p>4</text:p>
          </table:table-cell>
          <table:table-cell table:style-name="ce135" table:formula="of:=VLOOKUP([.U49];A_003_INSERIMENTO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42" office:value-type="string" calcext:value-type="string">
            <text:p>BLU_SCURO</text:p>
          </table:table-cell>
          <table:table-cell table:style-name="ce48" office:value-type="string" calcext:value-type="string">
            <text:p>1f4e79</text:p>
          </table:table-cell>
          <table:table-cell table:number-columns-repeated="20"/>
        </table:table-row>
        <table:table-row table:style-name="ro1">
          <table:table-cell table:style-name="ce43" office:value-type="string" calcext:value-type="string">
            <text:p>VERDE_MEDIO</text:p>
          </table:table-cell>
          <table:table-cell table:style-name="ce48" office:value-type="string" calcext:value-type="string">
            <text:p>a9d18e</text:p>
          </table:table-cell>
          <table:table-cell table:number-columns-repeated="20"/>
        </table:table-row>
        <table:table-row table:style-name="ro1">
          <table:table-cell table:style-name="ce44" office:value-type="string" calcext:value-type="string">
            <text:p>VERDE_CHIARO</text:p>
          </table:table-cell>
          <table:table-cell table:style-name="ce48" office:value-type="string" calcext:value-type="string">
            <text:p>c5e0b4</text:p>
          </table:table-cell>
          <table:table-cell table:number-columns-repeated="20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A_INSERIMENTI.G2:A_INSERIMENTI.G33 A_INSERIMENTI.N2:A_INSERIMENTI.N49">
            <calcext:condition calcext:apply-style-name="GIRONE_A" calcext:value="=&quot;A&quot;" calcext:base-cell-address="A_INSERIMENTI.G2"/>
          </calcext:conditional-format>
          <calcext:conditional-format calcext:target-range-address="A_INSERIMENTI.G2:A_INSERIMENTI.G33 A_INSERIMENTI.N2:A_INSERIMENTI.N49">
            <calcext:condition calcext:apply-style-name="GIRONE_B" calcext:value="=&quot;B&quot;" calcext:base-cell-address="A_INSERIMENTI.G2"/>
          </calcext:conditional-format>
          <calcext:conditional-format calcext:target-range-address="A_INSERIMENTI.G2:A_INSERIMENTI.G33 A_INSERIMENTI.N2:A_INSERIMENTI.N49">
            <calcext:condition calcext:apply-style-name="GIRONE_C" calcext:value="=&quot;C&quot;" calcext:base-cell-address="A_INSERIMENTI.G2"/>
          </calcext:conditional-format>
          <calcext:conditional-format calcext:target-range-address="A_INSERIMENTI.G2:A_INSERIMENTI.G33 A_INSERIMENTI.N2:A_INSERIMENTI.N49">
            <calcext:condition calcext:apply-style-name="GIRONE_D" calcext:value="=&quot;D&quot;" calcext:base-cell-address="A_INSERIMENTI.G2"/>
          </calcext:conditional-format>
          <calcext:conditional-format calcext:target-range-address="A_INSERIMENTI.G2:A_INSERIMENTI.G33 A_INSERIMENTI.N2:A_INSERIMENTI.N49">
            <calcext:condition calcext:apply-style-name="GIRONE_E" calcext:value="=&quot;E&quot;" calcext:base-cell-address="A_INSERIMENTI.G2"/>
          </calcext:conditional-format>
          <calcext:conditional-format calcext:target-range-address="A_INSERIMENTI.G2:A_INSERIMENTI.G33 A_INSERIMENTI.N2:A_INSERIMENTI.N49">
            <calcext:condition calcext:apply-style-name="GIRONE_F" calcext:value="=&quot;F&quot;" calcext:base-cell-address="A_INSERIMENTI.G2"/>
          </calcext:conditional-format>
          <calcext:conditional-format calcext:target-range-address="A_INSERIMENTI.G2:A_INSERIMENTI.G33 A_INSERIMENTI.N2:A_INSERIMENTI.N49">
            <calcext:condition calcext:apply-style-name="GIRONE_G" calcext:value="=&quot;G&quot;" calcext:base-cell-address="A_INSERIMENTI.G2"/>
          </calcext:conditional-format>
          <calcext:conditional-format calcext:target-range-address="A_INSERIMENTI.G2:A_INSERIMENTI.G33 A_INSERIMENTI.N2:A_INSERIMENTI.N49">
            <calcext:condition calcext:apply-style-name="GIRONE_H" calcext:value="=&quot;H&quot;" calcext:base-cell-address="A_INSERIMENTI.G2"/>
          </calcext:conditional-format>
        </calcext:conditional-formats>
      </table:table>
      <table:table table:name="B_ELABORAZIONE" table:style-name="ta1">
        <table:table-column table:style-name="co7" table:default-cell-style-name="ce174"/>
        <table:table-column table:style-name="co17" table:default-cell-style-name="ce174"/>
        <table:table-column table:style-name="co18" table:default-cell-style-name="ce174"/>
        <table:table-column table:style-name="co19" table:default-cell-style-name="ce174"/>
        <table:table-column table:style-name="co18" table:default-cell-style-name="ce174"/>
        <table:table-column table:style-name="co19" table:default-cell-style-name="ce174"/>
        <table:table-column table:style-name="co20" table:default-cell-style-name="ce174"/>
        <table:table-column table:style-name="co1" table:default-cell-style-name="ce228"/>
        <table:table-column table:style-name="co21" table:default-cell-style-name="ce237"/>
        <table:table-column table:style-name="co22" table:default-cell-style-name="ce174"/>
        <table:table-column table:style-name="co23" table:default-cell-style-name="ce174"/>
        <table:table-column table:style-name="co7" table:default-cell-style-name="ce174"/>
        <table:table-column table:style-name="co24" table:default-cell-style-name="ce174"/>
        <table:table-column table:style-name="co25" table:default-cell-style-name="ce174"/>
        <table:table-column table:style-name="co26" table:default-cell-style-name="ce174"/>
        <table:table-column table:style-name="co27" table:default-cell-style-name="ce174"/>
        <table:table-column table:style-name="co28" table:default-cell-style-name="ce174"/>
        <table:table-column table:style-name="co7" table:default-cell-style-name="ce174"/>
        <table:table-column table:style-name="co24" table:default-cell-style-name="ce174"/>
        <table:table-column table:style-name="co25" table:default-cell-style-name="ce174"/>
        <table:table-column table:style-name="co29" table:default-cell-style-name="ce174"/>
        <table:table-column table:style-name="co27" table:default-cell-style-name="ce174"/>
        <table:table-column table:style-name="co28" table:default-cell-style-name="ce174"/>
        <table:table-column table:style-name="co3" table:number-columns-repeated="41" table:default-cell-style-name="ce174"/>
        <table:table-row table:style-name="ro2">
          <table:table-cell table:style-name="ce19" office:value-type="string" calcext:value-type="string">
            <text:p>Gara n.</text:p>
          </table:table-cell>
          <table:table-cell table:style-name="ce24" office:value-type="string" calcext:value-type="string">
            <text:p>Girone</text:p>
          </table:table-cell>
          <table:table-cell table:style-name="ce24" office:value-type="string" calcext:value-type="string">
            <text:p>Def</text:p>
          </table:table-cell>
          <table:table-cell table:style-name="ce52" office:value-type="string" calcext:value-type="string">
            <text:p>Partita (A</text:p>
          </table:table-cell>
          <table:table-cell table:style-name="ce56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57" office:value-type="string" calcext:value-type="string">
            <text:p>B)</text:p>
          </table:table-cell>
          <table:table-cell table:style-name="ce56" office:value-type="string" calcext:value-type="string">
            <text:p>Risultato</text:p>
          </table:table-cell>
          <table:table-cell table:style-name="ce64" office:value-type="string" calcext:value-type="string">
            <text:p>Data</text:p>
          </table:table-cell>
          <table:table-cell table:style-name="ce69" office:value-type="string" calcext:value-type="string">
            <text:p>Ora</text:p>
          </table:table-cell>
          <table:table-cell table:style-name="ce19" office:value-type="string" calcext:value-type="string">
            <text:p>IDC</text:p>
          </table:table-cell>
          <table:table-cell table:style-name="ce19" office:value-type="string" calcext:value-type="string">
            <text:p>Nome Campo</text:p>
          </table:table-cell>
          <table:table-cell table:style-name="ce56" office:value-type="string" calcext:value-type="string">
            <text:p>Vinta A</text:p>
          </table:table-cell>
          <table:table-cell table:style-name="ce56" office:value-type="string" calcext:value-type="string">
            <text:p>Persa A</text:p>
          </table:table-cell>
          <table:table-cell table:style-name="ce56" office:value-type="string" calcext:value-type="string">
            <text:p>Forfait A</text:p>
          </table:table-cell>
          <table:table-cell table:style-name="ce56" office:value-type="string" calcext:value-type="string">
            <text:p>Punti GFA</text:p>
          </table:table-cell>
          <table:table-cell table:style-name="ce56" office:value-type="string" calcext:value-type="string">
            <text:p>Punti GSA</text:p>
          </table:table-cell>
          <table:table-cell table:style-name="ce19" office:value-type="string" calcext:value-type="string">
            <text:p>Diff.PGA</text:p>
          </table:table-cell>
          <table:table-cell table:style-name="ce19" office:value-type="string" calcext:value-type="string">
            <text:p>Vinta B</text:p>
          </table:table-cell>
          <table:table-cell table:style-name="ce24" office:value-type="string" calcext:value-type="string">
            <text:p>Persa B</text:p>
          </table:table-cell>
          <table:table-cell table:style-name="ce24" office:value-type="string" calcext:value-type="string">
            <text:p>Forfait B</text:p>
          </table:table-cell>
          <table:table-cell table:style-name="ce24" office:value-type="string" calcext:value-type="string">
            <text:p>Punti GFB</text:p>
          </table:table-cell>
          <table:table-cell table:style-name="ce56" office:value-type="string" calcext:value-type="string">
            <text:p>Punti GSB</text:p>
          </table:table-cell>
          <table:table-cell table:style-name="ce56" office:value-type="string" calcext:value-type="string">
            <text:p>Diff.PGB</text:p>
          </table:table-cell>
          <table:table-cell/>
          <table:table-cell table:style-name="ce257" table:number-columns-repeated="40"/>
        </table:table-row>
        <table:table-row table:style-name="ro2">
          <table:table-cell table:style-name="ce170" office:value-type="float" office:value="1" calcext:value-type="float">
            <text:p>1</text:p>
          </table:table-cell>
          <table:table-cell table:style-name="ce176" office:value-type="string" calcext:value-type="string">
            <text:p>A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2];&quot;ABCDEFGH&quot;;1)&gt;0;INDEX([$A_INSERIMENTI.D$2:$A_INSERIMENTI.H$33];MATCH(1;([$A_INSERIMENTI.G$2:$A_INSERIMENTI.G$33]=[.B2])*([$A_INSERIMENTI.H$2:$A_INSERIMENTI.H$33]=INT([.C2]/10));0);2)&amp;&quot; (&quot;&amp;INDEX([$A_INSERIMENTI.D$2:$A_INSERIMENTI.H$33];MATCH(1;([$A_INSERIMENTI.G$2:$A_INSERIMENTI.G$33]=[.B2])*([$A_INSERIMENTI.H$2:$A_INSERIMENTI.H$33]=INT([.C2]/10));0);1)&amp;&quot;)&quot;;&quot;DA SISTEMARE&quot;)" office:value-type="string" office:string-value="Leoni (1)" calcext:value-type="string">
            <text:p>Leoni (1)</text:p>
          </table:table-cell>
          <table:table-cell table:style-name="ce49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2];&quot;ABCDEFGH&quot;;1)&gt;0;INDEX([$A_INSERIMENTI.D$2:$A_INSERIMENTI.H$33];MATCH(1;([$A_INSERIMENTI.G$2:$A_INSERIMENTI.G$33]=[.B2])*([$A_INSERIMENTI.H$2:$A_INSERIMENTI.H$33]=[.C2]-10*INT([.C2]/10));0);2)&amp;&quot; (&quot;&amp;INDEX([$A_INSERIMENTI.D$2:$A_INSERIMENTI.H$33];MATCH(1;([$A_INSERIMENTI.G$2:$A_INSERIMENTI.G$33]=[.B2])*([$A_INSERIMENTI.H$2:$A_INSERIMENTI.H$33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221" office:value-type="string" calcext:value-type="string">
            <text:p>72-49</text:p>
          </table:table-cell>
          <table:table-cell table:style-name="ce65" office:value-type="date" office:date-value="2021-06-07" calcext:value-type="date">
            <text:p>lun 07/06/2021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74" office:value-type="float" office:value="1" calcext:value-type="float">
            <text:p>1</text:p>
          </table:table-cell>
          <table:table-cell table:style-name="ce77" table:formula="of:=IF([.$J2]=&quot;&quot;;&quot;&quot;;VLOOKUP([.$J2];A_003_INSERIMENTO_CAMPI;2;0))" office:value-type="string" office:string-value="Cristo Re 1" calcext:value-type="string">
            <text:p>Cristo Re 1</text:p>
          </table:table-cell>
          <table:table-cell table:style-name="ce80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80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80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80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80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83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86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86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86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86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86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89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1"/>
        </table:table-row>
        <table:table-row table:style-name="ro2">
          <table:table-cell table:style-name="ce170" office:value-type="float" office:value="9" calcext:value-type="float">
            <text:p>9</text:p>
          </table:table-cell>
          <table:table-cell table:style-name="ce177" office:value-type="string" calcext:value-type="string">
            <text:p>A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3];&quot;ABCDEFGH&quot;;1)&gt;0;INDEX([$A_INSERIMENTI.D$2:$A_INSERIMENTI.H$33];MATCH(1;([$A_INSERIMENTI.G$2:$A_INSERIMENTI.G$33]=[.B3])*([$A_INSERIMENTI.H$2:$A_INSERIMENTI.H$33]=INT([.C3]/10));0);2)&amp;&quot; (&quot;&amp;INDEX([$A_INSERIMENTI.D$2:$A_INSERIMENTI.H$33];MATCH(1;([$A_INSERIMENTI.G$2:$A_INSERIMENTI.G$33]=[.B3])*([$A_INSERIMENTI.H$2:$A_INSERIMENTI.H$33]=INT([.C3]/10));0);1)&amp;&quot;)&quot;;&quot;DA SISTEMARE&quot;)" office:value-type="string" office:string-value="Leoni (1)" calcext:value-type="string">
            <text:p>Leoni (1)</text:p>
          </table:table-cell>
          <table:table-cell table:style-name="ce50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];&quot;ABCDEFGH&quot;;1)&gt;0;INDEX([$A_INSERIMENTI.D$2:$A_INSERIMENTI.H$33];MATCH(1;([$A_INSERIMENTI.G$2:$A_INSERIMENTI.G$33]=[.B3])*([$A_INSERIMENTI.H$2:$A_INSERIMENTI.H$33]=[.C3]-10*INT([.C3]/10));0);2)&amp;&quot; (&quot;&amp;INDEX([$A_INSERIMENTI.D$2:$A_INSERIMENTI.H$33];MATCH(1;([$A_INSERIMENTI.G$2:$A_INSERIMENTI.G$33]=[.B3])*([$A_INSERIMENTI.H$2:$A_INSERIMENTI.H$33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222" office:value-type="string" calcext:value-type="string">
            <text:p>90-22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3]=&quot;&quot;;&quot;&quot;;VLOOKUP([.$J3];A_003_INSERIMENTO_CAMPI;2;0))" office:value-type="string" office:string-value="Cristo Re 1" calcext:value-type="string">
            <text:p>Cristo Re 1</text:p>
          </table:table-cell>
          <table:table-cell table:style-name="ce81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81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81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81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81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84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87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87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87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87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87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90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1"/>
        </table:table-row>
        <table:table-row table:style-name="ro2">
          <table:table-cell table:style-name="ce170" office:value-type="float" office:value="25" calcext:value-type="float">
            <text:p>25</text:p>
          </table:table-cell>
          <table:table-cell table:style-name="ce177" office:value-type="string" calcext:value-type="string">
            <text:p>A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4];&quot;ABCDEFGH&quot;;1)&gt;0;INDEX([$A_INSERIMENTI.D$2:$A_INSERIMENTI.H$33];MATCH(1;([$A_INSERIMENTI.G$2:$A_INSERIMENTI.G$33]=[.B4])*([$A_INSERIMENTI.H$2:$A_INSERIMENTI.H$33]=INT([.C4]/10));0);2)&amp;&quot; (&quot;&amp;INDEX([$A_INSERIMENTI.D$2:$A_INSERIMENTI.H$33];MATCH(1;([$A_INSERIMENTI.G$2:$A_INSERIMENTI.G$33]=[.B4])*([$A_INSERIMENTI.H$2:$A_INSERIMENTI.H$33]=INT([.C4]/10));0);1)&amp;&quot;)&quot;;&quot;DA SISTEMARE&quot;)" office:value-type="string" office:string-value="Leoni (1)" calcext:value-type="string">
            <text:p>Leoni (1)</text:p>
          </table:table-cell>
          <table:table-cell table:style-name="ce50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];&quot;ABCDEFGH&quot;;1)&gt;0;INDEX([$A_INSERIMENTI.D$2:$A_INSERIMENTI.H$33];MATCH(1;([$A_INSERIMENTI.G$2:$A_INSERIMENTI.G$33]=[.B4])*([$A_INSERIMENTI.H$2:$A_INSERIMENTI.H$33]=[.C4]-10*INT([.C4]/10));0);2)&amp;&quot; (&quot;&amp;INDEX([$A_INSERIMENTI.D$2:$A_INSERIMENTI.H$33];MATCH(1;([$A_INSERIMENTI.G$2:$A_INSERIMENTI.G$33]=[.B4])*([$A_INSERIMENTI.H$2:$A_INSERIMENTI.H$33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222" office:value-type="string" calcext:value-type="string">
            <text:p>25-82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4]=&quot;&quot;;&quot;&quot;;VLOOKUP([.$J4];A_003_INSERIMENTO_CAMPI;2;0))" office:value-type="string" office:string-value="Cristo Re 1" calcext:value-type="string">
            <text:p>Cristo Re 1</text:p>
          </table:table-cell>
          <table:table-cell table:style-name="ce81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81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81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81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81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84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87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87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87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87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87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90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1"/>
        </table:table-row>
        <table:table-row table:style-name="ro2">
          <table:table-cell table:style-name="ce170" office:value-type="float" office:value="37" calcext:value-type="float">
            <text:p>37</text:p>
          </table:table-cell>
          <table:table-cell table:style-name="ce177" office:value-type="string" calcext:value-type="string">
            <text:p>A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5];&quot;ABCDEFGH&quot;;1)&gt;0;INDEX([$A_INSERIMENTI.D$2:$A_INSERIMENTI.H$33];MATCH(1;([$A_INSERIMENTI.G$2:$A_INSERIMENTI.G$33]=[.B5])*([$A_INSERIMENTI.H$2:$A_INSERIMENTI.H$33]=INT([.C5]/10));0);2)&amp;&quot; (&quot;&amp;INDEX([$A_INSERIMENTI.D$2:$A_INSERIMENTI.H$33];MATCH(1;([$A_INSERIMENTI.G$2:$A_INSERIMENTI.G$33]=[.B5])*([$A_INSERIMENTI.H$2:$A_INSERIMENTI.H$33]=INT([.C5]/10));0);1)&amp;&quot;)&quot;;&quot;DA SISTEMARE&quot;)" office:value-type="string" office:string-value="Pantere (2)" calcext:value-type="string">
            <text:p>Pantere (2)</text:p>
          </table:table-cell>
          <table:table-cell table:style-name="ce50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5];&quot;ABCDEFGH&quot;;1)&gt;0;INDEX([$A_INSERIMENTI.D$2:$A_INSERIMENTI.H$33];MATCH(1;([$A_INSERIMENTI.G$2:$A_INSERIMENTI.G$33]=[.B5])*([$A_INSERIMENTI.H$2:$A_INSERIMENTI.H$33]=[.C5]-10*INT([.C5]/10));0);2)&amp;&quot; (&quot;&amp;INDEX([$A_INSERIMENTI.D$2:$A_INSERIMENTI.H$33];MATCH(1;([$A_INSERIMENTI.G$2:$A_INSERIMENTI.G$33]=[.B5])*([$A_INSERIMENTI.H$2:$A_INSERIMENTI.H$33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222" office:value-type="string" calcext:value-type="string">
            <text:p>93-30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5H30M00S" calcext:value-type="time">
            <text:p>15:3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5]=&quot;&quot;;&quot;&quot;;VLOOKUP([.$J5];A_003_INSERIMENTO_CAMPI;2;0))" office:value-type="string" office:string-value="Cristo Re 1" calcext:value-type="string">
            <text:p>Cristo Re 1</text:p>
          </table:table-cell>
          <table:table-cell table:style-name="ce81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81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81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81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81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84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87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87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87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87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87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90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1"/>
        </table:table-row>
        <table:table-row table:style-name="ro2">
          <table:table-cell table:style-name="ce170" office:value-type="float" office:value="13" calcext:value-type="float">
            <text:p>13</text:p>
          </table:table-cell>
          <table:table-cell table:style-name="ce177" office:value-type="string" calcext:value-type="string">
            <text:p>A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6];&quot;ABCDEFGH&quot;;1)&gt;0;INDEX([$A_INSERIMENTI.D$2:$A_INSERIMENTI.H$33];MATCH(1;([$A_INSERIMENTI.G$2:$A_INSERIMENTI.G$33]=[.B6])*([$A_INSERIMENTI.H$2:$A_INSERIMENTI.H$33]=INT([.C6]/10));0);2)&amp;&quot; (&quot;&amp;INDEX([$A_INSERIMENTI.D$2:$A_INSERIMENTI.H$33];MATCH(1;([$A_INSERIMENTI.G$2:$A_INSERIMENTI.G$33]=[.B6])*([$A_INSERIMENTI.H$2:$A_INSERIMENTI.H$33]=INT([.C6]/10));0);1)&amp;&quot;)&quot;;&quot;DA SISTEMARE&quot;)" office:value-type="string" office:string-value="Pantere (2)" calcext:value-type="string">
            <text:p>Pantere (2)</text:p>
          </table:table-cell>
          <table:table-cell table:style-name="ce50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6];&quot;ABCDEFGH&quot;;1)&gt;0;INDEX([$A_INSERIMENTI.D$2:$A_INSERIMENTI.H$33];MATCH(1;([$A_INSERIMENTI.G$2:$A_INSERIMENTI.G$33]=[.B6])*([$A_INSERIMENTI.H$2:$A_INSERIMENTI.H$33]=[.C6]-10*INT([.C6]/10));0);2)&amp;&quot; (&quot;&amp;INDEX([$A_INSERIMENTI.D$2:$A_INSERIMENTI.H$33];MATCH(1;([$A_INSERIMENTI.G$2:$A_INSERIMENTI.G$33]=[.B6])*([$A_INSERIMENTI.H$2:$A_INSERIMENTI.H$33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222" office:value-type="string" calcext:value-type="string">
            <text:p>57-21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6]=&quot;&quot;;&quot;&quot;;VLOOKUP([.$J6];A_003_INSERIMENTO_CAMPI;2;0))" office:value-type="string" office:string-value="Cristo Re 1" calcext:value-type="string">
            <text:p>Cristo Re 1</text:p>
          </table:table-cell>
          <table:table-cell table:style-name="ce81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81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81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81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81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84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87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87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87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87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87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90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1"/>
        </table:table-row>
        <table:table-row table:style-name="ro2"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A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7];&quot;ABCDEFGH&quot;;1)&gt;0;INDEX([$A_INSERIMENTI.D$2:$A_INSERIMENTI.H$33];MATCH(1;([$A_INSERIMENTI.G$2:$A_INSERIMENTI.G$33]=[.B7])*([$A_INSERIMENTI.H$2:$A_INSERIMENTI.H$33]=INT([.C7]/10));0);2)&amp;&quot; (&quot;&amp;INDEX([$A_INSERIMENTI.D$2:$A_INSERIMENTI.H$33];MATCH(1;([$A_INSERIMENTI.G$2:$A_INSERIMENTI.G$33]=[.B7])*([$A_INSERIMENTI.H$2:$A_INSERIMENTI.H$33]=INT([.C7]/10));0);1)&amp;&quot;)&quot;;&quot;DA SISTEMARE&quot;)" office:value-type="string" office:string-value="Tigri (3)" calcext:value-type="string">
            <text:p>Tigri (3)</text:p>
          </table:table-cell>
          <table:table-cell table:style-name="ce51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7];&quot;ABCDEFGH&quot;;1)&gt;0;INDEX([$A_INSERIMENTI.D$2:$A_INSERIMENTI.H$33];MATCH(1;([$A_INSERIMENTI.G$2:$A_INSERIMENTI.G$33]=[.B7])*([$A_INSERIMENTI.H$2:$A_INSERIMENTI.H$33]=[.C7]-10*INT([.C7]/10));0);2)&amp;&quot; (&quot;&amp;INDEX([$A_INSERIMENTI.D$2:$A_INSERIMENTI.H$33];MATCH(1;([$A_INSERIMENTI.G$2:$A_INSERIMENTI.G$33]=[.B7])*([$A_INSERIMENTI.H$2:$A_INSERIMENTI.H$33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223" office:value-type="string" calcext:value-type="string">
            <text:p>79-48</text:p>
          </table:table-cell>
          <table:table-cell table:style-name="ce67" office:value-type="date" office:date-value="2021-06-07" calcext:value-type="date">
            <text:p>lun 07/06/2021</text:p>
          </table:table-cell>
          <table:table-cell table:style-name="ce72" office:value-type="time" office:time-value="PT18H00M00S" calcext:value-type="time">
            <text:p>18:00</text:p>
          </table:table-cell>
          <table:table-cell table:style-name="ce76" office:value-type="float" office:value="1" calcext:value-type="float">
            <text:p>1</text:p>
          </table:table-cell>
          <table:table-cell table:style-name="ce79" table:formula="of:=IF([.$J7]=&quot;&quot;;&quot;&quot;;VLOOKUP([.$J7];A_003_INSERIMENTO_CAMPI;2;0))" office:value-type="string" office:string-value="Cristo Re 1" calcext:value-type="string">
            <text:p>Cristo Re 1</text:p>
          </table:table-cell>
          <table:table-cell table:style-name="ce82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82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82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82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82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85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88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88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88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88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88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91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1"/>
        </table:table-row>
        <table:table-row table:style-name="ro2"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B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8];&quot;ABCDEFGH&quot;;1)&gt;0;INDEX([$A_INSERIMENTI.D$2:$A_INSERIMENTI.H$33];MATCH(1;([$A_INSERIMENTI.G$2:$A_INSERIMENTI.G$33]=[.B8])*([$A_INSERIMENTI.H$2:$A_INSERIMENTI.H$33]=INT([.C8]/10));0);2)&amp;&quot; (&quot;&amp;INDEX([$A_INSERIMENTI.D$2:$A_INSERIMENTI.H$33];MATCH(1;([$A_INSERIMENTI.G$2:$A_INSERIMENTI.G$33]=[.B8])*([$A_INSERIMENTI.H$2:$A_INSERIMENTI.H$33]=INT([.C8]/10));0);1)&amp;&quot;)&quot;;&quot;DA SISTEMARE&quot;)" office:value-type="string" office:string-value="Giaguari (5)" calcext:value-type="string">
            <text:p>Giaguari (5)</text:p>
          </table:table-cell>
          <table:table-cell table:style-name="ce49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8];&quot;ABCDEFGH&quot;;1)&gt;0;INDEX([$A_INSERIMENTI.D$2:$A_INSERIMENTI.H$33];MATCH(1;([$A_INSERIMENTI.G$2:$A_INSERIMENTI.G$33]=[.B8])*([$A_INSERIMENTI.H$2:$A_INSERIMENTI.H$33]=[.C8]-10*INT([.C8]/10));0);2)&amp;&quot; (&quot;&amp;INDEX([$A_INSERIMENTI.D$2:$A_INSERIMENTI.H$33];MATCH(1;([$A_INSERIMENTI.G$2:$A_INSERIMENTI.G$33]=[.B8])*([$A_INSERIMENTI.H$2:$A_INSERIMENTI.H$33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221" office:value-type="string" calcext:value-type="string">
            <text:p>51-67</text:p>
          </table:table-cell>
          <table:table-cell table:style-name="ce65" office:value-type="date" office:date-value="2021-06-07" calcext:value-type="date">
            <text:p>lun 07/06/2021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74" office:value-type="float" office:value="2" calcext:value-type="float">
            <text:p>2</text:p>
          </table:table-cell>
          <table:table-cell table:style-name="ce77" table:formula="of:=IF([.$J8]=&quot;&quot;;&quot;&quot;;VLOOKUP([.$J8];A_003_INSERIMENTO_CAMPI;2;0))" office:value-type="string" office:string-value="Cristo Re 2" calcext:value-type="string">
            <text:p>Cristo Re 2</text:p>
          </table:table-cell>
          <table:table-cell table:style-name="ce80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80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80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80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80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83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86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86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86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86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86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89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1"/>
        </table:table-row>
        <table:table-row table:style-name="ro2">
          <table:table-cell table:style-name="ce170" office:value-type="float" office:value="10" calcext:value-type="float">
            <text:p>10</text:p>
          </table:table-cell>
          <table:table-cell table:style-name="ce182" office:value-type="string" calcext:value-type="string">
            <text:p>B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9];&quot;ABCDEFGH&quot;;1)&gt;0;INDEX([$A_INSERIMENTI.D$2:$A_INSERIMENTI.H$33];MATCH(1;([$A_INSERIMENTI.G$2:$A_INSERIMENTI.G$33]=[.B9])*([$A_INSERIMENTI.H$2:$A_INSERIMENTI.H$33]=INT([.C9]/10));0);2)&amp;&quot; (&quot;&amp;INDEX([$A_INSERIMENTI.D$2:$A_INSERIMENTI.H$33];MATCH(1;([$A_INSERIMENTI.G$2:$A_INSERIMENTI.G$33]=[.B9])*([$A_INSERIMENTI.H$2:$A_INSERIMENTI.H$33]=INT([.C9]/10));0);1)&amp;&quot;)&quot;;&quot;DA SISTEMARE&quot;)" office:value-type="string" office:string-value="Giaguari (5)" calcext:value-type="string">
            <text:p>Giaguari (5)</text:p>
          </table:table-cell>
          <table:table-cell table:style-name="ce50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9];&quot;ABCDEFGH&quot;;1)&gt;0;INDEX([$A_INSERIMENTI.D$2:$A_INSERIMENTI.H$33];MATCH(1;([$A_INSERIMENTI.G$2:$A_INSERIMENTI.G$33]=[.B9])*([$A_INSERIMENTI.H$2:$A_INSERIMENTI.H$33]=[.C9]-10*INT([.C9]/10));0);2)&amp;&quot; (&quot;&amp;INDEX([$A_INSERIMENTI.D$2:$A_INSERIMENTI.H$33];MATCH(1;([$A_INSERIMENTI.G$2:$A_INSERIMENTI.G$33]=[.B9])*([$A_INSERIMENTI.H$2:$A_INSERIMENTI.H$33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222" office:value-type="string" calcext:value-type="string">
            <text:p>47-56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9]=&quot;&quot;;&quot;&quot;;VLOOKUP([.$J9];A_003_INSERIMENTO_CAMPI;2;0))" office:value-type="string" office:string-value="Cristo Re 2" calcext:value-type="string">
            <text:p>Cristo Re 2</text:p>
          </table:table-cell>
          <table:table-cell table:style-name="ce81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81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81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81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81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84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87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87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87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87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87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90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1"/>
        </table:table-row>
        <table:table-row table:style-name="ro2">
          <table:table-cell table:style-name="ce170" office:value-type="float" office:value="26" calcext:value-type="float">
            <text:p>26</text:p>
          </table:table-cell>
          <table:table-cell table:style-name="ce182" office:value-type="string" calcext:value-type="string">
            <text:p>B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10];&quot;ABCDEFGH&quot;;1)&gt;0;INDEX([$A_INSERIMENTI.D$2:$A_INSERIMENTI.H$33];MATCH(1;([$A_INSERIMENTI.G$2:$A_INSERIMENTI.G$33]=[.B10])*([$A_INSERIMENTI.H$2:$A_INSERIMENTI.H$33]=INT([.C10]/10));0);2)&amp;&quot; (&quot;&amp;INDEX([$A_INSERIMENTI.D$2:$A_INSERIMENTI.H$33];MATCH(1;([$A_INSERIMENTI.G$2:$A_INSERIMENTI.G$33]=[.B10])*([$A_INSERIMENTI.H$2:$A_INSERIMENTI.H$33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50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0];&quot;ABCDEFGH&quot;;1)&gt;0;INDEX([$A_INSERIMENTI.D$2:$A_INSERIMENTI.H$33];MATCH(1;([$A_INSERIMENTI.G$2:$A_INSERIMENTI.G$33]=[.B10])*([$A_INSERIMENTI.H$2:$A_INSERIMENTI.H$33]=[.C10]-10*INT([.C10]/10));0);2)&amp;&quot; (&quot;&amp;INDEX([$A_INSERIMENTI.D$2:$A_INSERIMENTI.H$33];MATCH(1;([$A_INSERIMENTI.G$2:$A_INSERIMENTI.G$33]=[.B10])*([$A_INSERIMENTI.H$2:$A_INSERIMENTI.H$33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222" office:value-type="string" calcext:value-type="string">
            <text:p>76-94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10]=&quot;&quot;;&quot;&quot;;VLOOKUP([.$J10];A_003_INSERIMENTO_CAMPI;2;0))" office:value-type="string" office:string-value="Cristo Re 2" calcext:value-type="string">
            <text:p>Cristo Re 2</text:p>
          </table:table-cell>
          <table:table-cell table:style-name="ce81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81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81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81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81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84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87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87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87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87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87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90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1"/>
        </table:table-row>
        <table:table-row table:style-name="ro2">
          <table:table-cell table:style-name="ce170" office:value-type="float" office:value="38" calcext:value-type="float">
            <text:p>38</text:p>
          </table:table-cell>
          <table:table-cell table:style-name="ce182" office:value-type="string" calcext:value-type="string">
            <text:p>B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11];&quot;ABCDEFGH&quot;;1)&gt;0;INDEX([$A_INSERIMENTI.D$2:$A_INSERIMENTI.H$33];MATCH(1;([$A_INSERIMENTI.G$2:$A_INSERIMENTI.G$33]=[.B11])*([$A_INSERIMENTI.H$2:$A_INSERIMENTI.H$33]=INT([.C11]/10));0);2)&amp;&quot; (&quot;&amp;INDEX([$A_INSERIMENTI.D$2:$A_INSERIMENTI.H$33];MATCH(1;([$A_INSERIMENTI.G$2:$A_INSERIMENTI.G$33]=[.B11])*([$A_INSERIMENTI.H$2:$A_INSERIMENTI.H$33]=INT([.C11]/10));0);1)&amp;&quot;)&quot;;&quot;DA SISTEMARE&quot;)" office:value-type="string" office:string-value="Puma (6)" calcext:value-type="string">
            <text:p>Puma (6)</text:p>
          </table:table-cell>
          <table:table-cell table:style-name="ce50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1];&quot;ABCDEFGH&quot;;1)&gt;0;INDEX([$A_INSERIMENTI.D$2:$A_INSERIMENTI.H$33];MATCH(1;([$A_INSERIMENTI.G$2:$A_INSERIMENTI.G$33]=[.B11])*([$A_INSERIMENTI.H$2:$A_INSERIMENTI.H$33]=[.C11]-10*INT([.C11]/10));0);2)&amp;&quot; (&quot;&amp;INDEX([$A_INSERIMENTI.D$2:$A_INSERIMENTI.H$33];MATCH(1;([$A_INSERIMENTI.G$2:$A_INSERIMENTI.G$33]=[.B11])*([$A_INSERIMENTI.H$2:$A_INSERIMENTI.H$33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222" office:value-type="string" calcext:value-type="string">
            <text:p>72-97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5H30M00S" calcext:value-type="time">
            <text:p>15:3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11]=&quot;&quot;;&quot;&quot;;VLOOKUP([.$J11];A_003_INSERIMENTO_CAMPI;2;0))" office:value-type="string" office:string-value="Cristo Re 2" calcext:value-type="string">
            <text:p>Cristo Re 2</text:p>
          </table:table-cell>
          <table:table-cell table:style-name="ce81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81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81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81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81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84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87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87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87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87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87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90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1"/>
        </table:table-row>
        <table:table-row table:style-name="ro2">
          <table:table-cell table:style-name="ce170" office:value-type="float" office:value="14" calcext:value-type="float">
            <text:p>14</text:p>
          </table:table-cell>
          <table:table-cell table:style-name="ce182" office:value-type="string" calcext:value-type="string">
            <text:p>B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12];&quot;ABCDEFGH&quot;;1)&gt;0;INDEX([$A_INSERIMENTI.D$2:$A_INSERIMENTI.H$33];MATCH(1;([$A_INSERIMENTI.G$2:$A_INSERIMENTI.G$33]=[.B12])*([$A_INSERIMENTI.H$2:$A_INSERIMENTI.H$33]=INT([.C12]/10));0);2)&amp;&quot; (&quot;&amp;INDEX([$A_INSERIMENTI.D$2:$A_INSERIMENTI.H$33];MATCH(1;([$A_INSERIMENTI.G$2:$A_INSERIMENTI.G$33]=[.B12])*([$A_INSERIMENTI.H$2:$A_INSERIMENTI.H$33]=INT([.C12]/10));0);1)&amp;&quot;)&quot;;&quot;DA SISTEMARE&quot;)" office:value-type="string" office:string-value="Puma (6)" calcext:value-type="string">
            <text:p>Puma (6)</text:p>
          </table:table-cell>
          <table:table-cell table:style-name="ce50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2];&quot;ABCDEFGH&quot;;1)&gt;0;INDEX([$A_INSERIMENTI.D$2:$A_INSERIMENTI.H$33];MATCH(1;([$A_INSERIMENTI.G$2:$A_INSERIMENTI.G$33]=[.B12])*([$A_INSERIMENTI.H$2:$A_INSERIMENTI.H$33]=[.C12]-10*INT([.C12]/10));0);2)&amp;&quot; (&quot;&amp;INDEX([$A_INSERIMENTI.D$2:$A_INSERIMENTI.H$33];MATCH(1;([$A_INSERIMENTI.G$2:$A_INSERIMENTI.G$33]=[.B12])*([$A_INSERIMENTI.H$2:$A_INSERIMENTI.H$33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222" office:value-type="string" calcext:value-type="string">
            <text:p>45-68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12]=&quot;&quot;;&quot;&quot;;VLOOKUP([.$J12];A_003_INSERIMENTO_CAMPI;2;0))" office:value-type="string" office:string-value="Cristo Re 2" calcext:value-type="string">
            <text:p>Cristo Re 2</text:p>
          </table:table-cell>
          <table:table-cell table:style-name="ce81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81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81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81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81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84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87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87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87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87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87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90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1"/>
        </table:table-row>
        <table:table-row table:style-name="ro2">
          <table:table-cell table:style-name="ce170" office:value-type="float" office:value="6" calcext:value-type="float">
            <text:p>6</text:p>
          </table:table-cell>
          <table:table-cell table:style-name="ce183" office:value-type="string" calcext:value-type="string">
            <text:p>B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13];&quot;ABCDEFGH&quot;;1)&gt;0;INDEX([$A_INSERIMENTI.D$2:$A_INSERIMENTI.H$33];MATCH(1;([$A_INSERIMENTI.G$2:$A_INSERIMENTI.G$33]=[.B13])*([$A_INSERIMENTI.H$2:$A_INSERIMENTI.H$33]=INT([.C13]/10));0);2)&amp;&quot; (&quot;&amp;INDEX([$A_INSERIMENTI.D$2:$A_INSERIMENTI.H$33];MATCH(1;([$A_INSERIMENTI.G$2:$A_INSERIMENTI.G$33]=[.B13])*([$A_INSERIMENTI.H$2:$A_INSERIMENTI.H$33]=INT([.C13]/10));0);1)&amp;&quot;)&quot;;&quot;DA SISTEMARE&quot;)" office:value-type="string" office:string-value="Linci (7)" calcext:value-type="string">
            <text:p>Linci (7)</text:p>
          </table:table-cell>
          <table:table-cell table:style-name="ce51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13];&quot;ABCDEFGH&quot;;1)&gt;0;INDEX([$A_INSERIMENTI.D$2:$A_INSERIMENTI.H$33];MATCH(1;([$A_INSERIMENTI.G$2:$A_INSERIMENTI.G$33]=[.B13])*([$A_INSERIMENTI.H$2:$A_INSERIMENTI.H$33]=[.C13]-10*INT([.C13]/10));0);2)&amp;&quot; (&quot;&amp;INDEX([$A_INSERIMENTI.D$2:$A_INSERIMENTI.H$33];MATCH(1;([$A_INSERIMENTI.G$2:$A_INSERIMENTI.G$33]=[.B13])*([$A_INSERIMENTI.H$2:$A_INSERIMENTI.H$33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223" office:value-type="string" calcext:value-type="string">
            <text:p>88-62</text:p>
          </table:table-cell>
          <table:table-cell table:style-name="ce67" office:value-type="date" office:date-value="2021-06-07" calcext:value-type="date">
            <text:p>lun 07/06/2021</text:p>
          </table:table-cell>
          <table:table-cell table:style-name="ce72" office:value-type="time" office:time-value="PT18H00M00S" calcext:value-type="time">
            <text:p>18:00</text:p>
          </table:table-cell>
          <table:table-cell table:style-name="ce76" office:value-type="float" office:value="2" calcext:value-type="float">
            <text:p>2</text:p>
          </table:table-cell>
          <table:table-cell table:style-name="ce79" table:formula="of:=IF([.$J13]=&quot;&quot;;&quot;&quot;;VLOOKUP([.$J13];A_003_INSERIMENTO_CAMPI;2;0))" office:value-type="string" office:string-value="Cristo Re 2" calcext:value-type="string">
            <text:p>Cristo Re 2</text:p>
          </table:table-cell>
          <table:table-cell table:style-name="ce82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82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82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82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82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85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88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88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88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88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88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91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3" calcext:value-type="float">
            <text:p>3</text:p>
          </table:table-cell>
          <table:table-cell table:style-name="ce184" office:value-type="string" calcext:value-type="string">
            <text:p>C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14];&quot;ABCDEFGH&quot;;1)&gt;0;INDEX([$A_INSERIMENTI.D$2:$A_INSERIMENTI.H$33];MATCH(1;([$A_INSERIMENTI.G$2:$A_INSERIMENTI.G$33]=[.B14])*([$A_INSERIMENTI.H$2:$A_INSERIMENTI.H$33]=INT([.C14]/10));0);2)&amp;&quot; (&quot;&amp;INDEX([$A_INSERIMENTI.D$2:$A_INSERIMENTI.H$33];MATCH(1;([$A_INSERIMENTI.G$2:$A_INSERIMENTI.G$33]=[.B14])*([$A_INSERIMENTI.H$2:$A_INSERIMENTI.H$33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49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14];&quot;ABCDEFGH&quot;;1)&gt;0;INDEX([$A_INSERIMENTI.D$2:$A_INSERIMENTI.H$33];MATCH(1;([$A_INSERIMENTI.G$2:$A_INSERIMENTI.G$33]=[.B14])*([$A_INSERIMENTI.H$2:$A_INSERIMENTI.H$33]=[.C14]-10*INT([.C14]/10));0);2)&amp;&quot; (&quot;&amp;INDEX([$A_INSERIMENTI.D$2:$A_INSERIMENTI.H$33];MATCH(1;([$A_INSERIMENTI.G$2:$A_INSERIMENTI.G$33]=[.B14])*([$A_INSERIMENTI.H$2:$A_INSERIMENTI.H$33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221" office:value-type="string" calcext:value-type="string">
            <text:p>31-100</text:p>
          </table:table-cell>
          <table:table-cell table:style-name="ce65" office:value-type="date" office:date-value="2021-06-07" calcext:value-type="date">
            <text:p>lun 07/06/2021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74" office:value-type="float" office:value="3" calcext:value-type="float">
            <text:p>3</text:p>
          </table:table-cell>
          <table:table-cell table:style-name="ce77" table:formula="of:=IF([.$J14]=&quot;&quot;;&quot;&quot;;VLOOKUP([.$J14];A_003_INSERIMENTO_CAMPI;2;0))" office:value-type="string" office:string-value="Basket Giovane" calcext:value-type="string">
            <text:p>Basket Giovane</text:p>
          </table:table-cell>
          <table:table-cell table:style-name="ce80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80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80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80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80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83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86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86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86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86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86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89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1"/>
        </table:table-row>
        <table:table-row table:style-name="ro2">
          <table:table-cell table:style-name="ce170" office:value-type="float" office:value="11" calcext:value-type="float">
            <text:p>11</text:p>
          </table:table-cell>
          <table:table-cell table:style-name="ce185" office:value-type="string" calcext:value-type="string">
            <text:p>C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15];&quot;ABCDEFGH&quot;;1)&gt;0;INDEX([$A_INSERIMENTI.D$2:$A_INSERIMENTI.H$33];MATCH(1;([$A_INSERIMENTI.G$2:$A_INSERIMENTI.G$33]=[.B15])*([$A_INSERIMENTI.H$2:$A_INSERIMENTI.H$33]=INT([.C15]/10));0);2)&amp;&quot; (&quot;&amp;INDEX([$A_INSERIMENTI.D$2:$A_INSERIMENTI.H$33];MATCH(1;([$A_INSERIMENTI.G$2:$A_INSERIMENTI.G$33]=[.B15])*([$A_INSERIMENTI.H$2:$A_INSERIMENTI.H$33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50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5];&quot;ABCDEFGH&quot;;1)&gt;0;INDEX([$A_INSERIMENTI.D$2:$A_INSERIMENTI.H$33];MATCH(1;([$A_INSERIMENTI.G$2:$A_INSERIMENTI.G$33]=[.B15])*([$A_INSERIMENTI.H$2:$A_INSERIMENTI.H$33]=[.C15]-10*INT([.C15]/10));0);2)&amp;&quot; (&quot;&amp;INDEX([$A_INSERIMENTI.D$2:$A_INSERIMENTI.H$33];MATCH(1;([$A_INSERIMENTI.G$2:$A_INSERIMENTI.G$33]=[.B15])*([$A_INSERIMENTI.H$2:$A_INSERIMENTI.H$33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222" office:value-type="string" calcext:value-type="string">
            <text:p>66-95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15]=&quot;&quot;;&quot;&quot;;VLOOKUP([.$J15];A_003_INSERIMENTO_CAMPI;2;0))" office:value-type="string" office:string-value="Basket Giovane" calcext:value-type="string">
            <text:p>Basket Giovane</text:p>
          </table:table-cell>
          <table:table-cell table:style-name="ce81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81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81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81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81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84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87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87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87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87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87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90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1"/>
        </table:table-row>
        <table:table-row table:style-name="ro2">
          <table:table-cell table:style-name="ce170" office:value-type="float" office:value="27" calcext:value-type="float">
            <text:p>27</text:p>
          </table:table-cell>
          <table:table-cell table:style-name="ce185" office:value-type="string" calcext:value-type="string">
            <text:p>C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16];&quot;ABCDEFGH&quot;;1)&gt;0;INDEX([$A_INSERIMENTI.D$2:$A_INSERIMENTI.H$33];MATCH(1;([$A_INSERIMENTI.G$2:$A_INSERIMENTI.G$33]=[.B16])*([$A_INSERIMENTI.H$2:$A_INSERIMENTI.H$33]=INT([.C16]/10));0);2)&amp;&quot; (&quot;&amp;INDEX([$A_INSERIMENTI.D$2:$A_INSERIMENTI.H$33];MATCH(1;([$A_INSERIMENTI.G$2:$A_INSERIMENTI.G$33]=[.B16])*([$A_INSERIMENTI.H$2:$A_INSERIMENTI.H$33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50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6];&quot;ABCDEFGH&quot;;1)&gt;0;INDEX([$A_INSERIMENTI.D$2:$A_INSERIMENTI.H$33];MATCH(1;([$A_INSERIMENTI.G$2:$A_INSERIMENTI.G$33]=[.B16])*([$A_INSERIMENTI.H$2:$A_INSERIMENTI.H$33]=[.C16]-10*INT([.C16]/10));0);2)&amp;&quot; (&quot;&amp;INDEX([$A_INSERIMENTI.D$2:$A_INSERIMENTI.H$33];MATCH(1;([$A_INSERIMENTI.G$2:$A_INSERIMENTI.G$33]=[.B16])*([$A_INSERIMENTI.H$2:$A_INSERIMENTI.H$33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222" office:value-type="string" calcext:value-type="string">
            <text:p>57-42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16]=&quot;&quot;;&quot;&quot;;VLOOKUP([.$J16];A_003_INSERIMENTO_CAMPI;2;0))" office:value-type="string" office:string-value="Basket Giovane" calcext:value-type="string">
            <text:p>Basket Giovane</text:p>
          </table:table-cell>
          <table:table-cell table:style-name="ce81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81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81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81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81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84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87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87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87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87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87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90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1"/>
        </table:table-row>
        <table:table-row table:style-name="ro2">
          <table:table-cell table:style-name="ce170" office:value-type="float" office:value="39" calcext:value-type="float">
            <text:p>39</text:p>
          </table:table-cell>
          <table:table-cell table:style-name="ce185" office:value-type="string" calcext:value-type="string">
            <text:p>C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17];&quot;ABCDEFGH&quot;;1)&gt;0;INDEX([$A_INSERIMENTI.D$2:$A_INSERIMENTI.H$33];MATCH(1;([$A_INSERIMENTI.G$2:$A_INSERIMENTI.G$33]=[.B17])*([$A_INSERIMENTI.H$2:$A_INSERIMENTI.H$33]=INT([.C17]/10));0);2)&amp;&quot; (&quot;&amp;INDEX([$A_INSERIMENTI.D$2:$A_INSERIMENTI.H$33];MATCH(1;([$A_INSERIMENTI.G$2:$A_INSERIMENTI.G$33]=[.B17])*([$A_INSERIMENTI.H$2:$A_INSERIMENTI.H$33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50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7];&quot;ABCDEFGH&quot;;1)&gt;0;INDEX([$A_INSERIMENTI.D$2:$A_INSERIMENTI.H$33];MATCH(1;([$A_INSERIMENTI.G$2:$A_INSERIMENTI.G$33]=[.B17])*([$A_INSERIMENTI.H$2:$A_INSERIMENTI.H$33]=[.C17]-10*INT([.C17]/10));0);2)&amp;&quot; (&quot;&amp;INDEX([$A_INSERIMENTI.D$2:$A_INSERIMENTI.H$33];MATCH(1;([$A_INSERIMENTI.G$2:$A_INSERIMENTI.G$33]=[.B17])*([$A_INSERIMENTI.H$2:$A_INSERIMENTI.H$33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222" office:value-type="string" calcext:value-type="string">
            <text:p>98-89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5H30M00S" calcext:value-type="time">
            <text:p>15:3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17]=&quot;&quot;;&quot;&quot;;VLOOKUP([.$J17];A_003_INSERIMENTO_CAMPI;2;0))" office:value-type="string" office:string-value="Basket Giovane" calcext:value-type="string">
            <text:p>Basket Giovane</text:p>
          </table:table-cell>
          <table:table-cell table:style-name="ce81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81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81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81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81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84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87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87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87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87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87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90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1"/>
        </table:table-row>
        <table:table-row table:style-name="ro2">
          <table:table-cell table:style-name="ce170" office:value-type="float" office:value="15" calcext:value-type="float">
            <text:p>15</text:p>
          </table:table-cell>
          <table:table-cell table:style-name="ce185" office:value-type="string" calcext:value-type="string">
            <text:p>C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18];&quot;ABCDEFGH&quot;;1)&gt;0;INDEX([$A_INSERIMENTI.D$2:$A_INSERIMENTI.H$33];MATCH(1;([$A_INSERIMENTI.G$2:$A_INSERIMENTI.G$33]=[.B18])*([$A_INSERIMENTI.H$2:$A_INSERIMENTI.H$33]=INT([.C18]/10));0);2)&amp;&quot; (&quot;&amp;INDEX([$A_INSERIMENTI.D$2:$A_INSERIMENTI.H$33];MATCH(1;([$A_INSERIMENTI.G$2:$A_INSERIMENTI.G$33]=[.B18])*([$A_INSERIMENTI.H$2:$A_INSERIMENTI.H$33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50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8];&quot;ABCDEFGH&quot;;1)&gt;0;INDEX([$A_INSERIMENTI.D$2:$A_INSERIMENTI.H$33];MATCH(1;([$A_INSERIMENTI.G$2:$A_INSERIMENTI.G$33]=[.B18])*([$A_INSERIMENTI.H$2:$A_INSERIMENTI.H$33]=[.C18]-10*INT([.C18]/10));0);2)&amp;&quot; (&quot;&amp;INDEX([$A_INSERIMENTI.D$2:$A_INSERIMENTI.H$33];MATCH(1;([$A_INSERIMENTI.G$2:$A_INSERIMENTI.G$33]=[.B18])*([$A_INSERIMENTI.H$2:$A_INSERIMENTI.H$33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222" office:value-type="string" calcext:value-type="string">
            <text:p>60-34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18]=&quot;&quot;;&quot;&quot;;VLOOKUP([.$J18];A_003_INSERIMENTO_CAMPI;2;0))" office:value-type="string" office:string-value="Basket Giovane" calcext:value-type="string">
            <text:p>Basket Giovane</text:p>
          </table:table-cell>
          <table:table-cell table:style-name="ce81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81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81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81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81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84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87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87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87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87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87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90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7" calcext:value-type="float">
            <text:p>7</text:p>
          </table:table-cell>
          <table:table-cell table:style-name="ce186" office:value-type="string" calcext:value-type="string">
            <text:p>C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19];&quot;ABCDEFGH&quot;;1)&gt;0;INDEX([$A_INSERIMENTI.D$2:$A_INSERIMENTI.H$33];MATCH(1;([$A_INSERIMENTI.G$2:$A_INSERIMENTI.G$33]=[.B19])*([$A_INSERIMENTI.H$2:$A_INSERIMENTI.H$33]=INT([.C19]/10));0);2)&amp;&quot; (&quot;&amp;INDEX([$A_INSERIMENTI.D$2:$A_INSERIMENTI.H$33];MATCH(1;([$A_INSERIMENTI.G$2:$A_INSERIMENTI.G$33]=[.B19])*([$A_INSERIMENTI.H$2:$A_INSERIMENTI.H$33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51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19];&quot;ABCDEFGH&quot;;1)&gt;0;INDEX([$A_INSERIMENTI.D$2:$A_INSERIMENTI.H$33];MATCH(1;([$A_INSERIMENTI.G$2:$A_INSERIMENTI.G$33]=[.B19])*([$A_INSERIMENTI.H$2:$A_INSERIMENTI.H$33]=[.C19]-10*INT([.C19]/10));0);2)&amp;&quot; (&quot;&amp;INDEX([$A_INSERIMENTI.D$2:$A_INSERIMENTI.H$33];MATCH(1;([$A_INSERIMENTI.G$2:$A_INSERIMENTI.G$33]=[.B19])*([$A_INSERIMENTI.H$2:$A_INSERIMENTI.H$33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223" office:value-type="string" calcext:value-type="string">
            <text:p>96-25</text:p>
          </table:table-cell>
          <table:table-cell table:style-name="ce67" office:value-type="date" office:date-value="2021-06-07" calcext:value-type="date">
            <text:p>lun 07/06/2021</text:p>
          </table:table-cell>
          <table:table-cell table:style-name="ce72" office:value-type="time" office:time-value="PT18H00M00S" calcext:value-type="time">
            <text:p>18:00</text:p>
          </table:table-cell>
          <table:table-cell table:style-name="ce76" office:value-type="float" office:value="3" calcext:value-type="float">
            <text:p>3</text:p>
          </table:table-cell>
          <table:table-cell table:style-name="ce79" table:formula="of:=IF([.$J19]=&quot;&quot;;&quot;&quot;;VLOOKUP([.$J19];A_003_INSERIMENTO_CAMPI;2;0))" office:value-type="string" office:string-value="Basket Giovane" calcext:value-type="string">
            <text:p>Basket Giovane</text:p>
          </table:table-cell>
          <table:table-cell table:style-name="ce82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82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82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82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82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85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88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88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88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88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88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91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1"/>
        </table:table-row>
        <table:table-row table:style-name="ro2">
          <table:table-cell table:style-name="ce170" office:value-type="float" office:value="4" calcext:value-type="float">
            <text:p>4</text:p>
          </table:table-cell>
          <table:table-cell table:style-name="ce187" office:value-type="string" calcext:value-type="string">
            <text:p>D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20];&quot;ABCDEFGH&quot;;1)&gt;0;INDEX([$A_INSERIMENTI.D$2:$A_INSERIMENTI.H$33];MATCH(1;([$A_INSERIMENTI.G$2:$A_INSERIMENTI.G$33]=[.B20])*([$A_INSERIMENTI.H$2:$A_INSERIMENTI.H$33]=INT([.C20]/10));0);2)&amp;&quot; (&quot;&amp;INDEX([$A_INSERIMENTI.D$2:$A_INSERIMENTI.H$33];MATCH(1;([$A_INSERIMENTI.G$2:$A_INSERIMENTI.G$33]=[.B20])*([$A_INSERIMENTI.H$2:$A_INSERIMENTI.H$33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49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20];&quot;ABCDEFGH&quot;;1)&gt;0;INDEX([$A_INSERIMENTI.D$2:$A_INSERIMENTI.H$33];MATCH(1;([$A_INSERIMENTI.G$2:$A_INSERIMENTI.G$33]=[.B20])*([$A_INSERIMENTI.H$2:$A_INSERIMENTI.H$33]=[.C20]-10*INT([.C20]/10));0);2)&amp;&quot; (&quot;&amp;INDEX([$A_INSERIMENTI.D$2:$A_INSERIMENTI.H$33];MATCH(1;([$A_INSERIMENTI.G$2:$A_INSERIMENTI.G$33]=[.B20])*([$A_INSERIMENTI.H$2:$A_INSERIMENTI.H$33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221" office:value-type="string" calcext:value-type="string">
            <text:p>96-68</text:p>
          </table:table-cell>
          <table:table-cell table:style-name="ce65" office:value-type="date" office:date-value="2021-06-07" calcext:value-type="date">
            <text:p>lun 07/06/2021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74" office:value-type="float" office:value="4" calcext:value-type="float">
            <text:p>4</text:p>
          </table:table-cell>
          <table:table-cell table:style-name="ce77" table:formula="of:=IF([.$J20]=&quot;&quot;;&quot;&quot;;VLOOKUP([.$J20];A_003_INSERIMENTO_CAMPI;2;0))" office:value-type="string" office:string-value="Nuova Scuola" calcext:value-type="string">
            <text:p>Nuova Scuola</text:p>
          </table:table-cell>
          <table:table-cell table:style-name="ce80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80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80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80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80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83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86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86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86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86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86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89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1"/>
        </table:table-row>
        <table:table-row table:style-name="ro2">
          <table:table-cell table:style-name="ce170" office:value-type="float" office:value="12" calcext:value-type="float">
            <text:p>12</text:p>
          </table:table-cell>
          <table:table-cell table:style-name="ce189" office:value-type="string" calcext:value-type="string">
            <text:p>D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21];&quot;ABCDEFGH&quot;;1)&gt;0;INDEX([$A_INSERIMENTI.D$2:$A_INSERIMENTI.H$33];MATCH(1;([$A_INSERIMENTI.G$2:$A_INSERIMENTI.G$33]=[.B21])*([$A_INSERIMENTI.H$2:$A_INSERIMENTI.H$33]=INT([.C21]/10));0);2)&amp;&quot; (&quot;&amp;INDEX([$A_INSERIMENTI.D$2:$A_INSERIMENTI.H$33];MATCH(1;([$A_INSERIMENTI.G$2:$A_INSERIMENTI.G$33]=[.B21])*([$A_INSERIMENTI.H$2:$A_INSERIMENTI.H$33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50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1];&quot;ABCDEFGH&quot;;1)&gt;0;INDEX([$A_INSERIMENTI.D$2:$A_INSERIMENTI.H$33];MATCH(1;([$A_INSERIMENTI.G$2:$A_INSERIMENTI.G$33]=[.B21])*([$A_INSERIMENTI.H$2:$A_INSERIMENTI.H$33]=[.C21]-10*INT([.C21]/10));0);2)&amp;&quot; (&quot;&amp;INDEX([$A_INSERIMENTI.D$2:$A_INSERIMENTI.H$33];MATCH(1;([$A_INSERIMENTI.G$2:$A_INSERIMENTI.G$33]=[.B21])*([$A_INSERIMENTI.H$2:$A_INSERIMENTI.H$33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222" office:value-type="string" calcext:value-type="string">
            <text:p>21-29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21]=&quot;&quot;;&quot;&quot;;VLOOKUP([.$J21];A_003_INSERIMENTO_CAMPI;2;0))" office:value-type="string" office:string-value="Nuova Scuola" calcext:value-type="string">
            <text:p>Nuova Scuola</text:p>
          </table:table-cell>
          <table:table-cell table:style-name="ce81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81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81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81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81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84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87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87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87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87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87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90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1"/>
        </table:table-row>
        <table:table-row table:style-name="ro2">
          <table:table-cell table:style-name="ce170" office:value-type="float" office:value="28" calcext:value-type="float">
            <text:p>28</text:p>
          </table:table-cell>
          <table:table-cell table:style-name="ce189" office:value-type="string" calcext:value-type="string">
            <text:p>D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22];&quot;ABCDEFGH&quot;;1)&gt;0;INDEX([$A_INSERIMENTI.D$2:$A_INSERIMENTI.H$33];MATCH(1;([$A_INSERIMENTI.G$2:$A_INSERIMENTI.G$33]=[.B22])*([$A_INSERIMENTI.H$2:$A_INSERIMENTI.H$33]=INT([.C22]/10));0);2)&amp;&quot; (&quot;&amp;INDEX([$A_INSERIMENTI.D$2:$A_INSERIMENTI.H$33];MATCH(1;([$A_INSERIMENTI.G$2:$A_INSERIMENTI.G$33]=[.B22])*([$A_INSERIMENTI.H$2:$A_INSERIMENTI.H$33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50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2];&quot;ABCDEFGH&quot;;1)&gt;0;INDEX([$A_INSERIMENTI.D$2:$A_INSERIMENTI.H$33];MATCH(1;([$A_INSERIMENTI.G$2:$A_INSERIMENTI.G$33]=[.B22])*([$A_INSERIMENTI.H$2:$A_INSERIMENTI.H$33]=[.C22]-10*INT([.C22]/10));0);2)&amp;&quot; (&quot;&amp;INDEX([$A_INSERIMENTI.D$2:$A_INSERIMENTI.H$33];MATCH(1;([$A_INSERIMENTI.G$2:$A_INSERIMENTI.G$33]=[.B22])*([$A_INSERIMENTI.H$2:$A_INSERIMENTI.H$33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222" office:value-type="string" calcext:value-type="string">
            <text:p>54-64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22]=&quot;&quot;;&quot;&quot;;VLOOKUP([.$J22];A_003_INSERIMENTO_CAMPI;2;0))" office:value-type="string" office:string-value="Nuova Scuola" calcext:value-type="string">
            <text:p>Nuova Scuola</text:p>
          </table:table-cell>
          <table:table-cell table:style-name="ce81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81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81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81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81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84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87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87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87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87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87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90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1"/>
        </table:table-row>
        <table:table-row table:style-name="ro2">
          <table:table-cell table:style-name="ce170" office:value-type="float" office:value="40" calcext:value-type="float">
            <text:p>40</text:p>
          </table:table-cell>
          <table:table-cell table:style-name="ce189" office:value-type="string" calcext:value-type="string">
            <text:p>D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23];&quot;ABCDEFGH&quot;;1)&gt;0;INDEX([$A_INSERIMENTI.D$2:$A_INSERIMENTI.H$33];MATCH(1;([$A_INSERIMENTI.G$2:$A_INSERIMENTI.G$33]=[.B23])*([$A_INSERIMENTI.H$2:$A_INSERIMENTI.H$33]=INT([.C23]/10));0);2)&amp;&quot; (&quot;&amp;INDEX([$A_INSERIMENTI.D$2:$A_INSERIMENTI.H$33];MATCH(1;([$A_INSERIMENTI.G$2:$A_INSERIMENTI.G$33]=[.B23])*([$A_INSERIMENTI.H$2:$A_INSERIMENTI.H$33]=INT([.C23]/10));0);1)&amp;&quot;)&quot;;&quot;DA SISTEMARE&quot;)" office:value-type="string" office:string-value="Pitoni (14)" calcext:value-type="string">
            <text:p>Pitoni (14)</text:p>
          </table:table-cell>
          <table:table-cell table:style-name="ce50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3];&quot;ABCDEFGH&quot;;1)&gt;0;INDEX([$A_INSERIMENTI.D$2:$A_INSERIMENTI.H$33];MATCH(1;([$A_INSERIMENTI.G$2:$A_INSERIMENTI.G$33]=[.B23])*([$A_INSERIMENTI.H$2:$A_INSERIMENTI.H$33]=[.C23]-10*INT([.C23]/10));0);2)&amp;&quot; (&quot;&amp;INDEX([$A_INSERIMENTI.D$2:$A_INSERIMENTI.H$33];MATCH(1;([$A_INSERIMENTI.G$2:$A_INSERIMENTI.G$33]=[.B23])*([$A_INSERIMENTI.H$2:$A_INSERIMENTI.H$33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222" office:value-type="string" calcext:value-type="string">
            <text:p>67-53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5H30M00S" calcext:value-type="time">
            <text:p>15:3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23]=&quot;&quot;;&quot;&quot;;VLOOKUP([.$J23];A_003_INSERIMENTO_CAMPI;2;0))" office:value-type="string" office:string-value="Nuova Scuola" calcext:value-type="string">
            <text:p>Nuova Scuola</text:p>
          </table:table-cell>
          <table:table-cell table:style-name="ce81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81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81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81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81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84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87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87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87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87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87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90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1"/>
        </table:table-row>
        <table:table-row table:style-name="ro2">
          <table:table-cell table:style-name="ce170" office:value-type="float" office:value="16" calcext:value-type="float">
            <text:p>16</text:p>
          </table:table-cell>
          <table:table-cell table:style-name="ce189" office:value-type="string" calcext:value-type="string">
            <text:p>D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24];&quot;ABCDEFGH&quot;;1)&gt;0;INDEX([$A_INSERIMENTI.D$2:$A_INSERIMENTI.H$33];MATCH(1;([$A_INSERIMENTI.G$2:$A_INSERIMENTI.G$33]=[.B24])*([$A_INSERIMENTI.H$2:$A_INSERIMENTI.H$33]=INT([.C24]/10));0);2)&amp;&quot; (&quot;&amp;INDEX([$A_INSERIMENTI.D$2:$A_INSERIMENTI.H$33];MATCH(1;([$A_INSERIMENTI.G$2:$A_INSERIMENTI.G$33]=[.B24])*([$A_INSERIMENTI.H$2:$A_INSERIMENTI.H$33]=INT([.C24]/10));0);1)&amp;&quot;)&quot;;&quot;DA SISTEMARE&quot;)" office:value-type="string" office:string-value="Pitoni (14)" calcext:value-type="string">
            <text:p>Pitoni (14)</text:p>
          </table:table-cell>
          <table:table-cell table:style-name="ce50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4];&quot;ABCDEFGH&quot;;1)&gt;0;INDEX([$A_INSERIMENTI.D$2:$A_INSERIMENTI.H$33];MATCH(1;([$A_INSERIMENTI.G$2:$A_INSERIMENTI.G$33]=[.B24])*([$A_INSERIMENTI.H$2:$A_INSERIMENTI.H$33]=[.C24]-10*INT([.C24]/10));0);2)&amp;&quot; (&quot;&amp;INDEX([$A_INSERIMENTI.D$2:$A_INSERIMENTI.H$33];MATCH(1;([$A_INSERIMENTI.G$2:$A_INSERIMENTI.G$33]=[.B24])*([$A_INSERIMENTI.H$2:$A_INSERIMENTI.H$33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222" office:value-type="string" calcext:value-type="string">
            <text:p>83-57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24]=&quot;&quot;;&quot;&quot;;VLOOKUP([.$J24];A_003_INSERIMENTO_CAMPI;2;0))" office:value-type="string" office:string-value="Nuova Scuola" calcext:value-type="string">
            <text:p>Nuova Scuola</text:p>
          </table:table-cell>
          <table:table-cell table:style-name="ce81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81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81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81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81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84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87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87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87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87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87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90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8" calcext:value-type="float">
            <text:p>8</text:p>
          </table:table-cell>
          <table:table-cell table:style-name="ce190" office:value-type="string" calcext:value-type="string">
            <text:p>D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25];&quot;ABCDEFGH&quot;;1)&gt;0;INDEX([$A_INSERIMENTI.D$2:$A_INSERIMENTI.H$33];MATCH(1;([$A_INSERIMENTI.G$2:$A_INSERIMENTI.G$33]=[.B25])*([$A_INSERIMENTI.H$2:$A_INSERIMENTI.H$33]=INT([.C25]/10));0);2)&amp;&quot; (&quot;&amp;INDEX([$A_INSERIMENTI.D$2:$A_INSERIMENTI.H$33];MATCH(1;([$A_INSERIMENTI.G$2:$A_INSERIMENTI.G$33]=[.B25])*([$A_INSERIMENTI.H$2:$A_INSERIMENTI.H$33]=INT([.C25]/10));0);1)&amp;&quot;)&quot;;&quot;DA SISTEMARE&quot;)" office:value-type="string" office:string-value="Aquile (15)" calcext:value-type="string">
            <text:p>Aquile (15)</text:p>
          </table:table-cell>
          <table:table-cell table:style-name="ce51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25];&quot;ABCDEFGH&quot;;1)&gt;0;INDEX([$A_INSERIMENTI.D$2:$A_INSERIMENTI.H$33];MATCH(1;([$A_INSERIMENTI.G$2:$A_INSERIMENTI.G$33]=[.B25])*([$A_INSERIMENTI.H$2:$A_INSERIMENTI.H$33]=[.C25]-10*INT([.C25]/10));0);2)&amp;&quot; (&quot;&amp;INDEX([$A_INSERIMENTI.D$2:$A_INSERIMENTI.H$33];MATCH(1;([$A_INSERIMENTI.G$2:$A_INSERIMENTI.G$33]=[.B25])*([$A_INSERIMENTI.H$2:$A_INSERIMENTI.H$33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223" office:value-type="string" calcext:value-type="string">
            <text:p>72-52</text:p>
          </table:table-cell>
          <table:table-cell table:style-name="ce67" office:value-type="date" office:date-value="2021-06-07" calcext:value-type="date">
            <text:p>lun 07/06/2021</text:p>
          </table:table-cell>
          <table:table-cell table:style-name="ce72" office:value-type="time" office:time-value="PT18H00M00S" calcext:value-type="time">
            <text:p>18:00</text:p>
          </table:table-cell>
          <table:table-cell table:style-name="ce76" office:value-type="float" office:value="4" calcext:value-type="float">
            <text:p>4</text:p>
          </table:table-cell>
          <table:table-cell table:style-name="ce79" table:formula="of:=IF([.$J25]=&quot;&quot;;&quot;&quot;;VLOOKUP([.$J25];A_003_INSERIMENTO_CAMPI;2;0))" office:value-type="string" office:string-value="Nuova Scuola" calcext:value-type="string">
            <text:p>Nuova Scuola</text:p>
          </table:table-cell>
          <table:table-cell table:style-name="ce82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82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82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82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82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85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88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88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88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88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88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91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0" office:value-type="float" office:value="17" calcext:value-type="float">
            <text:p>17</text:p>
          </table:table-cell>
          <table:table-cell table:style-name="ce191" office:value-type="string" calcext:value-type="string">
            <text:p>E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26];&quot;ABCDEFGH&quot;;1)&gt;0;INDEX([$A_INSERIMENTI.D$2:$A_INSERIMENTI.H$33];MATCH(1;([$A_INSERIMENTI.G$2:$A_INSERIMENTI.G$33]=[.B26])*([$A_INSERIMENTI.H$2:$A_INSERIMENTI.H$33]=INT([.C26]/10));0);2)&amp;&quot; (&quot;&amp;INDEX([$A_INSERIMENTI.D$2:$A_INSERIMENTI.H$33];MATCH(1;([$A_INSERIMENTI.G$2:$A_INSERIMENTI.G$33]=[.B26])*([$A_INSERIMENTI.H$2:$A_INSERIMENTI.H$33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49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26];&quot;ABCDEFGH&quot;;1)&gt;0;INDEX([$A_INSERIMENTI.D$2:$A_INSERIMENTI.H$33];MATCH(1;([$A_INSERIMENTI.G$2:$A_INSERIMENTI.G$33]=[.B26])*([$A_INSERIMENTI.H$2:$A_INSERIMENTI.H$33]=[.C26]-10*INT([.C26]/10));0);2)&amp;&quot; (&quot;&amp;INDEX([$A_INSERIMENTI.D$2:$A_INSERIMENTI.H$33];MATCH(1;([$A_INSERIMENTI.G$2:$A_INSERIMENTI.G$33]=[.B26])*([$A_INSERIMENTI.H$2:$A_INSERIMENTI.H$33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221" office:value-type="string" calcext:value-type="string">
            <text:p>86-97</text:p>
          </table:table-cell>
          <table:table-cell table:style-name="ce65" office:value-type="date" office:date-value="2021-06-08" calcext:value-type="date">
            <text:p>mar 08/06/2021</text:p>
          </table:table-cell>
          <table:table-cell table:style-name="ce70" office:value-type="time" office:time-value="PT15H30M00S" calcext:value-type="time">
            <text:p>15:30</text:p>
          </table:table-cell>
          <table:table-cell table:style-name="ce74" office:value-type="float" office:value="1" calcext:value-type="float">
            <text:p>1</text:p>
          </table:table-cell>
          <table:table-cell table:style-name="ce77" table:formula="of:=IF([.$J26]=&quot;&quot;;&quot;&quot;;VLOOKUP([.$J26];A_003_INSERIMENTO_CAMPI;2;0))" office:value-type="string" office:string-value="Cristo Re 1" calcext:value-type="string">
            <text:p>Cristo Re 1</text:p>
          </table:table-cell>
          <table:table-cell table:style-name="ce80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80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80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80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80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83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86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86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86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86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86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89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1"/>
        </table:table-row>
        <table:table-row table:style-name="ro2">
          <table:table-cell table:style-name="ce170" office:value-type="float" office:value="29" calcext:value-type="float">
            <text:p>29</text:p>
          </table:table-cell>
          <table:table-cell table:style-name="ce192" office:value-type="string" calcext:value-type="string">
            <text:p>E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27];&quot;ABCDEFGH&quot;;1)&gt;0;INDEX([$A_INSERIMENTI.D$2:$A_INSERIMENTI.H$33];MATCH(1;([$A_INSERIMENTI.G$2:$A_INSERIMENTI.G$33]=[.B27])*([$A_INSERIMENTI.H$2:$A_INSERIMENTI.H$33]=INT([.C27]/10));0);2)&amp;&quot; (&quot;&amp;INDEX([$A_INSERIMENTI.D$2:$A_INSERIMENTI.H$33];MATCH(1;([$A_INSERIMENTI.G$2:$A_INSERIMENTI.G$33]=[.B27])*([$A_INSERIMENTI.H$2:$A_INSERIMENTI.H$33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50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7];&quot;ABCDEFGH&quot;;1)&gt;0;INDEX([$A_INSERIMENTI.D$2:$A_INSERIMENTI.H$33];MATCH(1;([$A_INSERIMENTI.G$2:$A_INSERIMENTI.G$33]=[.B27])*([$A_INSERIMENTI.H$2:$A_INSERIMENTI.H$33]=[.C27]-10*INT([.C27]/10));0);2)&amp;&quot; (&quot;&amp;INDEX([$A_INSERIMENTI.D$2:$A_INSERIMENTI.H$33];MATCH(1;([$A_INSERIMENTI.G$2:$A_INSERIMENTI.G$33]=[.B27])*([$A_INSERIMENTI.H$2:$A_INSERIMENTI.H$33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222" office:value-type="string" calcext:value-type="string">
            <text:p>20-0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27]=&quot;&quot;;&quot;&quot;;VLOOKUP([.$J27];A_003_INSERIMENTO_CAMPI;2;0))" office:value-type="string" office:string-value="Cristo Re 1" calcext:value-type="string">
            <text:p>Cristo Re 1</text:p>
          </table:table-cell>
          <table:table-cell table:style-name="ce81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81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81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81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81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84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87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87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87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87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87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90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0" office:value-type="float" office:value="41" calcext:value-type="float">
            <text:p>41</text:p>
          </table:table-cell>
          <table:table-cell table:style-name="ce192" office:value-type="string" calcext:value-type="string">
            <text:p>E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28];&quot;ABCDEFGH&quot;;1)&gt;0;INDEX([$A_INSERIMENTI.D$2:$A_INSERIMENTI.H$33];MATCH(1;([$A_INSERIMENTI.G$2:$A_INSERIMENTI.G$33]=[.B28])*([$A_INSERIMENTI.H$2:$A_INSERIMENTI.H$33]=INT([.C28]/10));0);2)&amp;&quot; (&quot;&amp;INDEX([$A_INSERIMENTI.D$2:$A_INSERIMENTI.H$33];MATCH(1;([$A_INSERIMENTI.G$2:$A_INSERIMENTI.G$33]=[.B28])*([$A_INSERIMENTI.H$2:$A_INSERIMENTI.H$33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50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8];&quot;ABCDEFGH&quot;;1)&gt;0;INDEX([$A_INSERIMENTI.D$2:$A_INSERIMENTI.H$33];MATCH(1;([$A_INSERIMENTI.G$2:$A_INSERIMENTI.G$33]=[.B28])*([$A_INSERIMENTI.H$2:$A_INSERIMENTI.H$33]=[.C28]-10*INT([.C28]/10));0);2)&amp;&quot; (&quot;&amp;INDEX([$A_INSERIMENTI.D$2:$A_INSERIMENTI.H$33];MATCH(1;([$A_INSERIMENTI.G$2:$A_INSERIMENTI.G$33]=[.B28])*([$A_INSERIMENTI.H$2:$A_INSERIMENTI.H$33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222" office:value-type="string" calcext:value-type="string">
            <text:p>42-82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7H00M00S" calcext:value-type="time">
            <text:p>17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28]=&quot;&quot;;&quot;&quot;;VLOOKUP([.$J28];A_003_INSERIMENTO_CAMPI;2;0))" office:value-type="string" office:string-value="Cristo Re 1" calcext:value-type="string">
            <text:p>Cristo Re 1</text:p>
          </table:table-cell>
          <table:table-cell table:style-name="ce81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81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81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81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81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84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87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87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87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87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87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90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1"/>
        </table:table-row>
        <table:table-row table:style-name="ro2">
          <table:table-cell table:style-name="ce170" office:value-type="float" office:value="45" calcext:value-type="float">
            <text:p>45</text:p>
          </table:table-cell>
          <table:table-cell table:style-name="ce192" office:value-type="string" calcext:value-type="string">
            <text:p>E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29];&quot;ABCDEFGH&quot;;1)&gt;0;INDEX([$A_INSERIMENTI.D$2:$A_INSERIMENTI.H$33];MATCH(1;([$A_INSERIMENTI.G$2:$A_INSERIMENTI.G$33]=[.B29])*([$A_INSERIMENTI.H$2:$A_INSERIMENTI.H$33]=INT([.C29]/10));0);2)&amp;&quot; (&quot;&amp;INDEX([$A_INSERIMENTI.D$2:$A_INSERIMENTI.H$33];MATCH(1;([$A_INSERIMENTI.G$2:$A_INSERIMENTI.G$33]=[.B29])*([$A_INSERIMENTI.H$2:$A_INSERIMENTI.H$33]=INT([.C29]/10));0);1)&amp;&quot;)&quot;;&quot;DA SISTEMARE&quot;)" office:value-type="string" office:string-value="Bufali (18)" calcext:value-type="string">
            <text:p>Bufali (18)</text:p>
          </table:table-cell>
          <table:table-cell table:style-name="ce50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9];&quot;ABCDEFGH&quot;;1)&gt;0;INDEX([$A_INSERIMENTI.D$2:$A_INSERIMENTI.H$33];MATCH(1;([$A_INSERIMENTI.G$2:$A_INSERIMENTI.G$33]=[.B29])*([$A_INSERIMENTI.H$2:$A_INSERIMENTI.H$33]=[.C29]-10*INT([.C29]/10));0);2)&amp;&quot; (&quot;&amp;INDEX([$A_INSERIMENTI.D$2:$A_INSERIMENTI.H$33];MATCH(1;([$A_INSERIMENTI.G$2:$A_INSERIMENTI.G$33]=[.B29])*([$A_INSERIMENTI.H$2:$A_INSERIMENTI.H$33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222" office:value-type="string" calcext:value-type="string">
            <text:p>66-49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29]=&quot;&quot;;&quot;&quot;;VLOOKUP([.$J29];A_003_INSERIMENTO_CAMPI;2;0))" office:value-type="string" office:string-value="Cristo Re 1" calcext:value-type="string">
            <text:p>Cristo Re 1</text:p>
          </table:table-cell>
          <table:table-cell table:style-name="ce81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81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81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81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81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84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87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87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87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87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87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90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1"/>
        </table:table-row>
        <table:table-row table:style-name="ro2">
          <table:table-cell table:style-name="ce170" office:value-type="float" office:value="33" calcext:value-type="float">
            <text:p>33</text:p>
          </table:table-cell>
          <table:table-cell table:style-name="ce192" office:value-type="string" calcext:value-type="string">
            <text:p>E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30];&quot;ABCDEFGH&quot;;1)&gt;0;INDEX([$A_INSERIMENTI.D$2:$A_INSERIMENTI.H$33];MATCH(1;([$A_INSERIMENTI.G$2:$A_INSERIMENTI.G$33]=[.B30])*([$A_INSERIMENTI.H$2:$A_INSERIMENTI.H$33]=INT([.C30]/10));0);2)&amp;&quot; (&quot;&amp;INDEX([$A_INSERIMENTI.D$2:$A_INSERIMENTI.H$33];MATCH(1;([$A_INSERIMENTI.G$2:$A_INSERIMENTI.G$33]=[.B30])*([$A_INSERIMENTI.H$2:$A_INSERIMENTI.H$33]=INT([.C30]/10));0);1)&amp;&quot;)&quot;;&quot;DA SISTEMARE&quot;)" office:value-type="string" office:string-value="Bufali (18)" calcext:value-type="string">
            <text:p>Bufali (18)</text:p>
          </table:table-cell>
          <table:table-cell table:style-name="ce50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0];&quot;ABCDEFGH&quot;;1)&gt;0;INDEX([$A_INSERIMENTI.D$2:$A_INSERIMENTI.H$33];MATCH(1;([$A_INSERIMENTI.G$2:$A_INSERIMENTI.G$33]=[.B30])*([$A_INSERIMENTI.H$2:$A_INSERIMENTI.H$33]=[.C30]-10*INT([.C30]/10));0);2)&amp;&quot; (&quot;&amp;INDEX([$A_INSERIMENTI.D$2:$A_INSERIMENTI.H$33];MATCH(1;([$A_INSERIMENTI.G$2:$A_INSERIMENTI.G$33]=[.B30])*([$A_INSERIMENTI.H$2:$A_INSERIMENTI.H$33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222" office:value-type="string" calcext:value-type="string">
            <text:p>0-20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30]=&quot;&quot;;&quot;&quot;;VLOOKUP([.$J30];A_003_INSERIMENTO_CAMPI;2;0))" office:value-type="string" office:string-value="Cristo Re 1" calcext:value-type="string">
            <text:p>Cristo Re 1</text:p>
          </table:table-cell>
          <table:table-cell table:style-name="ce81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81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81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81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81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84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87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87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87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87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87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90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1"/>
        </table:table-row>
        <table:table-row table:style-name="ro2">
          <table:table-cell table:style-name="ce170" office:value-type="float" office:value="21" calcext:value-type="float">
            <text:p>21</text:p>
          </table:table-cell>
          <table:table-cell table:style-name="ce193" office:value-type="string" calcext:value-type="string">
            <text:p>E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31];&quot;ABCDEFGH&quot;;1)&gt;0;INDEX([$A_INSERIMENTI.D$2:$A_INSERIMENTI.H$33];MATCH(1;([$A_INSERIMENTI.G$2:$A_INSERIMENTI.G$33]=[.B31])*([$A_INSERIMENTI.H$2:$A_INSERIMENTI.H$33]=INT([.C31]/10));0);2)&amp;&quot; (&quot;&amp;INDEX([$A_INSERIMENTI.D$2:$A_INSERIMENTI.H$33];MATCH(1;([$A_INSERIMENTI.G$2:$A_INSERIMENTI.G$33]=[.B31])*([$A_INSERIMENTI.H$2:$A_INSERIMENTI.H$33]=INT([.C31]/10));0);1)&amp;&quot;)&quot;;&quot;DA SISTEMARE&quot;)" office:value-type="string" office:string-value="Cervi (19)" calcext:value-type="string">
            <text:p>Cervi (19)</text:p>
          </table:table-cell>
          <table:table-cell table:style-name="ce51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31];&quot;ABCDEFGH&quot;;1)&gt;0;INDEX([$A_INSERIMENTI.D$2:$A_INSERIMENTI.H$33];MATCH(1;([$A_INSERIMENTI.G$2:$A_INSERIMENTI.G$33]=[.B31])*([$A_INSERIMENTI.H$2:$A_INSERIMENTI.H$33]=[.C31]-10*INT([.C31]/10));0);2)&amp;&quot; (&quot;&amp;INDEX([$A_INSERIMENTI.D$2:$A_INSERIMENTI.H$33];MATCH(1;([$A_INSERIMENTI.G$2:$A_INSERIMENTI.G$33]=[.B31])*([$A_INSERIMENTI.H$2:$A_INSERIMENTI.H$33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223" office:value-type="string" calcext:value-type="string">
            <text:p>0-20</text:p>
          </table:table-cell>
          <table:table-cell table:style-name="ce67" office:value-type="date" office:date-value="2021-06-08" calcext:value-type="date">
            <text:p>mar 08/06/2021</text:p>
          </table:table-cell>
          <table:table-cell table:style-name="ce72" office:value-type="time" office:time-value="PT17H00M00S" calcext:value-type="time">
            <text:p>17:00</text:p>
          </table:table-cell>
          <table:table-cell table:style-name="ce76" office:value-type="float" office:value="1" calcext:value-type="float">
            <text:p>1</text:p>
          </table:table-cell>
          <table:table-cell table:style-name="ce79" table:formula="of:=IF([.$J31]=&quot;&quot;;&quot;&quot;;VLOOKUP([.$J31];A_003_INSERIMENTO_CAMPI;2;0))" office:value-type="string" office:string-value="Cristo Re 1" calcext:value-type="string">
            <text:p>Cristo Re 1</text:p>
          </table:table-cell>
          <table:table-cell table:style-name="ce82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82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82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82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82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85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88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88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88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88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88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91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1"/>
        </table:table-row>
        <table:table-row table:style-name="ro2">
          <table:table-cell table:style-name="ce170" office:value-type="float" office:value="18" calcext:value-type="float">
            <text:p>18</text:p>
          </table:table-cell>
          <table:table-cell table:style-name="ce194" office:value-type="string" calcext:value-type="string">
            <text:p>F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32];&quot;ABCDEFGH&quot;;1)&gt;0;INDEX([$A_INSERIMENTI.D$2:$A_INSERIMENTI.H$33];MATCH(1;([$A_INSERIMENTI.G$2:$A_INSERIMENTI.G$33]=[.B32])*([$A_INSERIMENTI.H$2:$A_INSERIMENTI.H$33]=INT([.C32]/10));0);2)&amp;&quot; (&quot;&amp;INDEX([$A_INSERIMENTI.D$2:$A_INSERIMENTI.H$33];MATCH(1;([$A_INSERIMENTI.G$2:$A_INSERIMENTI.G$33]=[.B32])*([$A_INSERIMENTI.H$2:$A_INSERIMENTI.H$33]=INT([.C32]/10));0);1)&amp;&quot;)&quot;;&quot;DA SISTEMARE&quot;)" office:value-type="string" office:string-value="Balene (21)" calcext:value-type="string">
            <text:p>Balene (21)</text:p>
          </table:table-cell>
          <table:table-cell table:style-name="ce49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32];&quot;ABCDEFGH&quot;;1)&gt;0;INDEX([$A_INSERIMENTI.D$2:$A_INSERIMENTI.H$33];MATCH(1;([$A_INSERIMENTI.G$2:$A_INSERIMENTI.G$33]=[.B32])*([$A_INSERIMENTI.H$2:$A_INSERIMENTI.H$33]=[.C32]-10*INT([.C32]/10));0);2)&amp;&quot; (&quot;&amp;INDEX([$A_INSERIMENTI.D$2:$A_INSERIMENTI.H$33];MATCH(1;([$A_INSERIMENTI.G$2:$A_INSERIMENTI.G$33]=[.B32])*([$A_INSERIMENTI.H$2:$A_INSERIMENTI.H$33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221" office:value-type="string" calcext:value-type="string">
            <text:p>61-41</text:p>
          </table:table-cell>
          <table:table-cell table:style-name="ce65" office:value-type="date" office:date-value="2021-06-08" calcext:value-type="date">
            <text:p>mar 08/06/2021</text:p>
          </table:table-cell>
          <table:table-cell table:style-name="ce70" office:value-type="time" office:time-value="PT15H30M00S" calcext:value-type="time">
            <text:p>15:30</text:p>
          </table:table-cell>
          <table:table-cell table:style-name="ce74" office:value-type="float" office:value="2" calcext:value-type="float">
            <text:p>2</text:p>
          </table:table-cell>
          <table:table-cell table:style-name="ce77" table:formula="of:=IF([.$J32]=&quot;&quot;;&quot;&quot;;VLOOKUP([.$J32];A_003_INSERIMENTO_CAMPI;2;0))" office:value-type="string" office:string-value="Cristo Re 2" calcext:value-type="string">
            <text:p>Cristo Re 2</text:p>
          </table:table-cell>
          <table:table-cell table:style-name="ce80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80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80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80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80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83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86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86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86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86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86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89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0" office:value-type="float" office:value="30" calcext:value-type="float">
            <text:p>30</text:p>
          </table:table-cell>
          <table:table-cell table:style-name="ce195" office:value-type="string" calcext:value-type="string">
            <text:p>F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33];&quot;ABCDEFGH&quot;;1)&gt;0;INDEX([$A_INSERIMENTI.D$2:$A_INSERIMENTI.H$33];MATCH(1;([$A_INSERIMENTI.G$2:$A_INSERIMENTI.G$33]=[.B33])*([$A_INSERIMENTI.H$2:$A_INSERIMENTI.H$33]=INT([.C33]/10));0);2)&amp;&quot; (&quot;&amp;INDEX([$A_INSERIMENTI.D$2:$A_INSERIMENTI.H$33];MATCH(1;([$A_INSERIMENTI.G$2:$A_INSERIMENTI.G$33]=[.B33])*([$A_INSERIMENTI.H$2:$A_INSERIMENTI.H$33]=INT([.C33]/10));0);1)&amp;&quot;)&quot;;&quot;DA SISTEMARE&quot;)" office:value-type="string" office:string-value="Balene (21)" calcext:value-type="string">
            <text:p>Balene (21)</text:p>
          </table:table-cell>
          <table:table-cell table:style-name="ce50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3];&quot;ABCDEFGH&quot;;1)&gt;0;INDEX([$A_INSERIMENTI.D$2:$A_INSERIMENTI.H$33];MATCH(1;([$A_INSERIMENTI.G$2:$A_INSERIMENTI.G$33]=[.B33])*([$A_INSERIMENTI.H$2:$A_INSERIMENTI.H$33]=[.C33]-10*INT([.C33]/10));0);2)&amp;&quot; (&quot;&amp;INDEX([$A_INSERIMENTI.D$2:$A_INSERIMENTI.H$33];MATCH(1;([$A_INSERIMENTI.G$2:$A_INSERIMENTI.G$33]=[.B33])*([$A_INSERIMENTI.H$2:$A_INSERIMENTI.H$33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222" office:value-type="string" calcext:value-type="string">
            <text:p>64-24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33]=&quot;&quot;;&quot;&quot;;VLOOKUP([.$J33];A_003_INSERIMENTO_CAMPI;2;0))" office:value-type="string" office:string-value="Cristo Re 2" calcext:value-type="string">
            <text:p>Cristo Re 2</text:p>
          </table:table-cell>
          <table:table-cell table:style-name="ce81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81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81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81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81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84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87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87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87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87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87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90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1"/>
        </table:table-row>
        <table:table-row table:style-name="ro2">
          <table:table-cell table:style-name="ce170" office:value-type="float" office:value="42" calcext:value-type="float">
            <text:p>42</text:p>
          </table:table-cell>
          <table:table-cell table:style-name="ce195" office:value-type="string" calcext:value-type="string">
            <text:p>F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34];&quot;ABCDEFGH&quot;;1)&gt;0;INDEX([$A_INSERIMENTI.D$2:$A_INSERIMENTI.H$33];MATCH(1;([$A_INSERIMENTI.G$2:$A_INSERIMENTI.G$33]=[.B34])*([$A_INSERIMENTI.H$2:$A_INSERIMENTI.H$33]=INT([.C34]/10));0);2)&amp;&quot; (&quot;&amp;INDEX([$A_INSERIMENTI.D$2:$A_INSERIMENTI.H$33];MATCH(1;([$A_INSERIMENTI.G$2:$A_INSERIMENTI.G$33]=[.B34])*([$A_INSERIMENTI.H$2:$A_INSERIMENTI.H$33]=INT([.C34]/10));0);1)&amp;&quot;)&quot;;&quot;DA SISTEMARE&quot;)" office:value-type="string" office:string-value="Balene (21)" calcext:value-type="string">
            <text:p>Balene (21)</text:p>
          </table:table-cell>
          <table:table-cell table:style-name="ce50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4];&quot;ABCDEFGH&quot;;1)&gt;0;INDEX([$A_INSERIMENTI.D$2:$A_INSERIMENTI.H$33];MATCH(1;([$A_INSERIMENTI.G$2:$A_INSERIMENTI.G$33]=[.B34])*([$A_INSERIMENTI.H$2:$A_INSERIMENTI.H$33]=[.C34]-10*INT([.C34]/10));0);2)&amp;&quot; (&quot;&amp;INDEX([$A_INSERIMENTI.D$2:$A_INSERIMENTI.H$33];MATCH(1;([$A_INSERIMENTI.G$2:$A_INSERIMENTI.G$33]=[.B34])*([$A_INSERIMENTI.H$2:$A_INSERIMENTI.H$33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222" office:value-type="string" calcext:value-type="string">
            <text:p>24-23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7H00M00S" calcext:value-type="time">
            <text:p>17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34]=&quot;&quot;;&quot;&quot;;VLOOKUP([.$J34];A_003_INSERIMENTO_CAMPI;2;0))" office:value-type="string" office:string-value="Cristo Re 2" calcext:value-type="string">
            <text:p>Cristo Re 2</text:p>
          </table:table-cell>
          <table:table-cell table:style-name="ce81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81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81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81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81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84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87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87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87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87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87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90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1"/>
        </table:table-row>
        <table:table-row table:style-name="ro2">
          <table:table-cell table:style-name="ce170" office:value-type="float" office:value="46" calcext:value-type="float">
            <text:p>46</text:p>
          </table:table-cell>
          <table:table-cell table:style-name="ce195" office:value-type="string" calcext:value-type="string">
            <text:p>F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35];&quot;ABCDEFGH&quot;;1)&gt;0;INDEX([$A_INSERIMENTI.D$2:$A_INSERIMENTI.H$33];MATCH(1;([$A_INSERIMENTI.G$2:$A_INSERIMENTI.G$33]=[.B35])*([$A_INSERIMENTI.H$2:$A_INSERIMENTI.H$33]=INT([.C35]/10));0);2)&amp;&quot; (&quot;&amp;INDEX([$A_INSERIMENTI.D$2:$A_INSERIMENTI.H$33];MATCH(1;([$A_INSERIMENTI.G$2:$A_INSERIMENTI.G$33]=[.B35])*([$A_INSERIMENTI.H$2:$A_INSERIMENTI.H$33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50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5];&quot;ABCDEFGH&quot;;1)&gt;0;INDEX([$A_INSERIMENTI.D$2:$A_INSERIMENTI.H$33];MATCH(1;([$A_INSERIMENTI.G$2:$A_INSERIMENTI.G$33]=[.B35])*([$A_INSERIMENTI.H$2:$A_INSERIMENTI.H$33]=[.C35]-10*INT([.C35]/10));0);2)&amp;&quot; (&quot;&amp;INDEX([$A_INSERIMENTI.D$2:$A_INSERIMENTI.H$33];MATCH(1;([$A_INSERIMENTI.G$2:$A_INSERIMENTI.G$33]=[.B35])*([$A_INSERIMENTI.H$2:$A_INSERIMENTI.H$33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222" office:value-type="string" calcext:value-type="string">
            <text:p>94-38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35]=&quot;&quot;;&quot;&quot;;VLOOKUP([.$J35];A_003_INSERIMENTO_CAMPI;2;0))" office:value-type="string" office:string-value="Cristo Re 2" calcext:value-type="string">
            <text:p>Cristo Re 2</text:p>
          </table:table-cell>
          <table:table-cell table:style-name="ce81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81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81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81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81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84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87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87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87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87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87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90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1"/>
        </table:table-row>
        <table:table-row table:style-name="ro2">
          <table:table-cell table:style-name="ce170" office:value-type="float" office:value="34" calcext:value-type="float">
            <text:p>34</text:p>
          </table:table-cell>
          <table:table-cell table:style-name="ce195" office:value-type="string" calcext:value-type="string">
            <text:p>F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36];&quot;ABCDEFGH&quot;;1)&gt;0;INDEX([$A_INSERIMENTI.D$2:$A_INSERIMENTI.H$33];MATCH(1;([$A_INSERIMENTI.G$2:$A_INSERIMENTI.G$33]=[.B36])*([$A_INSERIMENTI.H$2:$A_INSERIMENTI.H$33]=INT([.C36]/10));0);2)&amp;&quot; (&quot;&amp;INDEX([$A_INSERIMENTI.D$2:$A_INSERIMENTI.H$33];MATCH(1;([$A_INSERIMENTI.G$2:$A_INSERIMENTI.G$33]=[.B36])*([$A_INSERIMENTI.H$2:$A_INSERIMENTI.H$33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50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6];&quot;ABCDEFGH&quot;;1)&gt;0;INDEX([$A_INSERIMENTI.D$2:$A_INSERIMENTI.H$33];MATCH(1;([$A_INSERIMENTI.G$2:$A_INSERIMENTI.G$33]=[.B36])*([$A_INSERIMENTI.H$2:$A_INSERIMENTI.H$33]=[.C36]-10*INT([.C36]/10));0);2)&amp;&quot; (&quot;&amp;INDEX([$A_INSERIMENTI.D$2:$A_INSERIMENTI.H$33];MATCH(1;([$A_INSERIMENTI.G$2:$A_INSERIMENTI.G$33]=[.B36])*([$A_INSERIMENTI.H$2:$A_INSERIMENTI.H$33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222" office:value-type="string" calcext:value-type="string">
            <text:p>41-35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36]=&quot;&quot;;&quot;&quot;;VLOOKUP([.$J36];A_003_INSERIMENTO_CAMPI;2;0))" office:value-type="string" office:string-value="Cristo Re 2" calcext:value-type="string">
            <text:p>Cristo Re 2</text:p>
          </table:table-cell>
          <table:table-cell table:style-name="ce81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81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81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81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81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84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87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87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87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87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87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90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1"/>
        </table:table-row>
        <table:table-row table:style-name="ro2">
          <table:table-cell table:style-name="ce170" office:value-type="float" office:value="22" calcext:value-type="float">
            <text:p>22</text:p>
          </table:table-cell>
          <table:table-cell table:style-name="ce196" office:value-type="string" calcext:value-type="string">
            <text:p>F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37];&quot;ABCDEFGH&quot;;1)&gt;0;INDEX([$A_INSERIMENTI.D$2:$A_INSERIMENTI.H$33];MATCH(1;([$A_INSERIMENTI.G$2:$A_INSERIMENTI.G$33]=[.B37])*([$A_INSERIMENTI.H$2:$A_INSERIMENTI.H$33]=INT([.C37]/10));0);2)&amp;&quot; (&quot;&amp;INDEX([$A_INSERIMENTI.D$2:$A_INSERIMENTI.H$33];MATCH(1;([$A_INSERIMENTI.G$2:$A_INSERIMENTI.G$33]=[.B37])*([$A_INSERIMENTI.H$2:$A_INSERIMENTI.H$33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51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37];&quot;ABCDEFGH&quot;;1)&gt;0;INDEX([$A_INSERIMENTI.D$2:$A_INSERIMENTI.H$33];MATCH(1;([$A_INSERIMENTI.G$2:$A_INSERIMENTI.G$33]=[.B37])*([$A_INSERIMENTI.H$2:$A_INSERIMENTI.H$33]=[.C37]-10*INT([.C37]/10));0);2)&amp;&quot; (&quot;&amp;INDEX([$A_INSERIMENTI.D$2:$A_INSERIMENTI.H$33];MATCH(1;([$A_INSERIMENTI.G$2:$A_INSERIMENTI.G$33]=[.B37])*([$A_INSERIMENTI.H$2:$A_INSERIMENTI.H$33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223" office:value-type="string" calcext:value-type="string">
            <text:p>72-46</text:p>
          </table:table-cell>
          <table:table-cell table:style-name="ce67" office:value-type="date" office:date-value="2021-06-08" calcext:value-type="date">
            <text:p>mar 08/06/2021</text:p>
          </table:table-cell>
          <table:table-cell table:style-name="ce72" office:value-type="time" office:time-value="PT17H00M00S" calcext:value-type="time">
            <text:p>17:00</text:p>
          </table:table-cell>
          <table:table-cell table:style-name="ce76" office:value-type="float" office:value="2" calcext:value-type="float">
            <text:p>2</text:p>
          </table:table-cell>
          <table:table-cell table:style-name="ce79" table:formula="of:=IF([.$J37]=&quot;&quot;;&quot;&quot;;VLOOKUP([.$J37];A_003_INSERIMENTO_CAMPI;2;0))" office:value-type="string" office:string-value="Cristo Re 2" calcext:value-type="string">
            <text:p>Cristo Re 2</text:p>
          </table:table-cell>
          <table:table-cell table:style-name="ce82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82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82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82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82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85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88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88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88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88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88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91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19" calcext:value-type="float">
            <text:p>19</text:p>
          </table:table-cell>
          <table:table-cell table:style-name="ce197" office:value-type="string" calcext:value-type="string">
            <text:p>G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38];&quot;ABCDEFGH&quot;;1)&gt;0;INDEX([$A_INSERIMENTI.D$2:$A_INSERIMENTI.H$33];MATCH(1;([$A_INSERIMENTI.G$2:$A_INSERIMENTI.G$33]=[.B38])*([$A_INSERIMENTI.H$2:$A_INSERIMENTI.H$33]=INT([.C38]/10));0);2)&amp;&quot; (&quot;&amp;INDEX([$A_INSERIMENTI.D$2:$A_INSERIMENTI.H$33];MATCH(1;([$A_INSERIMENTI.G$2:$A_INSERIMENTI.G$33]=[.B38])*([$A_INSERIMENTI.H$2:$A_INSERIMENTI.H$33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49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38];&quot;ABCDEFGH&quot;;1)&gt;0;INDEX([$A_INSERIMENTI.D$2:$A_INSERIMENTI.H$33];MATCH(1;([$A_INSERIMENTI.G$2:$A_INSERIMENTI.G$33]=[.B38])*([$A_INSERIMENTI.H$2:$A_INSERIMENTI.H$33]=[.C38]-10*INT([.C38]/10));0);2)&amp;&quot; (&quot;&amp;INDEX([$A_INSERIMENTI.D$2:$A_INSERIMENTI.H$33];MATCH(1;([$A_INSERIMENTI.G$2:$A_INSERIMENTI.G$33]=[.B38])*([$A_INSERIMENTI.H$2:$A_INSERIMENTI.H$33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221" office:value-type="string" calcext:value-type="string">
            <text:p>57-55</text:p>
          </table:table-cell>
          <table:table-cell table:style-name="ce65" office:value-type="date" office:date-value="2021-06-08" calcext:value-type="date">
            <text:p>mar 08/06/2021</text:p>
          </table:table-cell>
          <table:table-cell table:style-name="ce70" office:value-type="time" office:time-value="PT15H30M00S" calcext:value-type="time">
            <text:p>15:30</text:p>
          </table:table-cell>
          <table:table-cell table:style-name="ce74" office:value-type="float" office:value="3" calcext:value-type="float">
            <text:p>3</text:p>
          </table:table-cell>
          <table:table-cell table:style-name="ce77" table:formula="of:=IF([.$J38]=&quot;&quot;;&quot;&quot;;VLOOKUP([.$J38];A_003_INSERIMENTO_CAMPI;2;0))" office:value-type="string" office:string-value="Basket Giovane" calcext:value-type="string">
            <text:p>Basket Giovane</text:p>
          </table:table-cell>
          <table:table-cell table:style-name="ce80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80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80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80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80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83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86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86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86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86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86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89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1"/>
        </table:table-row>
        <table:table-row table:style-name="ro2">
          <table:table-cell table:style-name="ce170" office:value-type="float" office:value="31" calcext:value-type="float">
            <text:p>31</text:p>
          </table:table-cell>
          <table:table-cell table:style-name="ce198" office:value-type="string" calcext:value-type="string">
            <text:p>G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39];&quot;ABCDEFGH&quot;;1)&gt;0;INDEX([$A_INSERIMENTI.D$2:$A_INSERIMENTI.H$33];MATCH(1;([$A_INSERIMENTI.G$2:$A_INSERIMENTI.G$33]=[.B39])*([$A_INSERIMENTI.H$2:$A_INSERIMENTI.H$33]=INT([.C39]/10));0);2)&amp;&quot; (&quot;&amp;INDEX([$A_INSERIMENTI.D$2:$A_INSERIMENTI.H$33];MATCH(1;([$A_INSERIMENTI.G$2:$A_INSERIMENTI.G$33]=[.B39])*([$A_INSERIMENTI.H$2:$A_INSERIMENTI.H$33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50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9];&quot;ABCDEFGH&quot;;1)&gt;0;INDEX([$A_INSERIMENTI.D$2:$A_INSERIMENTI.H$33];MATCH(1;([$A_INSERIMENTI.G$2:$A_INSERIMENTI.G$33]=[.B39])*([$A_INSERIMENTI.H$2:$A_INSERIMENTI.H$33]=[.C39]-10*INT([.C39]/10));0);2)&amp;&quot; (&quot;&amp;INDEX([$A_INSERIMENTI.D$2:$A_INSERIMENTI.H$33];MATCH(1;([$A_INSERIMENTI.G$2:$A_INSERIMENTI.G$33]=[.B39])*([$A_INSERIMENTI.H$2:$A_INSERIMENTI.H$33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222" office:value-type="string" calcext:value-type="string">
            <text:p>48-36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39]=&quot;&quot;;&quot;&quot;;VLOOKUP([.$J39];A_003_INSERIMENTO_CAMPI;2;0))" office:value-type="string" office:string-value="Basket Giovane" calcext:value-type="string">
            <text:p>Basket Giovane</text:p>
          </table:table-cell>
          <table:table-cell table:style-name="ce81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81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81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81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81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84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87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87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87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87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87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90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1"/>
        </table:table-row>
        <table:table-row table:style-name="ro2">
          <table:table-cell table:style-name="ce170" office:value-type="float" office:value="43" calcext:value-type="float">
            <text:p>43</text:p>
          </table:table-cell>
          <table:table-cell table:style-name="ce198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40];&quot;ABCDEFGH&quot;;1)&gt;0;INDEX([$A_INSERIMENTI.D$2:$A_INSERIMENTI.H$33];MATCH(1;([$A_INSERIMENTI.G$2:$A_INSERIMENTI.G$33]=[.B40])*([$A_INSERIMENTI.H$2:$A_INSERIMENTI.H$33]=INT([.C40]/10));0);2)&amp;&quot; (&quot;&amp;INDEX([$A_INSERIMENTI.D$2:$A_INSERIMENTI.H$33];MATCH(1;([$A_INSERIMENTI.G$2:$A_INSERIMENTI.G$33]=[.B40])*([$A_INSERIMENTI.H$2:$A_INSERIMENTI.H$33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50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0];&quot;ABCDEFGH&quot;;1)&gt;0;INDEX([$A_INSERIMENTI.D$2:$A_INSERIMENTI.H$33];MATCH(1;([$A_INSERIMENTI.G$2:$A_INSERIMENTI.G$33]=[.B40])*([$A_INSERIMENTI.H$2:$A_INSERIMENTI.H$33]=[.C40]-10*INT([.C40]/10));0);2)&amp;&quot; (&quot;&amp;INDEX([$A_INSERIMENTI.D$2:$A_INSERIMENTI.H$33];MATCH(1;([$A_INSERIMENTI.G$2:$A_INSERIMENTI.G$33]=[.B40])*([$A_INSERIMENTI.H$2:$A_INSERIMENTI.H$33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222" office:value-type="string" calcext:value-type="string">
            <text:p>32-31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7H00M00S" calcext:value-type="time">
            <text:p>17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40]=&quot;&quot;;&quot;&quot;;VLOOKUP([.$J40];A_003_INSERIMENTO_CAMPI;2;0))" office:value-type="string" office:string-value="Basket Giovane" calcext:value-type="string">
            <text:p>Basket Giovane</text:p>
          </table:table-cell>
          <table:table-cell table:style-name="ce81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81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81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81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81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84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87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87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87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87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87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90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1"/>
        </table:table-row>
        <table:table-row table:style-name="ro2">
          <table:table-cell table:style-name="ce170" office:value-type="float" office:value="47" calcext:value-type="float">
            <text:p>47</text:p>
          </table:table-cell>
          <table:table-cell table:style-name="ce198" office:value-type="string" calcext:value-type="string">
            <text:p>G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41];&quot;ABCDEFGH&quot;;1)&gt;0;INDEX([$A_INSERIMENTI.D$2:$A_INSERIMENTI.H$33];MATCH(1;([$A_INSERIMENTI.G$2:$A_INSERIMENTI.G$33]=[.B41])*([$A_INSERIMENTI.H$2:$A_INSERIMENTI.H$33]=INT([.C41]/10));0);2)&amp;&quot; (&quot;&amp;INDEX([$A_INSERIMENTI.D$2:$A_INSERIMENTI.H$33];MATCH(1;([$A_INSERIMENTI.G$2:$A_INSERIMENTI.G$33]=[.B41])*([$A_INSERIMENTI.H$2:$A_INSERIMENTI.H$33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50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1];&quot;ABCDEFGH&quot;;1)&gt;0;INDEX([$A_INSERIMENTI.D$2:$A_INSERIMENTI.H$33];MATCH(1;([$A_INSERIMENTI.G$2:$A_INSERIMENTI.G$33]=[.B41])*([$A_INSERIMENTI.H$2:$A_INSERIMENTI.H$33]=[.C41]-10*INT([.C41]/10));0);2)&amp;&quot; (&quot;&amp;INDEX([$A_INSERIMENTI.D$2:$A_INSERIMENTI.H$33];MATCH(1;([$A_INSERIMENTI.G$2:$A_INSERIMENTI.G$33]=[.B41])*([$A_INSERIMENTI.H$2:$A_INSERIMENTI.H$33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222" office:value-type="string" calcext:value-type="string">
            <text:p>56-58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41]=&quot;&quot;;&quot;&quot;;VLOOKUP([.$J41];A_003_INSERIMENTO_CAMPI;2;0))" office:value-type="string" office:string-value="Basket Giovane" calcext:value-type="string">
            <text:p>Basket Giovane</text:p>
          </table:table-cell>
          <table:table-cell table:style-name="ce81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81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81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81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81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84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87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87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87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87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87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90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1"/>
        </table:table-row>
        <table:table-row table:style-name="ro2">
          <table:table-cell table:style-name="ce170" office:value-type="float" office:value="35" calcext:value-type="float">
            <text:p>35</text:p>
          </table:table-cell>
          <table:table-cell table:style-name="ce198" office:value-type="string" calcext:value-type="string">
            <text:p>G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42];&quot;ABCDEFGH&quot;;1)&gt;0;INDEX([$A_INSERIMENTI.D$2:$A_INSERIMENTI.H$33];MATCH(1;([$A_INSERIMENTI.G$2:$A_INSERIMENTI.G$33]=[.B42])*([$A_INSERIMENTI.H$2:$A_INSERIMENTI.H$33]=INT([.C42]/10));0);2)&amp;&quot; (&quot;&amp;INDEX([$A_INSERIMENTI.D$2:$A_INSERIMENTI.H$33];MATCH(1;([$A_INSERIMENTI.G$2:$A_INSERIMENTI.G$33]=[.B42])*([$A_INSERIMENTI.H$2:$A_INSERIMENTI.H$33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50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2];&quot;ABCDEFGH&quot;;1)&gt;0;INDEX([$A_INSERIMENTI.D$2:$A_INSERIMENTI.H$33];MATCH(1;([$A_INSERIMENTI.G$2:$A_INSERIMENTI.G$33]=[.B42])*([$A_INSERIMENTI.H$2:$A_INSERIMENTI.H$33]=[.C42]-10*INT([.C42]/10));0);2)&amp;&quot; (&quot;&amp;INDEX([$A_INSERIMENTI.D$2:$A_INSERIMENTI.H$33];MATCH(1;([$A_INSERIMENTI.G$2:$A_INSERIMENTI.G$33]=[.B42])*([$A_INSERIMENTI.H$2:$A_INSERIMENTI.H$33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222" office:value-type="string" calcext:value-type="string">
            <text:p>50-64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42]=&quot;&quot;;&quot;&quot;;VLOOKUP([.$J42];A_003_INSERIMENTO_CAMPI;2;0))" office:value-type="string" office:string-value="Basket Giovane" calcext:value-type="string">
            <text:p>Basket Giovane</text:p>
          </table:table-cell>
          <table:table-cell table:style-name="ce81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81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81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81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81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84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87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87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87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87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87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90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1"/>
        </table:table-row>
        <table:table-row table:style-name="ro2">
          <table:table-cell table:style-name="ce170" office:value-type="float" office:value="23" calcext:value-type="float">
            <text:p>23</text:p>
          </table:table-cell>
          <table:table-cell table:style-name="ce199" office:value-type="string" calcext:value-type="string">
            <text:p>G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43];&quot;ABCDEFGH&quot;;1)&gt;0;INDEX([$A_INSERIMENTI.D$2:$A_INSERIMENTI.H$33];MATCH(1;([$A_INSERIMENTI.G$2:$A_INSERIMENTI.G$33]=[.B43])*([$A_INSERIMENTI.H$2:$A_INSERIMENTI.H$33]=INT([.C43]/10));0);2)&amp;&quot; (&quot;&amp;INDEX([$A_INSERIMENTI.D$2:$A_INSERIMENTI.H$33];MATCH(1;([$A_INSERIMENTI.G$2:$A_INSERIMENTI.G$33]=[.B43])*([$A_INSERIMENTI.H$2:$A_INSERIMENTI.H$33]=INT([.C43]/10));0);1)&amp;&quot;)&quot;;&quot;DA SISTEMARE&quot;)" office:value-type="string" office:string-value="Muli (27)" calcext:value-type="string">
            <text:p>Muli (27)</text:p>
          </table:table-cell>
          <table:table-cell table:style-name="ce51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43];&quot;ABCDEFGH&quot;;1)&gt;0;INDEX([$A_INSERIMENTI.D$2:$A_INSERIMENTI.H$33];MATCH(1;([$A_INSERIMENTI.G$2:$A_INSERIMENTI.G$33]=[.B43])*([$A_INSERIMENTI.H$2:$A_INSERIMENTI.H$33]=[.C43]-10*INT([.C43]/10));0);2)&amp;&quot; (&quot;&amp;INDEX([$A_INSERIMENTI.D$2:$A_INSERIMENTI.H$33];MATCH(1;([$A_INSERIMENTI.G$2:$A_INSERIMENTI.G$33]=[.B43])*([$A_INSERIMENTI.H$2:$A_INSERIMENTI.H$33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223" office:value-type="string" calcext:value-type="string">
            <text:p>49-88</text:p>
          </table:table-cell>
          <table:table-cell table:style-name="ce67" office:value-type="date" office:date-value="2021-06-08" calcext:value-type="date">
            <text:p>mar 08/06/2021</text:p>
          </table:table-cell>
          <table:table-cell table:style-name="ce72" office:value-type="time" office:time-value="PT17H00M00S" calcext:value-type="time">
            <text:p>17:00</text:p>
          </table:table-cell>
          <table:table-cell table:style-name="ce76" office:value-type="float" office:value="3" calcext:value-type="float">
            <text:p>3</text:p>
          </table:table-cell>
          <table:table-cell table:style-name="ce79" table:formula="of:=IF([.$J43]=&quot;&quot;;&quot;&quot;;VLOOKUP([.$J43];A_003_INSERIMENTO_CAMPI;2;0))" office:value-type="string" office:string-value="Basket Giovane" calcext:value-type="string">
            <text:p>Basket Giovane</text:p>
          </table:table-cell>
          <table:table-cell table:style-name="ce82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82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82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82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82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85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88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88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88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88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88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91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1"/>
        </table:table-row>
        <table:table-row table:style-name="ro2">
          <table:table-cell table:style-name="ce170" office:value-type="float" office:value="20" calcext:value-type="float">
            <text:p>20</text:p>
          </table:table-cell>
          <table:table-cell table:style-name="ce200" office:value-type="string" calcext:value-type="string">
            <text:p>H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44];&quot;ABCDEFGH&quot;;1)&gt;0;INDEX([$A_INSERIMENTI.D$2:$A_INSERIMENTI.H$33];MATCH(1;([$A_INSERIMENTI.G$2:$A_INSERIMENTI.G$33]=[.B44])*([$A_INSERIMENTI.H$2:$A_INSERIMENTI.H$33]=INT([.C44]/10));0);2)&amp;&quot; (&quot;&amp;INDEX([$A_INSERIMENTI.D$2:$A_INSERIMENTI.H$33];MATCH(1;([$A_INSERIMENTI.G$2:$A_INSERIMENTI.G$33]=[.B44])*([$A_INSERIMENTI.H$2:$A_INSERIMENTI.H$33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49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44];&quot;ABCDEFGH&quot;;1)&gt;0;INDEX([$A_INSERIMENTI.D$2:$A_INSERIMENTI.H$33];MATCH(1;([$A_INSERIMENTI.G$2:$A_INSERIMENTI.G$33]=[.B44])*([$A_INSERIMENTI.H$2:$A_INSERIMENTI.H$33]=[.C44]-10*INT([.C44]/10));0);2)&amp;&quot; (&quot;&amp;INDEX([$A_INSERIMENTI.D$2:$A_INSERIMENTI.H$33];MATCH(1;([$A_INSERIMENTI.G$2:$A_INSERIMENTI.G$33]=[.B44])*([$A_INSERIMENTI.H$2:$A_INSERIMENTI.H$33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221" office:value-type="string" calcext:value-type="string">
            <text:p>28-93</text:p>
          </table:table-cell>
          <table:table-cell table:style-name="ce65" office:value-type="date" office:date-value="2021-06-08" calcext:value-type="date">
            <text:p>mar 08/06/2021</text:p>
          </table:table-cell>
          <table:table-cell table:style-name="ce70" office:value-type="time" office:time-value="PT15H30M00S" calcext:value-type="time">
            <text:p>15:30</text:p>
          </table:table-cell>
          <table:table-cell table:style-name="ce74" office:value-type="float" office:value="4" calcext:value-type="float">
            <text:p>4</text:p>
          </table:table-cell>
          <table:table-cell table:style-name="ce77" table:formula="of:=IF([.$J44]=&quot;&quot;;&quot;&quot;;VLOOKUP([.$J44];A_003_INSERIMENTO_CAMPI;2;0))" office:value-type="string" office:string-value="Nuova Scuola" calcext:value-type="string">
            <text:p>Nuova Scuola</text:p>
          </table:table-cell>
          <table:table-cell table:style-name="ce80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80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80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80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80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83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86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86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86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86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86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89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1"/>
        </table:table-row>
        <table:table-row table:style-name="ro2">
          <table:table-cell table:style-name="ce170" office:value-type="float" office:value="32" calcext:value-type="float">
            <text:p>32</text:p>
          </table:table-cell>
          <table:table-cell table:style-name="ce203" office:value-type="string" calcext:value-type="string">
            <text:p>H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45];&quot;ABCDEFGH&quot;;1)&gt;0;INDEX([$A_INSERIMENTI.D$2:$A_INSERIMENTI.H$33];MATCH(1;([$A_INSERIMENTI.G$2:$A_INSERIMENTI.G$33]=[.B45])*([$A_INSERIMENTI.H$2:$A_INSERIMENTI.H$33]=INT([.C45]/10));0);2)&amp;&quot; (&quot;&amp;INDEX([$A_INSERIMENTI.D$2:$A_INSERIMENTI.H$33];MATCH(1;([$A_INSERIMENTI.G$2:$A_INSERIMENTI.G$33]=[.B45])*([$A_INSERIMENTI.H$2:$A_INSERIMENTI.H$33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50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5];&quot;ABCDEFGH&quot;;1)&gt;0;INDEX([$A_INSERIMENTI.D$2:$A_INSERIMENTI.H$33];MATCH(1;([$A_INSERIMENTI.G$2:$A_INSERIMENTI.G$33]=[.B45])*([$A_INSERIMENTI.H$2:$A_INSERIMENTI.H$33]=[.C45]-10*INT([.C45]/10));0);2)&amp;&quot; (&quot;&amp;INDEX([$A_INSERIMENTI.D$2:$A_INSERIMENTI.H$33];MATCH(1;([$A_INSERIMENTI.G$2:$A_INSERIMENTI.G$33]=[.B45])*([$A_INSERIMENTI.H$2:$A_INSERIMENTI.H$33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222" office:value-type="string" calcext:value-type="string">
            <text:p>75-49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45]=&quot;&quot;;&quot;&quot;;VLOOKUP([.$J45];A_003_INSERIMENTO_CAMPI;2;0))" office:value-type="string" office:string-value="Nuova Scuola" calcext:value-type="string">
            <text:p>Nuova Scuola</text:p>
          </table:table-cell>
          <table:table-cell table:style-name="ce81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81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81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81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81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84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87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87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87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87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87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90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44" calcext:value-type="float">
            <text:p>44</text:p>
          </table:table-cell>
          <table:table-cell table:style-name="ce203" office:value-type="string" calcext:value-type="string">
            <text:p>H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46];&quot;ABCDEFGH&quot;;1)&gt;0;INDEX([$A_INSERIMENTI.D$2:$A_INSERIMENTI.H$33];MATCH(1;([$A_INSERIMENTI.G$2:$A_INSERIMENTI.G$33]=[.B46])*([$A_INSERIMENTI.H$2:$A_INSERIMENTI.H$33]=INT([.C46]/10));0);2)&amp;&quot; (&quot;&amp;INDEX([$A_INSERIMENTI.D$2:$A_INSERIMENTI.H$33];MATCH(1;([$A_INSERIMENTI.G$2:$A_INSERIMENTI.G$33]=[.B46])*([$A_INSERIMENTI.H$2:$A_INSERIMENTI.H$33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50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6];&quot;ABCDEFGH&quot;;1)&gt;0;INDEX([$A_INSERIMENTI.D$2:$A_INSERIMENTI.H$33];MATCH(1;([$A_INSERIMENTI.G$2:$A_INSERIMENTI.G$33]=[.B46])*([$A_INSERIMENTI.H$2:$A_INSERIMENTI.H$33]=[.C46]-10*INT([.C46]/10));0);2)&amp;&quot; (&quot;&amp;INDEX([$A_INSERIMENTI.D$2:$A_INSERIMENTI.H$33];MATCH(1;([$A_INSERIMENTI.G$2:$A_INSERIMENTI.G$33]=[.B46])*([$A_INSERIMENTI.H$2:$A_INSERIMENTI.H$33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222" office:value-type="string" calcext:value-type="string">
            <text:p>86-73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7H00M00S" calcext:value-type="time">
            <text:p>17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46]=&quot;&quot;;&quot;&quot;;VLOOKUP([.$J46];A_003_INSERIMENTO_CAMPI;2;0))" office:value-type="string" office:string-value="Nuova Scuola" calcext:value-type="string">
            <text:p>Nuova Scuola</text:p>
          </table:table-cell>
          <table:table-cell table:style-name="ce81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81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81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81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81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84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87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87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87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87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87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90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1"/>
        </table:table-row>
        <table:table-row table:style-name="ro2">
          <table:table-cell table:style-name="ce170" office:value-type="float" office:value="48" calcext:value-type="float">
            <text:p>48</text:p>
          </table:table-cell>
          <table:table-cell table:style-name="ce203" office:value-type="string" calcext:value-type="string">
            <text:p>H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47];&quot;ABCDEFGH&quot;;1)&gt;0;INDEX([$A_INSERIMENTI.D$2:$A_INSERIMENTI.H$33];MATCH(1;([$A_INSERIMENTI.G$2:$A_INSERIMENTI.G$33]=[.B47])*([$A_INSERIMENTI.H$2:$A_INSERIMENTI.H$33]=INT([.C47]/10));0);2)&amp;&quot; (&quot;&amp;INDEX([$A_INSERIMENTI.D$2:$A_INSERIMENTI.H$33];MATCH(1;([$A_INSERIMENTI.G$2:$A_INSERIMENTI.G$33]=[.B47])*([$A_INSERIMENTI.H$2:$A_INSERIMENTI.H$33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50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7];&quot;ABCDEFGH&quot;;1)&gt;0;INDEX([$A_INSERIMENTI.D$2:$A_INSERIMENTI.H$33];MATCH(1;([$A_INSERIMENTI.G$2:$A_INSERIMENTI.G$33]=[.B47])*([$A_INSERIMENTI.H$2:$A_INSERIMENTI.H$33]=[.C47]-10*INT([.C47]/10));0);2)&amp;&quot; (&quot;&amp;INDEX([$A_INSERIMENTI.D$2:$A_INSERIMENTI.H$33];MATCH(1;([$A_INSERIMENTI.G$2:$A_INSERIMENTI.G$33]=[.B47])*([$A_INSERIMENTI.H$2:$A_INSERIMENTI.H$33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222" office:value-type="string" calcext:value-type="string">
            <text:p>39-81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47]=&quot;&quot;;&quot;&quot;;VLOOKUP([.$J47];A_003_INSERIMENTO_CAMPI;2;0))" office:value-type="string" office:string-value="Nuova Scuola" calcext:value-type="string">
            <text:p>Nuova Scuola</text:p>
          </table:table-cell>
          <table:table-cell table:style-name="ce81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81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81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81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81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84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87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87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87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87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87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90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1"/>
        </table:table-row>
        <table:table-row table:style-name="ro2">
          <table:table-cell table:style-name="ce170" office:value-type="float" office:value="36" calcext:value-type="float">
            <text:p>36</text:p>
          </table:table-cell>
          <table:table-cell table:style-name="ce203" office:value-type="string" calcext:value-type="string">
            <text:p>H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48];&quot;ABCDEFGH&quot;;1)&gt;0;INDEX([$A_INSERIMENTI.D$2:$A_INSERIMENTI.H$33];MATCH(1;([$A_INSERIMENTI.G$2:$A_INSERIMENTI.G$33]=[.B48])*([$A_INSERIMENTI.H$2:$A_INSERIMENTI.H$33]=INT([.C48]/10));0);2)&amp;&quot; (&quot;&amp;INDEX([$A_INSERIMENTI.D$2:$A_INSERIMENTI.H$33];MATCH(1;([$A_INSERIMENTI.G$2:$A_INSERIMENTI.G$33]=[.B48])*([$A_INSERIMENTI.H$2:$A_INSERIMENTI.H$33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50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8];&quot;ABCDEFGH&quot;;1)&gt;0;INDEX([$A_INSERIMENTI.D$2:$A_INSERIMENTI.H$33];MATCH(1;([$A_INSERIMENTI.G$2:$A_INSERIMENTI.G$33]=[.B48])*([$A_INSERIMENTI.H$2:$A_INSERIMENTI.H$33]=[.C48]-10*INT([.C48]/10));0);2)&amp;&quot; (&quot;&amp;INDEX([$A_INSERIMENTI.D$2:$A_INSERIMENTI.H$33];MATCH(1;([$A_INSERIMENTI.G$2:$A_INSERIMENTI.G$33]=[.B48])*([$A_INSERIMENTI.H$2:$A_INSERIMENTI.H$33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222" office:value-type="string" calcext:value-type="string">
            <text:p>82-74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48]=&quot;&quot;;&quot;&quot;;VLOOKUP([.$J48];A_003_INSERIMENTO_CAMPI;2;0))" office:value-type="string" office:string-value="Nuova Scuola" calcext:value-type="string">
            <text:p>Nuova Scuola</text:p>
          </table:table-cell>
          <table:table-cell table:style-name="ce81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81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81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81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81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84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87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87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87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87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87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90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1"/>
        </table:table-row>
        <table:table-row table:style-name="ro2">
          <table:table-cell table:style-name="ce170" office:value-type="float" office:value="24" calcext:value-type="float">
            <text:p>24</text:p>
          </table:table-cell>
          <table:table-cell table:style-name="ce204" office:value-type="string" calcext:value-type="string">
            <text:p>H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49];&quot;ABCDEFGH&quot;;1)&gt;0;INDEX([$A_INSERIMENTI.D$2:$A_INSERIMENTI.H$33];MATCH(1;([$A_INSERIMENTI.G$2:$A_INSERIMENTI.G$33]=[.B49])*([$A_INSERIMENTI.H$2:$A_INSERIMENTI.H$33]=INT([.C49]/10));0);2)&amp;&quot; (&quot;&amp;INDEX([$A_INSERIMENTI.D$2:$A_INSERIMENTI.H$33];MATCH(1;([$A_INSERIMENTI.G$2:$A_INSERIMENTI.G$33]=[.B49])*([$A_INSERIMENTI.H$2:$A_INSERIMENTI.H$33]=INT([.C49]/10));0);1)&amp;&quot;)&quot;;&quot;DA SISTEMARE&quot;)" office:value-type="string" office:string-value="Tonni (31)" calcext:value-type="string">
            <text:p>Tonni (31)</text:p>
          </table:table-cell>
          <table:table-cell table:style-name="ce51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49];&quot;ABCDEFGH&quot;;1)&gt;0;INDEX([$A_INSERIMENTI.D$2:$A_INSERIMENTI.H$33];MATCH(1;([$A_INSERIMENTI.G$2:$A_INSERIMENTI.G$33]=[.B49])*([$A_INSERIMENTI.H$2:$A_INSERIMENTI.H$33]=[.C49]-10*INT([.C49]/10));0);2)&amp;&quot; (&quot;&amp;INDEX([$A_INSERIMENTI.D$2:$A_INSERIMENTI.H$33];MATCH(1;([$A_INSERIMENTI.G$2:$A_INSERIMENTI.G$33]=[.B49])*([$A_INSERIMENTI.H$2:$A_INSERIMENTI.H$33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223" office:value-type="string" calcext:value-type="string">
            <text:p>55-69</text:p>
          </table:table-cell>
          <table:table-cell table:style-name="ce67" office:value-type="date" office:date-value="2021-06-08" calcext:value-type="date">
            <text:p>mar 08/06/2021</text:p>
          </table:table-cell>
          <table:table-cell table:style-name="ce72" office:value-type="time" office:time-value="PT17H00M00S" calcext:value-type="time">
            <text:p>17:00</text:p>
          </table:table-cell>
          <table:table-cell table:style-name="ce76" office:value-type="float" office:value="4" calcext:value-type="float">
            <text:p>4</text:p>
          </table:table-cell>
          <table:table-cell table:style-name="ce79" table:formula="of:=IF([.$J49]=&quot;&quot;;&quot;&quot;;VLOOKUP([.$J49];A_003_INSERIMENTO_CAMPI;2;0))" office:value-type="string" office:string-value="Nuova Scuola" calcext:value-type="string">
            <text:p>Nuova Scuola</text:p>
          </table:table-cell>
          <table:table-cell table:style-name="ce82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82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82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82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82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85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88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88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88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88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88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91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1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B_ELABORAZIONE.L1:B_ELABORAZIONE.P1 B_ELABORAZIONE.V1:B_ELABORAZIONE.W1 B_ELABORAZIONE.E1:B_ELABORAZIONE.G1">
            <calcext:condition calcext:apply-style-name="ConditionalStyle_207" calcext:value="formula-is(#REF!=&quot;Black and White&quot;)" calcext:base-cell-address="B_ELABORAZIONE.E1"/>
          </calcext:conditional-format>
          <calcext:conditional-format calcext:target-range-address="B_ELABORAZIONE.Q1:B_ELABORAZIONE.R1 B_ELABORAZIONE.A1:B_ELABORAZIONE.A1 B_ELABORAZIONE.H1:B_ELABORAZIONE.K1">
            <calcext:condition calcext:apply-style-name="ConditionalStyle_163" calcext:value="formula-is(#REF!=&quot;Black and White&quot;)" calcext:base-cell-address="B_ELABORAZIONE.A1"/>
          </calcext:conditional-format>
          <calcext:conditional-format calcext:target-range-address="B_ELABORAZIONE.B1:B_ELABORAZIONE.D1 B_ELABORAZIONE.S1:B_ELABORAZIONE.U1">
            <calcext:condition calcext:apply-style-name="ConditionalStyle_173" calcext:value="formula-is(#REF!=&quot;Black and White&quot;)" calcext:base-cell-address="B_ELABORAZIONE.B1"/>
          </calcext:conditional-format>
          <calcext:conditional-format calcext:target-range-address="B_ELABORAZIONE.C2:B_ELABORAZIONE.F49">
            <calcext:condition calcext:apply-style-name="ConditionalStyle_182" calcext:value="formula-is([.$E$2]=&quot;Black and White&quot;)" calcext:base-cell-address="B_ELABORAZIONE.C2"/>
          </calcext:conditional-format>
          <calcext:conditional-format calcext:target-range-address="B_ELABORAZIONE.H2:B_ELABORAZIONE.W49">
            <calcext:condition calcext:apply-style-name="ConditionalStyle_150" calcext:value="formula-is([.$E$2]=&quot;Black and White&quot;)" calcext:base-cell-address="B_ELABORAZIONE.H2"/>
          </calcext:conditional-format>
          <calcext:conditional-format calcext:target-range-address="B_ELABORAZIONE.G2:B_ELABORAZIONE.G49">
            <calcext:condition calcext:apply-style-name="ConditionalStyle_202" calcext:value="formula-is(IF(AND(#REF!&gt;#REF!;ISNUMBER(#REF!);ISNUMBER(#REF!));1;0))" calcext:base-cell-address="B_ELABORAZIONE.G2"/>
          </calcext:conditional-format>
        </calcext:conditional-formats>
      </table:table>
      <table:table table:name="Classifiche Gironi" table:style-name="ta1">
        <table:table-column table:style-name="co30" table:default-cell-style-name="ce386"/>
        <table:table-column table:style-name="co17" table:default-cell-style-name="ce174"/>
        <table:table-column table:style-name="co30" table:default-cell-style-name="ce174"/>
        <table:table-column table:style-name="co19" table:default-cell-style-name="ce174"/>
        <table:table-column table:style-name="co31" table:default-cell-style-name="ce174"/>
        <table:table-column table:style-name="co21" table:default-cell-style-name="ce174"/>
        <table:table-column table:style-name="co32" table:default-cell-style-name="ce174"/>
        <table:table-column table:style-name="co33" table:default-cell-style-name="ce174"/>
        <table:table-column table:style-name="co24" table:default-cell-style-name="ce174"/>
        <table:table-column table:style-name="co34" table:default-cell-style-name="ce174"/>
        <table:table-column table:style-name="co35" table:default-cell-style-name="ce174"/>
        <table:table-column table:style-name="co23" table:default-cell-style-name="ce174"/>
        <table:table-column table:style-name="co36" table:number-columns-repeated="3" table:default-cell-style-name="ce174"/>
        <table:table-column table:style-name="co37" table:number-columns-repeated="4" table:default-cell-style-name="ce174"/>
        <table:table-column table:style-name="co3" table:number-columns-repeated="45" table:default-cell-style-name="ce174"/>
        <table:table-row table:style-name="ro2">
          <table:table-cell table:style-name="ce262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458" office:value-type="string" calcext:value-type="string">
            <text:p>Giocate</text:p>
          </table:table-cell>
          <table:table-cell table:style-name="ce458" office:value-type="string" calcext:value-type="string">
            <text:p>Vinte</text:p>
          </table:table-cell>
          <table:table-cell table:style-name="ce458" office:value-type="string" calcext:value-type="string">
            <text:p>Perse</text:p>
          </table:table-cell>
          <table:table-cell table:style-name="ce458" office:value-type="string" calcext:value-type="string">
            <text:p>Forfait</text:p>
          </table:table-cell>
          <table:table-cell table:style-name="ce458" office:value-type="string" calcext:value-type="string">
            <text:p>P.Class.</text:p>
          </table:table-cell>
          <table:table-cell table:style-name="ce458" office:value-type="string" calcext:value-type="string">
            <text:p>P.Gara Fatti Tot.</text:p>
          </table:table-cell>
          <table:table-cell table:style-name="ce458" office:value-type="string" calcext:value-type="string">
            <text:p>P.Gara Subiti Tot.</text:p>
          </table:table-cell>
          <table:table-cell table:style-name="ce458" office:value-type="string" calcext:value-type="string">
            <text:p>Diff.P.Gara Tot.</text:p>
          </table:table-cell>
          <table:table-cell table:style-name="ce458" office:value-type="string" calcext:value-type="string">
            <text:p>P.Gara Fatti SD1</text:p>
          </table:table-cell>
          <table:table-cell table:style-name="ce458" office:value-type="string" calcext:value-type="string">
            <text:p>P.Gara Fatti SD2</text:p>
          </table:table-cell>
          <table:table-cell table:style-name="ce458" office:value-type="string" calcext:value-type="string">
            <text:p>P.Gara Fatti SD3</text:p>
          </table:table-cell>
          <table:table-cell table:style-name="ce458" office:value-type="string" calcext:value-type="string">
            <text:p>Diff.P.Gara SD1</text:p>
          </table:table-cell>
          <table:table-cell table:style-name="ce458" office:value-type="string" calcext:value-type="string">
            <text:p>Diff.P.Gara SD2</text:p>
          </table:table-cell>
          <table:table-cell table:style-name="ce458" office:value-type="string" calcext:value-type="string">
            <text:p>Diff.P.Gara SD3</text:p>
          </table:table-cell>
          <table:table-cell table:style-name="ce262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2:.$S$5];&quot;&gt;=&quot;&amp;[.S2])" office:value-type="float" office:value="1" calcext:value-type="float">
            <text:p>1</text:p>
          </table:table-cell>
          <table:table-cell table:style-name="ce388" office:value-type="string" calcext:value-type="string">
            <text:p>A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];&quot;ABCDEFGH&quot;;1)&gt;0;INDEX([$A_INSERIMENTI.D$2:$A_INSERIMENTI.H$33];MATCH(1;([$A_INSERIMENTI.G$2:$A_INSERIMENTI.G$33]=[.$B2])*([$A_INSERIMENTI.H$2:$A_INSERIMENTI.H$33]=[.$C2]);0);2)&amp;&quot; (&quot;&amp;INDEX([$A_INSERIMENTI.D$2:$A_INSERIMENTI.H$33];MATCH(1;([$A_INSERIMENTI.G$2:$A_INSERIMENTI.G$33]=[.$B2])*([$A_INSERIMENTI.H$2:$A_INSERIMENTI.H$33]=[.$C2]);0);1)&amp;&quot;)&quot;;&quot;DA SISTEMARE&quot;)" office:value-type="string" office:string-value="Leoni (1)" calcext:value-type="string">
            <text:p>Leoni (1)</text:p>
          </table:table-cell>
          <table:table-cell table:style-name="ce460" table:formula="of:=[.F2]+[.G2]+[.H2]" office:value-type="float" office:value="3" calcext:value-type="float">
            <text:p>3</text:p>
          </table:table-cell>
          <table:table-cell table:style-name="ce460" table:formula="of:=SUMIF([$B_ELABORAZIONE.$D$2:$B_ELABORAZIONE.$D$49];[.D2];[$B_ELABORAZIONE.$L$2:$B_ELABORAZIONE.$L$49])+SUMIF([$B_ELABORAZIONE.$F$2:$B_ELABORAZIONE.$F$49];[.D2];[$B_ELABORAZIONE.$R$2:$B_ELABORAZIONE.$R$49])" office:value-type="float" office:value="2" calcext:value-type="float">
            <text:p>2</text:p>
          </table:table-cell>
          <table:table-cell table:style-name="ce460" table:formula="of:=SUMIF([$B_ELABORAZIONE.$D$2:$B_ELABORAZIONE.$D$49];[.D2];[$B_ELABORAZIONE.$M$2:$B_ELABORAZIONE.$M$49])+SUMIF([$B_ELABORAZIONE.$F$2:$B_ELABORAZIONE.$F$49];[.D2];[$B_ELABORAZIONE.$S$2:$B_ELABORAZIONE.$S$49])" office:value-type="float" office:value="1" calcext:value-type="float">
            <text:p>1</text:p>
          </table:table-cell>
          <table:table-cell table:style-name="ce460" table:formula="of:=SUMIF([$B_ELABORAZIONE.$D$2:$B_ELABORAZIONE.$D$49];[.D2];[$B_ELABORAZIONE.$N$2:$B_ELABORAZIONE.$N$49])+SUMIF([$B_ELABORAZIONE.$F$2:$B_ELABORAZIONE.$F$49];[.D2];[$B_ELABORAZIONE.$T$2:$B_ELABORAZIONE.$T$49])" office:value-type="float" office:value="0" calcext:value-type="float">
            <text:p>0</text:p>
          </table:table-cell>
          <table:table-cell table:style-name="ce460" table:formula="of:=2*[.F2]+1*[.G2]+0*[.H2]" office:value-type="float" office:value="5" calcext:value-type="float">
            <text:p>5</text:p>
          </table:table-cell>
          <table:table-cell table:style-name="ce460" table:formula="of:=SUMIF([$B_ELABORAZIONE.$D$2:$B_ELABORAZIONE.$D$49];[.D2];[$B_ELABORAZIONE.$O$2:$B_ELABORAZIONE.$O$49])+SUMIF([$B_ELABORAZIONE.$F$2:$B_ELABORAZIONE.$F$49];[.D2];[$B_ELABORAZIONE.$U$2:$B_ELABORAZIONE.$U$49])" office:value-type="float" office:value="187" calcext:value-type="float">
            <text:p>187</text:p>
          </table:table-cell>
          <table:table-cell table:style-name="ce460" table:formula="of:=SUMIF([$B_ELABORAZIONE.$D$2:$B_ELABORAZIONE.$D$49];[.D2];[$B_ELABORAZIONE.$P$2:$B_ELABORAZIONE.$P$49])+SUMIF([$B_ELABORAZIONE.$F$2:$B_ELABORAZIONE.$F$49];[.D2];[$B_ELABORAZIONE.$V$2:$B_ELABORAZIONE.$V$49])" office:value-type="float" office:value="153" calcext:value-type="float">
            <text:p>153</text:p>
          </table:table-cell>
          <table:table-cell table:style-name="ce463" table:formula="of:=SUMIF([$B_ELABORAZIONE.$D$2:$B_ELABORAZIONE.$D$49];[.D2];[$B_ELABORAZIONE.$Q$2:$B_ELABORAZIONE.$Q$49])+SUMIF([$B_ELABORAZIONE.$F$2:$B_ELABORAZIONE.$F$49];[.D2];[$B_ELABORAZIONE.$W$2:$B_ELABORAZIONE.$W$49])" office:value-type="float" office:value="34" calcext:value-type="float">
            <text:p>+34</text:p>
          </table:table-cell>
          <table:table-cell table:style-name="ce460" table:formula="of:=IF([.I2]=[.I3];[$B_ELABORAZIONE.O2];0)" office:value-type="float" office:value="72" calcext:value-type="float">
            <text:p>72</text:p>
          </table:table-cell>
          <table:table-cell table:style-name="ce460" table:formula="of:=IF([.I2]=[.I4];[$B_ELABORAZIONE.O3];0)" office:value-type="float" office:value="0" calcext:value-type="float">
            <text:p>0</text:p>
          </table:table-cell>
          <table:table-cell table:style-name="ce460" table:formula="of:=IF([.I2]=[.I5];[$B_ELABORAZIONE.O4];0)" office:value-type="float" office:value="0" calcext:value-type="float">
            <text:p>0</text:p>
          </table:table-cell>
          <table:table-cell table:style-name="ce463" table:formula="of:=IF([.I2]=[.I3];[$B_ELABORAZIONE.Q2];0)" office:value-type="float" office:value="23" calcext:value-type="float">
            <text:p>+23</text:p>
          </table:table-cell>
          <table:table-cell table:style-name="ce463" table:formula="of:=IF([.I2]=[.I4];[$B_ELABORAZIONE.Q3];0)" office:value-type="float" office:value="0" calcext:value-type="float">
            <text:p>+0</text:p>
          </table:table-cell>
          <table:table-cell table:style-name="ce463" table:formula="of:=IF([.I2]=[.I5];[$B_ELABORAZIONE.Q4];0)" office:value-type="float" office:value="0" calcext:value-type="float">
            <text:p>+0</text:p>
          </table:table-cell>
          <table:table-cell table:style-name="ce139" table:formula="of:=[.I2]+(500+[.P2]+[.Q2]+[.R2])*10^-3+([.M2]+[.N2]+[.O2])*10^-6+(500+[.L2])*10^-9+[.J2]*10^-12" office:value-type="float" office:value="5.523072534187" calcext:value-type="float">
            <text:p>5,523072534187</text:p>
          </table:table-cell>
          <table:table-cell table:number-columns-repeated="45"/>
        </table:table-row>
        <table:table-row table:style-name="ro2">
          <table:table-cell table:style-name="ce95" table:formula="of:=COUNTIF([.$S$2:.$S$5];&quot;&gt;=&quot;&amp;[.S3])" office:value-type="float" office:value="2" calcext:value-type="float">
            <text:p>2</text:p>
          </table:table-cell>
          <table:table-cell table:style-name="ce389" office:value-type="string" calcext:value-type="string">
            <text:p>A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];&quot;ABCDEFGH&quot;;1)&gt;0;INDEX([$A_INSERIMENTI.D$2:$A_INSERIMENTI.H$33];MATCH(1;([$A_INSERIMENTI.G$2:$A_INSERIMENTI.G$33]=[.$B3])*([$A_INSERIMENTI.H$2:$A_INSERIMENTI.H$33]=[.$C3]);0);2)&amp;&quot; (&quot;&amp;INDEX([$A_INSERIMENTI.D$2:$A_INSERIMENTI.H$33];MATCH(1;([$A_INSERIMENTI.G$2:$A_INSERIMENTI.G$33]=[.$B3])*([$A_INSERIMENTI.H$2:$A_INSERIMENTI.H$33]=[.$C3]);0);1)&amp;&quot;)&quot;;&quot;DA SISTEMARE&quot;)" office:value-type="string" office:string-value="Pantere (2)" calcext:value-type="string">
            <text:p>Pantere (2)</text:p>
          </table:table-cell>
          <table:table-cell table:style-name="ce461" table:formula="of:=[.F3]+[.G3]+[.H3]" office:value-type="float" office:value="3" calcext:value-type="float">
            <text:p>3</text:p>
          </table:table-cell>
          <table:table-cell table:style-name="ce461" table:formula="of:=SUMIF([$B_ELABORAZIONE.$D$2:$B_ELABORAZIONE.$D$49];[.D3];[$B_ELABORAZIONE.$L$2:$B_ELABORAZIONE.$L$49])+SUMIF([$B_ELABORAZIONE.$F$2:$B_ELABORAZIONE.$F$49];[.D3];[$B_ELABORAZIONE.$R$2:$B_ELABORAZIONE.$R$49])" office:value-type="float" office:value="2" calcext:value-type="float">
            <text:p>2</text:p>
          </table:table-cell>
          <table:table-cell table:style-name="ce461" table:formula="of:=SUMIF([$B_ELABORAZIONE.$D$2:$B_ELABORAZIONE.$D$49];[.D3];[$B_ELABORAZIONE.$M$2:$B_ELABORAZIONE.$M$49])+SUMIF([$B_ELABORAZIONE.$F$2:$B_ELABORAZIONE.$F$49];[.D3];[$B_ELABORAZIONE.$S$2:$B_ELABORAZIONE.$S$49])" office:value-type="float" office:value="1" calcext:value-type="float">
            <text:p>1</text:p>
          </table:table-cell>
          <table:table-cell table:style-name="ce461" table:formula="of:=SUMIF([$B_ELABORAZIONE.$D$2:$B_ELABORAZIONE.$D$49];[.D3];[$B_ELABORAZIONE.$N$2:$B_ELABORAZIONE.$N$49])+SUMIF([$B_ELABORAZIONE.$F$2:$B_ELABORAZIONE.$F$49];[.D3];[$B_ELABORAZIONE.$T$2:$B_ELABORAZIONE.$T$49])" office:value-type="float" office:value="0" calcext:value-type="float">
            <text:p>0</text:p>
          </table:table-cell>
          <table:table-cell table:style-name="ce461" table:formula="of:=2*[.F3]+1*[.G3]+0*[.H3]" office:value-type="float" office:value="5" calcext:value-type="float">
            <text:p>5</text:p>
          </table:table-cell>
          <table:table-cell table:style-name="ce461" table:formula="of:=SUMIF([$B_ELABORAZIONE.$D$2:$B_ELABORAZIONE.$D$49];[.D3];[$B_ELABORAZIONE.$O$2:$B_ELABORAZIONE.$O$49])+SUMIF([$B_ELABORAZIONE.$F$2:$B_ELABORAZIONE.$F$49];[.D3];[$B_ELABORAZIONE.$U$2:$B_ELABORAZIONE.$U$49])" office:value-type="float" office:value="199" calcext:value-type="float">
            <text:p>199</text:p>
          </table:table-cell>
          <table:table-cell table:style-name="ce461" table:formula="of:=SUMIF([$B_ELABORAZIONE.$D$2:$B_ELABORAZIONE.$D$49];[.D3];[$B_ELABORAZIONE.$P$2:$B_ELABORAZIONE.$P$49])+SUMIF([$B_ELABORAZIONE.$F$2:$B_ELABORAZIONE.$F$49];[.D3];[$B_ELABORAZIONE.$V$2:$B_ELABORAZIONE.$V$49])" office:value-type="float" office:value="123" calcext:value-type="float">
            <text:p>123</text:p>
          </table:table-cell>
          <table:table-cell table:style-name="ce464" table:formula="of:=SUMIF([$B_ELABORAZIONE.$D$2:$B_ELABORAZIONE.$D$49];[.D3];[$B_ELABORAZIONE.$Q$2:$B_ELABORAZIONE.$Q$49])+SUMIF([$B_ELABORAZIONE.$F$2:$B_ELABORAZIONE.$F$49];[.D3];[$B_ELABORAZIONE.$W$2:$B_ELABORAZIONE.$W$49])" office:value-type="float" office:value="76" calcext:value-type="float">
            <text:p>+76</text:p>
          </table:table-cell>
          <table:table-cell table:style-name="ce461" table:formula="of:=IF([.I3]=[.I4];[$B_ELABORAZIONE.O5];0)" office:value-type="float" office:value="0" calcext:value-type="float">
            <text:p>0</text:p>
          </table:table-cell>
          <table:table-cell table:style-name="ce461" table:formula="of:=IF([.I3]=[.I5];[$B_ELABORAZIONE.O6];0)" office:value-type="float" office:value="0" calcext:value-type="float">
            <text:p>0</text:p>
          </table:table-cell>
          <table:table-cell table:style-name="ce461" table:formula="of:=IF([.I3]=[.I2];[$B_ELABORAZIONE.U2];0)" office:value-type="float" office:value="49" calcext:value-type="float">
            <text:p>49</text:p>
          </table:table-cell>
          <table:table-cell table:style-name="ce464" table:formula="of:=IF([.F3]=[.F4];[$B_ELABORAZIONE.Q5])" office:value-type="float" office:value="0" calcext:value-type="float">
            <text:p>+0</text:p>
          </table:table-cell>
          <table:table-cell table:style-name="ce464" table:formula="of:=IF([.I3]=[.I5];[$B_ELABORAZIONE.Q6];0)" office:value-type="float" office:value="0" calcext:value-type="float">
            <text:p>+0</text:p>
          </table:table-cell>
          <table:table-cell table:style-name="ce464" table:formula="of:=IF([.I3]=[.I2];[$B_ELABORAZIONE.W2];0)" office:value-type="float" office:value="-23" calcext:value-type="float">
            <text:p>-23</text:p>
          </table:table-cell>
          <table:table-cell table:style-name="ce139" table:formula="of:=[.I3]+(500+[.P3]+[.Q3]+[.R3])*10^-3+([.M3]+[.N3]+[.O3])*10^-6+(500+[.L3])*10^-9+[.J3]*10^-12" office:value-type="float" office:value="5.477049576199" calcext:value-type="float">
            <text:p>5,477049576199</text:p>
          </table:table-cell>
          <table:table-cell table:number-columns-repeated="45"/>
        </table:table-row>
        <table:table-row table:style-name="ro2">
          <table:table-cell table:style-name="ce95" table:formula="of:=COUNTIF([.$S$2:.$S$5];&quot;&gt;=&quot;&amp;[.S4])" office:value-type="float" office:value="3" calcext:value-type="float">
            <text:p>3</text:p>
          </table:table-cell>
          <table:table-cell table:style-name="ce389" office:value-type="string" calcext:value-type="string">
            <text:p>A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];&quot;ABCDEFGH&quot;;1)&gt;0;INDEX([$A_INSERIMENTI.D$2:$A_INSERIMENTI.H$33];MATCH(1;([$A_INSERIMENTI.G$2:$A_INSERIMENTI.G$33]=[.$B4])*([$A_INSERIMENTI.H$2:$A_INSERIMENTI.H$33]=[.$C4]);0);2)&amp;&quot; (&quot;&amp;INDEX([$A_INSERIMENTI.D$2:$A_INSERIMENTI.H$33];MATCH(1;([$A_INSERIMENTI.G$2:$A_INSERIMENTI.G$33]=[.$B4])*([$A_INSERIMENTI.H$2:$A_INSERIMENTI.H$33]=[.$C4]);0);1)&amp;&quot;)&quot;;&quot;DA SISTEMARE&quot;)" office:value-type="string" office:string-value="Tigri (3)" calcext:value-type="string">
            <text:p>Tigri (3)</text:p>
          </table:table-cell>
          <table:table-cell table:style-name="ce461" table:formula="of:=[.F4]+[.G4]+[.H4]" office:value-type="float" office:value="3" calcext:value-type="float">
            <text:p>3</text:p>
          </table:table-cell>
          <table:table-cell table:style-name="ce461" table:formula="of:=SUMIF([$B_ELABORAZIONE.$D$2:$B_ELABORAZIONE.$D$49];[.D4];[$B_ELABORAZIONE.$L$2:$B_ELABORAZIONE.$L$49])+SUMIF([$B_ELABORAZIONE.$F$2:$B_ELABORAZIONE.$F$49];[.D4];[$B_ELABORAZIONE.$R$2:$B_ELABORAZIONE.$R$49])" office:value-type="float" office:value="1" calcext:value-type="float">
            <text:p>1</text:p>
          </table:table-cell>
          <table:table-cell table:style-name="ce461" table:formula="of:=SUMIF([$B_ELABORAZIONE.$D$2:$B_ELABORAZIONE.$D$49];[.D4];[$B_ELABORAZIONE.$M$2:$B_ELABORAZIONE.$M$49])+SUMIF([$B_ELABORAZIONE.$F$2:$B_ELABORAZIONE.$F$49];[.D4];[$B_ELABORAZIONE.$S$2:$B_ELABORAZIONE.$S$49])" office:value-type="float" office:value="2" calcext:value-type="float">
            <text:p>2</text:p>
          </table:table-cell>
          <table:table-cell table:style-name="ce461" table:formula="of:=SUMIF([$B_ELABORAZIONE.$D$2:$B_ELABORAZIONE.$D$49];[.D4];[$B_ELABORAZIONE.$N$2:$B_ELABORAZIONE.$N$49])+SUMIF([$B_ELABORAZIONE.$F$2:$B_ELABORAZIONE.$F$49];[.D4];[$B_ELABORAZIONE.$T$2:$B_ELABORAZIONE.$T$49])" office:value-type="float" office:value="0" calcext:value-type="float">
            <text:p>0</text:p>
          </table:table-cell>
          <table:table-cell table:style-name="ce461" table:formula="of:=2*[.F4]+1*[.G4]+0*[.H4]" office:value-type="float" office:value="4" calcext:value-type="float">
            <text:p>4</text:p>
          </table:table-cell>
          <table:table-cell table:style-name="ce461" table:formula="of:=SUMIF([$B_ELABORAZIONE.$D$2:$B_ELABORAZIONE.$D$49];[.D4];[$B_ELABORAZIONE.$O$2:$B_ELABORAZIONE.$O$49])+SUMIF([$B_ELABORAZIONE.$F$2:$B_ELABORAZIONE.$F$49];[.D4];[$B_ELABORAZIONE.$U$2:$B_ELABORAZIONE.$U$49])" office:value-type="float" office:value="131" calcext:value-type="float">
            <text:p>131</text:p>
          </table:table-cell>
          <table:table-cell table:style-name="ce461" table:formula="of:=SUMIF([$B_ELABORAZIONE.$D$2:$B_ELABORAZIONE.$D$49];[.D4];[$B_ELABORAZIONE.$P$2:$B_ELABORAZIONE.$P$49])+SUMIF([$B_ELABORAZIONE.$F$2:$B_ELABORAZIONE.$F$49];[.D4];[$B_ELABORAZIONE.$V$2:$B_ELABORAZIONE.$V$49])" office:value-type="float" office:value="231" calcext:value-type="float">
            <text:p>231</text:p>
          </table:table-cell>
          <table:table-cell table:style-name="ce464" table:formula="of:=SUMIF([$B_ELABORAZIONE.$D$2:$B_ELABORAZIONE.$D$49];[.D4];[$B_ELABORAZIONE.$Q$2:$B_ELABORAZIONE.$Q$49])+SUMIF([$B_ELABORAZIONE.$F$2:$B_ELABORAZIONE.$F$49];[.D4];[$B_ELABORAZIONE.$W$2:$B_ELABORAZIONE.$W$49])" office:value-type="float" office:value="-100" calcext:value-type="float">
            <text:p>-100</text:p>
          </table:table-cell>
          <table:table-cell table:style-name="ce461" table:formula="of:=IF([.I4]=[.I5];[$B_ELABORAZIONE.O7];0)" office:value-type="float" office:value="79" calcext:value-type="float">
            <text:p>79</text:p>
          </table:table-cell>
          <table:table-cell table:style-name="ce461" table:formula="of:=IF([.I4]=[.I2];[$B_ELABORAZIONE.U3];0)" office:value-type="float" office:value="0" calcext:value-type="float">
            <text:p>0</text:p>
          </table:table-cell>
          <table:table-cell table:style-name="ce461" table:formula="of:=IF([.I4]=[.I3];[$B_ELABORAZIONE.U5];0)" office:value-type="float" office:value="0" calcext:value-type="float">
            <text:p>0</text:p>
          </table:table-cell>
          <table:table-cell table:style-name="ce464" table:formula="of:=IF([.I4]=[.I5];[$B_ELABORAZIONE.Q7];0)" office:value-type="float" office:value="31" calcext:value-type="float">
            <text:p>+31</text:p>
          </table:table-cell>
          <table:table-cell table:style-name="ce464" table:formula="of:=IF([.D4]=[.D2];[$B_ELABORAZIONE.W3];0)" office:value-type="float" office:value="0" calcext:value-type="float">
            <text:p>+0</text:p>
          </table:table-cell>
          <table:table-cell table:style-name="ce464" table:formula="of:=IF([.I4]=[.I3];[$B_ELABORAZIONE.W5];0)" office:value-type="float" office:value="0" calcext:value-type="float">
            <text:p>+0</text:p>
          </table:table-cell>
          <table:table-cell table:style-name="ce139" table:formula="of:=[.I4]+(500+[.P4]+[.Q4]+[.R4])*10^-3+([.M4]+[.N4]+[.O4])*10^-6+(500+[.L4])*10^-9+[.J4]*10^-12" office:value-type="float" office:value="4.531079400131" calcext:value-type="float">
            <text:p>4,531079400131</text:p>
          </table:table-cell>
          <table:table-cell table:number-columns-repeated="45"/>
        </table:table-row>
        <table:table-row table:style-name="ro2">
          <table:table-cell table:style-name="ce96" table:formula="of:=COUNTIF([.$S$2:.$S$5];&quot;&gt;=&quot;&amp;[.S5])" office:value-type="float" office:value="4" calcext:value-type="float">
            <text:p>4</text:p>
          </table:table-cell>
          <table:table-cell table:style-name="ce390" office:value-type="string" calcext:value-type="string">
            <text:p>A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5];&quot;ABCDEFGH&quot;;1)&gt;0;INDEX([$A_INSERIMENTI.D$2:$A_INSERIMENTI.H$33];MATCH(1;([$A_INSERIMENTI.G$2:$A_INSERIMENTI.G$33]=[.$B5])*([$A_INSERIMENTI.H$2:$A_INSERIMENTI.H$33]=[.$C5]);0);2)&amp;&quot; (&quot;&amp;INDEX([$A_INSERIMENTI.D$2:$A_INSERIMENTI.H$33];MATCH(1;([$A_INSERIMENTI.G$2:$A_INSERIMENTI.G$33]=[.$B5])*([$A_INSERIMENTI.H$2:$A_INSERIMENTI.H$33]=[.$C5]);0);1)&amp;&quot;)&quot;;&quot;DA SISTEMARE&quot;)" office:value-type="string" office:string-value="Ghepardi (4)" calcext:value-type="string">
            <text:p>Ghepardi (4)</text:p>
          </table:table-cell>
          <table:table-cell table:style-name="ce462" table:formula="of:=[.F5]+[.G5]+[.H5]" office:value-type="float" office:value="3" calcext:value-type="float">
            <text:p>3</text:p>
          </table:table-cell>
          <table:table-cell table:style-name="ce462" table:formula="of:=SUMIF([$B_ELABORAZIONE.$D$2:$B_ELABORAZIONE.$D$49];[.D5];[$B_ELABORAZIONE.$L$2:$B_ELABORAZIONE.$L$49])+SUMIF([$B_ELABORAZIONE.$F$2:$B_ELABORAZIONE.$F$49];[.D5];[$B_ELABORAZIONE.$R$2:$B_ELABORAZIONE.$R$49])" office:value-type="float" office:value="1" calcext:value-type="float">
            <text:p>1</text:p>
          </table:table-cell>
          <table:table-cell table:style-name="ce462" table:formula="of:=SUMIF([$B_ELABORAZIONE.$D$2:$B_ELABORAZIONE.$D$49];[.D5];[$B_ELABORAZIONE.$M$2:$B_ELABORAZIONE.$M$49])+SUMIF([$B_ELABORAZIONE.$F$2:$B_ELABORAZIONE.$F$49];[.D5];[$B_ELABORAZIONE.$S$2:$B_ELABORAZIONE.$S$49])" office:value-type="float" office:value="2" calcext:value-type="float">
            <text:p>2</text:p>
          </table:table-cell>
          <table:table-cell table:style-name="ce462" table:formula="of:=SUMIF([$B_ELABORAZIONE.$D$2:$B_ELABORAZIONE.$D$49];[.D5];[$B_ELABORAZIONE.$N$2:$B_ELABORAZIONE.$N$49])+SUMIF([$B_ELABORAZIONE.$F$2:$B_ELABORAZIONE.$F$49];[.D5];[$B_ELABORAZIONE.$T$2:$B_ELABORAZIONE.$T$49])" office:value-type="float" office:value="0" calcext:value-type="float">
            <text:p>0</text:p>
          </table:table-cell>
          <table:table-cell table:style-name="ce462" table:formula="of:=2*[.F5]+1*[.G5]+0*[.H5]" office:value-type="float" office:value="4" calcext:value-type="float">
            <text:p>4</text:p>
          </table:table-cell>
          <table:table-cell table:style-name="ce462" table:formula="of:=SUMIF([$B_ELABORAZIONE.$D$2:$B_ELABORAZIONE.$D$49];[.D5];[$B_ELABORAZIONE.$O$2:$B_ELABORAZIONE.$O$49])+SUMIF([$B_ELABORAZIONE.$F$2:$B_ELABORAZIONE.$F$49];[.D5];[$B_ELABORAZIONE.$U$2:$B_ELABORAZIONE.$U$49])" office:value-type="float" office:value="151" calcext:value-type="float">
            <text:p>151</text:p>
          </table:table-cell>
          <table:table-cell table:style-name="ce462" table:formula="of:=SUMIF([$B_ELABORAZIONE.$D$2:$B_ELABORAZIONE.$D$49];[.D5];[$B_ELABORAZIONE.$P$2:$B_ELABORAZIONE.$P$49])+SUMIF([$B_ELABORAZIONE.$F$2:$B_ELABORAZIONE.$F$49];[.D5];[$B_ELABORAZIONE.$V$2:$B_ELABORAZIONE.$V$49])" office:value-type="float" office:value="161" calcext:value-type="float">
            <text:p>161</text:p>
          </table:table-cell>
          <table:table-cell table:style-name="ce465" table:formula="of:=SUMIF([$B_ELABORAZIONE.$D$2:$B_ELABORAZIONE.$D$49];[.D5];[$B_ELABORAZIONE.$Q$2:$B_ELABORAZIONE.$Q$49])+SUMIF([$B_ELABORAZIONE.$F$2:$B_ELABORAZIONE.$F$49];[.D5];[$B_ELABORAZIONE.$W$2:$B_ELABORAZIONE.$W$49])" office:value-type="float" office:value="-10" calcext:value-type="float">
            <text:p>-10</text:p>
          </table:table-cell>
          <table:table-cell table:style-name="ce462" table:formula="of:=IF([.I5]=[.I2];[$B_ELABORAZIONE.U4];0)" office:value-type="float" office:value="0" calcext:value-type="float">
            <text:p>0</text:p>
          </table:table-cell>
          <table:table-cell table:style-name="ce462" table:formula="of:=IF([.I5]=[.I3];[$B_ELABORAZIONE.U6];0)" office:value-type="float" office:value="0" calcext:value-type="float">
            <text:p>0</text:p>
          </table:table-cell>
          <table:table-cell table:style-name="ce462" table:formula="of:=IF([.I5]=[.I4];[$B_ELABORAZIONE.U7];0)" office:value-type="float" office:value="48" calcext:value-type="float">
            <text:p>48</text:p>
          </table:table-cell>
          <table:table-cell table:style-name="ce465" table:formula="of:=IF([.I5]=[.I2];[$B_ELABORAZIONE.W4];0)" office:value-type="float" office:value="0" calcext:value-type="float">
            <text:p>+0</text:p>
          </table:table-cell>
          <table:table-cell table:style-name="ce465" table:formula="of:=IF([.I5]=[.I2];[$B_ELABORAZIONE.W6];0)" office:value-type="float" office:value="0" calcext:value-type="float">
            <text:p>+0</text:p>
          </table:table-cell>
          <table:table-cell table:style-name="ce465" table:formula="of:=IF([.I5]=[.I4];[$B_ELABORAZIONE.W7];0)" office:value-type="float" office:value="-31" calcext:value-type="float">
            <text:p>-31</text:p>
          </table:table-cell>
          <table:table-cell table:style-name="ce139" table:formula="of:=[.I5]+(500+[.P5]+[.Q5]+[.R5])*10^-3+([.M5]+[.N5]+[.O5])*10^-6+(500+[.L5])*10^-9+[.J5]*10^-12" office:value-type="float" office:value="4.469048490151" calcext:value-type="float">
            <text:p>4,469048490151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262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458" office:value-type="string" calcext:value-type="string">
            <text:p>Giocate</text:p>
          </table:table-cell>
          <table:table-cell table:style-name="ce458" office:value-type="string" calcext:value-type="string">
            <text:p>Vinte</text:p>
          </table:table-cell>
          <table:table-cell table:style-name="ce458" office:value-type="string" calcext:value-type="string">
            <text:p>Perse</text:p>
          </table:table-cell>
          <table:table-cell table:style-name="ce458" office:value-type="string" calcext:value-type="string">
            <text:p>Forfait</text:p>
          </table:table-cell>
          <table:table-cell table:style-name="ce458" office:value-type="string" calcext:value-type="string">
            <text:p>P.Class.</text:p>
          </table:table-cell>
          <table:table-cell table:style-name="ce458" office:value-type="string" calcext:value-type="string">
            <text:p>P.Gara Fatti</text:p>
          </table:table-cell>
          <table:table-cell table:style-name="ce458" office:value-type="string" calcext:value-type="string">
            <text:p>P.Gara Subiti</text:p>
          </table:table-cell>
          <table:table-cell table:style-name="ce458" office:value-type="string" calcext:value-type="string">
            <text:p>Diff.P.Gara</text:p>
          </table:table-cell>
          <table:table-cell table:style-name="ce458" office:value-type="string" calcext:value-type="string">
            <text:p>P.Gara Fatti SD1</text:p>
          </table:table-cell>
          <table:table-cell table:style-name="ce458" office:value-type="string" calcext:value-type="string">
            <text:p>P.Gara Fatti SD2</text:p>
          </table:table-cell>
          <table:table-cell table:style-name="ce458" office:value-type="string" calcext:value-type="string">
            <text:p>P.Gara Fatti SD3</text:p>
          </table:table-cell>
          <table:table-cell table:style-name="ce458" office:value-type="string" calcext:value-type="string">
            <text:p>Diff.P.Gara SD1</text:p>
          </table:table-cell>
          <table:table-cell table:style-name="ce458" office:value-type="string" calcext:value-type="string">
            <text:p>Diff.P.Gara SD2</text:p>
          </table:table-cell>
          <table:table-cell table:style-name="ce458" office:value-type="string" calcext:value-type="string">
            <text:p>Diff.P.Gara SD3</text:p>
          </table:table-cell>
          <table:table-cell table:style-name="ce262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8];&quot;ABCDEFGH&quot;;1)&gt;0;INDEX([$A_INSERIMENTI.D$2:$A_INSERIMENTI.H$33];MATCH(1;([$A_INSERIMENTI.G$2:$A_INSERIMENTI.G$33]=[.$B8])*([$A_INSERIMENTI.H$2:$A_INSERIMENTI.H$33]=[.$C8]);0);2)&amp;&quot; (&quot;&amp;INDEX([$A_INSERIMENTI.D$2:$A_INSERIMENTI.H$33];MATCH(1;([$A_INSERIMENTI.G$2:$A_INSERIMENTI.G$33]=[.$B8])*([$A_INSERIMENTI.H$2:$A_INSERIMENTI.H$33]=[.$C8]);0);1)&amp;&quot;)&quot;;&quot;DA SISTEMARE&quot;)" office:value-type="string" office:string-value="Giaguari (5)" calcext:value-type="string">
            <text:p>Giaguari (5)</text:p>
          </table:table-cell>
          <table:table-cell table:style-name="ce460" table:formula="of:=[.F8]+[.G8]+[.H8]" office:value-type="float" office:value="3" calcext:value-type="float">
            <text:p>3</text:p>
          </table:table-cell>
          <table:table-cell table:style-name="ce460" table:formula="of:=SUMIF([$B_ELABORAZIONE.$D$2:$B_ELABORAZIONE.$D$49];[.D8];[$B_ELABORAZIONE.$L$2:$B_ELABORAZIONE.$L$49])+SUMIF([$B_ELABORAZIONE.$F$2:$B_ELABORAZIONE.$F$49];[.D8];[$B_ELABORAZIONE.$R$2:$B_ELABORAZIONE.$R$49])" office:value-type="float" office:value="0" calcext:value-type="float">
            <text:p>0</text:p>
          </table:table-cell>
          <table:table-cell table:style-name="ce460" table:formula="of:=SUMIF([$B_ELABORAZIONE.$D$2:$B_ELABORAZIONE.$D$49];[.D8];[$B_ELABORAZIONE.$M$2:$B_ELABORAZIONE.$M$49])+SUMIF([$B_ELABORAZIONE.$F$2:$B_ELABORAZIONE.$F$49];[.D8];[$B_ELABORAZIONE.$S$2:$B_ELABORAZIONE.$S$49])" office:value-type="float" office:value="3" calcext:value-type="float">
            <text:p>3</text:p>
          </table:table-cell>
          <table:table-cell table:style-name="ce460" table:formula="of:=SUMIF([$B_ELABORAZIONE.$D$2:$B_ELABORAZIONE.$D$49];[.D8];[$B_ELABORAZIONE.$N$2:$B_ELABORAZIONE.$N$49])+SUMIF([$B_ELABORAZIONE.$F$2:$B_ELABORAZIONE.$F$49];[.D8];[$B_ELABORAZIONE.$T$2:$B_ELABORAZIONE.$T$49])" office:value-type="float" office:value="0" calcext:value-type="float">
            <text:p>0</text:p>
          </table:table-cell>
          <table:table-cell table:style-name="ce460" table:formula="of:=2*[.F8]+1*[.G8]+0*[.H8]" office:value-type="float" office:value="3" calcext:value-type="float">
            <text:p>3</text:p>
          </table:table-cell>
          <table:table-cell table:style-name="ce460" table:formula="of:=SUMIF([$B_ELABORAZIONE.$D$2:$B_ELABORAZIONE.$D$49];[.D8];[$B_ELABORAZIONE.$O$2:$B_ELABORAZIONE.$O$49])+SUMIF([$B_ELABORAZIONE.$F$2:$B_ELABORAZIONE.$F$49];[.D8];[$B_ELABORAZIONE.$U$2:$B_ELABORAZIONE.$U$49])" office:value-type="float" office:value="174" calcext:value-type="float">
            <text:p>174</text:p>
          </table:table-cell>
          <table:table-cell table:style-name="ce460" table:formula="of:=SUMIF([$B_ELABORAZIONE.$D$2:$B_ELABORAZIONE.$D$49];[.D8];[$B_ELABORAZIONE.$P$2:$B_ELABORAZIONE.$P$49])+SUMIF([$B_ELABORAZIONE.$F$2:$B_ELABORAZIONE.$F$49];[.D8];[$B_ELABORAZIONE.$V$2:$B_ELABORAZIONE.$V$49])" office:value-type="float" office:value="217" calcext:value-type="float">
            <text:p>217</text:p>
          </table:table-cell>
          <table:table-cell table:style-name="ce463" table:formula="of:=SUMIF([$B_ELABORAZIONE.$D$2:$B_ELABORAZIONE.$D$49];[.D8];[$B_ELABORAZIONE.$Q$2:$B_ELABORAZIONE.$Q$49])+SUMIF([$B_ELABORAZIONE.$F$2:$B_ELABORAZIONE.$F$49];[.D8];[$B_ELABORAZIONE.$W$2:$B_ELABORAZIONE.$W$49])" office:value-type="float" office:value="-43" calcext:value-type="float">
            <text:p>-43</text:p>
          </table:table-cell>
          <table:table-cell table:style-name="ce460" table:formula="of:=IF([.I8]=[.I9];[$B_ELABORAZIONE.O8];0)" office:value-type="float" office:value="0" calcext:value-type="float">
            <text:p>0</text:p>
          </table:table-cell>
          <table:table-cell table:style-name="ce460" table:formula="of:=IF([.I8]=[.I10];[$B_ELABORAZIONE.O9];0)" office:value-type="float" office:value="0" calcext:value-type="float">
            <text:p>0</text:p>
          </table:table-cell>
          <table:table-cell table:style-name="ce460" table:formula="of:=IF([.I8]=[.I11];[$B_ELABORAZIONE.O10];0)" office:value-type="float" office:value="0" calcext:value-type="float">
            <text:p>0</text:p>
          </table:table-cell>
          <table:table-cell table:style-name="ce463" table:formula="of:=IF([.I8]=[.I9];[$B_ELABORAZIONE.Q8];0)" office:value-type="float" office:value="0" calcext:value-type="float">
            <text:p>+0</text:p>
          </table:table-cell>
          <table:table-cell table:style-name="ce463" table:formula="of:=IF([.I8]=[.I10];[$B_ELABORAZIONE.Q9];0)" office:value-type="float" office:value="0" calcext:value-type="float">
            <text:p>+0</text:p>
          </table:table-cell>
          <table:table-cell table:style-name="ce463" table:formula="of:=IF([.I8]=[.I11];[$B_ELABORAZIONE.Q10];0)" office:value-type="float" office:value="0" calcext:value-type="float">
            <text:p>+0</text:p>
          </table:table-cell>
          <table:table-cell table:style-name="ce139" table:formula="of:=[.I8]+(500+[.P8]+[.Q8]+[.R8])*10^-3+([.M8]+[.N8]+[.O8])*10^-6+(500+[.L8])*10^-9+[.J8]*10^-12" office:value-type="float" office:value="3.500000457174" calcext:value-type="float">
            <text:p>3,500000457174</text:p>
          </table:table-cell>
          <table:table-cell table:number-columns-repeated="45"/>
        </table:table-row>
        <table:table-row table:style-name="ro2">
          <table:table-cell table:style-name="ce95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9];&quot;ABCDEFGH&quot;;1)&gt;0;INDEX([$A_INSERIMENTI.D$2:$A_INSERIMENTI.H$33];MATCH(1;([$A_INSERIMENTI.G$2:$A_INSERIMENTI.G$33]=[.$B9])*([$A_INSERIMENTI.H$2:$A_INSERIMENTI.H$33]=[.$C9]);0);2)&amp;&quot; (&quot;&amp;INDEX([$A_INSERIMENTI.D$2:$A_INSERIMENTI.H$33];MATCH(1;([$A_INSERIMENTI.G$2:$A_INSERIMENTI.G$33]=[.$B9])*([$A_INSERIMENTI.H$2:$A_INSERIMENTI.H$33]=[.$C9]);0);1)&amp;&quot;)&quot;;&quot;DA SISTEMARE&quot;)" office:value-type="string" office:string-value="Puma (6)" calcext:value-type="string">
            <text:p>Puma (6)</text:p>
          </table:table-cell>
          <table:table-cell table:style-name="ce461" table:formula="of:=[.F9]+[.G9]+[.H9]" office:value-type="float" office:value="3" calcext:value-type="float">
            <text:p>3</text:p>
          </table:table-cell>
          <table:table-cell table:style-name="ce461" table:formula="of:=SUMIF([$B_ELABORAZIONE.$D$2:$B_ELABORAZIONE.$D$49];[.D9];[$B_ELABORAZIONE.$L$2:$B_ELABORAZIONE.$L$49])+SUMIF([$B_ELABORAZIONE.$F$2:$B_ELABORAZIONE.$F$49];[.D9];[$B_ELABORAZIONE.$R$2:$B_ELABORAZIONE.$R$49])" office:value-type="float" office:value="1" calcext:value-type="float">
            <text:p>1</text:p>
          </table:table-cell>
          <table:table-cell table:style-name="ce461" table:formula="of:=SUMIF([$B_ELABORAZIONE.$D$2:$B_ELABORAZIONE.$D$49];[.D9];[$B_ELABORAZIONE.$M$2:$B_ELABORAZIONE.$M$49])+SUMIF([$B_ELABORAZIONE.$F$2:$B_ELABORAZIONE.$F$49];[.D9];[$B_ELABORAZIONE.$S$2:$B_ELABORAZIONE.$S$49])" office:value-type="float" office:value="2" calcext:value-type="float">
            <text:p>2</text:p>
          </table:table-cell>
          <table:table-cell table:style-name="ce461" table:formula="of:=SUMIF([$B_ELABORAZIONE.$D$2:$B_ELABORAZIONE.$D$49];[.D9];[$B_ELABORAZIONE.$N$2:$B_ELABORAZIONE.$N$49])+SUMIF([$B_ELABORAZIONE.$F$2:$B_ELABORAZIONE.$F$49];[.D9];[$B_ELABORAZIONE.$T$2:$B_ELABORAZIONE.$T$49])" office:value-type="float" office:value="0" calcext:value-type="float">
            <text:p>0</text:p>
          </table:table-cell>
          <table:table-cell table:style-name="ce461" table:formula="of:=2*[.F9]+1*[.G9]+0*[.H9]" office:value-type="float" office:value="4" calcext:value-type="float">
            <text:p>4</text:p>
          </table:table-cell>
          <table:table-cell table:style-name="ce461" table:formula="of:=SUMIF([$B_ELABORAZIONE.$D$2:$B_ELABORAZIONE.$D$49];[.D9];[$B_ELABORAZIONE.$O$2:$B_ELABORAZIONE.$O$49])+SUMIF([$B_ELABORAZIONE.$F$2:$B_ELABORAZIONE.$F$49];[.D9];[$B_ELABORAZIONE.$U$2:$B_ELABORAZIONE.$U$49])" office:value-type="float" office:value="184" calcext:value-type="float">
            <text:p>184</text:p>
          </table:table-cell>
          <table:table-cell table:style-name="ce461" table:formula="of:=SUMIF([$B_ELABORAZIONE.$D$2:$B_ELABORAZIONE.$D$49];[.D9];[$B_ELABORAZIONE.$P$2:$B_ELABORAZIONE.$P$49])+SUMIF([$B_ELABORAZIONE.$F$2:$B_ELABORAZIONE.$F$49];[.D9];[$B_ELABORAZIONE.$V$2:$B_ELABORAZIONE.$V$49])" office:value-type="float" office:value="216" calcext:value-type="float">
            <text:p>216</text:p>
          </table:table-cell>
          <table:table-cell table:style-name="ce464" table:formula="of:=SUMIF([$B_ELABORAZIONE.$D$2:$B_ELABORAZIONE.$D$49];[.D9];[$B_ELABORAZIONE.$Q$2:$B_ELABORAZIONE.$Q$49])+SUMIF([$B_ELABORAZIONE.$F$2:$B_ELABORAZIONE.$F$49];[.D9];[$B_ELABORAZIONE.$W$2:$B_ELABORAZIONE.$W$49])" office:value-type="float" office:value="-32" calcext:value-type="float">
            <text:p>-32</text:p>
          </table:table-cell>
          <table:table-cell table:style-name="ce461" table:formula="of:=IF([.I9]=[.I10];[$B_ELABORAZIONE.O11];0)" office:value-type="float" office:value="0" calcext:value-type="float">
            <text:p>0</text:p>
          </table:table-cell>
          <table:table-cell table:style-name="ce461" table:formula="of:=IF([.I9]=[.I11];[$B_ELABORAZIONE.O12];0)" office:value-type="float" office:value="0" calcext:value-type="float">
            <text:p>0</text:p>
          </table:table-cell>
          <table:table-cell table:style-name="ce461" table:formula="of:=IF([.I9]=[.I8];[$B_ELABORAZIONE.U8];0)" office:value-type="float" office:value="0" calcext:value-type="float">
            <text:p>0</text:p>
          </table:table-cell>
          <table:table-cell table:style-name="ce464" table:formula="of:=IF([.F9]=[.F10];[$B_ELABORAZIONE.Q11])" office:value-type="float" office:value="0" calcext:value-type="float">
            <text:p>+0</text:p>
          </table:table-cell>
          <table:table-cell table:style-name="ce464" table:formula="of:=IF([.I9]=[.I11];[$B_ELABORAZIONE.Q12];0)" office:value-type="float" office:value="0" calcext:value-type="float">
            <text:p>+0</text:p>
          </table:table-cell>
          <table:table-cell table:style-name="ce464" table:formula="of:=IF([.I9]=[.I8];[$B_ELABORAZIONE.W8];0)" office:value-type="float" office:value="0" calcext:value-type="float">
            <text:p>+0</text:p>
          </table:table-cell>
          <table:table-cell table:style-name="ce140" table:formula="of:=[.I9]+(500+[.P9]+[.Q9]+[.R9])*10^-3+([.M9]+[.N9]+[.O9])*10^-6+(500+[.L9])*10^-9+[.J9]*10^-12" office:value-type="float" office:value="4.500000468184" calcext:value-type="float">
            <text:p>4,500000468184</text:p>
          </table:table-cell>
          <table:table-cell table:number-columns-repeated="45"/>
        </table:table-row>
        <table:table-row table:style-name="ro2">
          <table:table-cell table:style-name="ce95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10];&quot;ABCDEFGH&quot;;1)&gt;0;INDEX([$A_INSERIMENTI.D$2:$A_INSERIMENTI.H$33];MATCH(1;([$A_INSERIMENTI.G$2:$A_INSERIMENTI.G$33]=[.$B10])*([$A_INSERIMENTI.H$2:$A_INSERIMENTI.H$33]=[.$C10]);0);2)&amp;&quot; (&quot;&amp;INDEX([$A_INSERIMENTI.D$2:$A_INSERIMENTI.H$33];MATCH(1;([$A_INSERIMENTI.G$2:$A_INSERIMENTI.G$33]=[.$B10])*([$A_INSERIMENTI.H$2:$A_INSERIMENTI.H$33]=[.$C10]);0);1)&amp;&quot;)&quot;;&quot;DA SISTEMARE&quot;)" office:value-type="string" office:string-value="Linci (7)" calcext:value-type="string">
            <text:p>Linci (7)</text:p>
          </table:table-cell>
          <table:table-cell table:style-name="ce461" table:formula="of:=[.F10]+[.G10]+[.H10]" office:value-type="float" office:value="3" calcext:value-type="float">
            <text:p>3</text:p>
          </table:table-cell>
          <table:table-cell table:style-name="ce461" table:formula="of:=SUMIF([$B_ELABORAZIONE.$D$2:$B_ELABORAZIONE.$D$49];[.D10];[$B_ELABORAZIONE.$L$2:$B_ELABORAZIONE.$L$49])+SUMIF([$B_ELABORAZIONE.$F$2:$B_ELABORAZIONE.$F$49];[.D10];[$B_ELABORAZIONE.$R$2:$B_ELABORAZIONE.$R$49])" office:value-type="float" office:value="3" calcext:value-type="float">
            <text:p>3</text:p>
          </table:table-cell>
          <table:table-cell table:style-name="ce461" table:formula="of:=SUMIF([$B_ELABORAZIONE.$D$2:$B_ELABORAZIONE.$D$49];[.D10];[$B_ELABORAZIONE.$M$2:$B_ELABORAZIONE.$M$49])+SUMIF([$B_ELABORAZIONE.$F$2:$B_ELABORAZIONE.$F$49];[.D10];[$B_ELABORAZIONE.$S$2:$B_ELABORAZIONE.$S$49])" office:value-type="float" office:value="0" calcext:value-type="float">
            <text:p>0</text:p>
          </table:table-cell>
          <table:table-cell table:style-name="ce461" table:formula="of:=SUMIF([$B_ELABORAZIONE.$D$2:$B_ELABORAZIONE.$D$49];[.D10];[$B_ELABORAZIONE.$N$2:$B_ELABORAZIONE.$N$49])+SUMIF([$B_ELABORAZIONE.$F$2:$B_ELABORAZIONE.$F$49];[.D10];[$B_ELABORAZIONE.$T$2:$B_ELABORAZIONE.$T$49])" office:value-type="float" office:value="0" calcext:value-type="float">
            <text:p>0</text:p>
          </table:table-cell>
          <table:table-cell table:style-name="ce461" table:formula="of:=2*[.F10]+1*[.G10]+0*[.H10]" office:value-type="float" office:value="6" calcext:value-type="float">
            <text:p>6</text:p>
          </table:table-cell>
          <table:table-cell table:style-name="ce461" table:formula="of:=SUMIF([$B_ELABORAZIONE.$D$2:$B_ELABORAZIONE.$D$49];[.D10];[$B_ELABORAZIONE.$O$2:$B_ELABORAZIONE.$O$49])+SUMIF([$B_ELABORAZIONE.$F$2:$B_ELABORAZIONE.$F$49];[.D10];[$B_ELABORAZIONE.$U$2:$B_ELABORAZIONE.$U$49])" office:value-type="float" office:value="241" calcext:value-type="float">
            <text:p>241</text:p>
          </table:table-cell>
          <table:table-cell table:style-name="ce461" table:formula="of:=SUMIF([$B_ELABORAZIONE.$D$2:$B_ELABORAZIONE.$D$49];[.D10];[$B_ELABORAZIONE.$P$2:$B_ELABORAZIONE.$P$49])+SUMIF([$B_ELABORAZIONE.$F$2:$B_ELABORAZIONE.$F$49];[.D10];[$B_ELABORAZIONE.$V$2:$B_ELABORAZIONE.$V$49])" office:value-type="float" office:value="181" calcext:value-type="float">
            <text:p>181</text:p>
          </table:table-cell>
          <table:table-cell table:style-name="ce464" table:formula="of:=SUMIF([$B_ELABORAZIONE.$D$2:$B_ELABORAZIONE.$D$49];[.D10];[$B_ELABORAZIONE.$Q$2:$B_ELABORAZIONE.$Q$49])+SUMIF([$B_ELABORAZIONE.$F$2:$B_ELABORAZIONE.$F$49];[.D10];[$B_ELABORAZIONE.$W$2:$B_ELABORAZIONE.$W$49])" office:value-type="float" office:value="60" calcext:value-type="float">
            <text:p>+60</text:p>
          </table:table-cell>
          <table:table-cell table:style-name="ce461" table:formula="of:=IF([.I10]=[.I11];[$B_ELABORAZIONE.O13];0)" office:value-type="float" office:value="0" calcext:value-type="float">
            <text:p>0</text:p>
          </table:table-cell>
          <table:table-cell table:style-name="ce461" table:formula="of:=IF([.I10]=[.I8];[$B_ELABORAZIONE.U9];0)" office:value-type="float" office:value="0" calcext:value-type="float">
            <text:p>0</text:p>
          </table:table-cell>
          <table:table-cell table:style-name="ce461" table:formula="of:=IF([.I10]=[.I9];[$B_ELABORAZIONE.U11];0)" office:value-type="float" office:value="0" calcext:value-type="float">
            <text:p>0</text:p>
          </table:table-cell>
          <table:table-cell table:style-name="ce464" table:formula="of:=IF([.I10]=[.I11];[$B_ELABORAZIONE.Q13];0)" office:value-type="float" office:value="0" calcext:value-type="float">
            <text:p>+0</text:p>
          </table:table-cell>
          <table:table-cell table:style-name="ce464" table:formula="of:=IF([.D10]=[.D8];[$B_ELABORAZIONE.W9];0)" office:value-type="float" office:value="0" calcext:value-type="float">
            <text:p>+0</text:p>
          </table:table-cell>
          <table:table-cell table:style-name="ce464" table:formula="of:=IF([.I10]=[.I9];[$B_ELABORAZIONE.W11];0)" office:value-type="float" office:value="0" calcext:value-type="float">
            <text:p>+0</text:p>
          </table:table-cell>
          <table:table-cell table:style-name="ce140" table:formula="of:=[.I10]+(500+[.P10]+[.Q10]+[.R10])*10^-3+([.M10]+[.N10]+[.O10])*10^-6+(500+[.L10])*10^-9+[.J10]*10^-12" office:value-type="float" office:value="6.500000560241" calcext:value-type="float">
            <text:p>6,500000560241</text:p>
          </table:table-cell>
          <table:table-cell table:number-columns-repeated="45"/>
        </table:table-row>
        <table:table-row table:style-name="ro2">
          <table:table-cell table:style-name="ce96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11];&quot;ABCDEFGH&quot;;1)&gt;0;INDEX([$A_INSERIMENTI.D$2:$A_INSERIMENTI.H$33];MATCH(1;([$A_INSERIMENTI.G$2:$A_INSERIMENTI.G$33]=[.$B11])*([$A_INSERIMENTI.H$2:$A_INSERIMENTI.H$33]=[.$C11]);0);2)&amp;&quot; (&quot;&amp;INDEX([$A_INSERIMENTI.D$2:$A_INSERIMENTI.H$33];MATCH(1;([$A_INSERIMENTI.G$2:$A_INSERIMENTI.G$33]=[.$B11])*([$A_INSERIMENTI.H$2:$A_INSERIMENTI.H$33]=[.$C11]);0);1)&amp;&quot;)&quot;;&quot;DA SISTEMARE&quot;)" office:value-type="string" office:string-value="Serval (8)" calcext:value-type="string">
            <text:p>Serval (8)</text:p>
          </table:table-cell>
          <table:table-cell table:style-name="ce462" table:formula="of:=[.F11]+[.G11]+[.H11]" office:value-type="float" office:value="3" calcext:value-type="float">
            <text:p>3</text:p>
          </table:table-cell>
          <table:table-cell table:style-name="ce462" table:formula="of:=SUMIF([$B_ELABORAZIONE.$D$2:$B_ELABORAZIONE.$D$49];[.D11];[$B_ELABORAZIONE.$L$2:$B_ELABORAZIONE.$L$49])+SUMIF([$B_ELABORAZIONE.$F$2:$B_ELABORAZIONE.$F$49];[.D11];[$B_ELABORAZIONE.$R$2:$B_ELABORAZIONE.$R$49])" office:value-type="float" office:value="2" calcext:value-type="float">
            <text:p>2</text:p>
          </table:table-cell>
          <table:table-cell table:style-name="ce462" table:formula="of:=SUMIF([$B_ELABORAZIONE.$D$2:$B_ELABORAZIONE.$D$49];[.D11];[$B_ELABORAZIONE.$M$2:$B_ELABORAZIONE.$M$49])+SUMIF([$B_ELABORAZIONE.$F$2:$B_ELABORAZIONE.$F$49];[.D11];[$B_ELABORAZIONE.$S$2:$B_ELABORAZIONE.$S$49])" office:value-type="float" office:value="1" calcext:value-type="float">
            <text:p>1</text:p>
          </table:table-cell>
          <table:table-cell table:style-name="ce462" table:formula="of:=SUMIF([$B_ELABORAZIONE.$D$2:$B_ELABORAZIONE.$D$49];[.D11];[$B_ELABORAZIONE.$N$2:$B_ELABORAZIONE.$N$49])+SUMIF([$B_ELABORAZIONE.$F$2:$B_ELABORAZIONE.$F$49];[.D11];[$B_ELABORAZIONE.$T$2:$B_ELABORAZIONE.$T$49])" office:value-type="float" office:value="0" calcext:value-type="float">
            <text:p>0</text:p>
          </table:table-cell>
          <table:table-cell table:style-name="ce462" table:formula="of:=2*[.F11]+1*[.G11]+0*[.H11]" office:value-type="float" office:value="5" calcext:value-type="float">
            <text:p>5</text:p>
          </table:table-cell>
          <table:table-cell table:style-name="ce462" table:formula="of:=SUMIF([$B_ELABORAZIONE.$D$2:$B_ELABORAZIONE.$D$49];[.D11];[$B_ELABORAZIONE.$O$2:$B_ELABORAZIONE.$O$49])+SUMIF([$B_ELABORAZIONE.$F$2:$B_ELABORAZIONE.$F$49];[.D11];[$B_ELABORAZIONE.$U$2:$B_ELABORAZIONE.$U$49])" office:value-type="float" office:value="224" calcext:value-type="float">
            <text:p>224</text:p>
          </table:table-cell>
          <table:table-cell table:style-name="ce462" table:formula="of:=SUMIF([$B_ELABORAZIONE.$D$2:$B_ELABORAZIONE.$D$49];[.D11];[$B_ELABORAZIONE.$P$2:$B_ELABORAZIONE.$P$49])+SUMIF([$B_ELABORAZIONE.$F$2:$B_ELABORAZIONE.$F$49];[.D11];[$B_ELABORAZIONE.$V$2:$B_ELABORAZIONE.$V$49])" office:value-type="float" office:value="209" calcext:value-type="float">
            <text:p>209</text:p>
          </table:table-cell>
          <table:table-cell table:style-name="ce465" table:formula="of:=SUMIF([$B_ELABORAZIONE.$D$2:$B_ELABORAZIONE.$D$49];[.D11];[$B_ELABORAZIONE.$Q$2:$B_ELABORAZIONE.$Q$49])+SUMIF([$B_ELABORAZIONE.$F$2:$B_ELABORAZIONE.$F$49];[.D11];[$B_ELABORAZIONE.$W$2:$B_ELABORAZIONE.$W$49])" office:value-type="float" office:value="15" calcext:value-type="float">
            <text:p>+15</text:p>
          </table:table-cell>
          <table:table-cell table:style-name="ce462" table:formula="of:=IF([.I11]=[.I8];[$B_ELABORAZIONE.U10];0)" office:value-type="float" office:value="0" calcext:value-type="float">
            <text:p>0</text:p>
          </table:table-cell>
          <table:table-cell table:style-name="ce462" table:formula="of:=IF([.I11]=[.I9];[$B_ELABORAZIONE.U12];0)" office:value-type="float" office:value="0" calcext:value-type="float">
            <text:p>0</text:p>
          </table:table-cell>
          <table:table-cell table:style-name="ce462" table:formula="of:=IF([.I11]=[.I10];[$B_ELABORAZIONE.U13];0)" office:value-type="float" office:value="0" calcext:value-type="float">
            <text:p>0</text:p>
          </table:table-cell>
          <table:table-cell table:style-name="ce465" table:formula="of:=IF([.I11]=[.I8];[$B_ELABORAZIONE.W10];0)" office:value-type="float" office:value="0" calcext:value-type="float">
            <text:p>+0</text:p>
          </table:table-cell>
          <table:table-cell table:style-name="ce465" table:formula="of:=IF([.I11]=[.I8];[$B_ELABORAZIONE.W12];0)" office:value-type="float" office:value="0" calcext:value-type="float">
            <text:p>+0</text:p>
          </table:table-cell>
          <table:table-cell table:style-name="ce465" table:formula="of:=IF([.I11]=[.I10];[$B_ELABORAZIONE.W13];0)" office:value-type="float" office:value="0" calcext:value-type="float">
            <text:p>+0</text:p>
          </table:table-cell>
          <table:table-cell table:style-name="ce141" table:formula="of:=[.I11]+(500+[.P11]+[.Q11]+[.R11])*10^-3+([.M11]+[.N11]+[.O11])*10^-6+(500+[.L11])*10^-9+[.J11]*10^-12" office:value-type="float" office:value="5.500000515224" calcext:value-type="float">
            <text:p>5,500000515224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262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458" office:value-type="string" calcext:value-type="string">
            <text:p>Giocate</text:p>
          </table:table-cell>
          <table:table-cell table:style-name="ce458" office:value-type="string" calcext:value-type="string">
            <text:p>Vinte</text:p>
          </table:table-cell>
          <table:table-cell table:style-name="ce458" office:value-type="string" calcext:value-type="string">
            <text:p>Perse</text:p>
          </table:table-cell>
          <table:table-cell table:style-name="ce458" office:value-type="string" calcext:value-type="string">
            <text:p>Forfait</text:p>
          </table:table-cell>
          <table:table-cell table:style-name="ce458" office:value-type="string" calcext:value-type="string">
            <text:p>P.Class.</text:p>
          </table:table-cell>
          <table:table-cell table:style-name="ce458" office:value-type="string" calcext:value-type="string">
            <text:p>P.Gara Fatti</text:p>
          </table:table-cell>
          <table:table-cell table:style-name="ce458" office:value-type="string" calcext:value-type="string">
            <text:p>P.Gara Subiti</text:p>
          </table:table-cell>
          <table:table-cell table:style-name="ce458" office:value-type="string" calcext:value-type="string">
            <text:p>Diff.P.Gara</text:p>
          </table:table-cell>
          <table:table-cell table:style-name="ce458" office:value-type="string" calcext:value-type="string">
            <text:p>P.Gara Fatti SD1</text:p>
          </table:table-cell>
          <table:table-cell table:style-name="ce458" office:value-type="string" calcext:value-type="string">
            <text:p>P.Gara Fatti SD2</text:p>
          </table:table-cell>
          <table:table-cell table:style-name="ce458" office:value-type="string" calcext:value-type="string">
            <text:p>P.Gara Fatti SD3</text:p>
          </table:table-cell>
          <table:table-cell table:style-name="ce458" office:value-type="string" calcext:value-type="string">
            <text:p>Diff.P.Gara SD1</text:p>
          </table:table-cell>
          <table:table-cell table:style-name="ce458" office:value-type="string" calcext:value-type="string">
            <text:p>Diff.P.Gara SD2</text:p>
          </table:table-cell>
          <table:table-cell table:style-name="ce458" office:value-type="string" calcext:value-type="string">
            <text:p>Diff.P.Gara SD3</text:p>
          </table:table-cell>
          <table:table-cell table:style-name="ce262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14];&quot;ABCDEFGH&quot;;1)&gt;0;INDEX([$A_INSERIMENTI.D$2:$A_INSERIMENTI.H$33];MATCH(1;([$A_INSERIMENTI.G$2:$A_INSERIMENTI.G$33]=[.$B14])*([$A_INSERIMENTI.H$2:$A_INSERIMENTI.H$33]=[.$C14]);0);2)&amp;&quot; (&quot;&amp;INDEX([$A_INSERIMENTI.D$2:$A_INSERIMENTI.H$33];MATCH(1;([$A_INSERIMENTI.G$2:$A_INSERIMENTI.G$33]=[.$B14])*([$A_INSERIMENTI.H$2:$A_INSERIMENTI.H$33]=[.$C14]);0);1)&amp;&quot;)&quot;;&quot;DA SISTEMARE&quot;)" office:value-type="string" office:string-value="Elefanti (9)" calcext:value-type="string">
            <text:p>Elefanti (9)</text:p>
          </table:table-cell>
          <table:table-cell table:style-name="ce460" table:formula="of:=[.F14]+[.G14]+[.H14]" office:value-type="float" office:value="3" calcext:value-type="float">
            <text:p>3</text:p>
          </table:table-cell>
          <table:table-cell table:style-name="ce460" table:formula="of:=SUMIF([$B_ELABORAZIONE.$D$2:$B_ELABORAZIONE.$D$49];[.D14];[$B_ELABORAZIONE.$L$2:$B_ELABORAZIONE.$L$49])+SUMIF([$B_ELABORAZIONE.$F$2:$B_ELABORAZIONE.$F$49];[.D14];[$B_ELABORAZIONE.$R$2:$B_ELABORAZIONE.$R$49])" office:value-type="float" office:value="1" calcext:value-type="float">
            <text:p>1</text:p>
          </table:table-cell>
          <table:table-cell table:style-name="ce460" table:formula="of:=SUMIF([$B_ELABORAZIONE.$D$2:$B_ELABORAZIONE.$D$49];[.D14];[$B_ELABORAZIONE.$M$2:$B_ELABORAZIONE.$M$49])+SUMIF([$B_ELABORAZIONE.$F$2:$B_ELABORAZIONE.$F$49];[.D14];[$B_ELABORAZIONE.$S$2:$B_ELABORAZIONE.$S$49])" office:value-type="float" office:value="2" calcext:value-type="float">
            <text:p>2</text:p>
          </table:table-cell>
          <table:table-cell table:style-name="ce460" table:formula="of:=SUMIF([$B_ELABORAZIONE.$D$2:$B_ELABORAZIONE.$D$49];[.D14];[$B_ELABORAZIONE.$N$2:$B_ELABORAZIONE.$N$49])+SUMIF([$B_ELABORAZIONE.$F$2:$B_ELABORAZIONE.$F$49];[.D14];[$B_ELABORAZIONE.$T$2:$B_ELABORAZIONE.$T$49])" office:value-type="float" office:value="0" calcext:value-type="float">
            <text:p>0</text:p>
          </table:table-cell>
          <table:table-cell table:style-name="ce460" table:formula="of:=2*[.F14]+1*[.G14]+0*[.H14]" office:value-type="float" office:value="4" calcext:value-type="float">
            <text:p>4</text:p>
          </table:table-cell>
          <table:table-cell table:style-name="ce460" table:formula="of:=SUMIF([$B_ELABORAZIONE.$D$2:$B_ELABORAZIONE.$D$49];[.D14];[$B_ELABORAZIONE.$O$2:$B_ELABORAZIONE.$O$49])+SUMIF([$B_ELABORAZIONE.$F$2:$B_ELABORAZIONE.$F$49];[.D14];[$B_ELABORAZIONE.$U$2:$B_ELABORAZIONE.$U$49])" office:value-type="float" office:value="154" calcext:value-type="float">
            <text:p>154</text:p>
          </table:table-cell>
          <table:table-cell table:style-name="ce460" table:formula="of:=SUMIF([$B_ELABORAZIONE.$D$2:$B_ELABORAZIONE.$D$49];[.D14];[$B_ELABORAZIONE.$P$2:$B_ELABORAZIONE.$P$49])+SUMIF([$B_ELABORAZIONE.$F$2:$B_ELABORAZIONE.$F$49];[.D14];[$B_ELABORAZIONE.$V$2:$B_ELABORAZIONE.$V$49])" office:value-type="float" office:value="237" calcext:value-type="float">
            <text:p>237</text:p>
          </table:table-cell>
          <table:table-cell table:style-name="ce463" table:formula="of:=SUMIF([$B_ELABORAZIONE.$D$2:$B_ELABORAZIONE.$D$49];[.D14];[$B_ELABORAZIONE.$Q$2:$B_ELABORAZIONE.$Q$49])+SUMIF([$B_ELABORAZIONE.$F$2:$B_ELABORAZIONE.$F$49];[.D14];[$B_ELABORAZIONE.$W$2:$B_ELABORAZIONE.$W$49])" office:value-type="float" office:value="-83" calcext:value-type="float">
            <text:p>-83</text:p>
          </table:table-cell>
          <table:table-cell table:style-name="ce460" table:formula="of:=IF([.I14]=[.I15];[$B_ELABORAZIONE.O14];0)" office:value-type="float" office:value="0" calcext:value-type="float">
            <text:p>0</text:p>
          </table:table-cell>
          <table:table-cell table:style-name="ce460" table:formula="of:=IF([.I14]=[.I16];[$B_ELABORAZIONE.O15];0)" office:value-type="float" office:value="0" calcext:value-type="float">
            <text:p>0</text:p>
          </table:table-cell>
          <table:table-cell table:style-name="ce460" table:formula="of:=IF([.I14]=[.I17];[$B_ELABORAZIONE.O16];0)" office:value-type="float" office:value="0" calcext:value-type="float">
            <text:p>0</text:p>
          </table:table-cell>
          <table:table-cell table:style-name="ce463" table:formula="of:=IF([.I14]=[.I15];[$B_ELABORAZIONE.Q14];0)" office:value-type="float" office:value="0" calcext:value-type="float">
            <text:p>+0</text:p>
          </table:table-cell>
          <table:table-cell table:style-name="ce463" table:formula="of:=IF([.I14]=[.I16];[$B_ELABORAZIONE.Q15];0)" office:value-type="float" office:value="0" calcext:value-type="float">
            <text:p>+0</text:p>
          </table:table-cell>
          <table:table-cell table:style-name="ce463" table:formula="of:=IF([.I14]=[.I17];[$B_ELABORAZIONE.Q16];0)" office:value-type="float" office:value="0" calcext:value-type="float">
            <text:p>+0</text:p>
          </table:table-cell>
          <table:table-cell table:style-name="ce139" table:formula="of:=[.I14]+(500+[.P14]+[.Q14]+[.R14])*10^-3+([.M14]+[.N14]+[.O14])*10^-6+(500+[.L14])*10^-9+[.J14]*10^-12" office:value-type="float" office:value="4.500000417154" calcext:value-type="float">
            <text:p>4,500000417154</text:p>
          </table:table-cell>
          <table:table-cell table:number-columns-repeated="45"/>
        </table:table-row>
        <table:table-row table:style-name="ro2">
          <table:table-cell table:style-name="ce95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15];&quot;ABCDEFGH&quot;;1)&gt;0;INDEX([$A_INSERIMENTI.D$2:$A_INSERIMENTI.H$33];MATCH(1;([$A_INSERIMENTI.G$2:$A_INSERIMENTI.G$33]=[.$B15])*([$A_INSERIMENTI.H$2:$A_INSERIMENTI.H$33]=[.$C15]);0);2)&amp;&quot; (&quot;&amp;INDEX([$A_INSERIMENTI.D$2:$A_INSERIMENTI.H$33];MATCH(1;([$A_INSERIMENTI.G$2:$A_INSERIMENTI.G$33]=[.$B15])*([$A_INSERIMENTI.H$2:$A_INSERIMENTI.H$33]=[.$C15]);0);1)&amp;&quot;)&quot;;&quot;DA SISTEMARE&quot;)" office:value-type="string" office:string-value="Giraffe (10)" calcext:value-type="string">
            <text:p>Giraffe (10)</text:p>
          </table:table-cell>
          <table:table-cell table:style-name="ce461" table:formula="of:=[.F15]+[.G15]+[.H15]" office:value-type="float" office:value="3" calcext:value-type="float">
            <text:p>3</text:p>
          </table:table-cell>
          <table:table-cell table:style-name="ce461" table:formula="of:=SUMIF([$B_ELABORAZIONE.$D$2:$B_ELABORAZIONE.$D$49];[.D15];[$B_ELABORAZIONE.$L$2:$B_ELABORAZIONE.$L$49])+SUMIF([$B_ELABORAZIONE.$F$2:$B_ELABORAZIONE.$F$49];[.D15];[$B_ELABORAZIONE.$R$2:$B_ELABORAZIONE.$R$49])" office:value-type="float" office:value="3" calcext:value-type="float">
            <text:p>3</text:p>
          </table:table-cell>
          <table:table-cell table:style-name="ce461" table:formula="of:=SUMIF([$B_ELABORAZIONE.$D$2:$B_ELABORAZIONE.$D$49];[.D15];[$B_ELABORAZIONE.$M$2:$B_ELABORAZIONE.$M$49])+SUMIF([$B_ELABORAZIONE.$F$2:$B_ELABORAZIONE.$F$49];[.D15];[$B_ELABORAZIONE.$S$2:$B_ELABORAZIONE.$S$49])" office:value-type="float" office:value="0" calcext:value-type="float">
            <text:p>0</text:p>
          </table:table-cell>
          <table:table-cell table:style-name="ce461" table:formula="of:=SUMIF([$B_ELABORAZIONE.$D$2:$B_ELABORAZIONE.$D$49];[.D15];[$B_ELABORAZIONE.$N$2:$B_ELABORAZIONE.$N$49])+SUMIF([$B_ELABORAZIONE.$F$2:$B_ELABORAZIONE.$F$49];[.D15];[$B_ELABORAZIONE.$T$2:$B_ELABORAZIONE.$T$49])" office:value-type="float" office:value="0" calcext:value-type="float">
            <text:p>0</text:p>
          </table:table-cell>
          <table:table-cell table:style-name="ce461" table:formula="of:=2*[.F15]+1*[.G15]+0*[.H15]" office:value-type="float" office:value="6" calcext:value-type="float">
            <text:p>6</text:p>
          </table:table-cell>
          <table:table-cell table:style-name="ce461" table:formula="of:=SUMIF([$B_ELABORAZIONE.$D$2:$B_ELABORAZIONE.$D$49];[.D15];[$B_ELABORAZIONE.$O$2:$B_ELABORAZIONE.$O$49])+SUMIF([$B_ELABORAZIONE.$F$2:$B_ELABORAZIONE.$F$49];[.D15];[$B_ELABORAZIONE.$U$2:$B_ELABORAZIONE.$U$49])" office:value-type="float" office:value="258" calcext:value-type="float">
            <text:p>258</text:p>
          </table:table-cell>
          <table:table-cell table:style-name="ce461" table:formula="of:=SUMIF([$B_ELABORAZIONE.$D$2:$B_ELABORAZIONE.$D$49];[.D15];[$B_ELABORAZIONE.$P$2:$B_ELABORAZIONE.$P$49])+SUMIF([$B_ELABORAZIONE.$F$2:$B_ELABORAZIONE.$F$49];[.D15];[$B_ELABORAZIONE.$V$2:$B_ELABORAZIONE.$V$49])" office:value-type="float" office:value="154" calcext:value-type="float">
            <text:p>154</text:p>
          </table:table-cell>
          <table:table-cell table:style-name="ce464" table:formula="of:=SUMIF([$B_ELABORAZIONE.$D$2:$B_ELABORAZIONE.$D$49];[.D15];[$B_ELABORAZIONE.$Q$2:$B_ELABORAZIONE.$Q$49])+SUMIF([$B_ELABORAZIONE.$F$2:$B_ELABORAZIONE.$F$49];[.D15];[$B_ELABORAZIONE.$W$2:$B_ELABORAZIONE.$W$49])" office:value-type="float" office:value="104" calcext:value-type="float">
            <text:p>+104</text:p>
          </table:table-cell>
          <table:table-cell table:style-name="ce461" table:formula="of:=IF([.I15]=[.I16];[$B_ELABORAZIONE.O17];0)" office:value-type="float" office:value="0" calcext:value-type="float">
            <text:p>0</text:p>
          </table:table-cell>
          <table:table-cell table:style-name="ce461" table:formula="of:=IF([.I15]=[.I17];[$B_ELABORAZIONE.O18];0)" office:value-type="float" office:value="0" calcext:value-type="float">
            <text:p>0</text:p>
          </table:table-cell>
          <table:table-cell table:style-name="ce461" table:formula="of:=IF([.I15]=[.I14];[$B_ELABORAZIONE.U14];0)" office:value-type="float" office:value="0" calcext:value-type="float">
            <text:p>0</text:p>
          </table:table-cell>
          <table:table-cell table:style-name="ce464" table:formula="of:=IF([.F15]=[.F16];[$B_ELABORAZIONE.Q17])" office:value-type="float" office:value="0" calcext:value-type="float">
            <text:p>+0</text:p>
          </table:table-cell>
          <table:table-cell table:style-name="ce464" table:formula="of:=IF([.I15]=[.I17];[$B_ELABORAZIONE.Q18];0)" office:value-type="float" office:value="0" calcext:value-type="float">
            <text:p>+0</text:p>
          </table:table-cell>
          <table:table-cell table:style-name="ce464" table:formula="of:=IF([.I15]=[.I14];[$B_ELABORAZIONE.W14];0)" office:value-type="float" office:value="0" calcext:value-type="float">
            <text:p>+0</text:p>
          </table:table-cell>
          <table:table-cell table:style-name="ce140" table:formula="of:=[.I15]+(500+[.P15]+[.Q15]+[.R15])*10^-3+([.M15]+[.N15]+[.O15])*10^-6+(500+[.L15])*10^-9+[.J15]*10^-12" office:value-type="float" office:value="6.500000604258" calcext:value-type="float">
            <text:p>6,500000604258</text:p>
          </table:table-cell>
          <table:table-cell table:number-columns-repeated="45"/>
        </table:table-row>
        <table:table-row table:style-name="ro2">
          <table:table-cell table:style-name="ce95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16];&quot;ABCDEFGH&quot;;1)&gt;0;INDEX([$A_INSERIMENTI.D$2:$A_INSERIMENTI.H$33];MATCH(1;([$A_INSERIMENTI.G$2:$A_INSERIMENTI.G$33]=[.$B16])*([$A_INSERIMENTI.H$2:$A_INSERIMENTI.H$33]=[.$C16]);0);2)&amp;&quot; (&quot;&amp;INDEX([$A_INSERIMENTI.D$2:$A_INSERIMENTI.H$33];MATCH(1;([$A_INSERIMENTI.G$2:$A_INSERIMENTI.G$33]=[.$B16])*([$A_INSERIMENTI.H$2:$A_INSERIMENTI.H$33]=[.$C16]);0);1)&amp;&quot;)&quot;;&quot;DA SISTEMARE&quot;)" office:value-type="string" office:string-value="Ippopotami (11)" calcext:value-type="string">
            <text:p>Ippopotami (11)</text:p>
          </table:table-cell>
          <table:table-cell table:style-name="ce461" table:formula="of:=[.F16]+[.G16]+[.H16]" office:value-type="float" office:value="3" calcext:value-type="float">
            <text:p>3</text:p>
          </table:table-cell>
          <table:table-cell table:style-name="ce461" table:formula="of:=SUMIF([$B_ELABORAZIONE.$D$2:$B_ELABORAZIONE.$D$49];[.D16];[$B_ELABORAZIONE.$L$2:$B_ELABORAZIONE.$L$49])+SUMIF([$B_ELABORAZIONE.$F$2:$B_ELABORAZIONE.$F$49];[.D16];[$B_ELABORAZIONE.$R$2:$B_ELABORAZIONE.$R$49])" office:value-type="float" office:value="2" calcext:value-type="float">
            <text:p>2</text:p>
          </table:table-cell>
          <table:table-cell table:style-name="ce461" table:formula="of:=SUMIF([$B_ELABORAZIONE.$D$2:$B_ELABORAZIONE.$D$49];[.D16];[$B_ELABORAZIONE.$M$2:$B_ELABORAZIONE.$M$49])+SUMIF([$B_ELABORAZIONE.$F$2:$B_ELABORAZIONE.$F$49];[.D16];[$B_ELABORAZIONE.$S$2:$B_ELABORAZIONE.$S$49])" office:value-type="float" office:value="1" calcext:value-type="float">
            <text:p>1</text:p>
          </table:table-cell>
          <table:table-cell table:style-name="ce461" table:formula="of:=SUMIF([$B_ELABORAZIONE.$D$2:$B_ELABORAZIONE.$D$49];[.D16];[$B_ELABORAZIONE.$N$2:$B_ELABORAZIONE.$N$49])+SUMIF([$B_ELABORAZIONE.$F$2:$B_ELABORAZIONE.$F$49];[.D16];[$B_ELABORAZIONE.$T$2:$B_ELABORAZIONE.$T$49])" office:value-type="float" office:value="0" calcext:value-type="float">
            <text:p>0</text:p>
          </table:table-cell>
          <table:table-cell table:style-name="ce461" table:formula="of:=2*[.F16]+1*[.G16]+0*[.H16]" office:value-type="float" office:value="5" calcext:value-type="float">
            <text:p>5</text:p>
          </table:table-cell>
          <table:table-cell table:style-name="ce461" table:formula="of:=SUMIF([$B_ELABORAZIONE.$D$2:$B_ELABORAZIONE.$D$49];[.D16];[$B_ELABORAZIONE.$O$2:$B_ELABORAZIONE.$O$49])+SUMIF([$B_ELABORAZIONE.$F$2:$B_ELABORAZIONE.$F$49];[.D16];[$B_ELABORAZIONE.$U$2:$B_ELABORAZIONE.$U$49])" office:value-type="float" office:value="280" calcext:value-type="float">
            <text:p>280</text:p>
          </table:table-cell>
          <table:table-cell table:style-name="ce461" table:formula="of:=SUMIF([$B_ELABORAZIONE.$D$2:$B_ELABORAZIONE.$D$49];[.D16];[$B_ELABORAZIONE.$P$2:$B_ELABORAZIONE.$P$49])+SUMIF([$B_ELABORAZIONE.$F$2:$B_ELABORAZIONE.$F$49];[.D16];[$B_ELABORAZIONE.$V$2:$B_ELABORAZIONE.$V$49])" office:value-type="float" office:value="189" calcext:value-type="float">
            <text:p>189</text:p>
          </table:table-cell>
          <table:table-cell table:style-name="ce464" table:formula="of:=SUMIF([$B_ELABORAZIONE.$D$2:$B_ELABORAZIONE.$D$49];[.D16];[$B_ELABORAZIONE.$Q$2:$B_ELABORAZIONE.$Q$49])+SUMIF([$B_ELABORAZIONE.$F$2:$B_ELABORAZIONE.$F$49];[.D16];[$B_ELABORAZIONE.$W$2:$B_ELABORAZIONE.$W$49])" office:value-type="float" office:value="91" calcext:value-type="float">
            <text:p>+91</text:p>
          </table:table-cell>
          <table:table-cell table:style-name="ce461" table:formula="of:=IF([.I16]=[.I17];[$B_ELABORAZIONE.O19];0)" office:value-type="float" office:value="0" calcext:value-type="float">
            <text:p>0</text:p>
          </table:table-cell>
          <table:table-cell table:style-name="ce461" table:formula="of:=IF([.I16]=[.I14];[$B_ELABORAZIONE.U15];0)" office:value-type="float" office:value="0" calcext:value-type="float">
            <text:p>0</text:p>
          </table:table-cell>
          <table:table-cell table:style-name="ce461" table:formula="of:=IF([.I16]=[.I15];[$B_ELABORAZIONE.U17];0)" office:value-type="float" office:value="0" calcext:value-type="float">
            <text:p>0</text:p>
          </table:table-cell>
          <table:table-cell table:style-name="ce464" table:formula="of:=IF([.I16]=[.I17];[$B_ELABORAZIONE.Q19];0)" office:value-type="float" office:value="0" calcext:value-type="float">
            <text:p>+0</text:p>
          </table:table-cell>
          <table:table-cell table:style-name="ce464" table:formula="of:=IF([.D16]=[.D14];[$B_ELABORAZIONE.W15];0)" office:value-type="float" office:value="0" calcext:value-type="float">
            <text:p>+0</text:p>
          </table:table-cell>
          <table:table-cell table:style-name="ce464" table:formula="of:=IF([.I16]=[.I15];[$B_ELABORAZIONE.W17];0)" office:value-type="float" office:value="0" calcext:value-type="float">
            <text:p>+0</text:p>
          </table:table-cell>
          <table:table-cell table:style-name="ce140" table:formula="of:=[.I16]+(500+[.P16]+[.Q16]+[.R16])*10^-3+([.M16]+[.N16]+[.O16])*10^-6+(500+[.L16])*10^-9+[.J16]*10^-12" office:value-type="float" office:value="5.50000059128" calcext:value-type="float">
            <text:p>5,500000591280</text:p>
          </table:table-cell>
          <table:table-cell table:number-columns-repeated="45"/>
        </table:table-row>
        <table:table-row table:style-name="ro2">
          <table:table-cell table:style-name="ce96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17];&quot;ABCDEFGH&quot;;1)&gt;0;INDEX([$A_INSERIMENTI.D$2:$A_INSERIMENTI.H$33];MATCH(1;([$A_INSERIMENTI.G$2:$A_INSERIMENTI.G$33]=[.$B17])*([$A_INSERIMENTI.H$2:$A_INSERIMENTI.H$33]=[.$C17]);0);2)&amp;&quot; (&quot;&amp;INDEX([$A_INSERIMENTI.D$2:$A_INSERIMENTI.H$33];MATCH(1;([$A_INSERIMENTI.G$2:$A_INSERIMENTI.G$33]=[.$B17])*([$A_INSERIMENTI.H$2:$A_INSERIMENTI.H$33]=[.$C17]);0);1)&amp;&quot;)&quot;;&quot;DA SISTEMARE&quot;)" office:value-type="string" office:string-value="Iguane (12)" calcext:value-type="string">
            <text:p>Iguane (12)</text:p>
          </table:table-cell>
          <table:table-cell table:style-name="ce462" table:formula="of:=[.F17]+[.G17]+[.H17]" office:value-type="float" office:value="3" calcext:value-type="float">
            <text:p>3</text:p>
          </table:table-cell>
          <table:table-cell table:style-name="ce462" table:formula="of:=SUMIF([$B_ELABORAZIONE.$D$2:$B_ELABORAZIONE.$D$49];[.D17];[$B_ELABORAZIONE.$L$2:$B_ELABORAZIONE.$L$49])+SUMIF([$B_ELABORAZIONE.$F$2:$B_ELABORAZIONE.$F$49];[.D17];[$B_ELABORAZIONE.$R$2:$B_ELABORAZIONE.$R$49])" office:value-type="float" office:value="0" calcext:value-type="float">
            <text:p>0</text:p>
          </table:table-cell>
          <table:table-cell table:style-name="ce462" table:formula="of:=SUMIF([$B_ELABORAZIONE.$D$2:$B_ELABORAZIONE.$D$49];[.D17];[$B_ELABORAZIONE.$M$2:$B_ELABORAZIONE.$M$49])+SUMIF([$B_ELABORAZIONE.$F$2:$B_ELABORAZIONE.$F$49];[.D17];[$B_ELABORAZIONE.$S$2:$B_ELABORAZIONE.$S$49])" office:value-type="float" office:value="3" calcext:value-type="float">
            <text:p>3</text:p>
          </table:table-cell>
          <table:table-cell table:style-name="ce462" table:formula="of:=SUMIF([$B_ELABORAZIONE.$D$2:$B_ELABORAZIONE.$D$49];[.D17];[$B_ELABORAZIONE.$N$2:$B_ELABORAZIONE.$N$49])+SUMIF([$B_ELABORAZIONE.$F$2:$B_ELABORAZIONE.$F$49];[.D17];[$B_ELABORAZIONE.$T$2:$B_ELABORAZIONE.$T$49])" office:value-type="float" office:value="0" calcext:value-type="float">
            <text:p>0</text:p>
          </table:table-cell>
          <table:table-cell table:style-name="ce462" table:formula="of:=2*[.F17]+1*[.G17]+0*[.H17]" office:value-type="float" office:value="3" calcext:value-type="float">
            <text:p>3</text:p>
          </table:table-cell>
          <table:table-cell table:style-name="ce462" table:formula="of:=SUMIF([$B_ELABORAZIONE.$D$2:$B_ELABORAZIONE.$D$49];[.D17];[$B_ELABORAZIONE.$O$2:$B_ELABORAZIONE.$O$49])+SUMIF([$B_ELABORAZIONE.$F$2:$B_ELABORAZIONE.$F$49];[.D17];[$B_ELABORAZIONE.$U$2:$B_ELABORAZIONE.$U$49])" office:value-type="float" office:value="101" calcext:value-type="float">
            <text:p>101</text:p>
          </table:table-cell>
          <table:table-cell table:style-name="ce462" table:formula="of:=SUMIF([$B_ELABORAZIONE.$D$2:$B_ELABORAZIONE.$D$49];[.D17];[$B_ELABORAZIONE.$P$2:$B_ELABORAZIONE.$P$49])+SUMIF([$B_ELABORAZIONE.$F$2:$B_ELABORAZIONE.$F$49];[.D17];[$B_ELABORAZIONE.$V$2:$B_ELABORAZIONE.$V$49])" office:value-type="float" office:value="213" calcext:value-type="float">
            <text:p>213</text:p>
          </table:table-cell>
          <table:table-cell table:style-name="ce465" table:formula="of:=SUMIF([$B_ELABORAZIONE.$D$2:$B_ELABORAZIONE.$D$49];[.D17];[$B_ELABORAZIONE.$Q$2:$B_ELABORAZIONE.$Q$49])+SUMIF([$B_ELABORAZIONE.$F$2:$B_ELABORAZIONE.$F$49];[.D17];[$B_ELABORAZIONE.$W$2:$B_ELABORAZIONE.$W$49])" office:value-type="float" office:value="-112" calcext:value-type="float">
            <text:p>-112</text:p>
          </table:table-cell>
          <table:table-cell table:style-name="ce462" table:formula="of:=IF([.I17]=[.I14];[$B_ELABORAZIONE.U16];0)" office:value-type="float" office:value="0" calcext:value-type="float">
            <text:p>0</text:p>
          </table:table-cell>
          <table:table-cell table:style-name="ce462" table:formula="of:=IF([.I17]=[.I15];[$B_ELABORAZIONE.U18];0)" office:value-type="float" office:value="0" calcext:value-type="float">
            <text:p>0</text:p>
          </table:table-cell>
          <table:table-cell table:style-name="ce462" table:formula="of:=IF([.I17]=[.I16];[$B_ELABORAZIONE.U19];0)" office:value-type="float" office:value="0" calcext:value-type="float">
            <text:p>0</text:p>
          </table:table-cell>
          <table:table-cell table:style-name="ce465" table:formula="of:=IF([.I17]=[.I14];[$B_ELABORAZIONE.W16];0)" office:value-type="float" office:value="0" calcext:value-type="float">
            <text:p>+0</text:p>
          </table:table-cell>
          <table:table-cell table:style-name="ce465" table:formula="of:=IF([.I17]=[.I14];[$B_ELABORAZIONE.W18];0)" office:value-type="float" office:value="0" calcext:value-type="float">
            <text:p>+0</text:p>
          </table:table-cell>
          <table:table-cell table:style-name="ce465" table:formula="of:=IF([.I17]=[.I16];[$B_ELABORAZIONE.W19];0)" office:value-type="float" office:value="0" calcext:value-type="float">
            <text:p>+0</text:p>
          </table:table-cell>
          <table:table-cell table:style-name="ce141" table:formula="of:=[.I17]+(500+[.P17]+[.Q17]+[.R17])*10^-3+([.M17]+[.N17]+[.O17])*10^-6+(500+[.L17])*10^-9+[.J17]*10^-12" office:value-type="float" office:value="3.500000388101" calcext:value-type="float">
            <text:p>3,500000388101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262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458" office:value-type="string" calcext:value-type="string">
            <text:p>Giocate</text:p>
          </table:table-cell>
          <table:table-cell table:style-name="ce458" office:value-type="string" calcext:value-type="string">
            <text:p>Vinte</text:p>
          </table:table-cell>
          <table:table-cell table:style-name="ce458" office:value-type="string" calcext:value-type="string">
            <text:p>Perse</text:p>
          </table:table-cell>
          <table:table-cell table:style-name="ce458" office:value-type="string" calcext:value-type="string">
            <text:p>Forfait</text:p>
          </table:table-cell>
          <table:table-cell table:style-name="ce458" office:value-type="string" calcext:value-type="string">
            <text:p>P.Class.</text:p>
          </table:table-cell>
          <table:table-cell table:style-name="ce458" office:value-type="string" calcext:value-type="string">
            <text:p>P.Gara Fatti</text:p>
          </table:table-cell>
          <table:table-cell table:style-name="ce458" office:value-type="string" calcext:value-type="string">
            <text:p>P.Gara Subiti</text:p>
          </table:table-cell>
          <table:table-cell table:style-name="ce458" office:value-type="string" calcext:value-type="string">
            <text:p>Diff.P.Gara</text:p>
          </table:table-cell>
          <table:table-cell table:style-name="ce458" office:value-type="string" calcext:value-type="string">
            <text:p>P.Gara Fatti SD1</text:p>
          </table:table-cell>
          <table:table-cell table:style-name="ce458" office:value-type="string" calcext:value-type="string">
            <text:p>P.Gara Fatti SD2</text:p>
          </table:table-cell>
          <table:table-cell table:style-name="ce458" office:value-type="string" calcext:value-type="string">
            <text:p>P.Gara Fatti SD3</text:p>
          </table:table-cell>
          <table:table-cell table:style-name="ce458" office:value-type="string" calcext:value-type="string">
            <text:p>Diff.P.Gara SD1</text:p>
          </table:table-cell>
          <table:table-cell table:style-name="ce458" office:value-type="string" calcext:value-type="string">
            <text:p>Diff.P.Gara SD2</text:p>
          </table:table-cell>
          <table:table-cell table:style-name="ce458" office:value-type="string" calcext:value-type="string">
            <text:p>Diff.P.Gara SD3</text:p>
          </table:table-cell>
          <table:table-cell table:style-name="ce262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20:.$S$23];&quot;&gt;=&quot;&amp;[.S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0];&quot;ABCDEFGH&quot;;1)&gt;0;INDEX([$A_INSERIMENTI.D$2:$A_INSERIMENTI.H$33];MATCH(1;([$A_INSERIMENTI.G$2:$A_INSERIMENTI.G$33]=[.$B20])*([$A_INSERIMENTI.H$2:$A_INSERIMENTI.H$33]=[.$C20]);0);2)&amp;&quot; (&quot;&amp;INDEX([$A_INSERIMENTI.D$2:$A_INSERIMENTI.H$33];MATCH(1;([$A_INSERIMENTI.G$2:$A_INSERIMENTI.G$33]=[.$B20])*([$A_INSERIMENTI.H$2:$A_INSERIMENTI.H$33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460" table:formula="of:=[.F20]+[.G20]+[.H20]" office:value-type="float" office:value="3" calcext:value-type="float">
            <text:p>3</text:p>
          </table:table-cell>
          <table:table-cell table:style-name="ce460" table:formula="of:=SUMIF([$B_ELABORAZIONE.$D$2:$B_ELABORAZIONE.$D$49];[.D20];[$B_ELABORAZIONE.$L$2:$B_ELABORAZIONE.$L$49])+SUMIF([$B_ELABORAZIONE.$F$2:$B_ELABORAZIONE.$F$49];[.D20];[$B_ELABORAZIONE.$R$2:$B_ELABORAZIONE.$R$49])" office:value-type="float" office:value="1" calcext:value-type="float">
            <text:p>1</text:p>
          </table:table-cell>
          <table:table-cell table:style-name="ce460" table:formula="of:=SUMIF([$B_ELABORAZIONE.$D$2:$B_ELABORAZIONE.$D$49];[.D20];[$B_ELABORAZIONE.$M$2:$B_ELABORAZIONE.$M$49])+SUMIF([$B_ELABORAZIONE.$F$2:$B_ELABORAZIONE.$F$49];[.D20];[$B_ELABORAZIONE.$S$2:$B_ELABORAZIONE.$S$49])" office:value-type="float" office:value="2" calcext:value-type="float">
            <text:p>2</text:p>
          </table:table-cell>
          <table:table-cell table:style-name="ce460" table:formula="of:=SUMIF([$B_ELABORAZIONE.$D$2:$B_ELABORAZIONE.$D$49];[.D20];[$B_ELABORAZIONE.$N$2:$B_ELABORAZIONE.$N$49])+SUMIF([$B_ELABORAZIONE.$F$2:$B_ELABORAZIONE.$F$49];[.D20];[$B_ELABORAZIONE.$T$2:$B_ELABORAZIONE.$T$49])" office:value-type="float" office:value="0" calcext:value-type="float">
            <text:p>0</text:p>
          </table:table-cell>
          <table:table-cell table:style-name="ce460" table:formula="of:=2*[.F20]+1*[.G20]+0*[.H20]" office:value-type="float" office:value="4" calcext:value-type="float">
            <text:p>4</text:p>
          </table:table-cell>
          <table:table-cell table:style-name="ce460" table:formula="of:=SUMIF([$B_ELABORAZIONE.$D$2:$B_ELABORAZIONE.$D$49];[.D20];[$B_ELABORAZIONE.$O$2:$B_ELABORAZIONE.$O$49])+SUMIF([$B_ELABORAZIONE.$F$2:$B_ELABORAZIONE.$F$49];[.D20];[$B_ELABORAZIONE.$U$2:$B_ELABORAZIONE.$U$49])" office:value-type="float" office:value="171" calcext:value-type="float">
            <text:p>171</text:p>
          </table:table-cell>
          <table:table-cell table:style-name="ce460" table:formula="of:=SUMIF([$B_ELABORAZIONE.$D$2:$B_ELABORAZIONE.$D$49];[.D20];[$B_ELABORAZIONE.$P$2:$B_ELABORAZIONE.$P$49])+SUMIF([$B_ELABORAZIONE.$F$2:$B_ELABORAZIONE.$F$49];[.D20];[$B_ELABORAZIONE.$V$2:$B_ELABORAZIONE.$V$49])" office:value-type="float" office:value="161" calcext:value-type="float">
            <text:p>161</text:p>
          </table:table-cell>
          <table:table-cell table:style-name="ce463" table:formula="of:=SUMIF([$B_ELABORAZIONE.$D$2:$B_ELABORAZIONE.$D$49];[.D20];[$B_ELABORAZIONE.$Q$2:$B_ELABORAZIONE.$Q$49])+SUMIF([$B_ELABORAZIONE.$F$2:$B_ELABORAZIONE.$F$49];[.D20];[$B_ELABORAZIONE.$W$2:$B_ELABORAZIONE.$W$49])" office:value-type="float" office:value="10" calcext:value-type="float">
            <text:p>+10</text:p>
          </table:table-cell>
          <table:table-cell table:style-name="ce460" table:formula="of:=IF([.I20]=[.I21];[$B_ELABORAZIONE.O20];0)" office:value-type="float" office:value="0" calcext:value-type="float">
            <text:p>0</text:p>
          </table:table-cell>
          <table:table-cell table:style-name="ce460" table:formula="of:=IF([.I20]=[.I22];[$B_ELABORAZIONE.O21];0)" office:value-type="float" office:value="0" calcext:value-type="float">
            <text:p>0</text:p>
          </table:table-cell>
          <table:table-cell table:style-name="ce460" table:formula="of:=IF([.I20]=[.I23];[$B_ELABORAZIONE.O22];0)" office:value-type="float" office:value="54" calcext:value-type="float">
            <text:p>54</text:p>
          </table:table-cell>
          <table:table-cell table:style-name="ce463" table:formula="of:=IF([.I20]=[.I21];[$B_ELABORAZIONE.Q20];0)" office:value-type="float" office:value="0" calcext:value-type="float">
            <text:p>+0</text:p>
          </table:table-cell>
          <table:table-cell table:style-name="ce463" table:formula="of:=IF([.I20]=[.I22];[$B_ELABORAZIONE.Q21];0)" office:value-type="float" office:value="0" calcext:value-type="float">
            <text:p>+0</text:p>
          </table:table-cell>
          <table:table-cell table:style-name="ce463" table:formula="of:=IF([.I20]=[.I23];[$B_ELABORAZIONE.Q22];0)" office:value-type="float" office:value="-10" calcext:value-type="float">
            <text:p>-10</text:p>
          </table:table-cell>
          <table:table-cell table:style-name="ce139" table:formula="of:=[.I20]+(500+[.P20]+[.Q20]+[.R20])*10^-3+([.M20]+[.N20]+[.O20])*10^-6+(500+[.L20])*10^-9+[.J20]*10^-12" office:value-type="float" office:value="4.490054510171" calcext:value-type="float">
            <text:p>4,490054510171</text:p>
          </table:table-cell>
          <table:table-cell table:number-columns-repeated="45"/>
        </table:table-row>
        <table:table-row table:style-name="ro2">
          <table:table-cell table:style-name="ce95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21];&quot;ABCDEFGH&quot;;1)&gt;0;INDEX([$A_INSERIMENTI.D$2:$A_INSERIMENTI.H$33];MATCH(1;([$A_INSERIMENTI.G$2:$A_INSERIMENTI.G$33]=[.$B21])*([$A_INSERIMENTI.H$2:$A_INSERIMENTI.H$33]=[.$C21]);0);2)&amp;&quot; (&quot;&amp;INDEX([$A_INSERIMENTI.D$2:$A_INSERIMENTI.H$33];MATCH(1;([$A_INSERIMENTI.G$2:$A_INSERIMENTI.G$33]=[.$B21])*([$A_INSERIMENTI.H$2:$A_INSERIMENTI.H$33]=[.$C21]);0);1)&amp;&quot;)&quot;;&quot;DA SISTEMARE&quot;)" office:value-type="string" office:string-value="Pitoni (14)" calcext:value-type="string">
            <text:p>Pitoni (14)</text:p>
          </table:table-cell>
          <table:table-cell table:style-name="ce461" table:formula="of:=[.F21]+[.G21]+[.H21]" office:value-type="float" office:value="3" calcext:value-type="float">
            <text:p>3</text:p>
          </table:table-cell>
          <table:table-cell table:style-name="ce461" table:formula="of:=SUMIF([$B_ELABORAZIONE.$D$2:$B_ELABORAZIONE.$D$49];[.D21];[$B_ELABORAZIONE.$L$2:$B_ELABORAZIONE.$L$49])+SUMIF([$B_ELABORAZIONE.$F$2:$B_ELABORAZIONE.$F$49];[.D21];[$B_ELABORAZIONE.$R$2:$B_ELABORAZIONE.$R$49])" office:value-type="float" office:value="2" calcext:value-type="float">
            <text:p>2</text:p>
          </table:table-cell>
          <table:table-cell table:style-name="ce461" table:formula="of:=SUMIF([$B_ELABORAZIONE.$D$2:$B_ELABORAZIONE.$D$49];[.D21];[$B_ELABORAZIONE.$M$2:$B_ELABORAZIONE.$M$49])+SUMIF([$B_ELABORAZIONE.$F$2:$B_ELABORAZIONE.$F$49];[.D21];[$B_ELABORAZIONE.$S$2:$B_ELABORAZIONE.$S$49])" office:value-type="float" office:value="1" calcext:value-type="float">
            <text:p>1</text:p>
          </table:table-cell>
          <table:table-cell table:style-name="ce461" table:formula="of:=SUMIF([$B_ELABORAZIONE.$D$2:$B_ELABORAZIONE.$D$49];[.D21];[$B_ELABORAZIONE.$N$2:$B_ELABORAZIONE.$N$49])+SUMIF([$B_ELABORAZIONE.$F$2:$B_ELABORAZIONE.$F$49];[.D21];[$B_ELABORAZIONE.$T$2:$B_ELABORAZIONE.$T$49])" office:value-type="float" office:value="0" calcext:value-type="float">
            <text:p>0</text:p>
          </table:table-cell>
          <table:table-cell table:style-name="ce461" table:formula="of:=2*[.F21]+1*[.G21]+0*[.H21]" office:value-type="float" office:value="5" calcext:value-type="float">
            <text:p>5</text:p>
          </table:table-cell>
          <table:table-cell table:style-name="ce461" table:formula="of:=SUMIF([$B_ELABORAZIONE.$D$2:$B_ELABORAZIONE.$D$49];[.D21];[$B_ELABORAZIONE.$O$2:$B_ELABORAZIONE.$O$49])+SUMIF([$B_ELABORAZIONE.$F$2:$B_ELABORAZIONE.$F$49];[.D21];[$B_ELABORAZIONE.$U$2:$B_ELABORAZIONE.$U$49])" office:value-type="float" office:value="218" calcext:value-type="float">
            <text:p>218</text:p>
          </table:table-cell>
          <table:table-cell table:style-name="ce461" table:formula="of:=SUMIF([$B_ELABORAZIONE.$D$2:$B_ELABORAZIONE.$D$49];[.D21];[$B_ELABORAZIONE.$P$2:$B_ELABORAZIONE.$P$49])+SUMIF([$B_ELABORAZIONE.$F$2:$B_ELABORAZIONE.$F$49];[.D21];[$B_ELABORAZIONE.$V$2:$B_ELABORAZIONE.$V$49])" office:value-type="float" office:value="206" calcext:value-type="float">
            <text:p>206</text:p>
          </table:table-cell>
          <table:table-cell table:style-name="ce464" table:formula="of:=SUMIF([$B_ELABORAZIONE.$D$2:$B_ELABORAZIONE.$D$49];[.D21];[$B_ELABORAZIONE.$Q$2:$B_ELABORAZIONE.$Q$49])+SUMIF([$B_ELABORAZIONE.$F$2:$B_ELABORAZIONE.$F$49];[.D21];[$B_ELABORAZIONE.$W$2:$B_ELABORAZIONE.$W$49])" office:value-type="float" office:value="12" calcext:value-type="float">
            <text:p>+12</text:p>
          </table:table-cell>
          <table:table-cell table:style-name="ce461" table:formula="of:=IF([.I21]=[.I22];[$B_ELABORAZIONE.O23];0)" office:value-type="float" office:value="67" calcext:value-type="float">
            <text:p>67</text:p>
          </table:table-cell>
          <table:table-cell table:style-name="ce461" table:formula="of:=IF([.I21]=[.I23];[$B_ELABORAZIONE.O24];0)" office:value-type="float" office:value="0" calcext:value-type="float">
            <text:p>0</text:p>
          </table:table-cell>
          <table:table-cell table:style-name="ce461" table:formula="of:=IF([.I21]=[.I20];[$B_ELABORAZIONE.U20];0)" office:value-type="float" office:value="0" calcext:value-type="float">
            <text:p>0</text:p>
          </table:table-cell>
          <table:table-cell table:style-name="ce464" table:formula="of:=IF([.F21]=[.F22];[$B_ELABORAZIONE.Q23])" office:value-type="float" office:value="14" calcext:value-type="float">
            <text:p>+14</text:p>
          </table:table-cell>
          <table:table-cell table:style-name="ce464" table:formula="of:=IF([.I21]=[.I23];[$B_ELABORAZIONE.Q24];0)" office:value-type="float" office:value="0" calcext:value-type="float">
            <text:p>+0</text:p>
          </table:table-cell>
          <table:table-cell table:style-name="ce464" table:formula="of:=IF([.I21]=[.I20];[$B_ELABORAZIONE.W20];0)" office:value-type="float" office:value="0" calcext:value-type="float">
            <text:p>+0</text:p>
          </table:table-cell>
          <table:table-cell table:style-name="ce140" table:formula="of:=[.I21]+(500+[.P21]+[.Q21]+[.R21])*10^-3+([.M21]+[.N21]+[.O21])*10^-6+(500+[.L21])*10^-9+[.J21]*10^-12" office:value-type="float" office:value="5.514067512218" calcext:value-type="float">
            <text:p>5,514067512218</text:p>
          </table:table-cell>
          <table:table-cell table:number-columns-repeated="45"/>
        </table:table-row>
        <table:table-row table:style-name="ro2">
          <table:table-cell table:style-name="ce95" table:formula="of:=COUNTIF([.$S$20:.$S$23];&quot;&gt;=&quot;&amp;[.S22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22];&quot;ABCDEFGH&quot;;1)&gt;0;INDEX([$A_INSERIMENTI.D$2:$A_INSERIMENTI.H$33];MATCH(1;([$A_INSERIMENTI.G$2:$A_INSERIMENTI.G$33]=[.$B22])*([$A_INSERIMENTI.H$2:$A_INSERIMENTI.H$33]=[.$C22]);0);2)&amp;&quot; (&quot;&amp;INDEX([$A_INSERIMENTI.D$2:$A_INSERIMENTI.H$33];MATCH(1;([$A_INSERIMENTI.G$2:$A_INSERIMENTI.G$33]=[.$B22])*([$A_INSERIMENTI.H$2:$A_INSERIMENTI.H$33]=[.$C22]);0);1)&amp;&quot;)&quot;;&quot;DA SISTEMARE&quot;)" office:value-type="string" office:string-value="Aquile (15)" calcext:value-type="string">
            <text:p>Aquile (15)</text:p>
          </table:table-cell>
          <table:table-cell table:style-name="ce461" table:formula="of:=[.F22]+[.G22]+[.H22]" office:value-type="float" office:value="3" calcext:value-type="float">
            <text:p>3</text:p>
          </table:table-cell>
          <table:table-cell table:style-name="ce461" table:formula="of:=SUMIF([$B_ELABORAZIONE.$D$2:$B_ELABORAZIONE.$D$49];[.D22];[$B_ELABORAZIONE.$L$2:$B_ELABORAZIONE.$L$49])+SUMIF([$B_ELABORAZIONE.$F$2:$B_ELABORAZIONE.$F$49];[.D22];[$B_ELABORAZIONE.$R$2:$B_ELABORAZIONE.$R$49])" office:value-type="float" office:value="2" calcext:value-type="float">
            <text:p>2</text:p>
          </table:table-cell>
          <table:table-cell table:style-name="ce461" table:formula="of:=SUMIF([$B_ELABORAZIONE.$D$2:$B_ELABORAZIONE.$D$49];[.D22];[$B_ELABORAZIONE.$M$2:$B_ELABORAZIONE.$M$49])+SUMIF([$B_ELABORAZIONE.$F$2:$B_ELABORAZIONE.$F$49];[.D22];[$B_ELABORAZIONE.$S$2:$B_ELABORAZIONE.$S$49])" office:value-type="float" office:value="1" calcext:value-type="float">
            <text:p>1</text:p>
          </table:table-cell>
          <table:table-cell table:style-name="ce461" table:formula="of:=SUMIF([$B_ELABORAZIONE.$D$2:$B_ELABORAZIONE.$D$49];[.D22];[$B_ELABORAZIONE.$N$2:$B_ELABORAZIONE.$N$49])+SUMIF([$B_ELABORAZIONE.$F$2:$B_ELABORAZIONE.$F$49];[.D22];[$B_ELABORAZIONE.$T$2:$B_ELABORAZIONE.$T$49])" office:value-type="float" office:value="0" calcext:value-type="float">
            <text:p>0</text:p>
          </table:table-cell>
          <table:table-cell table:style-name="ce461" table:formula="of:=2*[.F22]+1*[.G22]+0*[.H22]" office:value-type="float" office:value="5" calcext:value-type="float">
            <text:p>5</text:p>
          </table:table-cell>
          <table:table-cell table:style-name="ce461" table:formula="of:=SUMIF([$B_ELABORAZIONE.$D$2:$B_ELABORAZIONE.$D$49];[.D22];[$B_ELABORAZIONE.$O$2:$B_ELABORAZIONE.$O$49])+SUMIF([$B_ELABORAZIONE.$F$2:$B_ELABORAZIONE.$F$49];[.D22];[$B_ELABORAZIONE.$U$2:$B_ELABORAZIONE.$U$49])" office:value-type="float" office:value="154" calcext:value-type="float">
            <text:p>154</text:p>
          </table:table-cell>
          <table:table-cell table:style-name="ce461" table:formula="of:=SUMIF([$B_ELABORAZIONE.$D$2:$B_ELABORAZIONE.$D$49];[.D22];[$B_ELABORAZIONE.$P$2:$B_ELABORAZIONE.$P$49])+SUMIF([$B_ELABORAZIONE.$F$2:$B_ELABORAZIONE.$F$49];[.D22];[$B_ELABORAZIONE.$V$2:$B_ELABORAZIONE.$V$49])" office:value-type="float" office:value="140" calcext:value-type="float">
            <text:p>140</text:p>
          </table:table-cell>
          <table:table-cell table:style-name="ce464" table:formula="of:=SUMIF([$B_ELABORAZIONE.$D$2:$B_ELABORAZIONE.$D$49];[.D22];[$B_ELABORAZIONE.$Q$2:$B_ELABORAZIONE.$Q$49])+SUMIF([$B_ELABORAZIONE.$F$2:$B_ELABORAZIONE.$F$49];[.D22];[$B_ELABORAZIONE.$W$2:$B_ELABORAZIONE.$W$49])" office:value-type="float" office:value="14" calcext:value-type="float">
            <text:p>+14</text:p>
          </table:table-cell>
          <table:table-cell table:style-name="ce461" table:formula="of:=IF([.I22]=[.I23];[$B_ELABORAZIONE.O25];0)" office:value-type="float" office:value="0" calcext:value-type="float">
            <text:p>0</text:p>
          </table:table-cell>
          <table:table-cell table:style-name="ce461" table:formula="of:=IF([.I22]=[.I20];[$B_ELABORAZIONE.U21];0)" office:value-type="float" office:value="0" calcext:value-type="float">
            <text:p>0</text:p>
          </table:table-cell>
          <table:table-cell table:style-name="ce461" table:formula="of:=IF([.I22]=[.I21];[$B_ELABORAZIONE.U23];0)" office:value-type="float" office:value="53" calcext:value-type="float">
            <text:p>53</text:p>
          </table:table-cell>
          <table:table-cell table:style-name="ce464" table:formula="of:=IF([.I22]=[.I23];[$B_ELABORAZIONE.Q25];0)" office:value-type="float" office:value="0" calcext:value-type="float">
            <text:p>+0</text:p>
          </table:table-cell>
          <table:table-cell table:style-name="ce464" table:formula="of:=IF([.D22]=[.D20];[$B_ELABORAZIONE.W21];0)" office:value-type="float" office:value="0" calcext:value-type="float">
            <text:p>+0</text:p>
          </table:table-cell>
          <table:table-cell table:style-name="ce464" table:formula="of:=IF([.I22]=[.I21];[$B_ELABORAZIONE.W23];0)" office:value-type="float" office:value="-14" calcext:value-type="float">
            <text:p>-14</text:p>
          </table:table-cell>
          <table:table-cell table:style-name="ce140" table:formula="of:=[.I22]+(500+[.P22]+[.Q22]+[.R22])*10^-3+([.M22]+[.N22]+[.O22])*10^-6+(500+[.L22])*10^-9+[.J22]*10^-12" office:value-type="float" office:value="5.486053514154" calcext:value-type="float">
            <text:p>5,486053514154</text:p>
          </table:table-cell>
          <table:table-cell table:number-columns-repeated="45"/>
        </table:table-row>
        <table:table-row table:style-name="ro2">
          <table:table-cell table:style-name="ce96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23];&quot;ABCDEFGH&quot;;1)&gt;0;INDEX([$A_INSERIMENTI.D$2:$A_INSERIMENTI.H$33];MATCH(1;([$A_INSERIMENTI.G$2:$A_INSERIMENTI.G$33]=[.$B23])*([$A_INSERIMENTI.H$2:$A_INSERIMENTI.H$33]=[.$C23]);0);2)&amp;&quot; (&quot;&amp;INDEX([$A_INSERIMENTI.D$2:$A_INSERIMENTI.H$33];MATCH(1;([$A_INSERIMENTI.G$2:$A_INSERIMENTI.G$33]=[.$B23])*([$A_INSERIMENTI.H$2:$A_INSERIMENTI.H$33]=[.$C23]);0);1)&amp;&quot;)&quot;;&quot;DA SISTEMARE&quot;)" office:value-type="string" office:string-value="Falchi (16)" calcext:value-type="string">
            <text:p>Falchi (16)</text:p>
          </table:table-cell>
          <table:table-cell table:style-name="ce462" table:formula="of:=[.F23]+[.G23]+[.H23]" office:value-type="float" office:value="3" calcext:value-type="float">
            <text:p>3</text:p>
          </table:table-cell>
          <table:table-cell table:style-name="ce462" table:formula="of:=SUMIF([$B_ELABORAZIONE.$D$2:$B_ELABORAZIONE.$D$49];[.D23];[$B_ELABORAZIONE.$L$2:$B_ELABORAZIONE.$L$49])+SUMIF([$B_ELABORAZIONE.$F$2:$B_ELABORAZIONE.$F$49];[.D23];[$B_ELABORAZIONE.$R$2:$B_ELABORAZIONE.$R$49])" office:value-type="float" office:value="1" calcext:value-type="float">
            <text:p>1</text:p>
          </table:table-cell>
          <table:table-cell table:style-name="ce462" table:formula="of:=SUMIF([$B_ELABORAZIONE.$D$2:$B_ELABORAZIONE.$D$49];[.D23];[$B_ELABORAZIONE.$M$2:$B_ELABORAZIONE.$M$49])+SUMIF([$B_ELABORAZIONE.$F$2:$B_ELABORAZIONE.$F$49];[.D23];[$B_ELABORAZIONE.$S$2:$B_ELABORAZIONE.$S$49])" office:value-type="float" office:value="2" calcext:value-type="float">
            <text:p>2</text:p>
          </table:table-cell>
          <table:table-cell table:style-name="ce462" table:formula="of:=SUMIF([$B_ELABORAZIONE.$D$2:$B_ELABORAZIONE.$D$49];[.D23];[$B_ELABORAZIONE.$N$2:$B_ELABORAZIONE.$N$49])+SUMIF([$B_ELABORAZIONE.$F$2:$B_ELABORAZIONE.$F$49];[.D23];[$B_ELABORAZIONE.$T$2:$B_ELABORAZIONE.$T$49])" office:value-type="float" office:value="0" calcext:value-type="float">
            <text:p>0</text:p>
          </table:table-cell>
          <table:table-cell table:style-name="ce462" table:formula="of:=2*[.F23]+1*[.G23]+0*[.H23]" office:value-type="float" office:value="4" calcext:value-type="float">
            <text:p>4</text:p>
          </table:table-cell>
          <table:table-cell table:style-name="ce462" table:formula="of:=SUMIF([$B_ELABORAZIONE.$D$2:$B_ELABORAZIONE.$D$49];[.D23];[$B_ELABORAZIONE.$O$2:$B_ELABORAZIONE.$O$49])+SUMIF([$B_ELABORAZIONE.$F$2:$B_ELABORAZIONE.$F$49];[.D23];[$B_ELABORAZIONE.$U$2:$B_ELABORAZIONE.$U$49])" office:value-type="float" office:value="173" calcext:value-type="float">
            <text:p>173</text:p>
          </table:table-cell>
          <table:table-cell table:style-name="ce462" table:formula="of:=SUMIF([$B_ELABORAZIONE.$D$2:$B_ELABORAZIONE.$D$49];[.D23];[$B_ELABORAZIONE.$P$2:$B_ELABORAZIONE.$P$49])+SUMIF([$B_ELABORAZIONE.$F$2:$B_ELABORAZIONE.$F$49];[.D23];[$B_ELABORAZIONE.$V$2:$B_ELABORAZIONE.$V$49])" office:value-type="float" office:value="209" calcext:value-type="float">
            <text:p>209</text:p>
          </table:table-cell>
          <table:table-cell table:style-name="ce465" table:formula="of:=SUMIF([$B_ELABORAZIONE.$D$2:$B_ELABORAZIONE.$D$49];[.D23];[$B_ELABORAZIONE.$Q$2:$B_ELABORAZIONE.$Q$49])+SUMIF([$B_ELABORAZIONE.$F$2:$B_ELABORAZIONE.$F$49];[.D23];[$B_ELABORAZIONE.$W$2:$B_ELABORAZIONE.$W$49])" office:value-type="float" office:value="-36" calcext:value-type="float">
            <text:p>-36</text:p>
          </table:table-cell>
          <table:table-cell table:style-name="ce462" table:formula="of:=IF([.I23]=[.I20];[$B_ELABORAZIONE.U22];0)" office:value-type="float" office:value="64" calcext:value-type="float">
            <text:p>64</text:p>
          </table:table-cell>
          <table:table-cell table:style-name="ce462" table:formula="of:=IF([.I23]=[.I21];[$B_ELABORAZIONE.U24];0)" office:value-type="float" office:value="0" calcext:value-type="float">
            <text:p>0</text:p>
          </table:table-cell>
          <table:table-cell table:style-name="ce462" table:formula="of:=IF([.I23]=[.I22];[$B_ELABORAZIONE.U25];0)" office:value-type="float" office:value="0" calcext:value-type="float">
            <text:p>0</text:p>
          </table:table-cell>
          <table:table-cell table:style-name="ce465" table:formula="of:=IF([.I23]=[.I20];[$B_ELABORAZIONE.W22];0)" office:value-type="float" office:value="10" calcext:value-type="float">
            <text:p>+10</text:p>
          </table:table-cell>
          <table:table-cell table:style-name="ce465" table:formula="of:=IF([.I23]=[.I20];[$B_ELABORAZIONE.W24];0)" office:value-type="float" office:value="-26" calcext:value-type="float">
            <text:p>-26</text:p>
          </table:table-cell>
          <table:table-cell table:style-name="ce465" table:formula="of:=IF([.I23]=[.I22];[$B_ELABORAZIONE.W25];0)" office:value-type="float" office:value="0" calcext:value-type="float">
            <text:p>+0</text:p>
          </table:table-cell>
          <table:table-cell table:style-name="ce141" table:formula="of:=[.I23]+(500+[.P23]+[.Q23]+[.R23])*10^-3+([.M23]+[.N23]+[.O23])*10^-6+(500+[.L23])*10^-9+[.J23]*10^-12" office:value-type="float" office:value="4.484064464173" calcext:value-type="float">
            <text:p>4,484064464173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262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458" office:value-type="string" calcext:value-type="string">
            <text:p>Giocate</text:p>
          </table:table-cell>
          <table:table-cell table:style-name="ce458" office:value-type="string" calcext:value-type="string">
            <text:p>Vinte</text:p>
          </table:table-cell>
          <table:table-cell table:style-name="ce458" office:value-type="string" calcext:value-type="string">
            <text:p>Perse</text:p>
          </table:table-cell>
          <table:table-cell table:style-name="ce458" office:value-type="string" calcext:value-type="string">
            <text:p>Forfait</text:p>
          </table:table-cell>
          <table:table-cell table:style-name="ce458" office:value-type="string" calcext:value-type="string">
            <text:p>P.Class.</text:p>
          </table:table-cell>
          <table:table-cell table:style-name="ce458" office:value-type="string" calcext:value-type="string">
            <text:p>P.Gara Fatti</text:p>
          </table:table-cell>
          <table:table-cell table:style-name="ce458" office:value-type="string" calcext:value-type="string">
            <text:p>P.Gara Subiti</text:p>
          </table:table-cell>
          <table:table-cell table:style-name="ce458" office:value-type="string" calcext:value-type="string">
            <text:p>Diff.P.Gara</text:p>
          </table:table-cell>
          <table:table-cell table:style-name="ce458" office:value-type="string" calcext:value-type="string">
            <text:p>P.Gara Fatti SD1</text:p>
          </table:table-cell>
          <table:table-cell table:style-name="ce458" office:value-type="string" calcext:value-type="string">
            <text:p>P.Gara Fatti SD2</text:p>
          </table:table-cell>
          <table:table-cell table:style-name="ce458" office:value-type="string" calcext:value-type="string">
            <text:p>P.Gara Fatti SD3</text:p>
          </table:table-cell>
          <table:table-cell table:style-name="ce458" office:value-type="string" calcext:value-type="string">
            <text:p>Diff.P.Gara SD1</text:p>
          </table:table-cell>
          <table:table-cell table:style-name="ce458" office:value-type="string" calcext:value-type="string">
            <text:p>Diff.P.Gara SD2</text:p>
          </table:table-cell>
          <table:table-cell table:style-name="ce458" office:value-type="string" calcext:value-type="string">
            <text:p>Diff.P.Gara SD3</text:p>
          </table:table-cell>
          <table:table-cell table:style-name="ce262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6];&quot;ABCDEFGH&quot;;1)&gt;0;INDEX([$A_INSERIMENTI.D$2:$A_INSERIMENTI.H$33];MATCH(1;([$A_INSERIMENTI.G$2:$A_INSERIMENTI.G$33]=[.$B26])*([$A_INSERIMENTI.H$2:$A_INSERIMENTI.H$33]=[.$C26]);0);2)&amp;&quot; (&quot;&amp;INDEX([$A_INSERIMENTI.D$2:$A_INSERIMENTI.H$33];MATCH(1;([$A_INSERIMENTI.G$2:$A_INSERIMENTI.G$33]=[.$B26])*([$A_INSERIMENTI.H$2:$A_INSERIMENTI.H$33]=[.$C26]);0);1)&amp;&quot;)&quot;;&quot;DA SISTEMARE&quot;)" office:value-type="string" office:string-value="Bisonti (17)" calcext:value-type="string">
            <text:p>Bisonti (17)</text:p>
          </table:table-cell>
          <table:table-cell table:style-name="ce460" table:formula="of:=[.F26]+[.G26]+[.H26]" office:value-type="float" office:value="3" calcext:value-type="float">
            <text:p>3</text:p>
          </table:table-cell>
          <table:table-cell table:style-name="ce460" table:formula="of:=SUMIF([$B_ELABORAZIONE.$D$2:$B_ELABORAZIONE.$D$49];[.D26];[$B_ELABORAZIONE.$L$2:$B_ELABORAZIONE.$L$49])+SUMIF([$B_ELABORAZIONE.$F$2:$B_ELABORAZIONE.$F$49];[.D26];[$B_ELABORAZIONE.$R$2:$B_ELABORAZIONE.$R$49])" office:value-type="float" office:value="1" calcext:value-type="float">
            <text:p>1</text:p>
          </table:table-cell>
          <table:table-cell table:style-name="ce460" table:formula="of:=SUMIF([$B_ELABORAZIONE.$D$2:$B_ELABORAZIONE.$D$49];[.D26];[$B_ELABORAZIONE.$M$2:$B_ELABORAZIONE.$M$49])+SUMIF([$B_ELABORAZIONE.$F$2:$B_ELABORAZIONE.$F$49];[.D26];[$B_ELABORAZIONE.$S$2:$B_ELABORAZIONE.$S$49])" office:value-type="float" office:value="2" calcext:value-type="float">
            <text:p>2</text:p>
          </table:table-cell>
          <table:table-cell table:style-name="ce460" table:formula="of:=SUMIF([$B_ELABORAZIONE.$D$2:$B_ELABORAZIONE.$D$49];[.D26];[$B_ELABORAZIONE.$N$2:$B_ELABORAZIONE.$N$49])+SUMIF([$B_ELABORAZIONE.$F$2:$B_ELABORAZIONE.$F$49];[.D26];[$B_ELABORAZIONE.$T$2:$B_ELABORAZIONE.$T$49])" office:value-type="float" office:value="0" calcext:value-type="float">
            <text:p>0</text:p>
          </table:table-cell>
          <table:table-cell table:style-name="ce460" table:formula="of:=2*[.F26]+1*[.G26]+0*[.H26]" office:value-type="float" office:value="4" calcext:value-type="float">
            <text:p>4</text:p>
          </table:table-cell>
          <table:table-cell table:style-name="ce460" table:formula="of:=SUMIF([$B_ELABORAZIONE.$D$2:$B_ELABORAZIONE.$D$49];[.D26];[$B_ELABORAZIONE.$O$2:$B_ELABORAZIONE.$O$49])+SUMIF([$B_ELABORAZIONE.$F$2:$B_ELABORAZIONE.$F$49];[.D26];[$B_ELABORAZIONE.$U$2:$B_ELABORAZIONE.$U$49])" office:value-type="float" office:value="148" calcext:value-type="float">
            <text:p>148</text:p>
          </table:table-cell>
          <table:table-cell table:style-name="ce460" table:formula="of:=SUMIF([$B_ELABORAZIONE.$D$2:$B_ELABORAZIONE.$D$49];[.D26];[$B_ELABORAZIONE.$P$2:$B_ELABORAZIONE.$P$49])+SUMIF([$B_ELABORAZIONE.$F$2:$B_ELABORAZIONE.$F$49];[.D26];[$B_ELABORAZIONE.$V$2:$B_ELABORAZIONE.$V$49])" office:value-type="float" office:value="179" calcext:value-type="float">
            <text:p>179</text:p>
          </table:table-cell>
          <table:table-cell table:style-name="ce463" table:formula="of:=SUMIF([$B_ELABORAZIONE.$D$2:$B_ELABORAZIONE.$D$49];[.D26];[$B_ELABORAZIONE.$Q$2:$B_ELABORAZIONE.$Q$49])+SUMIF([$B_ELABORAZIONE.$F$2:$B_ELABORAZIONE.$F$49];[.D26];[$B_ELABORAZIONE.$W$2:$B_ELABORAZIONE.$W$49])" office:value-type="float" office:value="-31" calcext:value-type="float">
            <text:p>-31</text:p>
          </table:table-cell>
          <table:table-cell table:style-name="ce460" table:formula="of:=IF([.I26]=[.I27];[$B_ELABORAZIONE.O26];0)" office:value-type="float" office:value="86" calcext:value-type="float">
            <text:p>86</text:p>
          </table:table-cell>
          <table:table-cell table:style-name="ce460" table:formula="of:=IF([.I26]=[.I28];[$B_ELABORAZIONE.O27];0)" office:value-type="float" office:value="0" calcext:value-type="float">
            <text:p>0</text:p>
          </table:table-cell>
          <table:table-cell table:style-name="ce460" table:formula="of:=IF([.I26]=[.I29];[$B_ELABORAZIONE.O28];0)" office:value-type="float" office:value="0" calcext:value-type="float">
            <text:p>0</text:p>
          </table:table-cell>
          <table:table-cell table:style-name="ce463" table:formula="of:=IF([.I26]=[.I27];[$B_ELABORAZIONE.Q26];0)" office:value-type="float" office:value="-11" calcext:value-type="float">
            <text:p>-11</text:p>
          </table:table-cell>
          <table:table-cell table:style-name="ce463" table:formula="of:=IF([.I26]=[.I28];[$B_ELABORAZIONE.Q27];0)" office:value-type="float" office:value="0" calcext:value-type="float">
            <text:p>+0</text:p>
          </table:table-cell>
          <table:table-cell table:style-name="ce463" table:formula="of:=IF([.I26]=[.I29];[$B_ELABORAZIONE.Q28];0)" office:value-type="float" office:value="0" calcext:value-type="float">
            <text:p>+0</text:p>
          </table:table-cell>
          <table:table-cell table:style-name="ce139" table:formula="of:=[.I26]+(500+[.P26]+[.Q26]+[.R26])*10^-3+([.M26]+[.N26]+[.O26])*10^-6+(500+[.L26])*10^-9+[.J26]*10^-12" office:value-type="float" office:value="4.489086469148" calcext:value-type="float">
            <text:p>4,489086469148</text:p>
          </table:table-cell>
          <table:table-cell table:number-columns-repeated="45"/>
        </table:table-row>
        <table:table-row table:style-name="ro2">
          <table:table-cell table:style-name="ce95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27];&quot;ABCDEFGH&quot;;1)&gt;0;INDEX([$A_INSERIMENTI.D$2:$A_INSERIMENTI.H$33];MATCH(1;([$A_INSERIMENTI.G$2:$A_INSERIMENTI.G$33]=[.$B27])*([$A_INSERIMENTI.H$2:$A_INSERIMENTI.H$33]=[.$C27]);0);2)&amp;&quot; (&quot;&amp;INDEX([$A_INSERIMENTI.D$2:$A_INSERIMENTI.H$33];MATCH(1;([$A_INSERIMENTI.G$2:$A_INSERIMENTI.G$33]=[.$B27])*([$A_INSERIMENTI.H$2:$A_INSERIMENTI.H$33]=[.$C27]);0);1)&amp;&quot;)&quot;;&quot;DA SISTEMARE&quot;)" office:value-type="string" office:string-value="Bufali (18)" calcext:value-type="string">
            <text:p>Bufali (18)</text:p>
          </table:table-cell>
          <table:table-cell table:style-name="ce461" table:formula="of:=[.F27]+[.G27]+[.H27]" office:value-type="float" office:value="3" calcext:value-type="float">
            <text:p>3</text:p>
          </table:table-cell>
          <table:table-cell table:style-name="ce461" table:formula="of:=SUMIF([$B_ELABORAZIONE.$D$2:$B_ELABORAZIONE.$D$49];[.D27];[$B_ELABORAZIONE.$L$2:$B_ELABORAZIONE.$L$49])+SUMIF([$B_ELABORAZIONE.$F$2:$B_ELABORAZIONE.$F$49];[.D27];[$B_ELABORAZIONE.$R$2:$B_ELABORAZIONE.$R$49])" office:value-type="float" office:value="2" calcext:value-type="float">
            <text:p>2</text:p>
          </table:table-cell>
          <table:table-cell table:style-name="ce461" table:formula="of:=SUMIF([$B_ELABORAZIONE.$D$2:$B_ELABORAZIONE.$D$49];[.D27];[$B_ELABORAZIONE.$M$2:$B_ELABORAZIONE.$M$49])+SUMIF([$B_ELABORAZIONE.$F$2:$B_ELABORAZIONE.$F$49];[.D27];[$B_ELABORAZIONE.$S$2:$B_ELABORAZIONE.$S$49])" office:value-type="float" office:value="0" calcext:value-type="float">
            <text:p>0</text:p>
          </table:table-cell>
          <table:table-cell table:style-name="ce461" table:formula="of:=SUMIF([$B_ELABORAZIONE.$D$2:$B_ELABORAZIONE.$D$49];[.D27];[$B_ELABORAZIONE.$N$2:$B_ELABORAZIONE.$N$49])+SUMIF([$B_ELABORAZIONE.$F$2:$B_ELABORAZIONE.$F$49];[.D27];[$B_ELABORAZIONE.$T$2:$B_ELABORAZIONE.$T$49])" office:value-type="float" office:value="1" calcext:value-type="float">
            <text:p>1</text:p>
          </table:table-cell>
          <table:table-cell table:style-name="ce461" table:formula="of:=2*[.F27]+1*[.G27]+0*[.H27]" office:value-type="float" office:value="4" calcext:value-type="float">
            <text:p>4</text:p>
          </table:table-cell>
          <table:table-cell table:style-name="ce461" table:formula="of:=SUMIF([$B_ELABORAZIONE.$D$2:$B_ELABORAZIONE.$D$49];[.D27];[$B_ELABORAZIONE.$O$2:$B_ELABORAZIONE.$O$49])+SUMIF([$B_ELABORAZIONE.$F$2:$B_ELABORAZIONE.$F$49];[.D27];[$B_ELABORAZIONE.$U$2:$B_ELABORAZIONE.$U$49])" office:value-type="float" office:value="163" calcext:value-type="float">
            <text:p>163</text:p>
          </table:table-cell>
          <table:table-cell table:style-name="ce461" table:formula="of:=SUMIF([$B_ELABORAZIONE.$D$2:$B_ELABORAZIONE.$D$49];[.D27];[$B_ELABORAZIONE.$P$2:$B_ELABORAZIONE.$P$49])+SUMIF([$B_ELABORAZIONE.$F$2:$B_ELABORAZIONE.$F$49];[.D27];[$B_ELABORAZIONE.$V$2:$B_ELABORAZIONE.$V$49])" office:value-type="float" office:value="155" calcext:value-type="float">
            <text:p>155</text:p>
          </table:table-cell>
          <table:table-cell table:style-name="ce464" table:formula="of:=SUMIF([$B_ELABORAZIONE.$D$2:$B_ELABORAZIONE.$D$49];[.D27];[$B_ELABORAZIONE.$Q$2:$B_ELABORAZIONE.$Q$49])+SUMIF([$B_ELABORAZIONE.$F$2:$B_ELABORAZIONE.$F$49];[.D27];[$B_ELABORAZIONE.$W$2:$B_ELABORAZIONE.$W$49])" office:value-type="float" office:value="8" calcext:value-type="float">
            <text:p>+8</text:p>
          </table:table-cell>
          <table:table-cell table:style-name="ce461" table:formula="of:=IF([.I27]=[.I28];[$B_ELABORAZIONE.O29];0)" office:value-type="float" office:value="0" calcext:value-type="float">
            <text:p>0</text:p>
          </table:table-cell>
          <table:table-cell table:style-name="ce461" table:formula="of:=IF([.I27]=[.I29];[$B_ELABORAZIONE.O30];0)" office:value-type="float" office:value="0" calcext:value-type="float">
            <text:p>0</text:p>
          </table:table-cell>
          <table:table-cell table:style-name="ce461" table:formula="of:=IF([.I27]=[.I26];[$B_ELABORAZIONE.U26];0)" office:value-type="float" office:value="97" calcext:value-type="float">
            <text:p>97</text:p>
          </table:table-cell>
          <table:table-cell table:style-name="ce464" table:formula="of:=IF([.F27]=[.F28];[$B_ELABORAZIONE.Q29])" office:value-type="float" office:value="0" calcext:value-type="float">
            <text:p>+0</text:p>
          </table:table-cell>
          <table:table-cell table:style-name="ce464" table:formula="of:=IF([.I27]=[.I29];[$B_ELABORAZIONE.Q30];0)" office:value-type="float" office:value="0" calcext:value-type="float">
            <text:p>+0</text:p>
          </table:table-cell>
          <table:table-cell table:style-name="ce464" table:formula="of:=IF([.I27]=[.I26];[$B_ELABORAZIONE.W26];0)" office:value-type="float" office:value="11" calcext:value-type="float">
            <text:p>+11</text:p>
          </table:table-cell>
          <table:table-cell table:style-name="ce140" table:formula="of:=[.I27]+(500+[.P27]+[.Q27]+[.R27])*10^-3+([.M27]+[.N27]+[.O27])*10^-6+(500+[.L27])*10^-9+[.J27]*10^-12" office:value-type="float" office:value="4.511097508163" calcext:value-type="float">
            <text:p>4,511097508163</text:p>
          </table:table-cell>
          <table:table-cell table:number-columns-repeated="45"/>
        </table:table-row>
        <table:table-row table:style-name="ro2">
          <table:table-cell table:style-name="ce95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28];&quot;ABCDEFGH&quot;;1)&gt;0;INDEX([$A_INSERIMENTI.D$2:$A_INSERIMENTI.H$33];MATCH(1;([$A_INSERIMENTI.G$2:$A_INSERIMENTI.G$33]=[.$B28])*([$A_INSERIMENTI.H$2:$A_INSERIMENTI.H$33]=[.$C28]);0);2)&amp;&quot; (&quot;&amp;INDEX([$A_INSERIMENTI.D$2:$A_INSERIMENTI.H$33];MATCH(1;([$A_INSERIMENTI.G$2:$A_INSERIMENTI.G$33]=[.$B28])*([$A_INSERIMENTI.H$2:$A_INSERIMENTI.H$33]=[.$C28]);0);1)&amp;&quot;)&quot;;&quot;DA SISTEMARE&quot;)" office:value-type="string" office:string-value="Cervi (19)" calcext:value-type="string">
            <text:p>Cervi (19)</text:p>
          </table:table-cell>
          <table:table-cell table:style-name="ce461" table:formula="of:=[.F28]+[.G28]+[.H28]" office:value-type="float" office:value="3" calcext:value-type="float">
            <text:p>3</text:p>
          </table:table-cell>
          <table:table-cell table:style-name="ce461" table:formula="of:=SUMIF([$B_ELABORAZIONE.$D$2:$B_ELABORAZIONE.$D$49];[.D28];[$B_ELABORAZIONE.$L$2:$B_ELABORAZIONE.$L$49])+SUMIF([$B_ELABORAZIONE.$F$2:$B_ELABORAZIONE.$F$49];[.D28];[$B_ELABORAZIONE.$R$2:$B_ELABORAZIONE.$R$49])" office:value-type="float" office:value="0" calcext:value-type="float">
            <text:p>0</text:p>
          </table:table-cell>
          <table:table-cell table:style-name="ce461" table:formula="of:=SUMIF([$B_ELABORAZIONE.$D$2:$B_ELABORAZIONE.$D$49];[.D28];[$B_ELABORAZIONE.$M$2:$B_ELABORAZIONE.$M$49])+SUMIF([$B_ELABORAZIONE.$F$2:$B_ELABORAZIONE.$F$49];[.D28];[$B_ELABORAZIONE.$S$2:$B_ELABORAZIONE.$S$49])" office:value-type="float" office:value="1" calcext:value-type="float">
            <text:p>1</text:p>
          </table:table-cell>
          <table:table-cell table:style-name="ce461" table:formula="of:=SUMIF([$B_ELABORAZIONE.$D$2:$B_ELABORAZIONE.$D$49];[.D28];[$B_ELABORAZIONE.$N$2:$B_ELABORAZIONE.$N$49])+SUMIF([$B_ELABORAZIONE.$F$2:$B_ELABORAZIONE.$F$49];[.D28];[$B_ELABORAZIONE.$T$2:$B_ELABORAZIONE.$T$49])" office:value-type="float" office:value="2" calcext:value-type="float">
            <text:p>2</text:p>
          </table:table-cell>
          <table:table-cell table:style-name="ce461" table:formula="of:=2*[.F28]+1*[.G28]+0*[.H28]" office:value-type="float" office:value="1" calcext:value-type="float">
            <text:p>1</text:p>
          </table:table-cell>
          <table:table-cell table:style-name="ce461" table:formula="of:=SUMIF([$B_ELABORAZIONE.$D$2:$B_ELABORAZIONE.$D$49];[.D28];[$B_ELABORAZIONE.$O$2:$B_ELABORAZIONE.$O$49])+SUMIF([$B_ELABORAZIONE.$F$2:$B_ELABORAZIONE.$F$49];[.D28];[$B_ELABORAZIONE.$U$2:$B_ELABORAZIONE.$U$49])" office:value-type="float" office:value="49" calcext:value-type="float">
            <text:p>49</text:p>
          </table:table-cell>
          <table:table-cell table:style-name="ce461" table:formula="of:=SUMIF([$B_ELABORAZIONE.$D$2:$B_ELABORAZIONE.$D$49];[.D28];[$B_ELABORAZIONE.$P$2:$B_ELABORAZIONE.$P$49])+SUMIF([$B_ELABORAZIONE.$F$2:$B_ELABORAZIONE.$F$49];[.D28];[$B_ELABORAZIONE.$V$2:$B_ELABORAZIONE.$V$49])" office:value-type="float" office:value="106" calcext:value-type="float">
            <text:p>106</text:p>
          </table:table-cell>
          <table:table-cell table:style-name="ce464" table:formula="of:=SUMIF([$B_ELABORAZIONE.$D$2:$B_ELABORAZIONE.$D$49];[.D28];[$B_ELABORAZIONE.$Q$2:$B_ELABORAZIONE.$Q$49])+SUMIF([$B_ELABORAZIONE.$F$2:$B_ELABORAZIONE.$F$49];[.D28];[$B_ELABORAZIONE.$W$2:$B_ELABORAZIONE.$W$49])" office:value-type="float" office:value="-57" calcext:value-type="float">
            <text:p>-57</text:p>
          </table:table-cell>
          <table:table-cell table:style-name="ce461" table:formula="of:=IF([.I28]=[.I29];[$B_ELABORAZIONE.O31];0)" office:value-type="float" office:value="0" calcext:value-type="float">
            <text:p>0</text:p>
          </table:table-cell>
          <table:table-cell table:style-name="ce461" table:formula="of:=IF([.I28]=[.I26];[$B_ELABORAZIONE.U27];0)" office:value-type="float" office:value="0" calcext:value-type="float">
            <text:p>0</text:p>
          </table:table-cell>
          <table:table-cell table:style-name="ce461" table:formula="of:=IF([.I28]=[.I27];[$B_ELABORAZIONE.U29];0)" office:value-type="float" office:value="0" calcext:value-type="float">
            <text:p>0</text:p>
          </table:table-cell>
          <table:table-cell table:style-name="ce464" table:formula="of:=IF([.I28]=[.I29];[$B_ELABORAZIONE.Q31];0)" office:value-type="float" office:value="0" calcext:value-type="float">
            <text:p>+0</text:p>
          </table:table-cell>
          <table:table-cell table:style-name="ce464" table:formula="of:=IF([.D28]=[.D26];[$B_ELABORAZIONE.W27];0)" office:value-type="float" office:value="0" calcext:value-type="float">
            <text:p>+0</text:p>
          </table:table-cell>
          <table:table-cell table:style-name="ce464" table:formula="of:=IF([.I28]=[.I27];[$B_ELABORAZIONE.W29];0)" office:value-type="float" office:value="0" calcext:value-type="float">
            <text:p>+0</text:p>
          </table:table-cell>
          <table:table-cell table:style-name="ce140" table:formula="of:=[.I28]+(500+[.P28]+[.Q28]+[.R28])*10^-3+([.M28]+[.N28]+[.O28])*10^-6+(500+[.L28])*10^-9+[.J28]*10^-12" office:value-type="float" office:value="1.500000443049" calcext:value-type="float">
            <text:p>1,500000443049</text:p>
          </table:table-cell>
          <table:table-cell table:number-columns-repeated="45"/>
        </table:table-row>
        <table:table-row table:style-name="ro2">
          <table:table-cell table:style-name="ce96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29];&quot;ABCDEFGH&quot;;1)&gt;0;INDEX([$A_INSERIMENTI.D$2:$A_INSERIMENTI.H$33];MATCH(1;([$A_INSERIMENTI.G$2:$A_INSERIMENTI.G$33]=[.$B29])*([$A_INSERIMENTI.H$2:$A_INSERIMENTI.H$33]=[.$C29]);0);2)&amp;&quot; (&quot;&amp;INDEX([$A_INSERIMENTI.D$2:$A_INSERIMENTI.H$33];MATCH(1;([$A_INSERIMENTI.G$2:$A_INSERIMENTI.G$33]=[.$B29])*([$A_INSERIMENTI.H$2:$A_INSERIMENTI.H$33]=[.$C29]);0);1)&amp;&quot;)&quot;;&quot;DA SISTEMARE&quot;)" office:value-type="string" office:string-value="Cinghiali (20)" calcext:value-type="string">
            <text:p>Cinghiali (20)</text:p>
          </table:table-cell>
          <table:table-cell table:style-name="ce462" table:formula="of:=[.F29]+[.G29]+[.H29]" office:value-type="float" office:value="3" calcext:value-type="float">
            <text:p>3</text:p>
          </table:table-cell>
          <table:table-cell table:style-name="ce462" table:formula="of:=SUMIF([$B_ELABORAZIONE.$D$2:$B_ELABORAZIONE.$D$49];[.D29];[$B_ELABORAZIONE.$L$2:$B_ELABORAZIONE.$L$49])+SUMIF([$B_ELABORAZIONE.$F$2:$B_ELABORAZIONE.$F$49];[.D29];[$B_ELABORAZIONE.$R$2:$B_ELABORAZIONE.$R$49])" office:value-type="float" office:value="3" calcext:value-type="float">
            <text:p>3</text:p>
          </table:table-cell>
          <table:table-cell table:style-name="ce462" table:formula="of:=SUMIF([$B_ELABORAZIONE.$D$2:$B_ELABORAZIONE.$D$49];[.D29];[$B_ELABORAZIONE.$M$2:$B_ELABORAZIONE.$M$49])+SUMIF([$B_ELABORAZIONE.$F$2:$B_ELABORAZIONE.$F$49];[.D29];[$B_ELABORAZIONE.$S$2:$B_ELABORAZIONE.$S$49])" office:value-type="float" office:value="0" calcext:value-type="float">
            <text:p>0</text:p>
          </table:table-cell>
          <table:table-cell table:style-name="ce462" table:formula="of:=SUMIF([$B_ELABORAZIONE.$D$2:$B_ELABORAZIONE.$D$49];[.D29];[$B_ELABORAZIONE.$N$2:$B_ELABORAZIONE.$N$49])+SUMIF([$B_ELABORAZIONE.$F$2:$B_ELABORAZIONE.$F$49];[.D29];[$B_ELABORAZIONE.$T$2:$B_ELABORAZIONE.$T$49])" office:value-type="float" office:value="0" calcext:value-type="float">
            <text:p>0</text:p>
          </table:table-cell>
          <table:table-cell table:style-name="ce462" table:formula="of:=2*[.F29]+1*[.G29]+0*[.H29]" office:value-type="float" office:value="6" calcext:value-type="float">
            <text:p>6</text:p>
          </table:table-cell>
          <table:table-cell table:style-name="ce462" table:formula="of:=SUMIF([$B_ELABORAZIONE.$D$2:$B_ELABORAZIONE.$D$49];[.D29];[$B_ELABORAZIONE.$O$2:$B_ELABORAZIONE.$O$49])+SUMIF([$B_ELABORAZIONE.$F$2:$B_ELABORAZIONE.$F$49];[.D29];[$B_ELABORAZIONE.$U$2:$B_ELABORAZIONE.$U$49])" office:value-type="float" office:value="122" calcext:value-type="float">
            <text:p>122</text:p>
          </table:table-cell>
          <table:table-cell table:style-name="ce462" table:formula="of:=SUMIF([$B_ELABORAZIONE.$D$2:$B_ELABORAZIONE.$D$49];[.D29];[$B_ELABORAZIONE.$P$2:$B_ELABORAZIONE.$P$49])+SUMIF([$B_ELABORAZIONE.$F$2:$B_ELABORAZIONE.$F$49];[.D29];[$B_ELABORAZIONE.$V$2:$B_ELABORAZIONE.$V$49])" office:value-type="float" office:value="42" calcext:value-type="float">
            <text:p>42</text:p>
          </table:table-cell>
          <table:table-cell table:style-name="ce465" table:formula="of:=SUMIF([$B_ELABORAZIONE.$D$2:$B_ELABORAZIONE.$D$49];[.D29];[$B_ELABORAZIONE.$Q$2:$B_ELABORAZIONE.$Q$49])+SUMIF([$B_ELABORAZIONE.$F$2:$B_ELABORAZIONE.$F$49];[.D29];[$B_ELABORAZIONE.$W$2:$B_ELABORAZIONE.$W$49])" office:value-type="float" office:value="80" calcext:value-type="float">
            <text:p>+80</text:p>
          </table:table-cell>
          <table:table-cell table:style-name="ce462" table:formula="of:=IF([.I29]=[.I26];[$B_ELABORAZIONE.U28];0)" office:value-type="float" office:value="0" calcext:value-type="float">
            <text:p>0</text:p>
          </table:table-cell>
          <table:table-cell table:style-name="ce462" table:formula="of:=IF([.I29]=[.I27];[$B_ELABORAZIONE.U30];0)" office:value-type="float" office:value="0" calcext:value-type="float">
            <text:p>0</text:p>
          </table:table-cell>
          <table:table-cell table:style-name="ce462" table:formula="of:=IF([.I29]=[.I28];[$B_ELABORAZIONE.U31];0)" office:value-type="float" office:value="0" calcext:value-type="float">
            <text:p>0</text:p>
          </table:table-cell>
          <table:table-cell table:style-name="ce465" table:formula="of:=IF([.I29]=[.I26];[$B_ELABORAZIONE.W28];0)" office:value-type="float" office:value="0" calcext:value-type="float">
            <text:p>+0</text:p>
          </table:table-cell>
          <table:table-cell table:style-name="ce465" table:formula="of:=IF([.I29]=[.I26];[$B_ELABORAZIONE.W30];0)" office:value-type="float" office:value="0" calcext:value-type="float">
            <text:p>+0</text:p>
          </table:table-cell>
          <table:table-cell table:style-name="ce465" table:formula="of:=IF([.I29]=[.I28];[$B_ELABORAZIONE.W31];0)" office:value-type="float" office:value="0" calcext:value-type="float">
            <text:p>+0</text:p>
          </table:table-cell>
          <table:table-cell table:style-name="ce141" table:formula="of:=[.I29]+(500+[.P29]+[.Q29]+[.R29])*10^-3+([.M29]+[.N29]+[.O29])*10^-6+(500+[.L29])*10^-9+[.J29]*10^-12" office:value-type="float" office:value="6.500000580122" calcext:value-type="float">
            <text:p>6,500000580122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262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458" office:value-type="string" calcext:value-type="string">
            <text:p>Giocate</text:p>
          </table:table-cell>
          <table:table-cell table:style-name="ce458" office:value-type="string" calcext:value-type="string">
            <text:p>Vinte</text:p>
          </table:table-cell>
          <table:table-cell table:style-name="ce458" office:value-type="string" calcext:value-type="string">
            <text:p>Perse</text:p>
          </table:table-cell>
          <table:table-cell table:style-name="ce458" office:value-type="string" calcext:value-type="string">
            <text:p>Forfait</text:p>
          </table:table-cell>
          <table:table-cell table:style-name="ce458" office:value-type="string" calcext:value-type="string">
            <text:p>P.Class.</text:p>
          </table:table-cell>
          <table:table-cell table:style-name="ce458" office:value-type="string" calcext:value-type="string">
            <text:p>P.Gara Fatti</text:p>
          </table:table-cell>
          <table:table-cell table:style-name="ce458" office:value-type="string" calcext:value-type="string">
            <text:p>P.Gara Subiti</text:p>
          </table:table-cell>
          <table:table-cell table:style-name="ce458" office:value-type="string" calcext:value-type="string">
            <text:p>Diff.P.Gara</text:p>
          </table:table-cell>
          <table:table-cell table:style-name="ce458" office:value-type="string" calcext:value-type="string">
            <text:p>P.Gara Fatti SD1</text:p>
          </table:table-cell>
          <table:table-cell table:style-name="ce458" office:value-type="string" calcext:value-type="string">
            <text:p>P.Gara Fatti SD2</text:p>
          </table:table-cell>
          <table:table-cell table:style-name="ce458" office:value-type="string" calcext:value-type="string">
            <text:p>P.Gara Fatti SD3</text:p>
          </table:table-cell>
          <table:table-cell table:style-name="ce458" office:value-type="string" calcext:value-type="string">
            <text:p>Diff.P.Gara SD1</text:p>
          </table:table-cell>
          <table:table-cell table:style-name="ce458" office:value-type="string" calcext:value-type="string">
            <text:p>Diff.P.Gara SD2</text:p>
          </table:table-cell>
          <table:table-cell table:style-name="ce458" office:value-type="string" calcext:value-type="string">
            <text:p>Diff.P.Gara SD3</text:p>
          </table:table-cell>
          <table:table-cell table:style-name="ce262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32];&quot;ABCDEFGH&quot;;1)&gt;0;INDEX([$A_INSERIMENTI.D$2:$A_INSERIMENTI.H$33];MATCH(1;([$A_INSERIMENTI.G$2:$A_INSERIMENTI.G$33]=[.$B32])*([$A_INSERIMENTI.H$2:$A_INSERIMENTI.H$33]=[.$C32]);0);2)&amp;&quot; (&quot;&amp;INDEX([$A_INSERIMENTI.D$2:$A_INSERIMENTI.H$33];MATCH(1;([$A_INSERIMENTI.G$2:$A_INSERIMENTI.G$33]=[.$B32])*([$A_INSERIMENTI.H$2:$A_INSERIMENTI.H$33]=[.$C32]);0);1)&amp;&quot;)&quot;;&quot;DA SISTEMARE&quot;)" office:value-type="string" office:string-value="Balene (21)" calcext:value-type="string">
            <text:p>Balene (21)</text:p>
          </table:table-cell>
          <table:table-cell table:style-name="ce460" table:formula="of:=[.F32]+[.G32]+[.H32]" office:value-type="float" office:value="3" calcext:value-type="float">
            <text:p>3</text:p>
          </table:table-cell>
          <table:table-cell table:style-name="ce460" table:formula="of:=SUMIF([$B_ELABORAZIONE.$D$2:$B_ELABORAZIONE.$D$49];[.D32];[$B_ELABORAZIONE.$L$2:$B_ELABORAZIONE.$L$49])+SUMIF([$B_ELABORAZIONE.$F$2:$B_ELABORAZIONE.$F$49];[.D32];[$B_ELABORAZIONE.$R$2:$B_ELABORAZIONE.$R$49])" office:value-type="float" office:value="3" calcext:value-type="float">
            <text:p>3</text:p>
          </table:table-cell>
          <table:table-cell table:style-name="ce460" table:formula="of:=SUMIF([$B_ELABORAZIONE.$D$2:$B_ELABORAZIONE.$D$49];[.D32];[$B_ELABORAZIONE.$M$2:$B_ELABORAZIONE.$M$49])+SUMIF([$B_ELABORAZIONE.$F$2:$B_ELABORAZIONE.$F$49];[.D32];[$B_ELABORAZIONE.$S$2:$B_ELABORAZIONE.$S$49])" office:value-type="float" office:value="0" calcext:value-type="float">
            <text:p>0</text:p>
          </table:table-cell>
          <table:table-cell table:style-name="ce460" table:formula="of:=SUMIF([$B_ELABORAZIONE.$D$2:$B_ELABORAZIONE.$D$49];[.D32];[$B_ELABORAZIONE.$N$2:$B_ELABORAZIONE.$N$49])+SUMIF([$B_ELABORAZIONE.$F$2:$B_ELABORAZIONE.$F$49];[.D32];[$B_ELABORAZIONE.$T$2:$B_ELABORAZIONE.$T$49])" office:value-type="float" office:value="0" calcext:value-type="float">
            <text:p>0</text:p>
          </table:table-cell>
          <table:table-cell table:style-name="ce460" table:formula="of:=2*[.F32]+1*[.G32]+0*[.H32]" office:value-type="float" office:value="6" calcext:value-type="float">
            <text:p>6</text:p>
          </table:table-cell>
          <table:table-cell table:style-name="ce460" table:formula="of:=SUMIF([$B_ELABORAZIONE.$D$2:$B_ELABORAZIONE.$D$49];[.D32];[$B_ELABORAZIONE.$O$2:$B_ELABORAZIONE.$O$49])+SUMIF([$B_ELABORAZIONE.$F$2:$B_ELABORAZIONE.$F$49];[.D32];[$B_ELABORAZIONE.$U$2:$B_ELABORAZIONE.$U$49])" office:value-type="float" office:value="149" calcext:value-type="float">
            <text:p>149</text:p>
          </table:table-cell>
          <table:table-cell table:style-name="ce460" table:formula="of:=SUMIF([$B_ELABORAZIONE.$D$2:$B_ELABORAZIONE.$D$49];[.D32];[$B_ELABORAZIONE.$P$2:$B_ELABORAZIONE.$P$49])+SUMIF([$B_ELABORAZIONE.$F$2:$B_ELABORAZIONE.$F$49];[.D32];[$B_ELABORAZIONE.$V$2:$B_ELABORAZIONE.$V$49])" office:value-type="float" office:value="88" calcext:value-type="float">
            <text:p>88</text:p>
          </table:table-cell>
          <table:table-cell table:style-name="ce463" table:formula="of:=SUMIF([$B_ELABORAZIONE.$D$2:$B_ELABORAZIONE.$D$49];[.D32];[$B_ELABORAZIONE.$Q$2:$B_ELABORAZIONE.$Q$49])+SUMIF([$B_ELABORAZIONE.$F$2:$B_ELABORAZIONE.$F$49];[.D32];[$B_ELABORAZIONE.$W$2:$B_ELABORAZIONE.$W$49])" office:value-type="float" office:value="61" calcext:value-type="float">
            <text:p>+61</text:p>
          </table:table-cell>
          <table:table-cell table:style-name="ce460" table:formula="of:=IF([.I32]=[.I33];[$B_ELABORAZIONE.O32];0)" office:value-type="float" office:value="0" calcext:value-type="float">
            <text:p>0</text:p>
          </table:table-cell>
          <table:table-cell table:style-name="ce460" table:formula="of:=IF([.I32]=[.I34];[$B_ELABORAZIONE.O33];0)" office:value-type="float" office:value="0" calcext:value-type="float">
            <text:p>0</text:p>
          </table:table-cell>
          <table:table-cell table:style-name="ce460" table:formula="of:=IF([.I32]=[.I35];[$B_ELABORAZIONE.O34];0)" office:value-type="float" office:value="0" calcext:value-type="float">
            <text:p>0</text:p>
          </table:table-cell>
          <table:table-cell table:style-name="ce463" table:formula="of:=IF([.I32]=[.I33];[$B_ELABORAZIONE.Q32];0)" office:value-type="float" office:value="0" calcext:value-type="float">
            <text:p>+0</text:p>
          </table:table-cell>
          <table:table-cell table:style-name="ce463" table:formula="of:=IF([.I32]=[.I34];[$B_ELABORAZIONE.Q33];0)" office:value-type="float" office:value="0" calcext:value-type="float">
            <text:p>+0</text:p>
          </table:table-cell>
          <table:table-cell table:style-name="ce463" table:formula="of:=IF([.I32]=[.I35];[$B_ELABORAZIONE.Q34];0)" office:value-type="float" office:value="0" calcext:value-type="float">
            <text:p>+0</text:p>
          </table:table-cell>
          <table:table-cell table:style-name="ce139" table:formula="of:=[.I32]+(500+[.P32]+[.Q32]+[.R32])*10^-3+([.M32]+[.N32]+[.O32])*10^-6+(500+[.L32])*10^-9+[.J32]*10^-12" office:value-type="float" office:value="6.500000561149" calcext:value-type="float">
            <text:p>6,500000561149</text:p>
          </table:table-cell>
          <table:table-cell table:number-columns-repeated="45"/>
        </table:table-row>
        <table:table-row table:style-name="ro2">
          <table:table-cell table:style-name="ce95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3];&quot;ABCDEFGH&quot;;1)&gt;0;INDEX([$A_INSERIMENTI.D$2:$A_INSERIMENTI.H$33];MATCH(1;([$A_INSERIMENTI.G$2:$A_INSERIMENTI.G$33]=[.$B33])*([$A_INSERIMENTI.H$2:$A_INSERIMENTI.H$33]=[.$C33]);0);2)&amp;&quot; (&quot;&amp;INDEX([$A_INSERIMENTI.D$2:$A_INSERIMENTI.H$33];MATCH(1;([$A_INSERIMENTI.G$2:$A_INSERIMENTI.G$33]=[.$B33])*([$A_INSERIMENTI.H$2:$A_INSERIMENTI.H$33]=[.$C33]);0);1)&amp;&quot;)&quot;;&quot;DA SISTEMARE&quot;)" office:value-type="string" office:string-value="Gabbiani (22)" calcext:value-type="string">
            <text:p>Gabbiani (22)</text:p>
          </table:table-cell>
          <table:table-cell table:style-name="ce461" table:formula="of:=[.F33]+[.G33]+[.H33]" office:value-type="float" office:value="3" calcext:value-type="float">
            <text:p>3</text:p>
          </table:table-cell>
          <table:table-cell table:style-name="ce461" table:formula="of:=SUMIF([$B_ELABORAZIONE.$D$2:$B_ELABORAZIONE.$D$49];[.D33];[$B_ELABORAZIONE.$L$2:$B_ELABORAZIONE.$L$49])+SUMIF([$B_ELABORAZIONE.$F$2:$B_ELABORAZIONE.$F$49];[.D33];[$B_ELABORAZIONE.$R$2:$B_ELABORAZIONE.$R$49])" office:value-type="float" office:value="2" calcext:value-type="float">
            <text:p>2</text:p>
          </table:table-cell>
          <table:table-cell table:style-name="ce461" table:formula="of:=SUMIF([$B_ELABORAZIONE.$D$2:$B_ELABORAZIONE.$D$49];[.D33];[$B_ELABORAZIONE.$M$2:$B_ELABORAZIONE.$M$49])+SUMIF([$B_ELABORAZIONE.$F$2:$B_ELABORAZIONE.$F$49];[.D33];[$B_ELABORAZIONE.$S$2:$B_ELABORAZIONE.$S$49])" office:value-type="float" office:value="1" calcext:value-type="float">
            <text:p>1</text:p>
          </table:table-cell>
          <table:table-cell table:style-name="ce461" table:formula="of:=SUMIF([$B_ELABORAZIONE.$D$2:$B_ELABORAZIONE.$D$49];[.D33];[$B_ELABORAZIONE.$N$2:$B_ELABORAZIONE.$N$49])+SUMIF([$B_ELABORAZIONE.$F$2:$B_ELABORAZIONE.$F$49];[.D33];[$B_ELABORAZIONE.$T$2:$B_ELABORAZIONE.$T$49])" office:value-type="float" office:value="0" calcext:value-type="float">
            <text:p>0</text:p>
          </table:table-cell>
          <table:table-cell table:style-name="ce461" table:formula="of:=2*[.F33]+1*[.G33]+0*[.H33]" office:value-type="float" office:value="5" calcext:value-type="float">
            <text:p>5</text:p>
          </table:table-cell>
          <table:table-cell table:style-name="ce461" table:formula="of:=SUMIF([$B_ELABORAZIONE.$D$2:$B_ELABORAZIONE.$D$49];[.D33];[$B_ELABORAZIONE.$O$2:$B_ELABORAZIONE.$O$49])+SUMIF([$B_ELABORAZIONE.$F$2:$B_ELABORAZIONE.$F$49];[.D33];[$B_ELABORAZIONE.$U$2:$B_ELABORAZIONE.$U$49])" office:value-type="float" office:value="176" calcext:value-type="float">
            <text:p>176</text:p>
          </table:table-cell>
          <table:table-cell table:style-name="ce461" table:formula="of:=SUMIF([$B_ELABORAZIONE.$D$2:$B_ELABORAZIONE.$D$49];[.D33];[$B_ELABORAZIONE.$P$2:$B_ELABORAZIONE.$P$49])+SUMIF([$B_ELABORAZIONE.$F$2:$B_ELABORAZIONE.$F$49];[.D33];[$B_ELABORAZIONE.$V$2:$B_ELABORAZIONE.$V$49])" office:value-type="float" office:value="134" calcext:value-type="float">
            <text:p>134</text:p>
          </table:table-cell>
          <table:table-cell table:style-name="ce464" table:formula="of:=SUMIF([$B_ELABORAZIONE.$D$2:$B_ELABORAZIONE.$D$49];[.D33];[$B_ELABORAZIONE.$Q$2:$B_ELABORAZIONE.$Q$49])+SUMIF([$B_ELABORAZIONE.$F$2:$B_ELABORAZIONE.$F$49];[.D33];[$B_ELABORAZIONE.$W$2:$B_ELABORAZIONE.$W$49])" office:value-type="float" office:value="42" calcext:value-type="float">
            <text:p>+42</text:p>
          </table:table-cell>
          <table:table-cell table:style-name="ce461" table:formula="of:=IF([.I33]=[.I34];[$B_ELABORAZIONE.O35];0)" office:value-type="float" office:value="0" calcext:value-type="float">
            <text:p>0</text:p>
          </table:table-cell>
          <table:table-cell table:style-name="ce461" table:formula="of:=IF([.I33]=[.I35];[$B_ELABORAZIONE.O36];0)" office:value-type="float" office:value="0" calcext:value-type="float">
            <text:p>0</text:p>
          </table:table-cell>
          <table:table-cell table:style-name="ce461" table:formula="of:=IF([.I33]=[.I32];[$B_ELABORAZIONE.U32];0)" office:value-type="float" office:value="0" calcext:value-type="float">
            <text:p>0</text:p>
          </table:table-cell>
          <table:table-cell table:style-name="ce464" table:formula="of:=IF([.F33]=[.F34];[$B_ELABORAZIONE.Q35])" office:value-type="float" office:value="0" calcext:value-type="float">
            <text:p>+0</text:p>
          </table:table-cell>
          <table:table-cell table:style-name="ce464" table:formula="of:=IF([.I33]=[.I35];[$B_ELABORAZIONE.Q36];0)" office:value-type="float" office:value="0" calcext:value-type="float">
            <text:p>+0</text:p>
          </table:table-cell>
          <table:table-cell table:style-name="ce464" table:formula="of:=IF([.I33]=[.I32];[$B_ELABORAZIONE.W32];0)" office:value-type="float" office:value="0" calcext:value-type="float">
            <text:p>+0</text:p>
          </table:table-cell>
          <table:table-cell table:style-name="ce140" table:formula="of:=[.I33]+(500+[.P33]+[.Q33]+[.R33])*10^-3+([.M33]+[.N33]+[.O33])*10^-6+(500+[.L33])*10^-9+[.J33]*10^-12" office:value-type="float" office:value="5.500000542176" calcext:value-type="float">
            <text:p>5,500000542176</text:p>
          </table:table-cell>
          <table:table-cell table:number-columns-repeated="45"/>
        </table:table-row>
        <table:table-row table:style-name="ro2">
          <table:table-cell table:style-name="ce95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34];&quot;ABCDEFGH&quot;;1)&gt;0;INDEX([$A_INSERIMENTI.D$2:$A_INSERIMENTI.H$33];MATCH(1;([$A_INSERIMENTI.G$2:$A_INSERIMENTI.G$33]=[.$B34])*([$A_INSERIMENTI.H$2:$A_INSERIMENTI.H$33]=[.$C34]);0);2)&amp;&quot; (&quot;&amp;INDEX([$A_INSERIMENTI.D$2:$A_INSERIMENTI.H$33];MATCH(1;([$A_INSERIMENTI.G$2:$A_INSERIMENTI.G$33]=[.$B34])*([$A_INSERIMENTI.H$2:$A_INSERIMENTI.H$33]=[.$C34]);0);1)&amp;&quot;)&quot;;&quot;DA SISTEMARE&quot;)" office:value-type="string" office:string-value="Delfini (23)" calcext:value-type="string">
            <text:p>Delfini (23)</text:p>
          </table:table-cell>
          <table:table-cell table:style-name="ce461" table:formula="of:=[.F34]+[.G34]+[.H34]" office:value-type="float" office:value="3" calcext:value-type="float">
            <text:p>3</text:p>
          </table:table-cell>
          <table:table-cell table:style-name="ce461" table:formula="of:=SUMIF([$B_ELABORAZIONE.$D$2:$B_ELABORAZIONE.$D$49];[.D34];[$B_ELABORAZIONE.$L$2:$B_ELABORAZIONE.$L$49])+SUMIF([$B_ELABORAZIONE.$F$2:$B_ELABORAZIONE.$F$49];[.D34];[$B_ELABORAZIONE.$R$2:$B_ELABORAZIONE.$R$49])" office:value-type="float" office:value="1" calcext:value-type="float">
            <text:p>1</text:p>
          </table:table-cell>
          <table:table-cell table:style-name="ce461" table:formula="of:=SUMIF([$B_ELABORAZIONE.$D$2:$B_ELABORAZIONE.$D$49];[.D34];[$B_ELABORAZIONE.$M$2:$B_ELABORAZIONE.$M$49])+SUMIF([$B_ELABORAZIONE.$F$2:$B_ELABORAZIONE.$F$49];[.D34];[$B_ELABORAZIONE.$S$2:$B_ELABORAZIONE.$S$49])" office:value-type="float" office:value="2" calcext:value-type="float">
            <text:p>2</text:p>
          </table:table-cell>
          <table:table-cell table:style-name="ce461" table:formula="of:=SUMIF([$B_ELABORAZIONE.$D$2:$B_ELABORAZIONE.$D$49];[.D34];[$B_ELABORAZIONE.$N$2:$B_ELABORAZIONE.$N$49])+SUMIF([$B_ELABORAZIONE.$F$2:$B_ELABORAZIONE.$F$49];[.D34];[$B_ELABORAZIONE.$T$2:$B_ELABORAZIONE.$T$49])" office:value-type="float" office:value="0" calcext:value-type="float">
            <text:p>0</text:p>
          </table:table-cell>
          <table:table-cell table:style-name="ce461" table:formula="of:=2*[.F34]+1*[.G34]+0*[.H34]" office:value-type="float" office:value="4" calcext:value-type="float">
            <text:p>4</text:p>
          </table:table-cell>
          <table:table-cell table:style-name="ce461" table:formula="of:=SUMIF([$B_ELABORAZIONE.$D$2:$B_ELABORAZIONE.$D$49];[.D34];[$B_ELABORAZIONE.$O$2:$B_ELABORAZIONE.$O$49])+SUMIF([$B_ELABORAZIONE.$F$2:$B_ELABORAZIONE.$F$49];[.D34];[$B_ELABORAZIONE.$U$2:$B_ELABORAZIONE.$U$49])" office:value-type="float" office:value="134" calcext:value-type="float">
            <text:p>134</text:p>
          </table:table-cell>
          <table:table-cell table:style-name="ce461" table:formula="of:=SUMIF([$B_ELABORAZIONE.$D$2:$B_ELABORAZIONE.$D$49];[.D34];[$B_ELABORAZIONE.$P$2:$B_ELABORAZIONE.$P$49])+SUMIF([$B_ELABORAZIONE.$F$2:$B_ELABORAZIONE.$F$49];[.D34];[$B_ELABORAZIONE.$V$2:$B_ELABORAZIONE.$V$49])" office:value-type="float" office:value="204" calcext:value-type="float">
            <text:p>204</text:p>
          </table:table-cell>
          <table:table-cell table:style-name="ce464" table:formula="of:=SUMIF([$B_ELABORAZIONE.$D$2:$B_ELABORAZIONE.$D$49];[.D34];[$B_ELABORAZIONE.$Q$2:$B_ELABORAZIONE.$Q$49])+SUMIF([$B_ELABORAZIONE.$F$2:$B_ELABORAZIONE.$F$49];[.D34];[$B_ELABORAZIONE.$W$2:$B_ELABORAZIONE.$W$49])" office:value-type="float" office:value="-70" calcext:value-type="float">
            <text:p>-70</text:p>
          </table:table-cell>
          <table:table-cell table:style-name="ce461" table:formula="of:=IF([.I34]=[.I35];[$B_ELABORAZIONE.O37];0)" office:value-type="float" office:value="0" calcext:value-type="float">
            <text:p>0</text:p>
          </table:table-cell>
          <table:table-cell table:style-name="ce461" table:formula="of:=IF([.I34]=[.I32];[$B_ELABORAZIONE.U33];0)" office:value-type="float" office:value="0" calcext:value-type="float">
            <text:p>0</text:p>
          </table:table-cell>
          <table:table-cell table:style-name="ce461" table:formula="of:=IF([.I34]=[.I33];[$B_ELABORAZIONE.U35];0)" office:value-type="float" office:value="0" calcext:value-type="float">
            <text:p>0</text:p>
          </table:table-cell>
          <table:table-cell table:style-name="ce464" table:formula="of:=IF([.I34]=[.I35];[$B_ELABORAZIONE.Q37];0)" office:value-type="float" office:value="0" calcext:value-type="float">
            <text:p>+0</text:p>
          </table:table-cell>
          <table:table-cell table:style-name="ce464" table:formula="of:=IF([.D34]=[.D32];[$B_ELABORAZIONE.W33];0)" office:value-type="float" office:value="0" calcext:value-type="float">
            <text:p>+0</text:p>
          </table:table-cell>
          <table:table-cell table:style-name="ce464" table:formula="of:=IF([.I34]=[.I33];[$B_ELABORAZIONE.W35];0)" office:value-type="float" office:value="0" calcext:value-type="float">
            <text:p>+0</text:p>
          </table:table-cell>
          <table:table-cell table:style-name="ce140" table:formula="of:=[.I34]+(500+[.P34]+[.Q34]+[.R34])*10^-3+([.M34]+[.N34]+[.O34])*10^-6+(500+[.L34])*10^-9+[.J34]*10^-12" office:value-type="float" office:value="4.500000430134" calcext:value-type="float">
            <text:p>4,500000430134</text:p>
          </table:table-cell>
          <table:table-cell table:number-columns-repeated="45"/>
        </table:table-row>
        <table:table-row table:style-name="ro2">
          <table:table-cell table:style-name="ce96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35];&quot;ABCDEFGH&quot;;1)&gt;0;INDEX([$A_INSERIMENTI.D$2:$A_INSERIMENTI.H$33];MATCH(1;([$A_INSERIMENTI.G$2:$A_INSERIMENTI.G$33]=[.$B35])*([$A_INSERIMENTI.H$2:$A_INSERIMENTI.H$33]=[.$C35]);0);2)&amp;&quot; (&quot;&amp;INDEX([$A_INSERIMENTI.D$2:$A_INSERIMENTI.H$33];MATCH(1;([$A_INSERIMENTI.G$2:$A_INSERIMENTI.G$33]=[.$B35])*([$A_INSERIMENTI.H$2:$A_INSERIMENTI.H$33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462" table:formula="of:=[.F35]+[.G35]+[.H35]" office:value-type="float" office:value="3" calcext:value-type="float">
            <text:p>3</text:p>
          </table:table-cell>
          <table:table-cell table:style-name="ce462" table:formula="of:=SUMIF([$B_ELABORAZIONE.$D$2:$B_ELABORAZIONE.$D$49];[.D35];[$B_ELABORAZIONE.$L$2:$B_ELABORAZIONE.$L$49])+SUMIF([$B_ELABORAZIONE.$F$2:$B_ELABORAZIONE.$F$49];[.D35];[$B_ELABORAZIONE.$R$2:$B_ELABORAZIONE.$R$49])" office:value-type="float" office:value="0" calcext:value-type="float">
            <text:p>0</text:p>
          </table:table-cell>
          <table:table-cell table:style-name="ce462" table:formula="of:=SUMIF([$B_ELABORAZIONE.$D$2:$B_ELABORAZIONE.$D$49];[.D35];[$B_ELABORAZIONE.$M$2:$B_ELABORAZIONE.$M$49])+SUMIF([$B_ELABORAZIONE.$F$2:$B_ELABORAZIONE.$F$49];[.D35];[$B_ELABORAZIONE.$S$2:$B_ELABORAZIONE.$S$49])" office:value-type="float" office:value="3" calcext:value-type="float">
            <text:p>3</text:p>
          </table:table-cell>
          <table:table-cell table:style-name="ce462" table:formula="of:=SUMIF([$B_ELABORAZIONE.$D$2:$B_ELABORAZIONE.$D$49];[.D35];[$B_ELABORAZIONE.$N$2:$B_ELABORAZIONE.$N$49])+SUMIF([$B_ELABORAZIONE.$F$2:$B_ELABORAZIONE.$F$49];[.D35];[$B_ELABORAZIONE.$T$2:$B_ELABORAZIONE.$T$49])" office:value-type="float" office:value="0" calcext:value-type="float">
            <text:p>0</text:p>
          </table:table-cell>
          <table:table-cell table:style-name="ce462" table:formula="of:=2*[.F35]+1*[.G35]+0*[.H35]" office:value-type="float" office:value="3" calcext:value-type="float">
            <text:p>3</text:p>
          </table:table-cell>
          <table:table-cell table:style-name="ce462" table:formula="of:=SUMIF([$B_ELABORAZIONE.$D$2:$B_ELABORAZIONE.$D$49];[.D35];[$B_ELABORAZIONE.$O$2:$B_ELABORAZIONE.$O$49])+SUMIF([$B_ELABORAZIONE.$F$2:$B_ELABORAZIONE.$F$49];[.D35];[$B_ELABORAZIONE.$U$2:$B_ELABORAZIONE.$U$49])" office:value-type="float" office:value="104" calcext:value-type="float">
            <text:p>104</text:p>
          </table:table-cell>
          <table:table-cell table:style-name="ce462" table:formula="of:=SUMIF([$B_ELABORAZIONE.$D$2:$B_ELABORAZIONE.$D$49];[.D35];[$B_ELABORAZIONE.$P$2:$B_ELABORAZIONE.$P$49])+SUMIF([$B_ELABORAZIONE.$F$2:$B_ELABORAZIONE.$F$49];[.D35];[$B_ELABORAZIONE.$V$2:$B_ELABORAZIONE.$V$49])" office:value-type="float" office:value="137" calcext:value-type="float">
            <text:p>137</text:p>
          </table:table-cell>
          <table:table-cell table:style-name="ce465" table:formula="of:=SUMIF([$B_ELABORAZIONE.$D$2:$B_ELABORAZIONE.$D$49];[.D35];[$B_ELABORAZIONE.$Q$2:$B_ELABORAZIONE.$Q$49])+SUMIF([$B_ELABORAZIONE.$F$2:$B_ELABORAZIONE.$F$49];[.D35];[$B_ELABORAZIONE.$W$2:$B_ELABORAZIONE.$W$49])" office:value-type="float" office:value="-33" calcext:value-type="float">
            <text:p>-33</text:p>
          </table:table-cell>
          <table:table-cell table:style-name="ce462" table:formula="of:=IF([.I35]=[.I32];[$B_ELABORAZIONE.U34];0)" office:value-type="float" office:value="0" calcext:value-type="float">
            <text:p>0</text:p>
          </table:table-cell>
          <table:table-cell table:style-name="ce462" table:formula="of:=IF([.I35]=[.I33];[$B_ELABORAZIONE.U36];0)" office:value-type="float" office:value="0" calcext:value-type="float">
            <text:p>0</text:p>
          </table:table-cell>
          <table:table-cell table:style-name="ce462" table:formula="of:=IF([.I35]=[.I34];[$B_ELABORAZIONE.U37];0)" office:value-type="float" office:value="0" calcext:value-type="float">
            <text:p>0</text:p>
          </table:table-cell>
          <table:table-cell table:style-name="ce465" table:formula="of:=IF([.I35]=[.I32];[$B_ELABORAZIONE.W34];0)" office:value-type="float" office:value="0" calcext:value-type="float">
            <text:p>+0</text:p>
          </table:table-cell>
          <table:table-cell table:style-name="ce465" table:formula="of:=IF([.I35]=[.I32];[$B_ELABORAZIONE.W36];0)" office:value-type="float" office:value="0" calcext:value-type="float">
            <text:p>+0</text:p>
          </table:table-cell>
          <table:table-cell table:style-name="ce465" table:formula="of:=IF([.I35]=[.I34];[$B_ELABORAZIONE.W37];0)" office:value-type="float" office:value="0" calcext:value-type="float">
            <text:p>+0</text:p>
          </table:table-cell>
          <table:table-cell table:style-name="ce141" table:formula="of:=[.I35]+(500+[.P35]+[.Q35]+[.R35])*10^-3+([.M35]+[.N35]+[.O35])*10^-6+(500+[.L35])*10^-9+[.J35]*10^-12" office:value-type="float" office:value="3.500000467104" calcext:value-type="float">
            <text:p>3,500000467104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262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458" office:value-type="string" calcext:value-type="string">
            <text:p>Giocate</text:p>
          </table:table-cell>
          <table:table-cell table:style-name="ce458" office:value-type="string" calcext:value-type="string">
            <text:p>Vinte</text:p>
          </table:table-cell>
          <table:table-cell table:style-name="ce458" office:value-type="string" calcext:value-type="string">
            <text:p>Perse</text:p>
          </table:table-cell>
          <table:table-cell table:style-name="ce458" office:value-type="string" calcext:value-type="string">
            <text:p>Forfait</text:p>
          </table:table-cell>
          <table:table-cell table:style-name="ce458" office:value-type="string" calcext:value-type="string">
            <text:p>P.Class.</text:p>
          </table:table-cell>
          <table:table-cell table:style-name="ce458" office:value-type="string" calcext:value-type="string">
            <text:p>P.Gara Fatti</text:p>
          </table:table-cell>
          <table:table-cell table:style-name="ce458" office:value-type="string" calcext:value-type="string">
            <text:p>P.Gara Subiti</text:p>
          </table:table-cell>
          <table:table-cell table:style-name="ce458" office:value-type="string" calcext:value-type="string">
            <text:p>Diff.P.Gara</text:p>
          </table:table-cell>
          <table:table-cell table:style-name="ce458" office:value-type="string" calcext:value-type="string">
            <text:p>P.Gara Fatti SD1</text:p>
          </table:table-cell>
          <table:table-cell table:style-name="ce458" office:value-type="string" calcext:value-type="string">
            <text:p>P.Gara Fatti SD2</text:p>
          </table:table-cell>
          <table:table-cell table:style-name="ce458" office:value-type="string" calcext:value-type="string">
            <text:p>P.Gara Fatti SD3</text:p>
          </table:table-cell>
          <table:table-cell table:style-name="ce458" office:value-type="string" calcext:value-type="string">
            <text:p>Diff.P.Gara SD1</text:p>
          </table:table-cell>
          <table:table-cell table:style-name="ce458" office:value-type="string" calcext:value-type="string">
            <text:p>Diff.P.Gara SD2</text:p>
          </table:table-cell>
          <table:table-cell table:style-name="ce458" office:value-type="string" calcext:value-type="string">
            <text:p>Diff.P.Gara SD3</text:p>
          </table:table-cell>
          <table:table-cell table:style-name="ce262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38:.$S$41];&quot;&gt;=&quot;&amp;[.S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38];&quot;ABCDEFGH&quot;;1)&gt;0;INDEX([$A_INSERIMENTI.D$2:$A_INSERIMENTI.H$33];MATCH(1;([$A_INSERIMENTI.G$2:$A_INSERIMENTI.G$33]=[.$B38])*([$A_INSERIMENTI.H$2:$A_INSERIMENTI.H$33]=[.$C38]);0);2)&amp;&quot; (&quot;&amp;INDEX([$A_INSERIMENTI.D$2:$A_INSERIMENTI.H$33];MATCH(1;([$A_INSERIMENTI.G$2:$A_INSERIMENTI.G$33]=[.$B38])*([$A_INSERIMENTI.H$2:$A_INSERIMENTI.H$33]=[.$C38]);0);1)&amp;&quot;)&quot;;&quot;DA SISTEMARE&quot;)" office:value-type="string" office:string-value="Istrici (25)" calcext:value-type="string">
            <text:p>Istrici (25)</text:p>
          </table:table-cell>
          <table:table-cell table:style-name="ce460" table:formula="of:=[.F38]+[.G38]+[.H38]" office:value-type="float" office:value="3" calcext:value-type="float">
            <text:p>3</text:p>
          </table:table-cell>
          <table:table-cell table:style-name="ce460" table:formula="of:=SUMIF([$B_ELABORAZIONE.$D$2:$B_ELABORAZIONE.$D$49];[.D38];[$B_ELABORAZIONE.$L$2:$B_ELABORAZIONE.$L$49])+SUMIF([$B_ELABORAZIONE.$F$2:$B_ELABORAZIONE.$F$49];[.D38];[$B_ELABORAZIONE.$R$2:$B_ELABORAZIONE.$R$49])" office:value-type="float" office:value="3" calcext:value-type="float">
            <text:p>3</text:p>
          </table:table-cell>
          <table:table-cell table:style-name="ce460" table:formula="of:=SUMIF([$B_ELABORAZIONE.$D$2:$B_ELABORAZIONE.$D$49];[.D38];[$B_ELABORAZIONE.$M$2:$B_ELABORAZIONE.$M$49])+SUMIF([$B_ELABORAZIONE.$F$2:$B_ELABORAZIONE.$F$49];[.D38];[$B_ELABORAZIONE.$S$2:$B_ELABORAZIONE.$S$49])" office:value-type="float" office:value="0" calcext:value-type="float">
            <text:p>0</text:p>
          </table:table-cell>
          <table:table-cell table:style-name="ce460" table:formula="of:=SUMIF([$B_ELABORAZIONE.$D$2:$B_ELABORAZIONE.$D$49];[.D38];[$B_ELABORAZIONE.$N$2:$B_ELABORAZIONE.$N$49])+SUMIF([$B_ELABORAZIONE.$F$2:$B_ELABORAZIONE.$F$49];[.D38];[$B_ELABORAZIONE.$T$2:$B_ELABORAZIONE.$T$49])" office:value-type="float" office:value="0" calcext:value-type="float">
            <text:p>0</text:p>
          </table:table-cell>
          <table:table-cell table:style-name="ce460" table:formula="of:=2*[.F38]+1*[.G38]+0*[.H38]" office:value-type="float" office:value="6" calcext:value-type="float">
            <text:p>6</text:p>
          </table:table-cell>
          <table:table-cell table:style-name="ce460" table:formula="of:=SUMIF([$B_ELABORAZIONE.$D$2:$B_ELABORAZIONE.$D$49];[.D38];[$B_ELABORAZIONE.$O$2:$B_ELABORAZIONE.$O$49])+SUMIF([$B_ELABORAZIONE.$F$2:$B_ELABORAZIONE.$F$49];[.D38];[$B_ELABORAZIONE.$U$2:$B_ELABORAZIONE.$U$49])" office:value-type="float" office:value="137" calcext:value-type="float">
            <text:p>137</text:p>
          </table:table-cell>
          <table:table-cell table:style-name="ce460" table:formula="of:=SUMIF([$B_ELABORAZIONE.$D$2:$B_ELABORAZIONE.$D$49];[.D38];[$B_ELABORAZIONE.$P$2:$B_ELABORAZIONE.$P$49])+SUMIF([$B_ELABORAZIONE.$F$2:$B_ELABORAZIONE.$F$49];[.D38];[$B_ELABORAZIONE.$V$2:$B_ELABORAZIONE.$V$49])" office:value-type="float" office:value="122" calcext:value-type="float">
            <text:p>122</text:p>
          </table:table-cell>
          <table:table-cell table:style-name="ce463" table:formula="of:=SUMIF([$B_ELABORAZIONE.$D$2:$B_ELABORAZIONE.$D$49];[.D38];[$B_ELABORAZIONE.$Q$2:$B_ELABORAZIONE.$Q$49])+SUMIF([$B_ELABORAZIONE.$F$2:$B_ELABORAZIONE.$F$49];[.D38];[$B_ELABORAZIONE.$W$2:$B_ELABORAZIONE.$W$49])" office:value-type="float" office:value="15" calcext:value-type="float">
            <text:p>+15</text:p>
          </table:table-cell>
          <table:table-cell table:style-name="ce460" table:formula="of:=IF([.I38]=[.I39];[$B_ELABORAZIONE.O38];0)" office:value-type="float" office:value="0" calcext:value-type="float">
            <text:p>0</text:p>
          </table:table-cell>
          <table:table-cell table:style-name="ce460" table:formula="of:=IF([.I38]=[.I40];[$B_ELABORAZIONE.O39];0)" office:value-type="float" office:value="0" calcext:value-type="float">
            <text:p>0</text:p>
          </table:table-cell>
          <table:table-cell table:style-name="ce460" table:formula="of:=IF([.I38]=[.I41];[$B_ELABORAZIONE.O40];0)" office:value-type="float" office:value="0" calcext:value-type="float">
            <text:p>0</text:p>
          </table:table-cell>
          <table:table-cell table:style-name="ce463" table:formula="of:=IF([.I38]=[.I39];[$B_ELABORAZIONE.Q38];0)" office:value-type="float" office:value="0" calcext:value-type="float">
            <text:p>+0</text:p>
          </table:table-cell>
          <table:table-cell table:style-name="ce463" table:formula="of:=IF([.I38]=[.I40];[$B_ELABORAZIONE.Q39];0)" office:value-type="float" office:value="0" calcext:value-type="float">
            <text:p>+0</text:p>
          </table:table-cell>
          <table:table-cell table:style-name="ce463" table:formula="of:=IF([.I38]=[.I41];[$B_ELABORAZIONE.Q40];0)" office:value-type="float" office:value="0" calcext:value-type="float">
            <text:p>+0</text:p>
          </table:table-cell>
          <table:table-cell table:style-name="ce139" table:formula="of:=[.I38]+(500+[.P38]+[.Q38]+[.R38])*10^-3+([.M38]+[.N38]+[.O38])*10^-6+(500+[.L38])*10^-9+[.J38]*10^-12" office:value-type="float" office:value="6.500000515137" calcext:value-type="float">
            <text:p>6,500000515137</text:p>
          </table:table-cell>
          <table:table-cell table:number-columns-repeated="45"/>
        </table:table-row>
        <table:table-row table:style-name="ro2">
          <table:table-cell table:style-name="ce95" table:formula="of:=COUNTIF([.$S$38:.$S$41];&quot;&gt;=&quot;&amp;[.S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9];&quot;ABCDEFGH&quot;;1)&gt;0;INDEX([$A_INSERIMENTI.D$2:$A_INSERIMENTI.H$33];MATCH(1;([$A_INSERIMENTI.G$2:$A_INSERIMENTI.G$33]=[.$B39])*([$A_INSERIMENTI.H$2:$A_INSERIMENTI.H$33]=[.$C39]);0);2)&amp;&quot; (&quot;&amp;INDEX([$A_INSERIMENTI.D$2:$A_INSERIMENTI.H$33];MATCH(1;([$A_INSERIMENTI.G$2:$A_INSERIMENTI.G$33]=[.$B39])*([$A_INSERIMENTI.H$2:$A_INSERIMENTI.H$33]=[.$C39]);0);1)&amp;&quot;)&quot;;&quot;DA SISTEMARE&quot;)" office:value-type="string" office:string-value="Gorilla (26)" calcext:value-type="string">
            <text:p>Gorilla (26)</text:p>
          </table:table-cell>
          <table:table-cell table:style-name="ce461" table:formula="of:=[.F39]+[.G39]+[.H39]" office:value-type="float" office:value="3" calcext:value-type="float">
            <text:p>3</text:p>
          </table:table-cell>
          <table:table-cell table:style-name="ce461" table:formula="of:=SUMIF([$B_ELABORAZIONE.$D$2:$B_ELABORAZIONE.$D$49];[.D39];[$B_ELABORAZIONE.$L$2:$B_ELABORAZIONE.$L$49])+SUMIF([$B_ELABORAZIONE.$F$2:$B_ELABORAZIONE.$F$49];[.D39];[$B_ELABORAZIONE.$R$2:$B_ELABORAZIONE.$R$49])" office:value-type="float" office:value="0" calcext:value-type="float">
            <text:p>0</text:p>
          </table:table-cell>
          <table:table-cell table:style-name="ce461" table:formula="of:=SUMIF([$B_ELABORAZIONE.$D$2:$B_ELABORAZIONE.$D$49];[.D39];[$B_ELABORAZIONE.$M$2:$B_ELABORAZIONE.$M$49])+SUMIF([$B_ELABORAZIONE.$F$2:$B_ELABORAZIONE.$F$49];[.D39];[$B_ELABORAZIONE.$S$2:$B_ELABORAZIONE.$S$49])" office:value-type="float" office:value="3" calcext:value-type="float">
            <text:p>3</text:p>
          </table:table-cell>
          <table:table-cell table:style-name="ce461" table:formula="of:=SUMIF([$B_ELABORAZIONE.$D$2:$B_ELABORAZIONE.$D$49];[.D39];[$B_ELABORAZIONE.$N$2:$B_ELABORAZIONE.$N$49])+SUMIF([$B_ELABORAZIONE.$F$2:$B_ELABORAZIONE.$F$49];[.D39];[$B_ELABORAZIONE.$T$2:$B_ELABORAZIONE.$T$49])" office:value-type="float" office:value="0" calcext:value-type="float">
            <text:p>0</text:p>
          </table:table-cell>
          <table:table-cell table:style-name="ce461" table:formula="of:=2*[.F39]+1*[.G39]+0*[.H39]" office:value-type="float" office:value="3" calcext:value-type="float">
            <text:p>3</text:p>
          </table:table-cell>
          <table:table-cell table:style-name="ce461" table:formula="of:=SUMIF([$B_ELABORAZIONE.$D$2:$B_ELABORAZIONE.$D$49];[.D39];[$B_ELABORAZIONE.$O$2:$B_ELABORAZIONE.$O$49])+SUMIF([$B_ELABORAZIONE.$F$2:$B_ELABORAZIONE.$F$49];[.D39];[$B_ELABORAZIONE.$U$2:$B_ELABORAZIONE.$U$49])" office:value-type="float" office:value="161" calcext:value-type="float">
            <text:p>161</text:p>
          </table:table-cell>
          <table:table-cell table:style-name="ce461" table:formula="of:=SUMIF([$B_ELABORAZIONE.$D$2:$B_ELABORAZIONE.$D$49];[.D39];[$B_ELABORAZIONE.$P$2:$B_ELABORAZIONE.$P$49])+SUMIF([$B_ELABORAZIONE.$F$2:$B_ELABORAZIONE.$F$49];[.D39];[$B_ELABORAZIONE.$V$2:$B_ELABORAZIONE.$V$49])" office:value-type="float" office:value="179" calcext:value-type="float">
            <text:p>179</text:p>
          </table:table-cell>
          <table:table-cell table:style-name="ce464" table:formula="of:=SUMIF([$B_ELABORAZIONE.$D$2:$B_ELABORAZIONE.$D$49];[.D39];[$B_ELABORAZIONE.$Q$2:$B_ELABORAZIONE.$Q$49])+SUMIF([$B_ELABORAZIONE.$F$2:$B_ELABORAZIONE.$F$49];[.D39];[$B_ELABORAZIONE.$W$2:$B_ELABORAZIONE.$W$49])" office:value-type="float" office:value="-18" calcext:value-type="float">
            <text:p>-18</text:p>
          </table:table-cell>
          <table:table-cell table:style-name="ce461" table:formula="of:=IF([.I39]=[.I40];[$B_ELABORAZIONE.O41];0)" office:value-type="float" office:value="0" calcext:value-type="float">
            <text:p>0</text:p>
          </table:table-cell>
          <table:table-cell table:style-name="ce461" table:formula="of:=IF([.I39]=[.I41];[$B_ELABORAZIONE.O42];0)" office:value-type="float" office:value="0" calcext:value-type="float">
            <text:p>0</text:p>
          </table:table-cell>
          <table:table-cell table:style-name="ce461" table:formula="of:=IF([.I39]=[.I38];[$B_ELABORAZIONE.U38];0)" office:value-type="float" office:value="0" calcext:value-type="float">
            <text:p>0</text:p>
          </table:table-cell>
          <table:table-cell table:style-name="ce464" table:formula="of:=IF([.F39]=[.F40];[$B_ELABORAZIONE.Q41])" office:value-type="float" office:value="0" calcext:value-type="float">
            <text:p>+0</text:p>
          </table:table-cell>
          <table:table-cell table:style-name="ce464" table:formula="of:=IF([.I39]=[.I41];[$B_ELABORAZIONE.Q42];0)" office:value-type="float" office:value="0" calcext:value-type="float">
            <text:p>+0</text:p>
          </table:table-cell>
          <table:table-cell table:style-name="ce464" table:formula="of:=IF([.I39]=[.I38];[$B_ELABORAZIONE.W38];0)" office:value-type="float" office:value="0" calcext:value-type="float">
            <text:p>+0</text:p>
          </table:table-cell>
          <table:table-cell table:style-name="ce140" table:formula="of:=[.I39]+(500+[.P39]+[.Q39]+[.R39])*10^-3+([.M39]+[.N39]+[.O39])*10^-6+(500+[.L39])*10^-9+[.J39]*10^-12" office:value-type="float" office:value="3.500000482161" calcext:value-type="float">
            <text:p>3,500000482161</text:p>
          </table:table-cell>
          <table:table-cell table:number-columns-repeated="45"/>
        </table:table-row>
        <table:table-row table:style-name="ro2">
          <table:table-cell table:style-name="ce95" table:formula="of:=COUNTIF([.$S$38:.$S$41];&quot;&gt;=&quot;&amp;[.S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0];&quot;ABCDEFGH&quot;;1)&gt;0;INDEX([$A_INSERIMENTI.D$2:$A_INSERIMENTI.H$33];MATCH(1;([$A_INSERIMENTI.G$2:$A_INSERIMENTI.G$33]=[.$B40])*([$A_INSERIMENTI.H$2:$A_INSERIMENTI.H$33]=[.$C40]);0);2)&amp;&quot; (&quot;&amp;INDEX([$A_INSERIMENTI.D$2:$A_INSERIMENTI.H$33];MATCH(1;([$A_INSERIMENTI.G$2:$A_INSERIMENTI.G$33]=[.$B40])*([$A_INSERIMENTI.H$2:$A_INSERIMENTI.H$33]=[.$C40]);0);1)&amp;&quot;)&quot;;&quot;DA SISTEMARE&quot;)" office:value-type="string" office:string-value="Muli (27)" calcext:value-type="string">
            <text:p>Muli (27)</text:p>
          </table:table-cell>
          <table:table-cell table:style-name="ce461" table:formula="of:=[.F40]+[.G40]+[.H40]" office:value-type="float" office:value="3" calcext:value-type="float">
            <text:p>3</text:p>
          </table:table-cell>
          <table:table-cell table:style-name="ce461" table:formula="of:=SUMIF([$B_ELABORAZIONE.$D$2:$B_ELABORAZIONE.$D$49];[.D40];[$B_ELABORAZIONE.$L$2:$B_ELABORAZIONE.$L$49])+SUMIF([$B_ELABORAZIONE.$F$2:$B_ELABORAZIONE.$F$49];[.D40];[$B_ELABORAZIONE.$R$2:$B_ELABORAZIONE.$R$49])" office:value-type="float" office:value="1" calcext:value-type="float">
            <text:p>1</text:p>
          </table:table-cell>
          <table:table-cell table:style-name="ce461" table:formula="of:=SUMIF([$B_ELABORAZIONE.$D$2:$B_ELABORAZIONE.$D$49];[.D40];[$B_ELABORAZIONE.$M$2:$B_ELABORAZIONE.$M$49])+SUMIF([$B_ELABORAZIONE.$F$2:$B_ELABORAZIONE.$F$49];[.D40];[$B_ELABORAZIONE.$S$2:$B_ELABORAZIONE.$S$49])" office:value-type="float" office:value="2" calcext:value-type="float">
            <text:p>2</text:p>
          </table:table-cell>
          <table:table-cell table:style-name="ce461" table:formula="of:=SUMIF([$B_ELABORAZIONE.$D$2:$B_ELABORAZIONE.$D$49];[.D40];[$B_ELABORAZIONE.$N$2:$B_ELABORAZIONE.$N$49])+SUMIF([$B_ELABORAZIONE.$F$2:$B_ELABORAZIONE.$F$49];[.D40];[$B_ELABORAZIONE.$T$2:$B_ELABORAZIONE.$T$49])" office:value-type="float" office:value="0" calcext:value-type="float">
            <text:p>0</text:p>
          </table:table-cell>
          <table:table-cell table:style-name="ce461" table:formula="of:=2*[.F40]+1*[.G40]+0*[.H40]" office:value-type="float" office:value="4" calcext:value-type="float">
            <text:p>4</text:p>
          </table:table-cell>
          <table:table-cell table:style-name="ce461" table:formula="of:=SUMIF([$B_ELABORAZIONE.$D$2:$B_ELABORAZIONE.$D$49];[.D40];[$B_ELABORAZIONE.$O$2:$B_ELABORAZIONE.$O$49])+SUMIF([$B_ELABORAZIONE.$F$2:$B_ELABORAZIONE.$F$49];[.D40];[$B_ELABORAZIONE.$U$2:$B_ELABORAZIONE.$U$49])" office:value-type="float" office:value="143" calcext:value-type="float">
            <text:p>143</text:p>
          </table:table-cell>
          <table:table-cell table:style-name="ce461" table:formula="of:=SUMIF([$B_ELABORAZIONE.$D$2:$B_ELABORAZIONE.$D$49];[.D40];[$B_ELABORAZIONE.$P$2:$B_ELABORAZIONE.$P$49])+SUMIF([$B_ELABORAZIONE.$F$2:$B_ELABORAZIONE.$F$49];[.D40];[$B_ELABORAZIONE.$V$2:$B_ELABORAZIONE.$V$49])" office:value-type="float" office:value="192" calcext:value-type="float">
            <text:p>192</text:p>
          </table:table-cell>
          <table:table-cell table:style-name="ce464" table:formula="of:=SUMIF([$B_ELABORAZIONE.$D$2:$B_ELABORAZIONE.$D$49];[.D40];[$B_ELABORAZIONE.$Q$2:$B_ELABORAZIONE.$Q$49])+SUMIF([$B_ELABORAZIONE.$F$2:$B_ELABORAZIONE.$F$49];[.D40];[$B_ELABORAZIONE.$W$2:$B_ELABORAZIONE.$W$49])" office:value-type="float" office:value="-49" calcext:value-type="float">
            <text:p>-49</text:p>
          </table:table-cell>
          <table:table-cell table:style-name="ce461" table:formula="of:=IF([.I40]=[.I41];[$B_ELABORAZIONE.O43];0)" office:value-type="float" office:value="0" calcext:value-type="float">
            <text:p>0</text:p>
          </table:table-cell>
          <table:table-cell table:style-name="ce461" table:formula="of:=IF([.I40]=[.I38];[$B_ELABORAZIONE.U39];0)" office:value-type="float" office:value="0" calcext:value-type="float">
            <text:p>0</text:p>
          </table:table-cell>
          <table:table-cell table:style-name="ce461" table:formula="of:=IF([.I40]=[.I39];[$B_ELABORAZIONE.U41];0)" office:value-type="float" office:value="0" calcext:value-type="float">
            <text:p>0</text:p>
          </table:table-cell>
          <table:table-cell table:style-name="ce464" table:formula="of:=IF([.I40]=[.I41];[$B_ELABORAZIONE.Q43];0)" office:value-type="float" office:value="0" calcext:value-type="float">
            <text:p>+0</text:p>
          </table:table-cell>
          <table:table-cell table:style-name="ce464" table:formula="of:=IF([.D40]=[.D38];[$B_ELABORAZIONE.W39];0)" office:value-type="float" office:value="0" calcext:value-type="float">
            <text:p>+0</text:p>
          </table:table-cell>
          <table:table-cell table:style-name="ce464" table:formula="of:=IF([.I40]=[.I39];[$B_ELABORAZIONE.W41];0)" office:value-type="float" office:value="0" calcext:value-type="float">
            <text:p>+0</text:p>
          </table:table-cell>
          <table:table-cell table:style-name="ce140" table:formula="of:=[.I40]+(500+[.P40]+[.Q40]+[.R40])*10^-3+([.M40]+[.N40]+[.O40])*10^-6+(500+[.L40])*10^-9+[.J40]*10^-12" office:value-type="float" office:value="4.500000451143" calcext:value-type="float">
            <text:p>4,500000451143</text:p>
          </table:table-cell>
          <table:table-cell table:number-columns-repeated="45"/>
        </table:table-row>
        <table:table-row table:style-name="ro2">
          <table:table-cell table:style-name="ce96" table:formula="of:=COUNTIF([.$S$38:.$S$41];&quot;&gt;=&quot;&amp;[.S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41];&quot;ABCDEFGH&quot;;1)&gt;0;INDEX([$A_INSERIMENTI.D$2:$A_INSERIMENTI.H$33];MATCH(1;([$A_INSERIMENTI.G$2:$A_INSERIMENTI.G$33]=[.$B41])*([$A_INSERIMENTI.H$2:$A_INSERIMENTI.H$33]=[.$C41]);0);2)&amp;&quot; (&quot;&amp;INDEX([$A_INSERIMENTI.D$2:$A_INSERIMENTI.H$33];MATCH(1;([$A_INSERIMENTI.G$2:$A_INSERIMENTI.G$33]=[.$B41])*([$A_INSERIMENTI.H$2:$A_INSERIMENTI.H$33]=[.$C41]);0);1)&amp;&quot;)&quot;;&quot;DA SISTEMARE&quot;)" office:value-type="string" office:string-value="Orche (28)" calcext:value-type="string">
            <text:p>Orche (28)</text:p>
          </table:table-cell>
          <table:table-cell table:style-name="ce462" table:formula="of:=[.F41]+[.G41]+[.H41]" office:value-type="float" office:value="3" calcext:value-type="float">
            <text:p>3</text:p>
          </table:table-cell>
          <table:table-cell table:style-name="ce462" table:formula="of:=SUMIF([$B_ELABORAZIONE.$D$2:$B_ELABORAZIONE.$D$49];[.D41];[$B_ELABORAZIONE.$L$2:$B_ELABORAZIONE.$L$49])+SUMIF([$B_ELABORAZIONE.$F$2:$B_ELABORAZIONE.$F$49];[.D41];[$B_ELABORAZIONE.$R$2:$B_ELABORAZIONE.$R$49])" office:value-type="float" office:value="2" calcext:value-type="float">
            <text:p>2</text:p>
          </table:table-cell>
          <table:table-cell table:style-name="ce462" table:formula="of:=SUMIF([$B_ELABORAZIONE.$D$2:$B_ELABORAZIONE.$D$49];[.D41];[$B_ELABORAZIONE.$M$2:$B_ELABORAZIONE.$M$49])+SUMIF([$B_ELABORAZIONE.$F$2:$B_ELABORAZIONE.$F$49];[.D41];[$B_ELABORAZIONE.$S$2:$B_ELABORAZIONE.$S$49])" office:value-type="float" office:value="1" calcext:value-type="float">
            <text:p>1</text:p>
          </table:table-cell>
          <table:table-cell table:style-name="ce462" table:formula="of:=SUMIF([$B_ELABORAZIONE.$D$2:$B_ELABORAZIONE.$D$49];[.D41];[$B_ELABORAZIONE.$N$2:$B_ELABORAZIONE.$N$49])+SUMIF([$B_ELABORAZIONE.$F$2:$B_ELABORAZIONE.$F$49];[.D41];[$B_ELABORAZIONE.$T$2:$B_ELABORAZIONE.$T$49])" office:value-type="float" office:value="0" calcext:value-type="float">
            <text:p>0</text:p>
          </table:table-cell>
          <table:table-cell table:style-name="ce462" table:formula="of:=2*[.F41]+1*[.G41]+0*[.H41]" office:value-type="float" office:value="5" calcext:value-type="float">
            <text:p>5</text:p>
          </table:table-cell>
          <table:table-cell table:style-name="ce462" table:formula="of:=SUMIF([$B_ELABORAZIONE.$D$2:$B_ELABORAZIONE.$D$49];[.D41];[$B_ELABORAZIONE.$O$2:$B_ELABORAZIONE.$O$49])+SUMIF([$B_ELABORAZIONE.$F$2:$B_ELABORAZIONE.$F$49];[.D41];[$B_ELABORAZIONE.$U$2:$B_ELABORAZIONE.$U$49])" office:value-type="float" office:value="183" calcext:value-type="float">
            <text:p>183</text:p>
          </table:table-cell>
          <table:table-cell table:style-name="ce462" table:formula="of:=SUMIF([$B_ELABORAZIONE.$D$2:$B_ELABORAZIONE.$D$49];[.D41];[$B_ELABORAZIONE.$P$2:$B_ELABORAZIONE.$P$49])+SUMIF([$B_ELABORAZIONE.$F$2:$B_ELABORAZIONE.$F$49];[.D41];[$B_ELABORAZIONE.$V$2:$B_ELABORAZIONE.$V$49])" office:value-type="float" office:value="131" calcext:value-type="float">
            <text:p>131</text:p>
          </table:table-cell>
          <table:table-cell table:style-name="ce465" table:formula="of:=SUMIF([$B_ELABORAZIONE.$D$2:$B_ELABORAZIONE.$D$49];[.D41];[$B_ELABORAZIONE.$Q$2:$B_ELABORAZIONE.$Q$49])+SUMIF([$B_ELABORAZIONE.$F$2:$B_ELABORAZIONE.$F$49];[.D41];[$B_ELABORAZIONE.$W$2:$B_ELABORAZIONE.$W$49])" office:value-type="float" office:value="52" calcext:value-type="float">
            <text:p>+52</text:p>
          </table:table-cell>
          <table:table-cell table:style-name="ce462" table:formula="of:=IF([.I41]=[.I38];[$B_ELABORAZIONE.U40];0)" office:value-type="float" office:value="0" calcext:value-type="float">
            <text:p>0</text:p>
          </table:table-cell>
          <table:table-cell table:style-name="ce462" table:formula="of:=IF([.I41]=[.I39];[$B_ELABORAZIONE.U42];0)" office:value-type="float" office:value="0" calcext:value-type="float">
            <text:p>0</text:p>
          </table:table-cell>
          <table:table-cell table:style-name="ce462" table:formula="of:=IF([.I41]=[.I40];[$B_ELABORAZIONE.U43];0)" office:value-type="float" office:value="0" calcext:value-type="float">
            <text:p>0</text:p>
          </table:table-cell>
          <table:table-cell table:style-name="ce465" table:formula="of:=IF([.I41]=[.I38];[$B_ELABORAZIONE.W40];0)" office:value-type="float" office:value="0" calcext:value-type="float">
            <text:p>+0</text:p>
          </table:table-cell>
          <table:table-cell table:style-name="ce465" table:formula="of:=IF([.I41]=[.I38];[$B_ELABORAZIONE.W42];0)" office:value-type="float" office:value="0" calcext:value-type="float">
            <text:p>+0</text:p>
          </table:table-cell>
          <table:table-cell table:style-name="ce465" table:formula="of:=IF([.I41]=[.I40];[$B_ELABORAZIONE.W43];0)" office:value-type="float" office:value="0" calcext:value-type="float">
            <text:p>+0</text:p>
          </table:table-cell>
          <table:table-cell table:style-name="ce141" table:formula="of:=[.I41]+(500+[.P41]+[.Q41]+[.R41])*10^-3+([.M41]+[.N41]+[.O41])*10^-6+(500+[.L41])*10^-9+[.J41]*10^-12" office:value-type="float" office:value="5.500000552183" calcext:value-type="float">
            <text:p>5,500000552183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262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458" office:value-type="string" calcext:value-type="string">
            <text:p>Giocate</text:p>
          </table:table-cell>
          <table:table-cell table:style-name="ce458" office:value-type="string" calcext:value-type="string">
            <text:p>Vinte</text:p>
          </table:table-cell>
          <table:table-cell table:style-name="ce458" office:value-type="string" calcext:value-type="string">
            <text:p>Perse</text:p>
          </table:table-cell>
          <table:table-cell table:style-name="ce458" office:value-type="string" calcext:value-type="string">
            <text:p>Forfait</text:p>
          </table:table-cell>
          <table:table-cell table:style-name="ce458" office:value-type="string" calcext:value-type="string">
            <text:p>P.Class.</text:p>
          </table:table-cell>
          <table:table-cell table:style-name="ce458" office:value-type="string" calcext:value-type="string">
            <text:p>P.Gara Fatti</text:p>
          </table:table-cell>
          <table:table-cell table:style-name="ce458" office:value-type="string" calcext:value-type="string">
            <text:p>P.Gara Subiti</text:p>
          </table:table-cell>
          <table:table-cell table:style-name="ce458" office:value-type="string" calcext:value-type="string">
            <text:p>Diff.P.Gara</text:p>
          </table:table-cell>
          <table:table-cell table:style-name="ce458" office:value-type="string" calcext:value-type="string">
            <text:p>P.Gara Fatti SD1</text:p>
          </table:table-cell>
          <table:table-cell table:style-name="ce458" office:value-type="string" calcext:value-type="string">
            <text:p>P.Gara Fatti SD2</text:p>
          </table:table-cell>
          <table:table-cell table:style-name="ce458" office:value-type="string" calcext:value-type="string">
            <text:p>P.Gara Fatti SD3</text:p>
          </table:table-cell>
          <table:table-cell table:style-name="ce458" office:value-type="string" calcext:value-type="string">
            <text:p>Diff.P.Gara SD1</text:p>
          </table:table-cell>
          <table:table-cell table:style-name="ce458" office:value-type="string" calcext:value-type="string">
            <text:p>Diff.P.Gara SD2</text:p>
          </table:table-cell>
          <table:table-cell table:style-name="ce458" office:value-type="string" calcext:value-type="string">
            <text:p>Diff.P.Gara SD3</text:p>
          </table:table-cell>
          <table:table-cell table:style-name="ce262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44:.$S$47];&quot;&gt;=&quot;&amp;[.S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44];&quot;ABCDEFGH&quot;;1)&gt;0;INDEX([$A_INSERIMENTI.D$2:$A_INSERIMENTI.H$33];MATCH(1;([$A_INSERIMENTI.G$2:$A_INSERIMENTI.G$33]=[.$B44])*([$A_INSERIMENTI.H$2:$A_INSERIMENTI.H$33]=[.$C44]);0);2)&amp;&quot; (&quot;&amp;INDEX([$A_INSERIMENTI.D$2:$A_INSERIMENTI.H$33];MATCH(1;([$A_INSERIMENTI.G$2:$A_INSERIMENTI.G$33]=[.$B44])*([$A_INSERIMENTI.H$2:$A_INSERIMENTI.H$33]=[.$C44]);0);1)&amp;&quot;)&quot;;&quot;DA SISTEMARE&quot;)" office:value-type="string" office:string-value="Piranha (29)" calcext:value-type="string">
            <text:p>Piranha (29)</text:p>
          </table:table-cell>
          <table:table-cell table:style-name="ce460" table:formula="of:=[.F44]+[.G44]+[.H44]" office:value-type="float" office:value="3" calcext:value-type="float">
            <text:p>3</text:p>
          </table:table-cell>
          <table:table-cell table:style-name="ce460" table:formula="of:=SUMIF([$B_ELABORAZIONE.$D$2:$B_ELABORAZIONE.$D$49];[.D44];[$B_ELABORAZIONE.$L$2:$B_ELABORAZIONE.$L$49])+SUMIF([$B_ELABORAZIONE.$F$2:$B_ELABORAZIONE.$F$49];[.D44];[$B_ELABORAZIONE.$R$2:$B_ELABORAZIONE.$R$49])" office:value-type="float" office:value="2" calcext:value-type="float">
            <text:p>2</text:p>
          </table:table-cell>
          <table:table-cell table:style-name="ce460" table:formula="of:=SUMIF([$B_ELABORAZIONE.$D$2:$B_ELABORAZIONE.$D$49];[.D44];[$B_ELABORAZIONE.$M$2:$B_ELABORAZIONE.$M$49])+SUMIF([$B_ELABORAZIONE.$F$2:$B_ELABORAZIONE.$F$49];[.D44];[$B_ELABORAZIONE.$S$2:$B_ELABORAZIONE.$S$49])" office:value-type="float" office:value="1" calcext:value-type="float">
            <text:p>1</text:p>
          </table:table-cell>
          <table:table-cell table:style-name="ce460" table:formula="of:=SUMIF([$B_ELABORAZIONE.$D$2:$B_ELABORAZIONE.$D$49];[.D44];[$B_ELABORAZIONE.$N$2:$B_ELABORAZIONE.$N$49])+SUMIF([$B_ELABORAZIONE.$F$2:$B_ELABORAZIONE.$F$49];[.D44];[$B_ELABORAZIONE.$T$2:$B_ELABORAZIONE.$T$49])" office:value-type="float" office:value="0" calcext:value-type="float">
            <text:p>0</text:p>
          </table:table-cell>
          <table:table-cell table:style-name="ce460" table:formula="of:=2*[.F44]+1*[.G44]+0*[.H44]" office:value-type="float" office:value="5" calcext:value-type="float">
            <text:p>5</text:p>
          </table:table-cell>
          <table:table-cell table:style-name="ce460" table:formula="of:=SUMIF([$B_ELABORAZIONE.$D$2:$B_ELABORAZIONE.$D$49];[.D44];[$B_ELABORAZIONE.$O$2:$B_ELABORAZIONE.$O$49])+SUMIF([$B_ELABORAZIONE.$F$2:$B_ELABORAZIONE.$F$49];[.D44];[$B_ELABORAZIONE.$U$2:$B_ELABORAZIONE.$U$49])" office:value-type="float" office:value="189" calcext:value-type="float">
            <text:p>189</text:p>
          </table:table-cell>
          <table:table-cell table:style-name="ce460" table:formula="of:=SUMIF([$B_ELABORAZIONE.$D$2:$B_ELABORAZIONE.$D$49];[.D44];[$B_ELABORAZIONE.$P$2:$B_ELABORAZIONE.$P$49])+SUMIF([$B_ELABORAZIONE.$F$2:$B_ELABORAZIONE.$F$49];[.D44];[$B_ELABORAZIONE.$V$2:$B_ELABORAZIONE.$V$49])" office:value-type="float" office:value="215" calcext:value-type="float">
            <text:p>215</text:p>
          </table:table-cell>
          <table:table-cell table:style-name="ce463" table:formula="of:=SUMIF([$B_ELABORAZIONE.$D$2:$B_ELABORAZIONE.$D$49];[.D44];[$B_ELABORAZIONE.$Q$2:$B_ELABORAZIONE.$Q$49])+SUMIF([$B_ELABORAZIONE.$F$2:$B_ELABORAZIONE.$F$49];[.D44];[$B_ELABORAZIONE.$W$2:$B_ELABORAZIONE.$W$49])" office:value-type="float" office:value="-26" calcext:value-type="float">
            <text:p>-26</text:p>
          </table:table-cell>
          <table:table-cell table:style-name="ce460" table:formula="of:=IF([.I44]=[.I45];[$B_ELABORAZIONE.O44];0)" office:value-type="float" office:value="28" calcext:value-type="float">
            <text:p>28</text:p>
          </table:table-cell>
          <table:table-cell table:style-name="ce460" table:formula="of:=IF([.I44]=[.I46];[$B_ELABORAZIONE.O45];0)" office:value-type="float" office:value="0" calcext:value-type="float">
            <text:p>0</text:p>
          </table:table-cell>
          <table:table-cell table:style-name="ce460" table:formula="of:=IF([.I44]=[.I47];[$B_ELABORAZIONE.O46];0)" office:value-type="float" office:value="0" calcext:value-type="float">
            <text:p>0</text:p>
          </table:table-cell>
          <table:table-cell table:style-name="ce463" table:formula="of:=IF([.I44]=[.I45];[$B_ELABORAZIONE.Q44];0)" office:value-type="float" office:value="-65" calcext:value-type="float">
            <text:p>-65</text:p>
          </table:table-cell>
          <table:table-cell table:style-name="ce463" table:formula="of:=IF([.I44]=[.I46];[$B_ELABORAZIONE.Q45];0)" office:value-type="float" office:value="0" calcext:value-type="float">
            <text:p>+0</text:p>
          </table:table-cell>
          <table:table-cell table:style-name="ce463" table:formula="of:=IF([.I44]=[.I47];[$B_ELABORAZIONE.Q46];0)" office:value-type="float" office:value="0" calcext:value-type="float">
            <text:p>+0</text:p>
          </table:table-cell>
          <table:table-cell table:style-name="ce139" table:formula="of:=[.I44]+(500+[.P44]+[.Q44]+[.R44])*10^-3+([.M44]+[.N44]+[.O44])*10^-6+(500+[.L44])*10^-9+[.J44]*10^-12" office:value-type="float" office:value="5.435028474189" calcext:value-type="float">
            <text:p>5,435028474189</text:p>
          </table:table-cell>
          <table:table-cell table:number-columns-repeated="45"/>
        </table:table-row>
        <table:table-row table:style-name="ro2">
          <table:table-cell table:style-name="ce95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45];&quot;ABCDEFGH&quot;;1)&gt;0;INDEX([$A_INSERIMENTI.D$2:$A_INSERIMENTI.H$33];MATCH(1;([$A_INSERIMENTI.G$2:$A_INSERIMENTI.G$33]=[.$B45])*([$A_INSERIMENTI.H$2:$A_INSERIMENTI.H$33]=[.$C45]);0);2)&amp;&quot; (&quot;&amp;INDEX([$A_INSERIMENTI.D$2:$A_INSERIMENTI.H$33];MATCH(1;([$A_INSERIMENTI.G$2:$A_INSERIMENTI.G$33]=[.$B45])*([$A_INSERIMENTI.H$2:$A_INSERIMENTI.H$33]=[.$C45]);0);1)&amp;&quot;)&quot;;&quot;DA SISTEMARE&quot;)" office:value-type="string" office:string-value="Scorpioni (30)" calcext:value-type="string">
            <text:p>Scorpioni (30)</text:p>
          </table:table-cell>
          <table:table-cell table:style-name="ce461" table:formula="of:=[.F45]+[.G45]+[.H45]" office:value-type="float" office:value="3" calcext:value-type="float">
            <text:p>3</text:p>
          </table:table-cell>
          <table:table-cell table:style-name="ce461" table:formula="of:=SUMIF([$B_ELABORAZIONE.$D$2:$B_ELABORAZIONE.$D$49];[.D45];[$B_ELABORAZIONE.$L$2:$B_ELABORAZIONE.$L$49])+SUMIF([$B_ELABORAZIONE.$F$2:$B_ELABORAZIONE.$F$49];[.D45];[$B_ELABORAZIONE.$R$2:$B_ELABORAZIONE.$R$49])" office:value-type="float" office:value="2" calcext:value-type="float">
            <text:p>2</text:p>
          </table:table-cell>
          <table:table-cell table:style-name="ce461" table:formula="of:=SUMIF([$B_ELABORAZIONE.$D$2:$B_ELABORAZIONE.$D$49];[.D45];[$B_ELABORAZIONE.$M$2:$B_ELABORAZIONE.$M$49])+SUMIF([$B_ELABORAZIONE.$F$2:$B_ELABORAZIONE.$F$49];[.D45];[$B_ELABORAZIONE.$S$2:$B_ELABORAZIONE.$S$49])" office:value-type="float" office:value="1" calcext:value-type="float">
            <text:p>1</text:p>
          </table:table-cell>
          <table:table-cell table:style-name="ce461" table:formula="of:=SUMIF([$B_ELABORAZIONE.$D$2:$B_ELABORAZIONE.$D$49];[.D45];[$B_ELABORAZIONE.$N$2:$B_ELABORAZIONE.$N$49])+SUMIF([$B_ELABORAZIONE.$F$2:$B_ELABORAZIONE.$F$49];[.D45];[$B_ELABORAZIONE.$T$2:$B_ELABORAZIONE.$T$49])" office:value-type="float" office:value="0" calcext:value-type="float">
            <text:p>0</text:p>
          </table:table-cell>
          <table:table-cell table:style-name="ce461" table:formula="of:=2*[.F45]+1*[.G45]+0*[.H45]" office:value-type="float" office:value="5" calcext:value-type="float">
            <text:p>5</text:p>
          </table:table-cell>
          <table:table-cell table:style-name="ce461" table:formula="of:=SUMIF([$B_ELABORAZIONE.$D$2:$B_ELABORAZIONE.$D$49];[.D45];[$B_ELABORAZIONE.$O$2:$B_ELABORAZIONE.$O$49])+SUMIF([$B_ELABORAZIONE.$F$2:$B_ELABORAZIONE.$F$49];[.D45];[$B_ELABORAZIONE.$U$2:$B_ELABORAZIONE.$U$49])" office:value-type="float" office:value="214" calcext:value-type="float">
            <text:p>214</text:p>
          </table:table-cell>
          <table:table-cell table:style-name="ce461" table:formula="of:=SUMIF([$B_ELABORAZIONE.$D$2:$B_ELABORAZIONE.$D$49];[.D45];[$B_ELABORAZIONE.$P$2:$B_ELABORAZIONE.$P$49])+SUMIF([$B_ELABORAZIONE.$F$2:$B_ELABORAZIONE.$F$49];[.D45];[$B_ELABORAZIONE.$V$2:$B_ELABORAZIONE.$V$49])" office:value-type="float" office:value="183" calcext:value-type="float">
            <text:p>183</text:p>
          </table:table-cell>
          <table:table-cell table:style-name="ce464" table:formula="of:=SUMIF([$B_ELABORAZIONE.$D$2:$B_ELABORAZIONE.$D$49];[.D45];[$B_ELABORAZIONE.$Q$2:$B_ELABORAZIONE.$Q$49])+SUMIF([$B_ELABORAZIONE.$F$2:$B_ELABORAZIONE.$F$49];[.D45];[$B_ELABORAZIONE.$W$2:$B_ELABORAZIONE.$W$49])" office:value-type="float" office:value="31" calcext:value-type="float">
            <text:p>+31</text:p>
          </table:table-cell>
          <table:table-cell table:style-name="ce461" table:formula="of:=IF([.I45]=[.I46];[$B_ELABORAZIONE.O47];0)" office:value-type="float" office:value="0" calcext:value-type="float">
            <text:p>0</text:p>
          </table:table-cell>
          <table:table-cell table:style-name="ce461" table:formula="of:=IF([.I45]=[.I47];[$B_ELABORAZIONE.O48];0)" office:value-type="float" office:value="0" calcext:value-type="float">
            <text:p>0</text:p>
          </table:table-cell>
          <table:table-cell table:style-name="ce461" table:formula="of:=IF([.I45]=[.I44];[$B_ELABORAZIONE.U44];0)" office:value-type="float" office:value="93" calcext:value-type="float">
            <text:p>93</text:p>
          </table:table-cell>
          <table:table-cell table:style-name="ce464" table:formula="of:=IF([.F45]=[.F46];[$B_ELABORAZIONE.Q47])" office:value-type="float" office:value="0" calcext:value-type="float">
            <text:p>+0</text:p>
          </table:table-cell>
          <table:table-cell table:style-name="ce464" table:formula="of:=IF([.I45]=[.I47];[$B_ELABORAZIONE.Q48];0)" office:value-type="float" office:value="0" calcext:value-type="float">
            <text:p>+0</text:p>
          </table:table-cell>
          <table:table-cell table:style-name="ce464" table:formula="of:=IF([.I45]=[.I44];[$B_ELABORAZIONE.W44];0)" office:value-type="float" office:value="65" calcext:value-type="float">
            <text:p>+65</text:p>
          </table:table-cell>
          <table:table-cell table:style-name="ce140" table:formula="of:=[.I45]+(500+[.P45]+[.Q45]+[.R45])*10^-3+([.M45]+[.N45]+[.O45])*10^-6+(500+[.L45])*10^-9+[.J45]*10^-12" office:value-type="float" office:value="5.565093531214" calcext:value-type="float">
            <text:p>5,565093531214</text:p>
          </table:table-cell>
          <table:table-cell table:number-columns-repeated="45"/>
        </table:table-row>
        <table:table-row table:style-name="ro2">
          <table:table-cell table:style-name="ce95" table:formula="of:=COUNTIF([.$S$44:.$S$47];&quot;&gt;=&quot;&amp;[.S46])" office:value-type="float" office:value="4" calcext:value-type="float">
            <text:p>4</text:p>
          </table:table-cell>
          <table:table-cell table:style-name="ce410" office:value-type="string" calcext:value-type="string">
            <text:p>H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6];&quot;ABCDEFGH&quot;;1)&gt;0;INDEX([$A_INSERIMENTI.D$2:$A_INSERIMENTI.H$33];MATCH(1;([$A_INSERIMENTI.G$2:$A_INSERIMENTI.G$33]=[.$B46])*([$A_INSERIMENTI.H$2:$A_INSERIMENTI.H$33]=[.$C46]);0);2)&amp;&quot; (&quot;&amp;INDEX([$A_INSERIMENTI.D$2:$A_INSERIMENTI.H$33];MATCH(1;([$A_INSERIMENTI.G$2:$A_INSERIMENTI.G$33]=[.$B46])*([$A_INSERIMENTI.H$2:$A_INSERIMENTI.H$33]=[.$C46]);0);1)&amp;&quot;)&quot;;&quot;DA SISTEMARE&quot;)" office:value-type="string" office:string-value="Tonni (31)" calcext:value-type="string">
            <text:p>Tonni (31)</text:p>
          </table:table-cell>
          <table:table-cell table:style-name="ce461" table:formula="of:=[.F46]+[.G46]+[.H46]" office:value-type="float" office:value="3" calcext:value-type="float">
            <text:p>3</text:p>
          </table:table-cell>
          <table:table-cell table:style-name="ce461" table:formula="of:=SUMIF([$B_ELABORAZIONE.$D$2:$B_ELABORAZIONE.$D$49];[.D46];[$B_ELABORAZIONE.$L$2:$B_ELABORAZIONE.$L$49])+SUMIF([$B_ELABORAZIONE.$F$2:$B_ELABORAZIONE.$F$49];[.D46];[$B_ELABORAZIONE.$R$2:$B_ELABORAZIONE.$R$49])" office:value-type="float" office:value="1" calcext:value-type="float">
            <text:p>1</text:p>
          </table:table-cell>
          <table:table-cell table:style-name="ce461" table:formula="of:=SUMIF([$B_ELABORAZIONE.$D$2:$B_ELABORAZIONE.$D$49];[.D46];[$B_ELABORAZIONE.$M$2:$B_ELABORAZIONE.$M$49])+SUMIF([$B_ELABORAZIONE.$F$2:$B_ELABORAZIONE.$F$49];[.D46];[$B_ELABORAZIONE.$S$2:$B_ELABORAZIONE.$S$49])" office:value-type="float" office:value="2" calcext:value-type="float">
            <text:p>2</text:p>
          </table:table-cell>
          <table:table-cell table:style-name="ce461" table:formula="of:=SUMIF([$B_ELABORAZIONE.$D$2:$B_ELABORAZIONE.$D$49];[.D46];[$B_ELABORAZIONE.$N$2:$B_ELABORAZIONE.$N$49])+SUMIF([$B_ELABORAZIONE.$F$2:$B_ELABORAZIONE.$F$49];[.D46];[$B_ELABORAZIONE.$T$2:$B_ELABORAZIONE.$T$49])" office:value-type="float" office:value="0" calcext:value-type="float">
            <text:p>0</text:p>
          </table:table-cell>
          <table:table-cell table:style-name="ce461" table:formula="of:=2*[.F46]+1*[.G46]+0*[.H46]" office:value-type="float" office:value="4" calcext:value-type="float">
            <text:p>4</text:p>
          </table:table-cell>
          <table:table-cell table:style-name="ce461" table:formula="of:=SUMIF([$B_ELABORAZIONE.$D$2:$B_ELABORAZIONE.$D$49];[.D46];[$B_ELABORAZIONE.$O$2:$B_ELABORAZIONE.$O$49])+SUMIF([$B_ELABORAZIONE.$F$2:$B_ELABORAZIONE.$F$49];[.D46];[$B_ELABORAZIONE.$U$2:$B_ELABORAZIONE.$U$49])" office:value-type="float" office:value="185" calcext:value-type="float">
            <text:p>185</text:p>
          </table:table-cell>
          <table:table-cell table:style-name="ce461" table:formula="of:=SUMIF([$B_ELABORAZIONE.$D$2:$B_ELABORAZIONE.$D$49];[.D46];[$B_ELABORAZIONE.$P$2:$B_ELABORAZIONE.$P$49])+SUMIF([$B_ELABORAZIONE.$F$2:$B_ELABORAZIONE.$F$49];[.D46];[$B_ELABORAZIONE.$V$2:$B_ELABORAZIONE.$V$49])" office:value-type="float" office:value="183" calcext:value-type="float">
            <text:p>183</text:p>
          </table:table-cell>
          <table:table-cell table:style-name="ce464" table:formula="of:=SUMIF([$B_ELABORAZIONE.$D$2:$B_ELABORAZIONE.$D$49];[.D46];[$B_ELABORAZIONE.$Q$2:$B_ELABORAZIONE.$Q$49])+SUMIF([$B_ELABORAZIONE.$F$2:$B_ELABORAZIONE.$F$49];[.D46];[$B_ELABORAZIONE.$W$2:$B_ELABORAZIONE.$W$49])" office:value-type="float" office:value="2" calcext:value-type="float">
            <text:p>+2</text:p>
          </table:table-cell>
          <table:table-cell table:style-name="ce461" table:formula="of:=IF([.I46]=[.I47];[$B_ELABORAZIONE.O49];0)" office:value-type="float" office:value="55" calcext:value-type="float">
            <text:p>55</text:p>
          </table:table-cell>
          <table:table-cell table:style-name="ce461" table:formula="of:=IF([.I46]=[.I44];[$B_ELABORAZIONE.U45];0)" office:value-type="float" office:value="0" calcext:value-type="float">
            <text:p>0</text:p>
          </table:table-cell>
          <table:table-cell table:style-name="ce461" table:formula="of:=IF([.I46]=[.I45];[$B_ELABORAZIONE.U47];0)" office:value-type="float" office:value="0" calcext:value-type="float">
            <text:p>0</text:p>
          </table:table-cell>
          <table:table-cell table:style-name="ce464" table:formula="of:=IF([.I46]=[.I47];[$B_ELABORAZIONE.Q49];0)" office:value-type="float" office:value="-14" calcext:value-type="float">
            <text:p>-14</text:p>
          </table:table-cell>
          <table:table-cell table:style-name="ce464" table:formula="of:=IF([.D46]=[.D44];[$B_ELABORAZIONE.W45];0)" office:value-type="float" office:value="0" calcext:value-type="float">
            <text:p>+0</text:p>
          </table:table-cell>
          <table:table-cell table:style-name="ce464" table:formula="of:=IF([.I46]=[.I45];[$B_ELABORAZIONE.W47];0)" office:value-type="float" office:value="0" calcext:value-type="float">
            <text:p>+0</text:p>
          </table:table-cell>
          <table:table-cell table:style-name="ce140" table:formula="of:=[.I46]+(500+[.P46]+[.Q46]+[.R46])*10^-3+([.M46]+[.N46]+[.O46])*10^-6+(500+[.L46])*10^-9+[.J46]*10^-12" office:value-type="float" office:value="4.486055502185" calcext:value-type="float">
            <text:p>4,486055502185</text:p>
          </table:table-cell>
          <table:table-cell table:number-columns-repeated="45"/>
        </table:table-row>
        <table:table-row table:style-name="ro2">
          <table:table-cell table:style-name="ce96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47];&quot;ABCDEFGH&quot;;1)&gt;0;INDEX([$A_INSERIMENTI.D$2:$A_INSERIMENTI.H$33];MATCH(1;([$A_INSERIMENTI.G$2:$A_INSERIMENTI.G$33]=[.$B47])*([$A_INSERIMENTI.H$2:$A_INSERIMENTI.H$33]=[.$C47]);0);2)&amp;&quot; (&quot;&amp;INDEX([$A_INSERIMENTI.D$2:$A_INSERIMENTI.H$33];MATCH(1;([$A_INSERIMENTI.G$2:$A_INSERIMENTI.G$33]=[.$B47])*([$A_INSERIMENTI.H$2:$A_INSERIMENTI.H$33]=[.$C47]);0);1)&amp;&quot;)&quot;;&quot;DA SISTEMARE&quot;)" office:value-type="string" office:string-value="Zebre (32)" calcext:value-type="string">
            <text:p>Zebre (32)</text:p>
          </table:table-cell>
          <table:table-cell table:style-name="ce462" table:formula="of:=[.F47]+[.G47]+[.H47]" office:value-type="float" office:value="3" calcext:value-type="float">
            <text:p>3</text:p>
          </table:table-cell>
          <table:table-cell table:style-name="ce462" table:formula="of:=SUMIF([$B_ELABORAZIONE.$D$2:$B_ELABORAZIONE.$D$49];[.D47];[$B_ELABORAZIONE.$L$2:$B_ELABORAZIONE.$L$49])+SUMIF([$B_ELABORAZIONE.$F$2:$B_ELABORAZIONE.$F$49];[.D47];[$B_ELABORAZIONE.$R$2:$B_ELABORAZIONE.$R$49])" office:value-type="float" office:value="1" calcext:value-type="float">
            <text:p>1</text:p>
          </table:table-cell>
          <table:table-cell table:style-name="ce462" table:formula="of:=SUMIF([$B_ELABORAZIONE.$D$2:$B_ELABORAZIONE.$D$49];[.D47];[$B_ELABORAZIONE.$M$2:$B_ELABORAZIONE.$M$49])+SUMIF([$B_ELABORAZIONE.$F$2:$B_ELABORAZIONE.$F$49];[.D47];[$B_ELABORAZIONE.$S$2:$B_ELABORAZIONE.$S$49])" office:value-type="float" office:value="2" calcext:value-type="float">
            <text:p>2</text:p>
          </table:table-cell>
          <table:table-cell table:style-name="ce462" table:formula="of:=SUMIF([$B_ELABORAZIONE.$D$2:$B_ELABORAZIONE.$D$49];[.D47];[$B_ELABORAZIONE.$N$2:$B_ELABORAZIONE.$N$49])+SUMIF([$B_ELABORAZIONE.$F$2:$B_ELABORAZIONE.$F$49];[.D47];[$B_ELABORAZIONE.$T$2:$B_ELABORAZIONE.$T$49])" office:value-type="float" office:value="0" calcext:value-type="float">
            <text:p>0</text:p>
          </table:table-cell>
          <table:table-cell table:style-name="ce462" table:formula="of:=2*[.F47]+1*[.G47]+0*[.H47]" office:value-type="float" office:value="4" calcext:value-type="float">
            <text:p>4</text:p>
          </table:table-cell>
          <table:table-cell table:style-name="ce462" table:formula="of:=SUMIF([$B_ELABORAZIONE.$D$2:$B_ELABORAZIONE.$D$49];[.D47];[$B_ELABORAZIONE.$O$2:$B_ELABORAZIONE.$O$49])+SUMIF([$B_ELABORAZIONE.$F$2:$B_ELABORAZIONE.$F$49];[.D47];[$B_ELABORAZIONE.$U$2:$B_ELABORAZIONE.$U$49])" office:value-type="float" office:value="216" calcext:value-type="float">
            <text:p>216</text:p>
          </table:table-cell>
          <table:table-cell table:style-name="ce462" table:formula="of:=SUMIF([$B_ELABORAZIONE.$D$2:$B_ELABORAZIONE.$D$49];[.D47];[$B_ELABORAZIONE.$P$2:$B_ELABORAZIONE.$P$49])+SUMIF([$B_ELABORAZIONE.$F$2:$B_ELABORAZIONE.$F$49];[.D47];[$B_ELABORAZIONE.$V$2:$B_ELABORAZIONE.$V$49])" office:value-type="float" office:value="223" calcext:value-type="float">
            <text:p>223</text:p>
          </table:table-cell>
          <table:table-cell table:style-name="ce465" table:formula="of:=SUMIF([$B_ELABORAZIONE.$D$2:$B_ELABORAZIONE.$D$49];[.D47];[$B_ELABORAZIONE.$Q$2:$B_ELABORAZIONE.$Q$49])+SUMIF([$B_ELABORAZIONE.$F$2:$B_ELABORAZIONE.$F$49];[.D47];[$B_ELABORAZIONE.$W$2:$B_ELABORAZIONE.$W$49])" office:value-type="float" office:value="-7" calcext:value-type="float">
            <text:p>-7</text:p>
          </table:table-cell>
          <table:table-cell table:style-name="ce462" table:formula="of:=IF([.I47]=[.I44];[$B_ELABORAZIONE.U46];0)" office:value-type="float" office:value="0" calcext:value-type="float">
            <text:p>0</text:p>
          </table:table-cell>
          <table:table-cell table:style-name="ce462" table:formula="of:=IF([.I47]=[.I45];[$B_ELABORAZIONE.U48];0)" office:value-type="float" office:value="0" calcext:value-type="float">
            <text:p>0</text:p>
          </table:table-cell>
          <table:table-cell table:style-name="ce462" table:formula="of:=IF([.I47]=[.I46];[$B_ELABORAZIONE.U49];0)" office:value-type="float" office:value="69" calcext:value-type="float">
            <text:p>69</text:p>
          </table:table-cell>
          <table:table-cell table:style-name="ce465" table:formula="of:=IF([.I47]=[.I44];[$B_ELABORAZIONE.W46];0)" office:value-type="float" office:value="0" calcext:value-type="float">
            <text:p>+0</text:p>
          </table:table-cell>
          <table:table-cell table:style-name="ce465" table:formula="of:=IF([.I47]=[.I44];[$B_ELABORAZIONE.W48];0)" office:value-type="float" office:value="0" calcext:value-type="float">
            <text:p>+0</text:p>
          </table:table-cell>
          <table:table-cell table:style-name="ce465" table:formula="of:=IF([.I47]=[.I46];[$B_ELABORAZIONE.W49];0)" office:value-type="float" office:value="14" calcext:value-type="float">
            <text:p>+14</text:p>
          </table:table-cell>
          <table:table-cell table:style-name="ce141" table:formula="of:=[.I47]+(500+[.P47]+[.Q47]+[.R47])*10^-3+([.M47]+[.N47]+[.O47])*10^-6+(500+[.L47])*10^-9+[.J47]*10^-12" office:value-type="float" office:value="4.514069493216" calcext:value-type="float">
            <text:p>4,514069493216</text:p>
          </table:table-cell>
          <table:table-cell table:number-columns-repeated="45"/>
        </table:table-row>
        <table:table-row table:style-name="ro3" table:number-rows-repeated="1048528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38" table:visibility="collapse" table:default-cell-style-name="ce161"/>
        <table:table-column table:style-name="co39" table:default-cell-style-name="ce435"/>
        <table:table-column table:style-name="co40" table:default-cell-style-name="ce447"/>
        <table:table-column table:style-name="co41" table:default-cell-style-name="ce459"/>
        <table:table-column table:style-name="co42" table:number-columns-repeated="2" table:default-cell-style-name="ce473"/>
        <table:table-column table:style-name="co41" table:default-cell-style-name="ce490"/>
        <table:table-column table:style-name="co43" table:default-cell-style-name="ce473"/>
        <table:table-column table:style-name="co44" table:default-cell-style-name="ce473"/>
        <table:table-column table:style-name="co45" table:default-cell-style-name="ce498"/>
        <table:table-column table:style-name="co1" table:default-cell-style-name="ce497"/>
        <table:table-column table:style-name="co46" table:default-cell-style-name="ce497"/>
        <table:table-column table:style-name="co47" table:default-cell-style-name="ce473"/>
        <table:table-column table:style-name="co46" table:default-cell-style-name="ce473"/>
        <table:table-column table:style-name="co48" table:default-cell-style-name="ce473"/>
        <table:table-column table:style-name="co49" table:default-cell-style-name="ce473"/>
        <table:table-column table:style-name="co50" table:number-columns-repeated="2" table:default-cell-style-name="ce473"/>
        <table:table-column table:style-name="co51" table:default-cell-style-name="ce473"/>
        <table:table-column table:style-name="co52" table:default-cell-style-name="ce497"/>
        <table:table-column table:style-name="co53" table:default-cell-style-name="ce497"/>
        <table:table-column table:style-name="co54" table:default-cell-style-name="ce498"/>
        <table:table-column table:style-name="co55" table:default-cell-style-name="ce649"/>
        <table:table-column table:style-name="co42" table:default-cell-style-name="ce498"/>
        <table:table-column table:style-name="co56" table:number-columns-repeated="2" table:default-cell-style-name="ce498"/>
        <table:table-column table:style-name="co54" table:default-cell-style-name="ce498"/>
        <table:table-column table:style-name="co55" table:default-cell-style-name="ce498"/>
        <table:table-column table:style-name="co42" table:default-cell-style-name="ce498"/>
        <table:table-column table:style-name="co56" table:number-columns-repeated="2" table:default-cell-style-name="ce498"/>
        <table:table-column table:style-name="co54" table:default-cell-style-name="ce498"/>
        <table:table-column table:style-name="co55" table:default-cell-style-name="ce498"/>
        <table:table-column table:style-name="co42" table:default-cell-style-name="ce498"/>
        <table:table-column table:style-name="co56" table:number-columns-repeated="2" table:default-cell-style-name="ce498"/>
        <table:table-column table:style-name="co54" table:default-cell-style-name="ce498"/>
        <table:table-column table:style-name="co55" table:default-cell-style-name="ce498"/>
        <table:table-column table:style-name="co42" table:default-cell-style-name="ce498"/>
        <table:table-column table:style-name="co57" table:number-columns-repeated="13" table:default-cell-style-name="ce498"/>
        <table:table-column table:style-name="co58" table:number-columns-repeated="49" table:default-cell-style-name="ce497"/>
        <table:table-column table:style-name="co59" table:default-cell-style-name="ce497"/>
        <table:table-column table:style-name="co60" table:default-cell-style-name="ce497"/>
        <table:table-column table:style-name="co60" table:number-columns-repeated="8" table:default-cell-style-name="ce473"/>
        <table:table-column table:style-name="co58" table:number-columns-repeated="2" table:default-cell-style-name="ce497"/>
        <table:table-row table:style-name="ro4">
          <table:table-cell table:style-name="ce201"/>
          <table:table-cell table:style-name="ce166" table:formula="of:=[$A_INSERIMENTI.B2]&amp;&quot; &quot;&amp;[$A_INSERIMENTI.B3]" office:value-type="string" office:string-value="Torneo dell’Estate 2021" calcext:value-type="string" table:number-columns-spanned="8" table:number-rows-spanned="2">
            <text:p>Torneo dell’Estate 2021</text:p>
          </table:table-cell>
          <table:covered-table-cell table:number-columns-repeated="7" table:style-name="ce477"/>
          <table:table-cell table:style-name="ce477" table:number-columns-repeated="11"/>
          <table:table-cell table:style-name="ce623"/>
          <table:table-cell table:style-name="ce427" table:formula="of:=[$A_INSERIMENTI.B2]&amp;&quot; &quot;&amp;[$A_INSERIMENTI.B3]&amp;&quot; - Tabellone 1° Classificato&quot;" office:value-type="string" office:string-value="Torneo dell’Estate 2021 - Tabellone 1° Classificato" calcext:value-type="string" table:number-columns-spanned="18" table:number-rows-spanned="2">
            <text:p>Torneo dell’Estate 2021 - Tabellone 1° Classificato</text:p>
          </table:table-cell>
          <table:covered-table-cell table:number-columns-repeated="10" table:style-name="ce687"/>
          <table:covered-table-cell table:number-columns-repeated="7" table:style-name="ce781"/>
          <table:table-cell table:style-name="ce260" table:number-columns-repeated="13"/>
          <table:table-cell table:style-name="ce626" table:number-columns-repeated="61"/>
        </table:table-row>
        <table:table-row table:style-name="ro5">
          <table:table-cell table:style-name="ce202"/>
          <table:covered-table-cell table:number-columns-repeated="8" table:style-name="ce477"/>
          <table:table-cell table:style-name="ce477" table:number-columns-repeated="11"/>
          <table:table-cell table:style-name="ce623"/>
          <table:covered-table-cell table:number-columns-repeated="11" table:style-name="ce687"/>
          <table:covered-table-cell table:number-columns-repeated="7" table:style-name="ce781"/>
          <table:table-cell table:style-name="ce260" table:number-columns-repeated="13"/>
          <table:table-cell table:style-name="ce626" table:number-columns-repeated="49"/>
          <table:table-cell table:style-name="ce260" table:number-columns-repeated="10"/>
          <table:table-cell table:style-name="ce626" table:number-columns-repeated="2"/>
        </table:table-row>
        <table:table-row table:style-name="ro6">
          <table:table-cell table:style-name="ce202"/>
          <table:table-cell table:style-name="ce478" office:value-type="string" calcext:value-type="string" table:number-columns-spanned="7" table:number-rows-spanned="1">
            <text:p>Fase a Gironi</text:p>
          </table:table-cell>
          <table:covered-table-cell table:number-columns-repeated="5" table:style-name="ce154"/>
          <table:covered-table-cell table:style-name="ce478"/>
          <table:table-cell table:style-name="ce478"/>
          <table:table-cell table:style-name="ce260"/>
          <table:table-cell table:style-name="ce263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293"/>
          <table:covered-table-cell table:style-name="ce418"/>
          <table:table-cell table:style-name="ce423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260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260" table:number-columns-repeated="13"/>
          <table:table-cell table:style-name="ce626" table:number-columns-repeated="61"/>
        </table:table-row>
        <table:table-row table:style-name="ro7">
          <table:table-cell table:style-name="ce440" office:value-type="string" calcext:value-type="string">
            <text:p>N.</text:p>
          </table:table-cell>
          <table:table-cell table:style-name="ce440" office:value-type="string" calcext:value-type="string">
            <text:p>Data</text:p>
          </table:table-cell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40" office:value-type="string" calcext:value-type="string">
            <text:p>Campo</text:p>
          </table:table-cell>
          <table:table-cell table:style-name="ce260"/>
          <table:table-cell table:style-name="ce264" office:value-type="string" calcext:value-type="string">
            <text:p>Gruppo A</text:p>
          </table:table-cell>
          <table:table-cell table:style-name="ce294" office:value-type="string" calcext:value-type="string">
            <text:p>G</text:p>
          </table:table-cell>
          <table:table-cell table:style-name="ce294" office:value-type="string" calcext:value-type="string">
            <text:p>V</text:p>
          </table:table-cell>
          <table:table-cell table:style-name="ce294" office:value-type="string" calcext:value-type="string">
            <text:p>P</text:p>
          </table:table-cell>
          <table:table-cell table:style-name="ce294" office:value-type="string" calcext:value-type="string">
            <text:p>F</text:p>
          </table:table-cell>
          <table:table-cell table:style-name="ce294" office:value-type="string" calcext:value-type="string">
            <text:p>PC</text:p>
          </table:table-cell>
          <table:table-cell table:style-name="ce294" office:value-type="string" calcext:value-type="string">
            <text:p>PGF</text:p>
          </table:table-cell>
          <table:table-cell table:style-name="ce294" office:value-type="string" calcext:value-type="string">
            <text:p>PGS</text:p>
          </table:table-cell>
          <table:table-cell table:style-name="ce294" office:value-type="string" calcext:value-type="string">
            <text:p>DPG</text:p>
          </table:table-cell>
          <table:table-cell table:style-name="ce419"/>
          <table:table-cell table:style-name="ce424"/>
          <table:covered-table-cell table:style-name="ce629"/>
          <table:covered-table-cell table:style-name="ce635"/>
          <table:covered-table-cell table:style-name="ce651"/>
          <table:table-cell table:style-name="ce260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260" table:number-columns-repeated="13"/>
          <table:table-cell table:style-name="ce626" table:number-columns-repeated="49"/>
          <table:table-cell table:style-name="ce730" office:value-type="string" calcext:value-type="string">
            <text:p>Gruppo A</text:p>
          </table:table-cell>
          <table:table-cell table:style-name="ce730" office:value-type="string" calcext:value-type="string">
            <text:p>G</text:p>
          </table:table-cell>
          <table:table-cell table:style-name="ce730" office:value-type="string" calcext:value-type="string">
            <text:p>V</text:p>
          </table:table-cell>
          <table:table-cell table:style-name="ce730" office:value-type="string" calcext:value-type="string">
            <text:p>N</text:p>
          </table:table-cell>
          <table:table-cell table:style-name="ce730" office:value-type="string" calcext:value-type="string">
            <text:p>P</text:p>
          </table:table-cell>
          <table:table-cell table:style-name="ce730" office:value-type="string" calcext:value-type="string">
            <text:p>GF</text:p>
          </table:table-cell>
          <table:table-cell table:style-name="ce730" office:value-type="string" calcext:value-type="string">
            <text:p>GS</text:p>
          </table:table-cell>
          <table:table-cell table:style-name="ce730" office:value-type="string" calcext:value-type="string">
            <text:p>DR</text:p>
          </table:table-cell>
          <table:table-cell table:style-name="ce730" office:value-type="string" calcext:value-type="string">
            <text:p>P.ti</text:p>
          </table:table-cell>
          <table:table-cell table:style-name="ce730"/>
          <table:table-cell table:style-name="ce730" office:value-type="string" calcext:value-type="string">
            <text:p>Rank</text:p>
          </table:table-cell>
          <table:table-cell table:style-name="ce626"/>
        </table:table-row>
        <table:table-row table:style-name="ro7">
          <table:table-cell table:style-name="ce178" office:value-type="float" office:value="1" calcext:value-type="float">
            <text:p>1</text:p>
          </table:table-cell>
          <table:table-cell table:style-name="ce210" office:value-type="date" office:date-value="2021-06-07" calcext:value-type="date">
            <text:p>lun 7 giu</text:p>
          </table:table-cell>
          <table:table-cell table:style-name="ce214" office:value-type="time" office:time-value="PT16H00M00S" calcext:value-type="time">
            <text:p>16:00</text:p>
          </table:table-cell>
          <table:table-cell table:style-name="ce178" table:formula="of:=IF([.$A5]=&quot;&quot;;&quot;&quot;;VLOOKUP([.$A5];B_009_PARTITE_GIRONI;4;0))" office:value-type="string" office:string-value="Leoni (1)" calcext:value-type="string">
            <text:p>Leoni (1)</text:p>
          </table:table-cell>
          <table:table-cell table:style-name="ce231" table:number-columns-repeated="2"/>
          <table:table-cell table:style-name="ce178" table:formula="of:=IF([.$A5]=&quot;&quot;;&quot;&quot;;VLOOKUP([.$A5];B_009_PARTITE_GIRONI;6;0))" office:value-type="string" office:string-value="Pantere (2)" calcext:value-type="string">
            <text:p>Pantere (2)</text:p>
          </table:table-cell>
          <table:table-cell table:style-name="ce178" table:formula="of:=IF([.$A5]=&quot;&quot;;&quot;&quot;;VLOOKUP([.$A5];B_009_PARTITE_GIRONI;2;0))" office:value-type="string" office:string-value="A" calcext:value-type="string">
            <text:p>A</text:p>
          </table:table-cell>
          <table:table-cell table:style-name="ce491" table:formula="of:=IF([.$A5]=&quot;&quot;;&quot;&quot;;VLOOKUP([.$A5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65" table:formula="of:=VLOOKUP(ROW()-4;CLASSIFICA_GIRONE_A;4;0)" office:value-type="string" office:string-value="Leoni (1)" calcext:value-type="string">
            <text:p>Leoni (1)</text:p>
          </table:table-cell>
          <table:table-cell table:style-name="ce295" table:formula="of:=VLOOKUP(ROW()-4;CLASSIFICA_GIRONE_A;5;0)" office:value-type="float" office:value="3" calcext:value-type="float">
            <text:p>3</text:p>
          </table:table-cell>
          <table:table-cell table:style-name="ce295" table:formula="of:=VLOOKUP(ROW()-4;CLASSIFICA_GIRONE_A;6;0)" office:value-type="float" office:value="2" calcext:value-type="float">
            <text:p>2</text:p>
          </table:table-cell>
          <table:table-cell table:style-name="ce295" table:formula="of:=VLOOKUP(ROW()-4;CLASSIFICA_GIRONE_A;7;0)" office:value-type="float" office:value="1" calcext:value-type="float">
            <text:p>1</text:p>
          </table:table-cell>
          <table:table-cell table:style-name="ce295" table:formula="of:=VLOOKUP(ROW()-4;CLASSIFICA_GIRONE_A;8;0)" office:value-type="float" office:value="0" calcext:value-type="float">
            <text:p>0</text:p>
          </table:table-cell>
          <table:table-cell table:style-name="ce295" table:formula="of:=VLOOKUP(ROW()-4;CLASSIFICA_GIRONE_A;9;0)" office:value-type="float" office:value="5" calcext:value-type="float">
            <text:p>5</text:p>
          </table:table-cell>
          <table:table-cell table:style-name="ce295" table:formula="of:=VLOOKUP(ROW()-4;CLASSIFICA_GIRONE_A;10;0)" office:value-type="float" office:value="187" calcext:value-type="float">
            <text:p>187</text:p>
          </table:table-cell>
          <table:table-cell table:style-name="ce295" table:formula="of:=VLOOKUP(ROW()-4;CLASSIFICA_GIRONE_A;11;0)" office:value-type="float" office:value="153" calcext:value-type="float">
            <text:p>153</text:p>
          </table:table-cell>
          <table:table-cell table:style-name="ce359" table:formula="of:=VLOOKUP(ROW()-4;CLASSIFICA_GIRONE_A;12;0)" office:value-type="float" office:value="34" calcext:value-type="float">
            <text:p>+34</text:p>
          </table:table-cell>
          <table:table-cell table:style-name="ce420"/>
          <table:table-cell table:style-name="ce424"/>
          <table:table-cell table:style-name="ce630"/>
          <table:table-cell table:style-name="ce706"/>
          <table:table-cell table:style-name="ce626"/>
          <table:table-cell table:style-name="ce260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Franc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4" calcext:value-type="float">
            <text:p>4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7.0003" calcext:value-type="float">
            <text:p>7,0003</text:p>
          </table:table-cell>
          <table:table-cell table:style-name="ce73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7">
          <table:table-cell table:style-name="ce179" office:value-type="float" office:value="6" calcext:value-type="float">
            <text:p>6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6]=&quot;&quot;;&quot;&quot;;VLOOKUP([.$A6];B_009_PARTITE_GIRONI;4;0))" office:value-type="string" office:string-value="Linci (7)" calcext:value-type="string">
            <text:p>Linci (7)</text:p>
          </table:table-cell>
          <table:table-cell table:style-name="ce232"/>
          <table:table-cell table:style-name="ce235"/>
          <table:table-cell table:style-name="ce188" table:formula="of:=IF([.$A6]=&quot;&quot;;&quot;&quot;;VLOOKUP([.$A6];B_009_PARTITE_GIRONI;6;0))" office:value-type="string" office:string-value="Serval (8)" calcext:value-type="string">
            <text:p>Serval (8)</text:p>
          </table:table-cell>
          <table:table-cell table:style-name="ce492" table:formula="of:=IF([.$A6]=&quot;&quot;;&quot;&quot;;VLOOKUP([.$A6];B_009_PARTITE_GIRONI;2;0))" office:value-type="string" office:string-value="B" calcext:value-type="string">
            <text:p>B</text:p>
          </table:table-cell>
          <table:table-cell table:style-name="ce492" table:formula="of:=IF([.$A6]=&quot;&quot;;&quot;&quot;;VLOOKUP([.$A6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66" table:formula="of:=VLOOKUP(ROW()-4;CLASSIFICA_GIRONE_A;4;0)" office:value-type="string" office:string-value="Pantere (2)" calcext:value-type="string">
            <text:p>Pantere (2)</text:p>
          </table:table-cell>
          <table:table-cell table:style-name="ce296" table:formula="of:=VLOOKUP(ROW()-4;CLASSIFICA_GIRONE_A;5;0)" office:value-type="float" office:value="3" calcext:value-type="float">
            <text:p>3</text:p>
          </table:table-cell>
          <table:table-cell table:style-name="ce329" table:formula="of:=VLOOKUP(ROW()-4;CLASSIFICA_GIRONE_A;6;0)" office:value-type="float" office:value="2" calcext:value-type="float">
            <text:p>2</text:p>
          </table:table-cell>
          <table:table-cell table:style-name="ce329" table:formula="of:=VLOOKUP(ROW()-4;CLASSIFICA_GIRONE_A;7;0)" office:value-type="float" office:value="1" calcext:value-type="float">
            <text:p>1</text:p>
          </table:table-cell>
          <table:table-cell table:style-name="ce329" table:formula="of:=VLOOKUP(ROW()-4;CLASSIFICA_GIRONE_A;8;0)" office:value-type="float" office:value="0" calcext:value-type="float">
            <text:p>0</text:p>
          </table:table-cell>
          <table:table-cell table:style-name="ce329" table:formula="of:=VLOOKUP(ROW()-4;CLASSIFICA_GIRONE_A;9;0)" office:value-type="float" office:value="5" calcext:value-type="float">
            <text:p>5</text:p>
          </table:table-cell>
          <table:table-cell table:style-name="ce329" table:formula="of:=VLOOKUP(ROW()-4;CLASSIFICA_GIRONE_A;10;0)" office:value-type="float" office:value="199" calcext:value-type="float">
            <text:p>199</text:p>
          </table:table-cell>
          <table:table-cell table:style-name="ce329" table:formula="of:=VLOOKUP(ROW()-4;CLASSIFICA_GIRONE_A;11;0)" office:value-type="float" office:value="123" calcext:value-type="float">
            <text:p>123</text:p>
          </table:table-cell>
          <table:table-cell table:style-name="ce360" table:formula="of:=VLOOKUP(ROW()-4;CLASSIFICA_GIRONE_A;12;0)" office:value-type="float" office:value="76" calcext:value-type="float">
            <text:p>+76</text:p>
          </table:table-cell>
          <table:table-cell table:style-name="ce420"/>
          <table:table-cell table:style-name="ce424"/>
          <table:table-cell table:style-name="ce328" office:value-type="string" calcext:value-type="string" table:number-columns-spanned="3" table:number-rows-spanned="1">
            <text:p>gio 10 giu h. 9:00</text:p>
          </table:table-cell>
          <table:covered-table-cell table:style-name="ce706"/>
          <table:covered-table-cell table:style-name="ce426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Alban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-2" calcext:value-type="float">
            <text:p>-2</text:p>
          </table:table-cell>
          <table:table-cell table:style-name="ce739" office:value-type="float" office:value="2.9998" calcext:value-type="float">
            <text:p>2,9998</text:p>
          </table:table-cell>
          <table:table-cell table:style-name="ce73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7">
          <table:table-cell table:style-name="ce179" office:value-type="float" office:value="7" calcext:value-type="float">
            <text:p>7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7]=&quot;&quot;;&quot;&quot;;VLOOKUP([.$A7];B_009_PARTITE_GIRONI;4;0))" office:value-type="string" office:string-value="Ippopotami (11)" calcext:value-type="string">
            <text:p>Ippopotami (11)</text:p>
          </table:table-cell>
          <table:table-cell table:style-name="ce232"/>
          <table:table-cell table:style-name="ce235"/>
          <table:table-cell table:style-name="ce188" table:formula="of:=IF([.$A7]=&quot;&quot;;&quot;&quot;;VLOOKUP([.$A7];B_009_PARTITE_GIRONI;6;0))" office:value-type="string" office:string-value="Iguane (12)" calcext:value-type="string">
            <text:p>Iguane (12)</text:p>
          </table:table-cell>
          <table:table-cell table:style-name="ce492" table:formula="of:=IF([.$A7]=&quot;&quot;;&quot;&quot;;VLOOKUP([.$A7];B_009_PARTITE_GIRONI;2;0))" office:value-type="string" office:string-value="C" calcext:value-type="string">
            <text:p>C</text:p>
          </table:table-cell>
          <table:table-cell table:style-name="ce492" table:formula="of:=IF([.$A7]=&quot;&quot;;&quot;&quot;;VLOOKUP([.$A7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67" table:formula="of:=VLOOKUP(ROW()-4;CLASSIFICA_GIRONE_A;4;0)" office:value-type="string" office:string-value="Tigri (3)" calcext:value-type="string">
            <text:p>Tigri (3)</text:p>
          </table:table-cell>
          <table:table-cell table:style-name="ce297" table:formula="of:=VLOOKUP(ROW()-4;CLASSIFICA_GIRONE_A;5;0)" office:value-type="float" office:value="3" calcext:value-type="float">
            <text:p>3</text:p>
          </table:table-cell>
          <table:table-cell table:style-name="ce330" table:formula="of:=VLOOKUP(ROW()-4;CLASSIFICA_GIRONE_A;6;0)" office:value-type="float" office:value="1" calcext:value-type="float">
            <text:p>1</text:p>
          </table:table-cell>
          <table:table-cell table:style-name="ce349" table:formula="of:=VLOOKUP(ROW()-4;CLASSIFICA_GIRONE_A;7;0)" office:value-type="float" office:value="2" calcext:value-type="float">
            <text:p>2</text:p>
          </table:table-cell>
          <table:table-cell table:style-name="ce354" table:formula="of:=VLOOKUP(ROW()-4;CLASSIFICA_GIRONE_A;8;0)" office:value-type="float" office:value="0" calcext:value-type="float">
            <text:p>0</text:p>
          </table:table-cell>
          <table:table-cell table:style-name="ce354" table:formula="of:=VLOOKUP(ROW()-4;CLASSIFICA_GIRONE_A;9;0)" office:value-type="float" office:value="4" calcext:value-type="float">
            <text:p>4</text:p>
          </table:table-cell>
          <table:table-cell table:style-name="ce354" table:formula="of:=VLOOKUP(ROW()-4;CLASSIFICA_GIRONE_A;10;0)" office:value-type="float" office:value="131" calcext:value-type="float">
            <text:p>131</text:p>
          </table:table-cell>
          <table:table-cell table:style-name="ce354" table:formula="of:=VLOOKUP(ROW()-4;CLASSIFICA_GIRONE_A;11;0)" office:value-type="float" office:value="231" calcext:value-type="float">
            <text:p>231</text:p>
          </table:table-cell>
          <table:table-cell table:style-name="ce361" table:formula="of:=VLOOKUP(ROW()-4;CLASSIFICA_GIRONE_A;12;0)" office:value-type="float" office:value="-100" calcext:value-type="float">
            <text:p>-100</text:p>
          </table:table-cell>
          <table:table-cell table:style-name="ce420"/>
          <table:table-cell table:style-name="ce424"/>
          <table:table-cell table:style-name="ce632" office:value-type="float" office:value="49" calcext:value-type="float" table:number-columns-spanned="1" table:number-rows-spanned="2">
            <text:p>49</text:p>
          </table:table-cell>
          <table:table-cell table:style-name="ce443" table:formula="of:=[.K5]" office:value-type="string" office:string-value="Leoni (1)" calcext:value-type="string">
            <text:p>Leoni (1)</text:p>
          </table:table-cell>
          <table:table-cell table:style-name="ce482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vizzer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39" office:value-type="float" office:value="1" calcext:value-type="float">
            <text:p>1</text:p>
          </table:table-cell>
          <table:table-cell table:style-name="ce744" office:value-type="float" office:value="5.0001" calcext:value-type="float">
            <text:p>5</text:p>
          </table:table-cell>
          <table:table-cell table:style-name="ce744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7">
          <table:table-cell table:style-name="ce179" office:value-type="float" office:value="12" calcext:value-type="float">
            <text:p>12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8]=&quot;&quot;;&quot;&quot;;VLOOKUP([.$A8];B_009_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8]=&quot;&quot;;&quot;&quot;;VLOOKUP([.$A8];B_009_PARTITE_GIRONI;6;0))" office:value-type="string" office:string-value="Aquile (15)" calcext:value-type="string">
            <text:p>Aquile (15)</text:p>
          </table:table-cell>
          <table:table-cell table:style-name="ce492" table:formula="of:=IF([.$A8]=&quot;&quot;;&quot;&quot;;VLOOKUP([.$A8];B_009_PARTITE_GIRONI;2;0))" office:value-type="string" office:string-value="D" calcext:value-type="string">
            <text:p>D</text:p>
          </table:table-cell>
          <table:table-cell table:style-name="ce492" table:formula="of:=IF([.$A8]=&quot;&quot;;&quot;&quot;;VLOOKUP([.$A8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67" table:formula="of:=VLOOKUP(ROW()-4;CLASSIFICA_GIRONE_A;4;0)" office:value-type="string" office:string-value="Ghepardi (4)" calcext:value-type="string">
            <text:p>Ghepardi (4)</text:p>
          </table:table-cell>
          <table:table-cell table:style-name="ce298" table:formula="of:=VLOOKUP(ROW()-4;CLASSIFICA_GIRONE_A;5;0)" office:value-type="float" office:value="3" calcext:value-type="float">
            <text:p>3</text:p>
          </table:table-cell>
          <table:table-cell table:style-name="ce331" table:formula="of:=VLOOKUP(ROW()-4;CLASSIFICA_GIRONE_A;6;0)" office:value-type="float" office:value="1" calcext:value-type="float">
            <text:p>1</text:p>
          </table:table-cell>
          <table:table-cell table:style-name="ce349" table:formula="of:=VLOOKUP(ROW()-4;CLASSIFICA_GIRONE_A;7;0)" office:value-type="float" office:value="2" calcext:value-type="float">
            <text:p>2</text:p>
          </table:table-cell>
          <table:table-cell table:style-name="ce354" table:formula="of:=VLOOKUP(ROW()-4;CLASSIFICA_GIRONE_A;8;0)" office:value-type="float" office:value="0" calcext:value-type="float">
            <text:p>0</text:p>
          </table:table-cell>
          <table:table-cell table:style-name="ce354" table:formula="of:=VLOOKUP(ROW()-4;CLASSIFICA_GIRONE_A;9;0)" office:value-type="float" office:value="4" calcext:value-type="float">
            <text:p>4</text:p>
          </table:table-cell>
          <table:table-cell table:style-name="ce354" table:formula="of:=VLOOKUP(ROW()-4;CLASSIFICA_GIRONE_A;10;0)" office:value-type="float" office:value="151" calcext:value-type="float">
            <text:p>151</text:p>
          </table:table-cell>
          <table:table-cell table:style-name="ce354" table:formula="of:=VLOOKUP(ROW()-4;CLASSIFICA_GIRONE_A;11;0)" office:value-type="float" office:value="161" calcext:value-type="float">
            <text:p>161</text:p>
          </table:table-cell>
          <table:table-cell table:style-name="ce361" table:formula="of:=VLOOKUP(ROW()-4;CLASSIFICA_GIRONE_A;12;0)" office:value-type="float" office:value="-10" calcext:value-type="float">
            <text:p>-10</text:p>
          </table:table-cell>
          <table:table-cell table:style-name="ce420"/>
          <table:table-cell table:style-name="ce424"/>
          <table:covered-table-cell table:style-name="ce448"/>
          <table:table-cell table:style-name="ce444" table:formula="of:=[.K16]" office:value-type="string" office:string-value="Ippopotami (11)" calcext:value-type="string">
            <text:p>Ippopotami (11)</text:p>
          </table:table-cell>
          <table:table-cell table:style-name="ce483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Roman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number-columns-repeated="2" table:style-name="ce739" office:value-type="float" office:value="2" calcext:value-type="float">
            <text:p>2</text:p>
          </table:table-cell>
          <table:table-cell table:style-name="ce739" office:value-type="float" office:value="4" calcext:value-type="float">
            <text:p>4</text:p>
          </table:table-cell>
          <table:table-cell table:style-name="ce739" office:value-type="float" office:value="-2" calcext:value-type="float">
            <text:p>-2</text:p>
          </table:table-cell>
          <table:table-cell table:style-name="ce739" office:value-type="float" office:value="0.9998" calcext:value-type="float">
            <text:p>0,9998</text:p>
          </table:table-cell>
          <table:table-cell table:style-name="ce73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7">
          <table:table-cell table:style-name="ce179" office:value-type="float" office:value="13" calcext:value-type="float">
            <text:p>13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9]=&quot;&quot;;&quot;&quot;;VLOOKUP([.$A9];B_009_PARTITE_GIRONI;4;0))" office:value-type="string" office:string-value="Pantere (2)" calcext:value-type="string">
            <text:p>Pantere (2)</text:p>
          </table:table-cell>
          <table:table-cell table:style-name="ce232"/>
          <table:table-cell table:style-name="ce235"/>
          <table:table-cell table:style-name="ce188" table:formula="of:=IF([.$A9]=&quot;&quot;;&quot;&quot;;VLOOKUP([.$A9];B_009_PARTITE_GIRONI;6;0))" office:value-type="string" office:string-value="Ghepardi (4)" calcext:value-type="string">
            <text:p>Ghepardi (4)</text:p>
          </table:table-cell>
          <table:table-cell table:style-name="ce492" table:formula="of:=IF([.$A9]=&quot;&quot;;&quot;&quot;;VLOOKUP([.$A9];B_009_PARTITE_GIRONI;2;0))" office:value-type="string" office:string-value="A" calcext:value-type="string">
            <text:p>A</text:p>
          </table:table-cell>
          <table:table-cell table:style-name="ce492" table:formula="of:=IF([.$A9]=&quot;&quot;;&quot;&quot;;VLOOKUP([.$A9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68" office:value-type="string" calcext:value-type="string">
            <text:p>Gruppo B</text:p>
          </table:table-cell>
          <table:table-cell table:style-name="ce299" office:value-type="string" calcext:value-type="string">
            <text:p>G</text:p>
          </table:table-cell>
          <table:table-cell table:style-name="ce299" office:value-type="string" calcext:value-type="string">
            <text:p>V</text:p>
          </table:table-cell>
          <table:table-cell table:style-name="ce299" office:value-type="string" calcext:value-type="string">
            <text:p>P</text:p>
          </table:table-cell>
          <table:table-cell table:style-name="ce299" office:value-type="string" calcext:value-type="string">
            <text:p>F</text:p>
          </table:table-cell>
          <table:table-cell table:style-name="ce299" office:value-type="string" calcext:value-type="string">
            <text:p>PC</text:p>
          </table:table-cell>
          <table:table-cell table:style-name="ce299" office:value-type="string" calcext:value-type="string">
            <text:p>PGF</text:p>
          </table:table-cell>
          <table:table-cell table:style-name="ce299" office:value-type="string" calcext:value-type="string">
            <text:p>PGS</text:p>
          </table:table-cell>
          <table:table-cell table:style-name="ce299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0"/>
          <table:table-cell table:style-name="ce706"/>
          <table:table-cell table:style-name="ce655"/>
          <table:table-cell table:style-name="ce660"/>
          <table:table-cell table:style-name="ce626"/>
          <table:table-cell table:style-name="ce665" table:formula="of:=[.V35]+1" office:value-type="float" office:value="57" calcext:value-type="float" table:number-columns-spanned="1" table:number-rows-spanned="2">
            <text:p>57</text:p>
          </table:table-cell>
          <table:table-cell table:style-name="ce479" table:formula="of:=IF([.X7]&amp;[.X8]=&quot;&quot;;&quot;Vincente &quot;&amp;[.V7];IF([.X7]&gt;[.X8];[.W7];[.W8]))" office:value-type="string" office:string-value="Vincente 49" calcext:value-type="string">
            <text:p>Vincente 49</text:p>
          </table:table-cell>
          <table:table-cell table:style-name="ce679"/>
          <table:table-cell table:style-name="ce626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3" office:value-type="string" calcext:value-type="string">
            <text:p>Gruppo B</text:p>
          </table:table-cell>
          <table:table-cell table:style-name="ce733" office:value-type="string" calcext:value-type="string">
            <text:p>G</text:p>
          </table:table-cell>
          <table:table-cell table:style-name="ce733" office:value-type="string" calcext:value-type="string">
            <text:p>V</text:p>
          </table:table-cell>
          <table:table-cell table:style-name="ce733" office:value-type="string" calcext:value-type="string">
            <text:p>N</text:p>
          </table:table-cell>
          <table:table-cell table:style-name="ce733" office:value-type="string" calcext:value-type="string">
            <text:p>P</text:p>
          </table:table-cell>
          <table:table-cell table:style-name="ce733" office:value-type="string" calcext:value-type="string">
            <text:p>GF</text:p>
          </table:table-cell>
          <table:table-cell table:style-name="ce733" office:value-type="string" calcext:value-type="string">
            <text:p>GS</text:p>
          </table:table-cell>
          <table:table-cell table:style-name="ce733"/>
          <table:table-cell table:style-name="ce733" office:value-type="string" calcext:value-type="string">
            <text:p>P.ti</text:p>
          </table:table-cell>
          <table:table-cell table:style-name="ce733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8" calcext:value-type="float">
            <text:p>18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0]=&quot;&quot;;&quot;&quot;;VLOOKUP([.$A10];B_009_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10]=&quot;&quot;;&quot;&quot;;VLOOKUP([.$A10];B_009_PARTITE_GIRONI;6;0))" office:value-type="string" office:string-value="Gabbiani (22)" calcext:value-type="string">
            <text:p>Gabbiani (22)</text:p>
          </table:table-cell>
          <table:table-cell table:style-name="ce492" table:formula="of:=IF([.$A10]=&quot;&quot;;&quot;&quot;;VLOOKUP([.$A10];B_009_PARTITE_GIRONI;2;0))" office:value-type="string" office:string-value="F" calcext:value-type="string">
            <text:p>F</text:p>
          </table:table-cell>
          <table:table-cell table:style-name="ce492" table:formula="of:=IF([.$A10]=&quot;&quot;;&quot;&quot;;VLOOKUP([.$A10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69" table:formula="of:=VLOOKUP(ROW()-9;CLASSIFICA_GIRONE_B;4;0)" office:value-type="string" office:string-value="Linci (7)" calcext:value-type="string">
            <text:p>Linci (7)</text:p>
          </table:table-cell>
          <table:table-cell table:style-name="ce300" table:formula="of:=VLOOKUP(ROW()-9;CLASSIFICA_GIRONE_B;5;0)" office:value-type="float" office:value="3" calcext:value-type="float">
            <text:p>3</text:p>
          </table:table-cell>
          <table:table-cell table:style-name="ce300" table:formula="of:=VLOOKUP(ROW()-9;CLASSIFICA_GIRONE_B;6;0)" office:value-type="float" office:value="3" calcext:value-type="float">
            <text:p>3</text:p>
          </table:table-cell>
          <table:table-cell table:style-name="ce300" table:formula="of:=VLOOKUP(ROW()-9;CLASSIFICA_GIRONE_B;7;0)" office:value-type="float" office:value="0" calcext:value-type="float">
            <text:p>0</text:p>
          </table:table-cell>
          <table:table-cell table:style-name="ce300" table:formula="of:=VLOOKUP(ROW()-9;CLASSIFICA_GIRONE_B;8;0)" office:value-type="float" office:value="0" calcext:value-type="float">
            <text:p>0</text:p>
          </table:table-cell>
          <table:table-cell table:style-name="ce300" table:formula="of:=VLOOKUP(ROW()-9;CLASSIFICA_GIRONE_B;9;0)" office:value-type="float" office:value="6" calcext:value-type="float">
            <text:p>6</text:p>
          </table:table-cell>
          <table:table-cell table:style-name="ce300" table:formula="of:=VLOOKUP(ROW()-9;CLASSIFICA_GIRONE_B;10;0)" office:value-type="float" office:value="241" calcext:value-type="float">
            <text:p>241</text:p>
          </table:table-cell>
          <table:table-cell table:style-name="ce300" table:formula="of:=VLOOKUP(ROW()-9;CLASSIFICA_GIRONE_B;11;0)" office:value-type="float" office:value="181" calcext:value-type="float">
            <text:p>181</text:p>
          </table:table-cell>
          <table:table-cell table:style-name="ce362" table:formula="of:=VLOOKUP(ROW()-9;CLASSIFICA_GIRONE_B;12;0)" office:value-type="float" office:value="60" calcext:value-type="float">
            <text:p>+60</text:p>
          </table:table-cell>
          <table:table-cell table:style-name="ce420"/>
          <table:table-cell table:style-name="ce424"/>
          <table:table-cell table:style-name="ce328" office:value-type="string" calcext:value-type="string" table:number-columns-spanned="3" table:number-rows-spanned="1">
            <text:p>gio 10 giu h. 11:00</text:p>
          </table:table-cell>
          <table:covered-table-cell table:style-name="ce706"/>
          <table:covered-table-cell table:style-name="ce627"/>
          <table:table-cell table:style-name="ce660"/>
          <table:table-cell table:style-name="ce664"/>
          <table:covered-table-cell table:style-name="ce666"/>
          <table:table-cell table:style-name="ce480" table:formula="of:=IF([.X11]&amp;[.X12]=&quot;&quot;;&quot;Vincente &quot;&amp;[.V11];IF([.X11]&gt;[.X12];[.W11];[.W12]))" office:value-type="string" office:string-value="Vincente 50" calcext:value-type="string">
            <text:p>Vincente 50</text:p>
          </table:table-cell>
          <table:table-cell table:style-name="ce680"/>
          <table:table-cell table:style-name="ce681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Inghilterr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/>
          <table:table-cell table:style-name="ce739" office:value-type="float" office:value="5.0001" calcext:value-type="float">
            <text:p>5,0001</text:p>
          </table:table-cell>
          <table:table-cell table:style-name="ce73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7">
          <table:table-cell table:style-name="ce179" office:value-type="float" office:value="19" calcext:value-type="float">
            <text:p>19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11]=&quot;&quot;;&quot;&quot;;VLOOKUP([.$A11];B_009_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11]=&quot;&quot;;&quot;&quot;;VLOOKUP([.$A11];B_009_PARTITE_GIRONI;6;0))" office:value-type="string" office:string-value="Gorilla (26)" calcext:value-type="string">
            <text:p>Gorilla (26)</text:p>
          </table:table-cell>
          <table:table-cell table:style-name="ce492" table:formula="of:=IF([.$A11]=&quot;&quot;;&quot;&quot;;VLOOKUP([.$A11];B_009_PARTITE_GIRONI;2;0))" office:value-type="string" office:string-value="G" calcext:value-type="string">
            <text:p>G</text:p>
          </table:table-cell>
          <table:table-cell table:style-name="ce492" table:formula="of:=IF([.$A11]=&quot;&quot;;&quot;&quot;;VLOOKUP([.$A11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70" table:formula="of:=VLOOKUP(ROW()-9;CLASSIFICA_GIRONE_B;4;0)" office:value-type="string" office:string-value="Serval (8)" calcext:value-type="string">
            <text:p>Serval (8)</text:p>
          </table:table-cell>
          <table:table-cell table:style-name="ce301" table:formula="of:=VLOOKUP(ROW()-9;CLASSIFICA_GIRONE_B;5;0)" office:value-type="float" office:value="3" calcext:value-type="float">
            <text:p>3</text:p>
          </table:table-cell>
          <table:table-cell table:style-name="ce332" table:formula="of:=VLOOKUP(ROW()-9;CLASSIFICA_GIRONE_B;6;0)" office:value-type="float" office:value="2" calcext:value-type="float">
            <text:p>2</text:p>
          </table:table-cell>
          <table:table-cell table:style-name="ce332" table:formula="of:=VLOOKUP(ROW()-9;CLASSIFICA_GIRONE_B;7;0)" office:value-type="float" office:value="1" calcext:value-type="float">
            <text:p>1</text:p>
          </table:table-cell>
          <table:table-cell table:style-name="ce332" table:formula="of:=VLOOKUP(ROW()-9;CLASSIFICA_GIRONE_B;8;0)" office:value-type="float" office:value="0" calcext:value-type="float">
            <text:p>0</text:p>
          </table:table-cell>
          <table:table-cell table:style-name="ce332" table:formula="of:=VLOOKUP(ROW()-9;CLASSIFICA_GIRONE_B;9;0)" office:value-type="float" office:value="5" calcext:value-type="float">
            <text:p>5</text:p>
          </table:table-cell>
          <table:table-cell table:style-name="ce332" table:formula="of:=VLOOKUP(ROW()-9;CLASSIFICA_GIRONE_B;10;0)" office:value-type="float" office:value="224" calcext:value-type="float">
            <text:p>224</text:p>
          </table:table-cell>
          <table:table-cell table:style-name="ce332" table:formula="of:=VLOOKUP(ROW()-9;CLASSIFICA_GIRONE_B;11;0)" office:value-type="float" office:value="209" calcext:value-type="float">
            <text:p>209</text:p>
          </table:table-cell>
          <table:table-cell table:style-name="ce363" table:formula="of:=VLOOKUP(ROW()-9;CLASSIFICA_GIRONE_B;12;0)" office:value-type="float" office:value="15" calcext:value-type="float">
            <text:p>+15</text:p>
          </table:table-cell>
          <table:table-cell table:style-name="ce420"/>
          <table:table-cell table:style-name="ce424"/>
          <table:table-cell table:style-name="ce632" table:formula="of:=[.V7]+1" office:value-type="float" office:value="50" calcext:value-type="float" table:number-columns-spanned="1" table:number-rows-spanned="2">
            <text:p>50</text:p>
          </table:table-cell>
          <table:table-cell table:style-name="ce638" table:formula="of:=[.K10]" office:value-type="string" office:string-value="Linci (7)" calcext:value-type="string">
            <text:p>Linci (7)</text:p>
          </table:table-cell>
          <table:table-cell table:style-name="ce482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Galles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6" calcext:value-type="float">
            <text:p>6</text:p>
          </table:table-cell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39" office:value-type="float" office:value="6.0003" calcext:value-type="float">
            <text:p>6,0003</text:p>
          </table:table-cell>
          <table:table-cell table:style-name="ce73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7">
          <table:table-cell table:style-name="ce179" office:value-type="float" office:value="24" calcext:value-type="float">
            <text:p>24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2]=&quot;&quot;;&quot;&quot;;VLOOKUP([.$A12];B_009_PARTITE_GIRONI;4;0))" office:value-type="string" office:string-value="Tonni (31)" calcext:value-type="string">
            <text:p>Tonni (31)</text:p>
          </table:table-cell>
          <table:table-cell table:style-name="ce232"/>
          <table:table-cell table:style-name="ce235"/>
          <table:table-cell table:style-name="ce188" table:formula="of:=IF([.$A12]=&quot;&quot;;&quot;&quot;;VLOOKUP([.$A12];B_009_PARTITE_GIRONI;6;0))" office:value-type="string" office:string-value="Zebre (32)" calcext:value-type="string">
            <text:p>Zebre (32)</text:p>
          </table:table-cell>
          <table:table-cell table:style-name="ce492" table:formula="of:=IF([.$A12]=&quot;&quot;;&quot;&quot;;VLOOKUP([.$A12];B_009_PARTITE_GIRONI;2;0))" office:value-type="string" office:string-value="H" calcext:value-type="string">
            <text:p>H</text:p>
          </table:table-cell>
          <table:table-cell table:style-name="ce492" table:formula="of:=IF([.$A12]=&quot;&quot;;&quot;&quot;;VLOOKUP([.$A12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71" table:formula="of:=VLOOKUP(ROW()-9;CLASSIFICA_GIRONE_B;4;0)" office:value-type="string" office:string-value="Puma (6)" calcext:value-type="string">
            <text:p>Puma (6)</text:p>
          </table:table-cell>
          <table:table-cell table:style-name="ce302" table:formula="of:=VLOOKUP(ROW()-9;CLASSIFICA_GIRONE_B;5;0)" office:value-type="float" office:value="3" calcext:value-type="float">
            <text:p>3</text:p>
          </table:table-cell>
          <table:table-cell table:style-name="ce333" table:formula="of:=VLOOKUP(ROW()-9;CLASSIFICA_GIRONE_B;6;0)" office:value-type="float" office:value="1" calcext:value-type="float">
            <text:p>1</text:p>
          </table:table-cell>
          <table:table-cell table:style-name="ce350" table:formula="of:=VLOOKUP(ROW()-9;CLASSIFICA_GIRONE_B;7;0)" office:value-type="float" office:value="2" calcext:value-type="float">
            <text:p>2</text:p>
          </table:table-cell>
          <table:table-cell table:style-name="ce355" table:formula="of:=VLOOKUP(ROW()-9;CLASSIFICA_GIRONE_B;8;0)" office:value-type="float" office:value="0" calcext:value-type="float">
            <text:p>0</text:p>
          </table:table-cell>
          <table:table-cell table:style-name="ce355" table:formula="of:=VLOOKUP(ROW()-9;CLASSIFICA_GIRONE_B;9;0)" office:value-type="float" office:value="4" calcext:value-type="float">
            <text:p>4</text:p>
          </table:table-cell>
          <table:table-cell table:style-name="ce355" table:formula="of:=VLOOKUP(ROW()-9;CLASSIFICA_GIRONE_B;10;0)" office:value-type="float" office:value="184" calcext:value-type="float">
            <text:p>184</text:p>
          </table:table-cell>
          <table:table-cell table:style-name="ce355" table:formula="of:=VLOOKUP(ROW()-9;CLASSIFICA_GIRONE_B;11;0)" office:value-type="float" office:value="216" calcext:value-type="float">
            <text:p>216</text:p>
          </table:table-cell>
          <table:table-cell table:style-name="ce364" table:formula="of:=VLOOKUP(ROW()-9;CLASSIFICA_GIRONE_B;12;0)" office:value-type="float" office:value="-32" calcext:value-type="float">
            <text:p>-32</text:p>
          </table:table-cell>
          <table:table-cell table:style-name="ce420"/>
          <table:table-cell table:style-name="ce424"/>
          <table:covered-table-cell table:style-name="ce448"/>
          <table:table-cell table:style-name="ce639" table:formula="of:=[.K21]" office:value-type="string" office:string-value="Aquile (15)" calcext:value-type="string">
            <text:p>Aquile (15)</text:p>
          </table:table-cell>
          <table:table-cell table:style-name="ce483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lovacchia</text:p>
          </table:table-cell>
          <table:table-cell table:style-name="ce739" office:value-type="float" office:value="3" calcext:value-type="float">
            <text:p>3</text:p>
          </table:table-cell>
          <table:table-cell table:number-columns-repeated="3" table:style-name="ce744" office:value-type="float" office:value="1" calcext:value-type="float">
            <text:p>1</text:p>
          </table:table-cell>
          <table:table-cell table:number-columns-repeated="2" table:style-name="ce744" office:value-type="float" office:value="3" calcext:value-type="float">
            <text:p>3</text:p>
          </table:table-cell>
          <table:table-cell table:style-name="ce744"/>
          <table:table-cell table:style-name="ce744" office:value-type="float" office:value="4" calcext:value-type="float">
            <text:p>4</text:p>
          </table:table-cell>
          <table:table-cell table:style-name="ce744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7">
          <table:table-cell table:style-name="ce179"/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21H00M00S" calcext:value-type="time">
            <text:p>21:00</text:p>
          </table:table-cell>
          <table:table-cell table:style-name="ce179" table:formula="of:=IF([.$A13]=&quot;&quot;;&quot;&quot;;VLOOKUP([.$A13];B_009_PARTITE_GIRONI;4;0))">
            <text:p/>
          </table:table-cell>
          <table:table-cell table:style-name="ce232"/>
          <table:table-cell table:style-name="ce235"/>
          <table:table-cell table:style-name="ce188" table:formula="of:=IF([.$A13]=&quot;&quot;;&quot;&quot;;VLOOKUP([.$A13];B_009_PARTITE_GIRONI;6;0))">
            <text:p/>
          </table:table-cell>
          <table:table-cell table:style-name="ce492" table:formula="of:=IF([.$A13]=&quot;&quot;;&quot;&quot;;VLOOKUP([.$A13];B_009_PARTITE_GIRONI;2;0))">
            <text:p/>
          </table:table-cell>
          <table:table-cell table:style-name="ce492" table:formula="of:=IF([.$A13]=&quot;&quot;;&quot;&quot;;VLOOKUP([.$A13];B_009_PARTITE_GIRONI;11;0))">
            <text:p/>
          </table:table-cell>
          <table:table-cell table:style-name="ce260"/>
          <table:table-cell table:style-name="ce271" table:formula="of:=VLOOKUP(ROW()-9;CLASSIFICA_GIRONE_B;4;0)" office:value-type="string" office:string-value="Giaguari (5)" calcext:value-type="string">
            <text:p>Giaguari (5)</text:p>
          </table:table-cell>
          <table:table-cell table:style-name="ce303" table:formula="of:=VLOOKUP(ROW()-9;CLASSIFICA_GIRONE_B;5;0)" office:value-type="float" office:value="3" calcext:value-type="float">
            <text:p>3</text:p>
          </table:table-cell>
          <table:table-cell table:style-name="ce334" table:formula="of:=VLOOKUP(ROW()-9;CLASSIFICA_GIRONE_B;6;0)" office:value-type="float" office:value="0" calcext:value-type="float">
            <text:p>0</text:p>
          </table:table-cell>
          <table:table-cell table:style-name="ce350" table:formula="of:=VLOOKUP(ROW()-9;CLASSIFICA_GIRONE_B;7;0)" office:value-type="float" office:value="3" calcext:value-type="float">
            <text:p>3</text:p>
          </table:table-cell>
          <table:table-cell table:style-name="ce355" table:formula="of:=VLOOKUP(ROW()-9;CLASSIFICA_GIRONE_B;8;0)" office:value-type="float" office:value="0" calcext:value-type="float">
            <text:p>0</text:p>
          </table:table-cell>
          <table:table-cell table:style-name="ce355" table:formula="of:=VLOOKUP(ROW()-9;CLASSIFICA_GIRONE_B;9;0)" office:value-type="float" office:value="3" calcext:value-type="float">
            <text:p>3</text:p>
          </table:table-cell>
          <table:table-cell table:style-name="ce355" table:formula="of:=VLOOKUP(ROW()-9;CLASSIFICA_GIRONE_B;10;0)" office:value-type="float" office:value="174" calcext:value-type="float">
            <text:p>174</text:p>
          </table:table-cell>
          <table:table-cell table:style-name="ce355" table:formula="of:=VLOOKUP(ROW()-9;CLASSIFICA_GIRONE_B;11;0)" office:value-type="float" office:value="217" calcext:value-type="float">
            <text:p>217</text:p>
          </table:table-cell>
          <table:table-cell table:style-name="ce364" table:formula="of:=VLOOKUP(ROW()-9;CLASSIFICA_GIRONE_B;12;0)" office:value-type="float" office:value="-43" calcext:value-type="float">
            <text:p>-43</text:p>
          </table:table-cell>
          <table:table-cell table:style-name="ce420"/>
          <table:table-cell table:style-name="ce424"/>
          <table:table-cell table:style-name="ce630"/>
          <table:table-cell table:style-name="ce706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table:formula="of:=[.AA33]+1" office:value-type="float" office:value="61" calcext:value-type="float" table:number-columns-spanned="1" table:number-rows-spanned="2">
            <text:p>61</text:p>
          </table:table-cell>
          <table:table-cell table:style-name="ce479" table:formula="of:=IF([.AC9]&amp;[.AC10]=&quot;&quot;;&quot;Vincente &quot;&amp;[.AA9];IF([.AC9]&gt;[.AC10];[.AB9];[.AB10]))" office:value-type="string" office:string-value="Vincente 57" calcext:value-type="string">
            <text:p>Vincente 57</text:p>
          </table:table-cell>
          <table:table-cell table:style-name="ce723"/>
          <table:table-cell table:style-name="ce626"/>
          <table:table-cell table:style-name="ce693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Russ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number-columns-repeated="2" table:style-name="ce739" office:value-type="float" office:value="2" calcext:value-type="float">
            <text:p>2</text:p>
          </table:table-cell>
          <table:table-cell table:style-name="ce739" office:value-type="float" office:value="6" calcext:value-type="float">
            <text:p>6</text:p>
          </table:table-cell>
          <table:table-cell table:style-name="ce739"/>
          <table:table-cell table:style-name="ce739" office:value-type="float" office:value="0.9996" calcext:value-type="float">
            <text:p>0,9996</text:p>
          </table:table-cell>
          <table:table-cell table:style-name="ce73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7">
          <table:table-cell table:style-name="ce179" office:value-type="float" office:value="2" calcext:value-type="float">
            <text:p>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4]=&quot;&quot;;&quot;&quot;;VLOOKUP([.$A14];B_009_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14]=&quot;&quot;;&quot;&quot;;VLOOKUP([.$A14];B_009_PARTITE_GIRONI;6;0))" office:value-type="string" office:string-value="Puma (6)" calcext:value-type="string">
            <text:p>Puma (6)</text:p>
          </table:table-cell>
          <table:table-cell table:style-name="ce492" table:formula="of:=IF([.$A14]=&quot;&quot;;&quot;&quot;;VLOOKUP([.$A14];B_009_PARTITE_GIRONI;2;0))" office:value-type="string" office:string-value="B" calcext:value-type="string">
            <text:p>B</text:p>
          </table:table-cell>
          <table:table-cell table:style-name="ce492" table:formula="of:=IF([.$A14]=&quot;&quot;;&quot;&quot;;VLOOKUP([.$A14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72" office:value-type="string" calcext:value-type="string">
            <text:p>Gruppo C</text:p>
          </table:table-cell>
          <table:table-cell table:style-name="ce304" office:value-type="string" calcext:value-type="string">
            <text:p>G</text:p>
          </table:table-cell>
          <table:table-cell table:style-name="ce304" office:value-type="string" calcext:value-type="string">
            <text:p>V</text:p>
          </table:table-cell>
          <table:table-cell table:style-name="ce304" office:value-type="string" calcext:value-type="string">
            <text:p>P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PC</text:p>
          </table:table-cell>
          <table:table-cell table:style-name="ce304" office:value-type="string" calcext:value-type="string">
            <text:p>PGF</text:p>
          </table:table-cell>
          <table:table-cell table:style-name="ce304" office:value-type="string" calcext:value-type="string">
            <text:p>PGS</text:p>
          </table:table-cell>
          <table:table-cell table:style-name="ce304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5 Giu <text:s/>h. 18</text:p>
          </table:table-cell>
          <table:table-cell table:style-name="ce706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76" table:formula="of:=IF([.AC17]&amp;[.AC18]=&quot;&quot;;&quot;Vincente &quot;&amp;[.AA17];IF([.AC17]&gt;[.AC18];[.AB17];[.AB18]))" office:value-type="string" office:string-value="Vincente 58" calcext:value-type="string">
            <text:p>Vincente 58</text:p>
          </table:table-cell>
          <table:table-cell table:style-name="ce724"/>
          <table:table-cell table:style-name="ce681"/>
          <table:table-cell table:style-name="ce694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4" office:value-type="string" calcext:value-type="string">
            <text:p>Gruppo C</text:p>
          </table:table-cell>
          <table:table-cell table:style-name="ce734" office:value-type="string" calcext:value-type="string">
            <text:p>G</text:p>
          </table:table-cell>
          <table:table-cell table:style-name="ce734" office:value-type="string" calcext:value-type="string">
            <text:p>V</text:p>
          </table:table-cell>
          <table:table-cell table:style-name="ce734" office:value-type="string" calcext:value-type="string">
            <text:p>N</text:p>
          </table:table-cell>
          <table:table-cell table:style-name="ce734" office:value-type="string" calcext:value-type="string">
            <text:p>P</text:p>
          </table:table-cell>
          <table:table-cell table:style-name="ce734" office:value-type="string" calcext:value-type="string">
            <text:p>GF</text:p>
          </table:table-cell>
          <table:table-cell table:style-name="ce734" office:value-type="string" calcext:value-type="string">
            <text:p>GS</text:p>
          </table:table-cell>
          <table:table-cell table:style-name="ce734"/>
          <table:table-cell table:style-name="ce734" office:value-type="string" calcext:value-type="string">
            <text:p>P.ti</text:p>
          </table:table-cell>
          <table:table-cell table:style-name="ce73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8" calcext:value-type="float">
            <text:p>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5]=&quot;&quot;;&quot;&quot;;VLOOKUP([.$A15];B_009_PARTITE_GIRONI;4;0))" office:value-type="string" office:string-value="Aquile (15)" calcext:value-type="string">
            <text:p>Aquile (15)</text:p>
          </table:table-cell>
          <table:table-cell table:style-name="ce232"/>
          <table:table-cell table:style-name="ce235"/>
          <table:table-cell table:style-name="ce188" table:formula="of:=IF([.$A15]=&quot;&quot;;&quot;&quot;;VLOOKUP([.$A15];B_009_PARTITE_GIRONI;6;0))" office:value-type="string" office:string-value="Falchi (16)" calcext:value-type="string">
            <text:p>Falchi (16)</text:p>
          </table:table-cell>
          <table:table-cell table:style-name="ce492" table:formula="of:=IF([.$A15]=&quot;&quot;;&quot;&quot;;VLOOKUP([.$A15];B_009_PARTITE_GIRONI;2;0))" office:value-type="string" office:string-value="D" calcext:value-type="string">
            <text:p>D</text:p>
          </table:table-cell>
          <table:table-cell table:style-name="ce492" table:formula="of:=IF([.$A15]=&quot;&quot;;&quot;&quot;;VLOOKUP([.$A15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73" table:formula="of:=VLOOKUP(ROW()-14;CLASSIFICA_GIRONE_C;4;0)" office:value-type="string" office:string-value="Giraffe (10)" calcext:value-type="string">
            <text:p>Giraffe (10)</text:p>
          </table:table-cell>
          <table:table-cell table:style-name="ce305" table:formula="of:=VLOOKUP(ROW()-14;CLASSIFICA_GIRONE_C;5;0)" office:value-type="float" office:value="3" calcext:value-type="float">
            <text:p>3</text:p>
          </table:table-cell>
          <table:table-cell table:style-name="ce305" table:formula="of:=VLOOKUP(ROW()-14;CLASSIFICA_GIRONE_C;6;0)" office:value-type="float" office:value="3" calcext:value-type="float">
            <text:p>3</text:p>
          </table:table-cell>
          <table:table-cell table:style-name="ce305" table:formula="of:=VLOOKUP(ROW()-14;CLASSIFICA_GIRONE_C;7;0)" office:value-type="float" office:value="0" calcext:value-type="float">
            <text:p>0</text:p>
          </table:table-cell>
          <table:table-cell table:style-name="ce305" table:formula="of:=VLOOKUP(ROW()-14;CLASSIFICA_GIRONE_C;8;0)" office:value-type="float" office:value="0" calcext:value-type="float">
            <text:p>0</text:p>
          </table:table-cell>
          <table:table-cell table:style-name="ce305" table:formula="of:=VLOOKUP(ROW()-14;CLASSIFICA_GIRONE_C;9;0)" office:value-type="float" office:value="6" calcext:value-type="float">
            <text:p>6</text:p>
          </table:table-cell>
          <table:table-cell table:style-name="ce305" table:formula="of:=VLOOKUP(ROW()-14;CLASSIFICA_GIRONE_C;10;0)" office:value-type="float" office:value="258" calcext:value-type="float">
            <text:p>258</text:p>
          </table:table-cell>
          <table:table-cell table:style-name="ce305" table:formula="of:=VLOOKUP(ROW()-14;CLASSIFICA_GIRONE_C;11;0)" office:value-type="float" office:value="154" calcext:value-type="float">
            <text:p>154</text:p>
          </table:table-cell>
          <table:table-cell table:style-name="ce365" table:formula="of:=VLOOKUP(ROW()-14;CLASSIFICA_GIRONE_C;12;0)" office:value-type="float" office:value="104" calcext:value-type="float">
            <text:p>+104</text:p>
          </table:table-cell>
          <table:table-cell table:style-name="ce420"/>
          <table:table-cell table:style-name="ce424"/>
          <table:table-cell table:style-name="ce632" table:formula="of:=[.V11]+1" office:value-type="float" office:value="51" calcext:value-type="float" table:number-columns-spanned="1" table:number-rows-spanned="2">
            <text:p>51</text:p>
          </table:table-cell>
          <table:table-cell table:style-name="ce638" table:formula="of:=[.K25]" office:value-type="string" office:string-value="Cinghiali (20)" calcext:value-type="string">
            <text:p>Cinghiali (20)</text:p>
          </table:table-cell>
          <table:table-cell table:style-name="ce482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Irland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number-columns-repeated="3" table:style-name="ce739" office:value-type="float" office:value="2" calcext:value-type="float">
            <text:p>2</text:p>
          </table:table-cell>
          <table:table-cell table:style-name="ce739"/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4" calcext:value-type="float">
            <text:p>14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6]=&quot;&quot;;&quot;&quot;;VLOOKUP([.$A16];B_009_PARTITE_GIRONI;4;0))" office:value-type="string" office:string-value="Puma (6)" calcext:value-type="string">
            <text:p>Puma (6)</text:p>
          </table:table-cell>
          <table:table-cell table:style-name="ce232"/>
          <table:table-cell table:style-name="ce235"/>
          <table:table-cell table:style-name="ce188" table:formula="of:=IF([.$A16]=&quot;&quot;;&quot;&quot;;VLOOKUP([.$A16];B_009_PARTITE_GIRONI;6;0))" office:value-type="string" office:string-value="Serval (8)" calcext:value-type="string">
            <text:p>Serval (8)</text:p>
          </table:table-cell>
          <table:table-cell table:style-name="ce492" table:formula="of:=IF([.$A16]=&quot;&quot;;&quot;&quot;;VLOOKUP([.$A16];B_009_PARTITE_GIRONI;2;0))" office:value-type="string" office:string-value="B" calcext:value-type="string">
            <text:p>B</text:p>
          </table:table-cell>
          <table:table-cell table:style-name="ce492" table:formula="of:=IF([.$A16]=&quot;&quot;;&quot;&quot;;VLOOKUP([.$A16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74" table:formula="of:=VLOOKUP(ROW()-14;CLASSIFICA_GIRONE_C;4;0)" office:value-type="string" office:string-value="Ippopotami (11)" calcext:value-type="string">
            <text:p>Ippopotami (11)</text:p>
          </table:table-cell>
          <table:table-cell table:style-name="ce306" table:formula="of:=VLOOKUP(ROW()-14;CLASSIFICA_GIRONE_C;5;0)" office:value-type="float" office:value="3" calcext:value-type="float">
            <text:p>3</text:p>
          </table:table-cell>
          <table:table-cell table:style-name="ce335" table:formula="of:=VLOOKUP(ROW()-14;CLASSIFICA_GIRONE_C;6;0)" office:value-type="float" office:value="2" calcext:value-type="float">
            <text:p>2</text:p>
          </table:table-cell>
          <table:table-cell table:style-name="ce335" table:formula="of:=VLOOKUP(ROW()-14;CLASSIFICA_GIRONE_C;7;0)" office:value-type="float" office:value="1" calcext:value-type="float">
            <text:p>1</text:p>
          </table:table-cell>
          <table:table-cell table:style-name="ce335" table:formula="of:=VLOOKUP(ROW()-14;CLASSIFICA_GIRONE_C;8;0)" office:value-type="float" office:value="0" calcext:value-type="float">
            <text:p>0</text:p>
          </table:table-cell>
          <table:table-cell table:style-name="ce335" table:formula="of:=VLOOKUP(ROW()-14;CLASSIFICA_GIRONE_C;9;0)" office:value-type="float" office:value="5" calcext:value-type="float">
            <text:p>5</text:p>
          </table:table-cell>
          <table:table-cell table:style-name="ce335" table:formula="of:=VLOOKUP(ROW()-14;CLASSIFICA_GIRONE_C;10;0)" office:value-type="float" office:value="280" calcext:value-type="float">
            <text:p>280</text:p>
          </table:table-cell>
          <table:table-cell table:style-name="ce335" table:formula="of:=VLOOKUP(ROW()-14;CLASSIFICA_GIRONE_C;11;0)" office:value-type="float" office:value="189" calcext:value-type="float">
            <text:p>189</text:p>
          </table:table-cell>
          <table:table-cell table:style-name="ce366" table:formula="of:=VLOOKUP(ROW()-14;CLASSIFICA_GIRONE_C;12;0)" office:value-type="float" office:value="91" calcext:value-type="float">
            <text:p>+91</text:p>
          </table:table-cell>
          <table:table-cell table:style-name="ce420"/>
          <table:table-cell table:style-name="ce424"/>
          <table:covered-table-cell table:style-name="ce448"/>
          <table:table-cell table:style-name="ce640" table:formula="of:=[.K36]" office:value-type="string" office:string-value="Orche (28)" calcext:value-type="string">
            <text:p>Orche (28)</text:p>
          </table:table-cell>
          <table:table-cell table:style-name="ce483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German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/>
          <table:table-cell table:style-name="ce739" office:value-type="float" office:value="7.0003" calcext:value-type="float">
            <text:p>7,0003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0" calcext:value-type="float">
            <text:p>2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7]=&quot;&quot;;&quot;&quot;;VLOOKUP([.$A17];B_009_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17]=&quot;&quot;;&quot;&quot;;VLOOKUP([.$A17];B_009_PARTITE_GIRONI;6;0))" office:value-type="string" office:string-value="Scorpioni (30)" calcext:value-type="string">
            <text:p>Scorpioni (30)</text:p>
          </table:table-cell>
          <table:table-cell table:style-name="ce492" table:formula="of:=IF([.$A17]=&quot;&quot;;&quot;&quot;;VLOOKUP([.$A17];B_009_PARTITE_GIRONI;2;0))" office:value-type="string" office:string-value="H" calcext:value-type="string">
            <text:p>H</text:p>
          </table:table-cell>
          <table:table-cell table:style-name="ce492" table:formula="of:=IF([.$A17]=&quot;&quot;;&quot;&quot;;VLOOKUP([.$A17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75" table:formula="of:=VLOOKUP(ROW()-14;CLASSIFICA_GIRONE_C;4;0)" office:value-type="string" office:string-value="Elefanti (9)" calcext:value-type="string">
            <text:p>Elefanti (9)</text:p>
          </table:table-cell>
          <table:table-cell table:style-name="ce307" table:formula="of:=VLOOKUP(ROW()-14;CLASSIFICA_GIRONE_C;5;0)" office:value-type="float" office:value="3" calcext:value-type="float">
            <text:p>3</text:p>
          </table:table-cell>
          <table:table-cell table:style-name="ce336" table:formula="of:=VLOOKUP(ROW()-14;CLASSIFICA_GIRONE_C;6;0)" office:value-type="float" office:value="1" calcext:value-type="float">
            <text:p>1</text:p>
          </table:table-cell>
          <table:table-cell table:style-name="ce351" table:formula="of:=VLOOKUP(ROW()-14;CLASSIFICA_GIRONE_C;7;0)" office:value-type="float" office:value="2" calcext:value-type="float">
            <text:p>2</text:p>
          </table:table-cell>
          <table:table-cell table:style-name="ce356" table:formula="of:=VLOOKUP(ROW()-14;CLASSIFICA_GIRONE_C;8;0)" office:value-type="float" office:value="0" calcext:value-type="float">
            <text:p>0</text:p>
          </table:table-cell>
          <table:table-cell table:style-name="ce356" table:formula="of:=VLOOKUP(ROW()-14;CLASSIFICA_GIRONE_C;9;0)" office:value-type="float" office:value="4" calcext:value-type="float">
            <text:p>4</text:p>
          </table:table-cell>
          <table:table-cell table:style-name="ce356" table:formula="of:=VLOOKUP(ROW()-14;CLASSIFICA_GIRONE_C;10;0)" office:value-type="float" office:value="154" calcext:value-type="float">
            <text:p>154</text:p>
          </table:table-cell>
          <table:table-cell table:style-name="ce356" table:formula="of:=VLOOKUP(ROW()-14;CLASSIFICA_GIRONE_C;11;0)" office:value-type="float" office:value="237" calcext:value-type="float">
            <text:p>237</text:p>
          </table:table-cell>
          <table:table-cell table:style-name="ce367" table:formula="of:=VLOOKUP(ROW()-14;CLASSIFICA_GIRONE_C;12;0)" office:value-type="float" office:value="-83" calcext:value-type="float">
            <text:p>-83</text:p>
          </table:table-cell>
          <table:table-cell table:style-name="ce420"/>
          <table:table-cell table:style-name="ce424"/>
          <table:table-cell table:style-name="ce630"/>
          <table:table-cell table:style-name="ce706"/>
          <table:table-cell table:style-name="ce655"/>
          <table:table-cell table:style-name="ce662"/>
          <table:table-cell table:style-name="ce626"/>
          <table:table-cell table:style-name="ce665" table:formula="of:=[.AA9]+1" office:value-type="float" office:value="58" calcext:value-type="float" table:number-columns-spanned="1" table:number-rows-spanned="2">
            <text:p>58</text:p>
          </table:table-cell>
          <table:table-cell table:style-name="ce479" table:formula="of:=IF([.X15]&amp;[.X16]=&quot;&quot;;&quot;Vincente &quot;&amp;[.V15];IF([.X15]&gt;[.X16];[.W15];[.W16]))" office:value-type="string" office:string-value="Vincente 51" calcext:value-type="string">
            <text:p>Vincente 51</text:p>
          </table:table-cell>
          <table:table-cell table:style-name="ce686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Poloni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/>
          <table:table-cell table:style-name="ce744" office:value-type="float" office:value="7.0002" calcext:value-type="float">
            <text:p>7</text:p>
          </table:table-cell>
          <table:table-cell table:style-name="ce74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5" calcext:value-type="float">
            <text:p>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8]=&quot;&quot;;&quot;&quot;;VLOOKUP([.$A18];B_009_PARTITE_GIRONI;4;0))" office:value-type="string" office:string-value="Tigri (3)" calcext:value-type="string">
            <text:p>Tigri (3)</text:p>
          </table:table-cell>
          <table:table-cell table:style-name="ce232"/>
          <table:table-cell table:style-name="ce235"/>
          <table:table-cell table:style-name="ce188" table:formula="of:=IF([.$A18]=&quot;&quot;;&quot;&quot;;VLOOKUP([.$A18];B_009_PARTITE_GIRONI;6;0))" office:value-type="string" office:string-value="Ghepardi (4)" calcext:value-type="string">
            <text:p>Ghepardi (4)</text:p>
          </table:table-cell>
          <table:table-cell table:style-name="ce492" table:formula="of:=IF([.$A18]=&quot;&quot;;&quot;&quot;;VLOOKUP([.$A18];B_009_PARTITE_GIRONI;2;0))" office:value-type="string" office:string-value="A" calcext:value-type="string">
            <text:p>A</text:p>
          </table:table-cell>
          <table:table-cell table:style-name="ce492" table:formula="of:=IF([.$A18]=&quot;&quot;;&quot;&quot;;VLOOKUP([.$A18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75" table:formula="of:=VLOOKUP(ROW()-14;CLASSIFICA_GIRONE_C;4;0)" office:value-type="string" office:string-value="Iguane (12)" calcext:value-type="string">
            <text:p>Iguane (12)</text:p>
          </table:table-cell>
          <table:table-cell table:style-name="ce308" table:formula="of:=VLOOKUP(ROW()-14;CLASSIFICA_GIRONE_C;5;0)" office:value-type="float" office:value="3" calcext:value-type="float">
            <text:p>3</text:p>
          </table:table-cell>
          <table:table-cell table:style-name="ce337" table:formula="of:=VLOOKUP(ROW()-14;CLASSIFICA_GIRONE_C;6;0)" office:value-type="float" office:value="0" calcext:value-type="float">
            <text:p>0</text:p>
          </table:table-cell>
          <table:table-cell table:style-name="ce351" table:formula="of:=VLOOKUP(ROW()-14;CLASSIFICA_GIRONE_C;7;0)" office:value-type="float" office:value="3" calcext:value-type="float">
            <text:p>3</text:p>
          </table:table-cell>
          <table:table-cell table:style-name="ce356" table:formula="of:=VLOOKUP(ROW()-14;CLASSIFICA_GIRONE_C;8;0)" office:value-type="float" office:value="0" calcext:value-type="float">
            <text:p>0</text:p>
          </table:table-cell>
          <table:table-cell table:style-name="ce356" table:formula="of:=VLOOKUP(ROW()-14;CLASSIFICA_GIRONE_C;9;0)" office:value-type="float" office:value="3" calcext:value-type="float">
            <text:p>3</text:p>
          </table:table-cell>
          <table:table-cell table:style-name="ce356" table:formula="of:=VLOOKUP(ROW()-14;CLASSIFICA_GIRONE_C;10;0)" office:value-type="float" office:value="101" calcext:value-type="float">
            <text:p>101</text:p>
          </table:table-cell>
          <table:table-cell table:style-name="ce356" table:formula="of:=VLOOKUP(ROW()-14;CLASSIFICA_GIRONE_C;11;0)" office:value-type="float" office:value="213" calcext:value-type="float">
            <text:p>213</text:p>
          </table:table-cell>
          <table:table-cell table:style-name="ce367" table:formula="of:=VLOOKUP(ROW()-14;CLASSIFICA_GIRONE_C;12;0)" office:value-type="float" office:value="-112" calcext:value-type="float">
            <text:p>-112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6 Giu <text:s/>h. 21</text:p>
          </table:table-cell>
          <table:table-cell table:style-name="ce706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481" table:formula="of:=IF([.X19]&amp;[.X20]=&quot;&quot;;&quot;Vincente &quot;&amp;[.V19];IF([.X19]&gt;[.X20];[.W19];[.W20]))" office:value-type="string" office:string-value="Vincente 52" calcext:value-type="string">
            <text:p>Vincente 52</text:p>
          </table:table-cell>
          <table:table-cell table:style-name="ce689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Ucraina</text:p>
          </table:table-cell>
          <table:table-cell table:style-name="ce739" office:value-type="float" office:value="3" calcext:value-type="float">
            <text:p>3</text:p>
          </table:table-cell>
          <table:table-cell table:number-columns-repeated="2" table:style-name="ce739" office:value-type="float" office:value="0" calcext:value-type="float">
            <text:p>0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5" calcext:value-type="float">
            <text:p>5</text:p>
          </table:table-cell>
          <table:table-cell table:style-name="ce739"/>
          <table:table-cell table:style-name="ce739" office:value-type="float" office:value="-0.0005" calcext:value-type="float">
            <text:p>-0,0005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1" calcext:value-type="float">
            <text:p>1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9]=&quot;&quot;;&quot;&quot;;VLOOKUP([.$A19];B_009_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19]=&quot;&quot;;&quot;&quot;;VLOOKUP([.$A19];B_009_PARTITE_GIRONI;6;0))" office:value-type="string" office:string-value="Ippopotami (11)" calcext:value-type="string">
            <text:p>Ippopotami (11)</text:p>
          </table:table-cell>
          <table:table-cell table:style-name="ce492" table:formula="of:=IF([.$A19]=&quot;&quot;;&quot;&quot;;VLOOKUP([.$A19];B_009_PARTITE_GIRONI;2;0))" office:value-type="string" office:string-value="C" calcext:value-type="string">
            <text:p>C</text:p>
          </table:table-cell>
          <table:table-cell table:style-name="ce492" table:formula="of:=IF([.$A19]=&quot;&quot;;&quot;&quot;;VLOOKUP([.$A19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76" office:value-type="string" calcext:value-type="string">
            <text:p>Gruppo D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V</text:p>
          </table:table-cell>
          <table:table-cell table:style-name="ce309" office:value-type="string" calcext:value-type="string">
            <text:p>P</text:p>
          </table:table-cell>
          <table:table-cell table:style-name="ce309" office:value-type="string" calcext:value-type="string">
            <text:p>F</text:p>
          </table:table-cell>
          <table:table-cell table:style-name="ce309" office:value-type="string" calcext:value-type="string">
            <text:p>PC</text:p>
          </table:table-cell>
          <table:table-cell table:style-name="ce309" office:value-type="string" calcext:value-type="string">
            <text:p>PGF</text:p>
          </table:table-cell>
          <table:table-cell table:style-name="ce309" office:value-type="string" calcext:value-type="string">
            <text:p>PGS</text:p>
          </table:table-cell>
          <table:table-cell table:style-name="ce309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2" table:formula="of:=[.V15]+1" office:value-type="float" office:value="52" calcext:value-type="float" table:number-columns-spanned="1" table:number-rows-spanned="2">
            <text:p>52</text:p>
          </table:table-cell>
          <table:table-cell table:style-name="ce638" table:formula="of:=[.K30]" office:value-type="string" office:string-value="Balene (21)" calcext:value-type="string">
            <text:p>Balene (21)</text:p>
          </table:table-cell>
          <table:table-cell table:style-name="ce482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260" table:number-columns-repeated="13"/>
          <table:table-cell table:style-name="ce626" table:number-columns-repeated="49"/>
          <table:table-cell table:style-name="ce735" office:value-type="string" calcext:value-type="string">
            <text:p>Gruppo D</text:p>
          </table:table-cell>
          <table:table-cell table:style-name="ce742" office:value-type="string" calcext:value-type="string">
            <text:p>G</text:p>
          </table:table-cell>
          <table:table-cell table:style-name="ce735" office:value-type="string" calcext:value-type="string">
            <text:p>V</text:p>
          </table:table-cell>
          <table:table-cell table:style-name="ce735" office:value-type="string" calcext:value-type="string">
            <text:p>N</text:p>
          </table:table-cell>
          <table:table-cell table:style-name="ce735" office:value-type="string" calcext:value-type="string">
            <text:p>P</text:p>
          </table:table-cell>
          <table:table-cell table:style-name="ce735" office:value-type="string" calcext:value-type="string">
            <text:p>GF</text:p>
          </table:table-cell>
          <table:table-cell table:style-name="ce735" office:value-type="string" calcext:value-type="string">
            <text:p>GS</text:p>
          </table:table-cell>
          <table:table-cell table:style-name="ce735"/>
          <table:table-cell table:style-name="ce735" office:value-type="string" calcext:value-type="string">
            <text:p>P.ti</text:p>
          </table:table-cell>
          <table:table-cell table:style-name="ce735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7" calcext:value-type="float">
            <text:p>1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0]=&quot;&quot;;&quot;&quot;;VLOOKUP([.$A20];B_009_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20]=&quot;&quot;;&quot;&quot;;VLOOKUP([.$A20];B_009_PARTITE_GIRONI;6;0))" office:value-type="string" office:string-value="Bufali (18)" calcext:value-type="string">
            <text:p>Bufali (18)</text:p>
          </table:table-cell>
          <table:table-cell table:style-name="ce492" table:formula="of:=IF([.$A20]=&quot;&quot;;&quot;&quot;;VLOOKUP([.$A20];B_009_PARTITE_GIRONI;2;0))" office:value-type="string" office:string-value="E" calcext:value-type="string">
            <text:p>E</text:p>
          </table:table-cell>
          <table:table-cell table:style-name="ce492" table:formula="of:=IF([.$A20]=&quot;&quot;;&quot;&quot;;VLOOKUP([.$A20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77" table:formula="of:=VLOOKUP(ROW()-19;CLASSIFICA_GIRONE_D;4;0)" office:value-type="string" office:string-value="Pitoni (14)" calcext:value-type="string">
            <text:p>Pitoni (14)</text:p>
          </table:table-cell>
          <table:table-cell table:style-name="ce310" table:formula="of:=VLOOKUP(ROW()-19;CLASSIFICA_GIRONE_D;5;0)" office:value-type="float" office:value="3" calcext:value-type="float">
            <text:p>3</text:p>
          </table:table-cell>
          <table:table-cell table:style-name="ce310" table:formula="of:=VLOOKUP(ROW()-19;CLASSIFICA_GIRONE_D;6;0)" office:value-type="float" office:value="2" calcext:value-type="float">
            <text:p>2</text:p>
          </table:table-cell>
          <table:table-cell table:style-name="ce310" table:formula="of:=VLOOKUP(ROW()-19;CLASSIFICA_GIRONE_D;7;0)" office:value-type="float" office:value="1" calcext:value-type="float">
            <text:p>1</text:p>
          </table:table-cell>
          <table:table-cell table:style-name="ce310" table:formula="of:=VLOOKUP(ROW()-19;CLASSIFICA_GIRONE_D;8;0)" office:value-type="float" office:value="0" calcext:value-type="float">
            <text:p>0</text:p>
          </table:table-cell>
          <table:table-cell table:style-name="ce310" table:formula="of:=VLOOKUP(ROW()-19;CLASSIFICA_GIRONE_D;9;0)" office:value-type="float" office:value="5" calcext:value-type="float">
            <text:p>5</text:p>
          </table:table-cell>
          <table:table-cell table:style-name="ce310" table:formula="of:=VLOOKUP(ROW()-19;CLASSIFICA_GIRONE_D;10;0)" office:value-type="float" office:value="218" calcext:value-type="float">
            <text:p>218</text:p>
          </table:table-cell>
          <table:table-cell table:style-name="ce310" table:formula="of:=VLOOKUP(ROW()-19;CLASSIFICA_GIRONE_D;11;0)" office:value-type="float" office:value="206" calcext:value-type="float">
            <text:p>206</text:p>
          </table:table-cell>
          <table:table-cell table:style-name="ce368" table:formula="of:=VLOOKUP(ROW()-19;CLASSIFICA_GIRONE_D;12;0)" office:value-type="float" office:value="12" calcext:value-type="float">
            <text:p>+12</text:p>
          </table:table-cell>
          <table:table-cell table:style-name="ce420"/>
          <table:table-cell table:style-name="ce424"/>
          <table:covered-table-cell table:style-name="ce448"/>
          <table:table-cell table:style-name="ce641" table:formula="of:=[.K41]" office:value-type="string" office:string-value="Piranha (29)" calcext:value-type="string">
            <text:p>Piranha (29)</text:p>
          </table:table-cell>
          <table:table-cell table:style-name="ce483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table:formula="of:=[.AF29]+1" office:value-type="float" office:value="63" calcext:value-type="float" table:number-columns-spanned="1" table:number-rows-spanned="2">
            <text:p>63</text:p>
          </table:table-cell>
          <table:table-cell table:style-name="ce479" table:formula="of:=IF([.AH13]&amp;[.AH14]=&quot;&quot;;&quot;Vincente &quot;&amp;[.AF13];IF([.AH13]&gt;[.AH14];[.AG13];[.AG14]))" office:value-type="string" office:string-value="Vincente 61" calcext:value-type="string">
            <text:p>Vincente 61</text:p>
          </table:table-cell>
          <table:table-cell table:style-name="ce732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Turch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number-columns-repeated="2" table:style-name="ce739" office:value-type="float" office:value="2" calcext:value-type="float">
            <text:p>2</text:p>
          </table:table-cell>
          <table:table-cell table:style-name="ce739" office:value-type="float" office:value="4" calcext:value-type="float">
            <text:p>4</text:p>
          </table:table-cell>
          <table:table-cell table:style-name="ce739"/>
          <table:table-cell table:style-name="ce739" office:value-type="float" office:value="2.9998" calcext:value-type="float">
            <text:p>2,9998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3" calcext:value-type="float">
            <text:p>2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1]=&quot;&quot;;&quot;&quot;;VLOOKUP([.$A21];B_009_PARTITE_GIRONI;4;0))" office:value-type="string" office:string-value="Muli (27)" calcext:value-type="string">
            <text:p>Muli (27)</text:p>
          </table:table-cell>
          <table:table-cell table:style-name="ce232"/>
          <table:table-cell table:style-name="ce235"/>
          <table:table-cell table:style-name="ce188" table:formula="of:=IF([.$A21]=&quot;&quot;;&quot;&quot;;VLOOKUP([.$A21];B_009_PARTITE_GIRONI;6;0))" office:value-type="string" office:string-value="Orche (28)" calcext:value-type="string">
            <text:p>Orche (28)</text:p>
          </table:table-cell>
          <table:table-cell table:style-name="ce492" table:formula="of:=IF([.$A21]=&quot;&quot;;&quot;&quot;;VLOOKUP([.$A21];B_009_PARTITE_GIRONI;2;0))" office:value-type="string" office:string-value="G" calcext:value-type="string">
            <text:p>G</text:p>
          </table:table-cell>
          <table:table-cell table:style-name="ce492" table:formula="of:=IF([.$A21]=&quot;&quot;;&quot;&quot;;VLOOKUP([.$A21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78" table:formula="of:=VLOOKUP(ROW()-19;CLASSIFICA_GIRONE_D;4;0)" office:value-type="string" office:string-value="Aquile (15)" calcext:value-type="string">
            <text:p>Aquile (15)</text:p>
          </table:table-cell>
          <table:table-cell table:style-name="ce311" table:formula="of:=VLOOKUP(ROW()-19;CLASSIFICA_GIRONE_D;5;0)" office:value-type="float" office:value="3" calcext:value-type="float">
            <text:p>3</text:p>
          </table:table-cell>
          <table:table-cell table:style-name="ce338" table:formula="of:=VLOOKUP(ROW()-19;CLASSIFICA_GIRONE_D;6;0)" office:value-type="float" office:value="2" calcext:value-type="float">
            <text:p>2</text:p>
          </table:table-cell>
          <table:table-cell table:style-name="ce338" table:formula="of:=VLOOKUP(ROW()-19;CLASSIFICA_GIRONE_D;7;0)" office:value-type="float" office:value="1" calcext:value-type="float">
            <text:p>1</text:p>
          </table:table-cell>
          <table:table-cell table:style-name="ce338" table:formula="of:=VLOOKUP(ROW()-19;CLASSIFICA_GIRONE_D;8;0)" office:value-type="float" office:value="0" calcext:value-type="float">
            <text:p>0</text:p>
          </table:table-cell>
          <table:table-cell table:style-name="ce338" table:formula="of:=VLOOKUP(ROW()-19;CLASSIFICA_GIRONE_D;9;0)" office:value-type="float" office:value="5" calcext:value-type="float">
            <text:p>5</text:p>
          </table:table-cell>
          <table:table-cell table:style-name="ce338" table:formula="of:=VLOOKUP(ROW()-19;CLASSIFICA_GIRONE_D;10;0)" office:value-type="float" office:value="154" calcext:value-type="float">
            <text:p>154</text:p>
          </table:table-cell>
          <table:table-cell table:style-name="ce338" table:formula="of:=VLOOKUP(ROW()-19;CLASSIFICA_GIRONE_D;11;0)" office:value-type="float" office:value="140" calcext:value-type="float">
            <text:p>140</text:p>
          </table:table-cell>
          <table:table-cell table:style-name="ce369" table:formula="of:=VLOOKUP(ROW()-19;CLASSIFICA_GIRONE_D;12;0)" office:value-type="float" office:value="14" calcext:value-type="float">
            <text:p>+14</text:p>
          </table:table-cell>
          <table:table-cell table:style-name="ce420"/>
          <table:table-cell table:style-name="ce424"/>
          <table:table-cell table:style-name="ce630"/>
          <table:table-cell table:style-name="ce706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722" table:formula="of:=IF([.AH29]&amp;[.AH30]=&quot;&quot;;&quot;Vincente &quot;&amp;[.AF29];IF([.AH29]&gt;[.AH30];[.AG29];[.AG30]))" office:value-type="string" office:string-value="Vincente 62" calcext:value-type="string">
            <text:p>Vincente 62</text:p>
          </table:table-cell>
          <table:table-cell table:style-name="ce741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Croaz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5" calcext:value-type="float">
            <text:p>5</text:p>
          </table:table-cell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39" office:value-type="float" office:value="7.0002" calcext:value-type="float">
            <text:p>7,0002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5" calcext:value-type="float">
            <text:p>2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2]=&quot;&quot;;&quot;&quot;;VLOOKUP([.$A22];B_009_PARTITE_GIRONI;4;0))" office:value-type="string" office:string-value="Leoni (1)" calcext:value-type="string">
            <text:p>Leoni (1)</text:p>
          </table:table-cell>
          <table:table-cell table:style-name="ce232"/>
          <table:table-cell table:style-name="ce235"/>
          <table:table-cell table:style-name="ce188" table:formula="of:=IF([.$A22]=&quot;&quot;;&quot;&quot;;VLOOKUP([.$A22];B_009_PARTITE_GIRONI;6;0))" office:value-type="string" office:string-value="Ghepardi (4)" calcext:value-type="string">
            <text:p>Ghepardi (4)</text:p>
          </table:table-cell>
          <table:table-cell table:style-name="ce492" table:formula="of:=IF([.$A22]=&quot;&quot;;&quot;&quot;;VLOOKUP([.$A22];B_009_PARTITE_GIRONI;2;0))" office:value-type="string" office:string-value="A" calcext:value-type="string">
            <text:p>A</text:p>
          </table:table-cell>
          <table:table-cell table:style-name="ce492" table:formula="of:=IF([.$A22]=&quot;&quot;;&quot;&quot;;VLOOKUP([.$A22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79" table:formula="of:=VLOOKUP(ROW()-19;CLASSIFICA_GIRONE_D;4;0)" office:value-type="string" office:string-value="Coccodrilli (13)" calcext:value-type="string">
            <text:p>Coccodrilli (13)</text:p>
          </table:table-cell>
          <table:table-cell table:style-name="ce312" table:formula="of:=VLOOKUP(ROW()-19;CLASSIFICA_GIRONE_D;5;0)" office:value-type="float" office:value="3" calcext:value-type="float">
            <text:p>3</text:p>
          </table:table-cell>
          <table:table-cell table:style-name="ce339" table:formula="of:=VLOOKUP(ROW()-19;CLASSIFICA_GIRONE_D;6;0)" office:value-type="float" office:value="1" calcext:value-type="float">
            <text:p>1</text:p>
          </table:table-cell>
          <table:table-cell table:style-name="ce352" table:formula="of:=VLOOKUP(ROW()-19;CLASSIFICA_GIRONE_D;7;0)" office:value-type="float" office:value="2" calcext:value-type="float">
            <text:p>2</text:p>
          </table:table-cell>
          <table:table-cell table:style-name="ce357" table:formula="of:=VLOOKUP(ROW()-19;CLASSIFICA_GIRONE_D;8;0)" office:value-type="float" office:value="0" calcext:value-type="float">
            <text:p>0</text:p>
          </table:table-cell>
          <table:table-cell table:style-name="ce357" table:formula="of:=VLOOKUP(ROW()-19;CLASSIFICA_GIRONE_D;9;0)" office:value-type="float" office:value="4" calcext:value-type="float">
            <text:p>4</text:p>
          </table:table-cell>
          <table:table-cell table:style-name="ce357" table:formula="of:=VLOOKUP(ROW()-19;CLASSIFICA_GIRONE_D;10;0)" office:value-type="float" office:value="171" calcext:value-type="float">
            <text:p>171</text:p>
          </table:table-cell>
          <table:table-cell table:style-name="ce357" table:formula="of:=VLOOKUP(ROW()-19;CLASSIFICA_GIRONE_D;11;0)" office:value-type="float" office:value="161" calcext:value-type="float">
            <text:p>161</text:p>
          </table:table-cell>
          <table:table-cell table:style-name="ce370" table:formula="of:=VLOOKUP(ROW()-19;CLASSIFICA_GIRONE_D;12;0)" office:value-type="float" office:value="10" calcext:value-type="float">
            <text:p>+10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6 Giu <text:s/>h. 18</text:p>
          </table:table-cell>
          <table:table-cell table:style-name="ce706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pagn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5" calcext:value-type="float">
            <text:p>5</text:p>
          </table:table-cell>
          <table:table-cell table:style-name="ce744" office:value-type="float" office:value="2" calcext:value-type="float">
            <text:p>2</text:p>
          </table:table-cell>
          <table:table-cell table:style-name="ce744"/>
          <table:table-cell table:style-name="ce744" office:value-type="float" office:value="6.0003" calcext:value-type="float">
            <text:p>6</text:p>
          </table:table-cell>
          <table:table-cell table:style-name="ce74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1" calcext:value-type="float">
            <text:p>3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3]=&quot;&quot;;&quot;&quot;;VLOOKUP([.$A23];B_009_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23]=&quot;&quot;;&quot;&quot;;VLOOKUP([.$A23];B_009_PARTITE_GIRONI;6;0))" office:value-type="string" office:string-value="Muli (27)" calcext:value-type="string">
            <text:p>Muli (27)</text:p>
          </table:table-cell>
          <table:table-cell table:style-name="ce492" table:formula="of:=IF([.$A23]=&quot;&quot;;&quot;&quot;;VLOOKUP([.$A23];B_009_PARTITE_GIRONI;2;0))" office:value-type="string" office:string-value="G" calcext:value-type="string">
            <text:p>G</text:p>
          </table:table-cell>
          <table:table-cell table:style-name="ce492" table:formula="of:=IF([.$A23]=&quot;&quot;;&quot;&quot;;VLOOKUP([.$A23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79" table:formula="of:=VLOOKUP(ROW()-19;CLASSIFICA_GIRONE_D;4;0)" office:value-type="string" office:string-value="Falchi (16)" calcext:value-type="string">
            <text:p>Falchi (16)</text:p>
          </table:table-cell>
          <table:table-cell table:style-name="ce313" table:formula="of:=VLOOKUP(ROW()-19;CLASSIFICA_GIRONE_D;5;0)" office:value-type="float" office:value="3" calcext:value-type="float">
            <text:p>3</text:p>
          </table:table-cell>
          <table:table-cell table:style-name="ce340" table:formula="of:=VLOOKUP(ROW()-19;CLASSIFICA_GIRONE_D;6;0)" office:value-type="float" office:value="1" calcext:value-type="float">
            <text:p>1</text:p>
          </table:table-cell>
          <table:table-cell table:style-name="ce352" table:formula="of:=VLOOKUP(ROW()-19;CLASSIFICA_GIRONE_D;7;0)" office:value-type="float" office:value="2" calcext:value-type="float">
            <text:p>2</text:p>
          </table:table-cell>
          <table:table-cell table:style-name="ce357" table:formula="of:=VLOOKUP(ROW()-19;CLASSIFICA_GIRONE_D;8;0)" office:value-type="float" office:value="0" calcext:value-type="float">
            <text:p>0</text:p>
          </table:table-cell>
          <table:table-cell table:style-name="ce357" table:formula="of:=VLOOKUP(ROW()-19;CLASSIFICA_GIRONE_D;9;0)" office:value-type="float" office:value="4" calcext:value-type="float">
            <text:p>4</text:p>
          </table:table-cell>
          <table:table-cell table:style-name="ce357" table:formula="of:=VLOOKUP(ROW()-19;CLASSIFICA_GIRONE_D;10;0)" office:value-type="float" office:value="173" calcext:value-type="float">
            <text:p>173</text:p>
          </table:table-cell>
          <table:table-cell table:style-name="ce357" table:formula="of:=VLOOKUP(ROW()-19;CLASSIFICA_GIRONE_D;11;0)" office:value-type="float" office:value="209" calcext:value-type="float">
            <text:p>209</text:p>
          </table:table-cell>
          <table:table-cell table:style-name="ce370" table:formula="of:=VLOOKUP(ROW()-19;CLASSIFICA_GIRONE_D;12;0)" office:value-type="float" office:value="-36" calcext:value-type="float">
            <text:p>-36</text:p>
          </table:table-cell>
          <table:table-cell table:style-name="ce420"/>
          <table:table-cell table:style-name="ce424"/>
          <table:table-cell table:style-name="ce632" table:formula="of:=[.V19]+1" office:value-type="float" office:value="53" calcext:value-type="float" table:number-columns-spanned="1" table:number-rows-spanned="2">
            <text:p>53</text:p>
          </table:table-cell>
          <table:table-cell table:style-name="ce638" table:formula="of:=[.K40]" office:value-type="string" office:string-value="Scorpioni (30)" calcext:value-type="string">
            <text:p>Scorpioni (30)</text:p>
          </table:table-cell>
          <table:table-cell table:style-name="ce482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Rep. Cec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number-columns-repeated="2" table:style-name="ce739" office:value-type="float" office:value="2" calcext:value-type="float">
            <text:p>2</text:p>
          </table:table-cell>
          <table:table-cell table:style-name="ce739" office:value-type="float" office:value="5" calcext:value-type="float">
            <text:p>5</text:p>
          </table:table-cell>
          <table:table-cell table:style-name="ce739"/>
          <table:table-cell table:style-name="ce739" office:value-type="float" office:value="0.9997" calcext:value-type="float">
            <text:p>0,9997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7" calcext:value-type="float">
            <text:p>3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4]=&quot;&quot;;&quot;&quot;;VLOOKUP([.$A24];B_009_PARTITE_GIRONI;4;0))" office:value-type="string" office:string-value="Pantere (2)" calcext:value-type="string">
            <text:p>Pantere (2)</text:p>
          </table:table-cell>
          <table:table-cell table:style-name="ce232"/>
          <table:table-cell table:style-name="ce235"/>
          <table:table-cell table:style-name="ce188" table:formula="of:=IF([.$A24]=&quot;&quot;;&quot;&quot;;VLOOKUP([.$A24];B_009_PARTITE_GIRONI;6;0))" office:value-type="string" office:string-value="Tigri (3)" calcext:value-type="string">
            <text:p>Tigri (3)</text:p>
          </table:table-cell>
          <table:table-cell table:style-name="ce492" table:formula="of:=IF([.$A24]=&quot;&quot;;&quot;&quot;;VLOOKUP([.$A24];B_009_PARTITE_GIRONI;2;0))" office:value-type="string" office:string-value="A" calcext:value-type="string">
            <text:p>A</text:p>
          </table:table-cell>
          <table:table-cell table:style-name="ce492" table:formula="of:=IF([.$A24]=&quot;&quot;;&quot;&quot;;VLOOKUP([.$A24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0" office:value-type="string" calcext:value-type="string">
            <text:p>Gruppo E</text:p>
          </table:table-cell>
          <table:table-cell table:style-name="ce314" office:value-type="string" calcext:value-type="string">
            <text:p>G</text:p>
          </table:table-cell>
          <table:table-cell table:style-name="ce341" office:value-type="string" calcext:value-type="string">
            <text:p>V</text:p>
          </table:table-cell>
          <table:table-cell table:style-name="ce341" office:value-type="string" calcext:value-type="string">
            <text:p>P</text:p>
          </table:table-cell>
          <table:table-cell table:style-name="ce341" office:value-type="string" calcext:value-type="string">
            <text:p>F</text:p>
          </table:table-cell>
          <table:table-cell table:style-name="ce341" office:value-type="string" calcext:value-type="string">
            <text:p>PC</text:p>
          </table:table-cell>
          <table:table-cell table:style-name="ce341" office:value-type="string" calcext:value-type="string">
            <text:p>PGF</text:p>
          </table:table-cell>
          <table:table-cell table:style-name="ce341" office:value-type="string" calcext:value-type="string">
            <text:p>PGS</text:p>
          </table:table-cell>
          <table:table-cell table:style-name="ce371" office:value-type="string" calcext:value-type="string">
            <text:p>DPG</text:p>
          </table:table-cell>
          <table:table-cell table:style-name="ce420"/>
          <table:table-cell table:style-name="ce424"/>
          <table:covered-table-cell table:style-name="ce448"/>
          <table:table-cell table:style-name="ce642" table:formula="of:=[.K31]" office:value-type="string" office:string-value="Gabbiani (22)" calcext:value-type="string">
            <text:p>Gabbiani (22)</text:p>
          </table:table-cell>
          <table:table-cell table:style-name="ce483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6" office:value-type="string" calcext:value-type="string">
            <text:p>Gruppo E</text:p>
          </table:table-cell>
          <table:table-cell table:style-name="ce743" office:value-type="string" calcext:value-type="string">
            <text:p>G</text:p>
          </table:table-cell>
          <table:table-cell table:style-name="ce736" office:value-type="string" calcext:value-type="string">
            <text:p>V</text:p>
          </table:table-cell>
          <table:table-cell table:style-name="ce736" office:value-type="string" calcext:value-type="string">
            <text:p>N</text:p>
          </table:table-cell>
          <table:table-cell table:style-name="ce736" office:value-type="string" calcext:value-type="string">
            <text:p>P</text:p>
          </table:table-cell>
          <table:table-cell table:style-name="ce736" office:value-type="string" calcext:value-type="string">
            <text:p>GF</text:p>
          </table:table-cell>
          <table:table-cell table:style-name="ce736" office:value-type="string" calcext:value-type="string">
            <text:p>GS</text:p>
          </table:table-cell>
          <table:table-cell table:style-name="ce736"/>
          <table:table-cell table:style-name="ce736" office:value-type="string" calcext:value-type="string">
            <text:p>P.ti</text:p>
          </table:table-cell>
          <table:table-cell table:style-name="ce736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43" calcext:value-type="float">
            <text:p>4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5]=&quot;&quot;;&quot;&quot;;VLOOKUP([.$A25];B_009_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25]=&quot;&quot;;&quot;&quot;;VLOOKUP([.$A25];B_009_PARTITE_GIRONI;6;0))" office:value-type="string" office:string-value="Orche (28)" calcext:value-type="string">
            <text:p>Orche (28)</text:p>
          </table:table-cell>
          <table:table-cell table:style-name="ce492" table:formula="of:=IF([.$A25]=&quot;&quot;;&quot;&quot;;VLOOKUP([.$A25];B_009_PARTITE_GIRONI;2;0))" office:value-type="string" office:string-value="G" calcext:value-type="string">
            <text:p>G</text:p>
          </table:table-cell>
          <table:table-cell table:style-name="ce492" table:formula="of:=IF([.$A25]=&quot;&quot;;&quot;&quot;;VLOOKUP([.$A25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1" table:formula="of:=VLOOKUP(ROW()-24;CLASSIFICA_GIRONE_E;4;0)" office:value-type="string" office:string-value="Cinghiali (20)" calcext:value-type="string">
            <text:p>Cinghiali (20)</text:p>
          </table:table-cell>
          <table:table-cell table:style-name="ce315" table:formula="of:=VLOOKUP(ROW()-24;CLASSIFICA_GIRONE_E;5;0)" office:value-type="float" office:value="3" calcext:value-type="float">
            <text:p>3</text:p>
          </table:table-cell>
          <table:table-cell table:style-name="ce315" table:formula="of:=VLOOKUP(ROW()-24;CLASSIFICA_GIRONE_E;6;0)" office:value-type="float" office:value="3" calcext:value-type="float">
            <text:p>3</text:p>
          </table:table-cell>
          <table:table-cell table:style-name="ce315" table:formula="of:=VLOOKUP(ROW()-24;CLASSIFICA_GIRONE_E;7;0)" office:value-type="float" office:value="0" calcext:value-type="float">
            <text:p>0</text:p>
          </table:table-cell>
          <table:table-cell table:style-name="ce315" table:formula="of:=VLOOKUP(ROW()-24;CLASSIFICA_GIRONE_E;8;0)" office:value-type="float" office:value="0" calcext:value-type="float">
            <text:p>0</text:p>
          </table:table-cell>
          <table:table-cell table:style-name="ce315" table:formula="of:=VLOOKUP(ROW()-24;CLASSIFICA_GIRONE_E;9;0)" office:value-type="float" office:value="6" calcext:value-type="float">
            <text:p>6</text:p>
          </table:table-cell>
          <table:table-cell table:style-name="ce315" table:formula="of:=VLOOKUP(ROW()-24;CLASSIFICA_GIRONE_E;10;0)" office:value-type="float" office:value="122" calcext:value-type="float">
            <text:p>122</text:p>
          </table:table-cell>
          <table:table-cell table:style-name="ce315" table:formula="of:=VLOOKUP(ROW()-24;CLASSIFICA_GIRONE_E;11;0)" office:value-type="float" office:value="42" calcext:value-type="float">
            <text:p>42</text:p>
          </table:table-cell>
          <table:table-cell table:style-name="ce372" table:formula="of:=VLOOKUP(ROW()-24;CLASSIFICA_GIRONE_E;12;0)" office:value-type="float" office:value="80" calcext:value-type="float">
            <text:p>+80</text:p>
          </table:table-cell>
          <table:table-cell table:style-name="ce420"/>
          <table:table-cell table:style-name="ce424"/>
          <table:table-cell table:style-name="ce630"/>
          <table:table-cell table:style-name="ce706"/>
          <table:table-cell table:style-name="ce655"/>
          <table:table-cell table:style-name="ce662"/>
          <table:table-cell table:style-name="ce626"/>
          <table:table-cell table:style-name="ce665" table:formula="of:=[.AA17]+1" office:value-type="float" office:value="59" calcext:value-type="float" table:number-columns-spanned="1" table:number-rows-spanned="2">
            <text:p>59</text:p>
          </table:table-cell>
          <table:table-cell table:style-name="ce479" table:formula="of:=IF([.X23]&amp;[.X24]=&quot;&quot;;&quot;Vincente &quot;&amp;[.V23];IF([.X23]&gt;[.X24];[.W23];[.W24]))" office:value-type="string" office:string-value="Vincente 53" calcext:value-type="string">
            <text:p>Vincente 53</text:p>
          </table:table-cell>
          <table:table-cell table:style-name="ce690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Ital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/>
          <table:table-cell table:style-name="ce739" office:value-type="float" office:value="6.0002" calcext:value-type="float">
            <text:p>6,0002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0" calcext:value-type="float">
            <text:p>3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6]=&quot;&quot;;&quot;&quot;;VLOOKUP([.$A26];B_009_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26]=&quot;&quot;;&quot;&quot;;VLOOKUP([.$A26];B_009_PARTITE_GIRONI;6;0))" office:value-type="string" office:string-value="Delfini (23)" calcext:value-type="string">
            <text:p>Delfini (23)</text:p>
          </table:table-cell>
          <table:table-cell table:style-name="ce492" table:formula="of:=IF([.$A26]=&quot;&quot;;&quot;&quot;;VLOOKUP([.$A26];B_009_PARTITE_GIRONI;2;0))" office:value-type="string" office:string-value="F" calcext:value-type="string">
            <text:p>F</text:p>
          </table:table-cell>
          <table:table-cell table:style-name="ce492" table:formula="of:=IF([.$A26]=&quot;&quot;;&quot;&quot;;VLOOKUP([.$A26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82" table:formula="of:=VLOOKUP(ROW()-24;CLASSIFICA_GIRONE_E;4;0)" office:value-type="string" office:string-value="Bufali (18)" calcext:value-type="string">
            <text:p>Bufali (18)</text:p>
          </table:table-cell>
          <table:table-cell table:style-name="ce316" table:formula="of:=VLOOKUP(ROW()-24;CLASSIFICA_GIRONE_E;5;0)" office:value-type="float" office:value="3" calcext:value-type="float">
            <text:p>3</text:p>
          </table:table-cell>
          <table:table-cell table:style-name="ce342" table:formula="of:=VLOOKUP(ROW()-24;CLASSIFICA_GIRONE_E;6;0)" office:value-type="float" office:value="2" calcext:value-type="float">
            <text:p>2</text:p>
          </table:table-cell>
          <table:table-cell table:style-name="ce342" table:formula="of:=VLOOKUP(ROW()-24;CLASSIFICA_GIRONE_E;7;0)" office:value-type="float" office:value="0" calcext:value-type="float">
            <text:p>0</text:p>
          </table:table-cell>
          <table:table-cell table:style-name="ce342" table:formula="of:=VLOOKUP(ROW()-24;CLASSIFICA_GIRONE_E;8;0)" office:value-type="float" office:value="1" calcext:value-type="float">
            <text:p>1</text:p>
          </table:table-cell>
          <table:table-cell table:style-name="ce342" table:formula="of:=VLOOKUP(ROW()-24;CLASSIFICA_GIRONE_E;9;0)" office:value-type="float" office:value="4" calcext:value-type="float">
            <text:p>4</text:p>
          </table:table-cell>
          <table:table-cell table:style-name="ce342" table:formula="of:=VLOOKUP(ROW()-24;CLASSIFICA_GIRONE_E;10;0)" office:value-type="float" office:value="163" calcext:value-type="float">
            <text:p>163</text:p>
          </table:table-cell>
          <table:table-cell table:style-name="ce342" table:formula="of:=VLOOKUP(ROW()-24;CLASSIFICA_GIRONE_E;11;0)" office:value-type="float" office:value="155" calcext:value-type="float">
            <text:p>155</text:p>
          </table:table-cell>
          <table:table-cell table:style-name="ce373" table:formula="of:=VLOOKUP(ROW()-24;CLASSIFICA_GIRONE_E;12;0)" office:value-type="float" office:value="8" calcext:value-type="float">
            <text:p>+8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7 Giu <text:s/>h. 18</text:p>
          </table:table-cell>
          <table:table-cell table:style-name="ce706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484" table:formula="of:=IF([.X27]&amp;[.X28]=&quot;&quot;;&quot;Vincente &quot;&amp;[.V27];IF([.X27]&gt;[.X28];[.W27];[.W28]))" office:value-type="string" office:string-value="Vincente 54" calcext:value-type="string">
            <text:p>Vincente 54</text:p>
          </table:table-cell>
          <table:table-cell table:style-name="ce691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29" table:number-columns-repeated="13"/>
          <table:table-cell table:style-name="ce626" table:number-columns-repeated="49"/>
          <table:table-cell table:style-name="ce731" office:value-type="string" calcext:value-type="string">
            <text:p>Belgio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4" calcext:value-type="float">
            <text:p>4</text:p>
          </table:table-cell>
          <table:table-cell table:style-name="ce739" office:value-type="float" office:value="2" calcext:value-type="float">
            <text:p>2</text:p>
          </table:table-cell>
          <table:table-cell table:style-name="ce739"/>
          <table:table-cell table:style-name="ce739" office:value-type="float" office:value="6.0002" calcext:value-type="float">
            <text:p>6,0002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6" calcext:value-type="float">
            <text:p>36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7]=&quot;&quot;;&quot;&quot;;VLOOKUP([.$A27];B_009_PARTITE_GIRONI;4;0))" office:value-type="string" office:string-value="Scorpioni (30)" calcext:value-type="string">
            <text:p>Scorpioni (30)</text:p>
          </table:table-cell>
          <table:table-cell table:style-name="ce232"/>
          <table:table-cell table:style-name="ce235"/>
          <table:table-cell table:style-name="ce188" table:formula="of:=IF([.$A27]=&quot;&quot;;&quot;&quot;;VLOOKUP([.$A27];B_009_PARTITE_GIRONI;6;0))" office:value-type="string" office:string-value="Zebre (32)" calcext:value-type="string">
            <text:p>Zebre (32)</text:p>
          </table:table-cell>
          <table:table-cell table:style-name="ce492" table:formula="of:=IF([.$A27]=&quot;&quot;;&quot;&quot;;VLOOKUP([.$A27];B_009_PARTITE_GIRONI;2;0))" office:value-type="string" office:string-value="H" calcext:value-type="string">
            <text:p>H</text:p>
          </table:table-cell>
          <table:table-cell table:style-name="ce492" table:formula="of:=IF([.$A27]=&quot;&quot;;&quot;&quot;;VLOOKUP([.$A27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3" table:formula="of:=VLOOKUP(ROW()-24;CLASSIFICA_GIRONE_E;4;0)" office:value-type="string" office:string-value="Bisonti (17)" calcext:value-type="string">
            <text:p>Bisonti (17)</text:p>
          </table:table-cell>
          <table:table-cell table:style-name="ce317" table:formula="of:=VLOOKUP(ROW()-24;CLASSIFICA_GIRONE_E;5;0)" office:value-type="float" office:value="3" calcext:value-type="float">
            <text:p>3</text:p>
          </table:table-cell>
          <table:table-cell table:style-name="ce343" table:formula="of:=VLOOKUP(ROW()-24;CLASSIFICA_GIRONE_E;6;0)" office:value-type="float" office:value="1" calcext:value-type="float">
            <text:p>1</text:p>
          </table:table-cell>
          <table:table-cell table:style-name="ce353" table:formula="of:=VLOOKUP(ROW()-24;CLASSIFICA_GIRONE_E;7;0)" office:value-type="float" office:value="2" calcext:value-type="float">
            <text:p>2</text:p>
          </table:table-cell>
          <table:table-cell table:style-name="ce358" table:formula="of:=VLOOKUP(ROW()-24;CLASSIFICA_GIRONE_E;8;0)" office:value-type="float" office:value="0" calcext:value-type="float">
            <text:p>0</text:p>
          </table:table-cell>
          <table:table-cell table:style-name="ce358" table:formula="of:=VLOOKUP(ROW()-24;CLASSIFICA_GIRONE_E;9;0)" office:value-type="float" office:value="4" calcext:value-type="float">
            <text:p>4</text:p>
          </table:table-cell>
          <table:table-cell table:style-name="ce358" table:formula="of:=VLOOKUP(ROW()-24;CLASSIFICA_GIRONE_E;10;0)" office:value-type="float" office:value="148" calcext:value-type="float">
            <text:p>148</text:p>
          </table:table-cell>
          <table:table-cell table:style-name="ce358" table:formula="of:=VLOOKUP(ROW()-24;CLASSIFICA_GIRONE_E;11;0)" office:value-type="float" office:value="179" calcext:value-type="float">
            <text:p>179</text:p>
          </table:table-cell>
          <table:table-cell table:style-name="ce374" table:formula="of:=VLOOKUP(ROW()-24;CLASSIFICA_GIRONE_E;12;0)" office:value-type="float" office:value="-31" calcext:value-type="float">
            <text:p>-31</text:p>
          </table:table-cell>
          <table:table-cell table:style-name="ce420"/>
          <table:table-cell table:style-name="ce424"/>
          <table:table-cell table:style-name="ce632" table:formula="of:=[.V23]+1" office:value-type="float" office:value="54" calcext:value-type="float" table:number-columns-spanned="1" table:number-rows-spanned="2">
            <text:p>54</text:p>
          </table:table-cell>
          <table:table-cell table:style-name="ce643" table:formula="of:=[.K35]" office:value-type="string" office:string-value="Istrici (25)" calcext:value-type="string">
            <text:p>Istrici (25)</text:p>
          </table:table-cell>
          <table:table-cell table:style-name="ce482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vezi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3" calcext:value-type="float">
            <text:p>3</text:p>
          </table:table-cell>
          <table:table-cell table:style-name="ce744"/>
          <table:table-cell table:style-name="ce744" office:value-type="float" office:value="0.9998" calcext:value-type="float">
            <text:p>1</text:p>
          </table:table-cell>
          <table:table-cell table:style-name="ce74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42" calcext:value-type="float">
            <text:p>4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8]=&quot;&quot;;&quot;&quot;;VLOOKUP([.$A28];B_009_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28]=&quot;&quot;;&quot;&quot;;VLOOKUP([.$A28];B_009_PARTITE_GIRONI;6;0))" office:value-type="string" office:string-value="Fenicotteri (24)" calcext:value-type="string">
            <text:p>Fenicotteri (24)</text:p>
          </table:table-cell>
          <table:table-cell table:style-name="ce492" table:formula="of:=IF([.$A28]=&quot;&quot;;&quot;&quot;;VLOOKUP([.$A28];B_009_PARTITE_GIRONI;2;0))" office:value-type="string" office:string-value="F" calcext:value-type="string">
            <text:p>F</text:p>
          </table:table-cell>
          <table:table-cell table:style-name="ce492" table:formula="of:=IF([.$A28]=&quot;&quot;;&quot;&quot;;VLOOKUP([.$A28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83" table:formula="of:=VLOOKUP(ROW()-24;CLASSIFICA_GIRONE_E;4;0)" office:value-type="string" office:string-value="Cervi (19)" calcext:value-type="string">
            <text:p>Cervi (19)</text:p>
          </table:table-cell>
          <table:table-cell table:style-name="ce318" table:formula="of:=VLOOKUP(ROW()-24;CLASSIFICA_GIRONE_E;5;0)" office:value-type="float" office:value="3" calcext:value-type="float">
            <text:p>3</text:p>
          </table:table-cell>
          <table:table-cell table:style-name="ce344" table:formula="of:=VLOOKUP(ROW()-24;CLASSIFICA_GIRONE_E;6;0)" office:value-type="float" office:value="0" calcext:value-type="float">
            <text:p>0</text:p>
          </table:table-cell>
          <table:table-cell table:style-name="ce353" table:formula="of:=VLOOKUP(ROW()-24;CLASSIFICA_GIRONE_E;7;0)" office:value-type="float" office:value="1" calcext:value-type="float">
            <text:p>1</text:p>
          </table:table-cell>
          <table:table-cell table:style-name="ce358" table:formula="of:=VLOOKUP(ROW()-24;CLASSIFICA_GIRONE_E;8;0)" office:value-type="float" office:value="2" calcext:value-type="float">
            <text:p>2</text:p>
          </table:table-cell>
          <table:table-cell table:style-name="ce358" table:formula="of:=VLOOKUP(ROW()-24;CLASSIFICA_GIRONE_E;9;0)" office:value-type="float" office:value="1" calcext:value-type="float">
            <text:p>1</text:p>
          </table:table-cell>
          <table:table-cell table:style-name="ce358" table:formula="of:=VLOOKUP(ROW()-24;CLASSIFICA_GIRONE_E;10;0)" office:value-type="float" office:value="49" calcext:value-type="float">
            <text:p>49</text:p>
          </table:table-cell>
          <table:table-cell table:style-name="ce358" table:formula="of:=VLOOKUP(ROW()-24;CLASSIFICA_GIRONE_E;11;0)" office:value-type="float" office:value="106" calcext:value-type="float">
            <text:p>106</text:p>
          </table:table-cell>
          <table:table-cell table:style-name="ce374" table:formula="of:=VLOOKUP(ROW()-24;CLASSIFICA_GIRONE_E;12;0)" office:value-type="float" office:value="-57" calcext:value-type="float">
            <text:p>-57</text:p>
          </table:table-cell>
          <table:table-cell table:style-name="ce420"/>
          <table:table-cell table:style-name="ce424"/>
          <table:covered-table-cell table:style-name="ce448"/>
          <table:table-cell table:style-name="ce644" table:formula="of:=[.K26]" office:value-type="string" office:string-value="Bufali (18)" calcext:value-type="string">
            <text:p>Bufali (18)</text:p>
          </table:table-cell>
          <table:table-cell table:style-name="ce483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Rep. d'Irlanda</text:p>
          </table:table-cell>
          <table:table-cell table:style-name="ce739" office:value-type="float" office:value="3" calcext:value-type="float">
            <text:p>3</text:p>
          </table:table-cell>
          <table:table-cell table:number-columns-repeated="3" table:style-name="ce739" office:value-type="float" office:value="1" calcext:value-type="float">
            <text:p>1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4" calcext:value-type="float">
            <text:p>4</text:p>
          </table:table-cell>
          <table:table-cell table:style-name="ce739"/>
          <table:table-cell table:style-name="ce739" office:value-type="float" office:value="3.9998" calcext:value-type="float">
            <text:p>3,9998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48" calcext:value-type="float">
            <text:p>4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9]=&quot;&quot;;&quot;&quot;;VLOOKUP([.$A29];B_009_PARTITE_GIRONI;4;0))" office:value-type="string" office:string-value="Scorpioni (30)" calcext:value-type="string">
            <text:p>Scorpioni (30)</text:p>
          </table:table-cell>
          <table:table-cell table:style-name="ce232"/>
          <table:table-cell table:style-name="ce235"/>
          <table:table-cell table:style-name="ce188" table:formula="of:=IF([.$A29]=&quot;&quot;;&quot;&quot;;VLOOKUP([.$A29];B_009_PARTITE_GIRONI;6;0))" office:value-type="string" office:string-value="Tonni (31)" calcext:value-type="string">
            <text:p>Tonni (31)</text:p>
          </table:table-cell>
          <table:table-cell table:style-name="ce492" table:formula="of:=IF([.$A29]=&quot;&quot;;&quot;&quot;;VLOOKUP([.$A29];B_009_PARTITE_GIRONI;2;0))" office:value-type="string" office:string-value="H" calcext:value-type="string">
            <text:p>H</text:p>
          </table:table-cell>
          <table:table-cell table:style-name="ce492" table:formula="of:=IF([.$A29]=&quot;&quot;;&quot;&quot;;VLOOKUP([.$A29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4" office:value-type="string" calcext:value-type="string">
            <text:p>Gruppo F</text:p>
          </table:table-cell>
          <table:table-cell table:style-name="ce319" office:value-type="string" calcext:value-type="string">
            <text:p>G</text:p>
          </table:table-cell>
          <table:table-cell table:style-name="ce319" office:value-type="string" calcext:value-type="string">
            <text:p>V</text:p>
          </table:table-cell>
          <table:table-cell table:style-name="ce319" office:value-type="string" calcext:value-type="string">
            <text:p>P</text:p>
          </table:table-cell>
          <table:table-cell table:style-name="ce319" office:value-type="string" calcext:value-type="string">
            <text:p>F</text:p>
          </table:table-cell>
          <table:table-cell table:style-name="ce319" office:value-type="string" calcext:value-type="string">
            <text:p>PC</text:p>
          </table:table-cell>
          <table:table-cell table:style-name="ce319" office:value-type="string" calcext:value-type="string">
            <text:p>PGF</text:p>
          </table:table-cell>
          <table:table-cell table:style-name="ce319" office:value-type="string" calcext:value-type="string">
            <text:p>PGS</text:p>
          </table:table-cell>
          <table:table-cell table:style-name="ce375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0"/>
          <table:table-cell table:style-name="ce706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table:formula="of:=[.AF13]+1" office:value-type="float" office:value="62" calcext:value-type="float" table:number-columns-spanned="1" table:number-rows-spanned="2">
            <text:p>62</text:p>
          </table:table-cell>
          <table:table-cell table:style-name="ce479" table:formula="of:=IF([.AC25]&amp;[.AC26]=&quot;&quot;;&quot;Vincente &quot;&amp;[.AA25];IF([.AC25]&gt;[.AC26];[.AB25];[.AB26]))" office:value-type="string" office:string-value="Vincente 59" calcext:value-type="string">
            <text:p>Vincente 59</text:p>
          </table:table-cell>
          <table:table-cell table:style-name="ce725"/>
          <table:table-cell table:style-name="ce682"/>
          <table:table-cell table:style-name="ce693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7" office:value-type="string" calcext:value-type="string">
            <text:p>Gruppo F</text:p>
          </table:table-cell>
          <table:table-cell table:style-name="ce737" office:value-type="string" calcext:value-type="string">
            <text:p>G</text:p>
          </table:table-cell>
          <table:table-cell table:style-name="ce737" office:value-type="string" calcext:value-type="string">
            <text:p>V</text:p>
          </table:table-cell>
          <table:table-cell table:style-name="ce737" office:value-type="string" calcext:value-type="string">
            <text:p>N</text:p>
          </table:table-cell>
          <table:table-cell table:style-name="ce737" office:value-type="string" calcext:value-type="string">
            <text:p>P</text:p>
          </table:table-cell>
          <table:table-cell table:style-name="ce737" office:value-type="string" calcext:value-type="string">
            <text:p>GF</text:p>
          </table:table-cell>
          <table:table-cell table:style-name="ce737" office:value-type="string" calcext:value-type="string">
            <text:p>GS</text:p>
          </table:table-cell>
          <table:table-cell table:style-name="ce737"/>
          <table:table-cell table:style-name="ce737" office:value-type="string" calcext:value-type="string">
            <text:p>P.ti</text:p>
          </table:table-cell>
          <table:table-cell table:style-name="ce737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" calcext:value-type="float">
            <text:p>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0]=&quot;&quot;;&quot;&quot;;VLOOKUP([.$A30];B_009_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30]=&quot;&quot;;&quot;&quot;;VLOOKUP([.$A30];B_009_PARTITE_GIRONI;6;0))" office:value-type="string" office:string-value="Giraffe (10)" calcext:value-type="string">
            <text:p>Giraffe (10)</text:p>
          </table:table-cell>
          <table:table-cell table:style-name="ce492" table:formula="of:=IF([.$A30]=&quot;&quot;;&quot;&quot;;VLOOKUP([.$A30];B_009_PARTITE_GIRONI;2;0))" office:value-type="string" office:string-value="C" calcext:value-type="string">
            <text:p>C</text:p>
          </table:table-cell>
          <table:table-cell table:style-name="ce492" table:formula="of:=IF([.$A30]=&quot;&quot;;&quot;&quot;;VLOOKUP([.$A30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5" table:formula="of:=VLOOKUP(ROW()-29;CLASSIFICA_GIRONE_F;4;0)" office:value-type="string" office:string-value="Balene (21)" calcext:value-type="string">
            <text:p>Balene (21)</text:p>
          </table:table-cell>
          <table:table-cell table:style-name="ce320" table:formula="of:=VLOOKUP(ROW()-29;CLASSIFICA_GIRONE_F;5;0)" office:value-type="float" office:value="3" calcext:value-type="float">
            <text:p>3</text:p>
          </table:table-cell>
          <table:table-cell table:style-name="ce320" table:formula="of:=VLOOKUP(ROW()-29;CLASSIFICA_GIRONE_F;6;0)" office:value-type="float" office:value="3" calcext:value-type="float">
            <text:p>3</text:p>
          </table:table-cell>
          <table:table-cell table:style-name="ce320" table:formula="of:=VLOOKUP(ROW()-29;CLASSIFICA_GIRONE_F;7;0)" office:value-type="float" office:value="0" calcext:value-type="float">
            <text:p>0</text:p>
          </table:table-cell>
          <table:table-cell table:style-name="ce320" table:formula="of:=VLOOKUP(ROW()-29;CLASSIFICA_GIRONE_F;8;0)" office:value-type="float" office:value="0" calcext:value-type="float">
            <text:p>0</text:p>
          </table:table-cell>
          <table:table-cell table:style-name="ce320" table:formula="of:=VLOOKUP(ROW()-29;CLASSIFICA_GIRONE_F;9;0)" office:value-type="float" office:value="6" calcext:value-type="float">
            <text:p>6</text:p>
          </table:table-cell>
          <table:table-cell table:style-name="ce320" table:formula="of:=VLOOKUP(ROW()-29;CLASSIFICA_GIRONE_F;10;0)" office:value-type="float" office:value="149" calcext:value-type="float">
            <text:p>149</text:p>
          </table:table-cell>
          <table:table-cell table:style-name="ce320" table:formula="of:=VLOOKUP(ROW()-29;CLASSIFICA_GIRONE_F;11;0)" office:value-type="float" office:value="88" calcext:value-type="float">
            <text:p>88</text:p>
          </table:table-cell>
          <table:table-cell table:style-name="ce376" table:formula="of:=VLOOKUP(ROW()-29;CLASSIFICA_GIRONE_F;12;0)" office:value-type="float" office:value="61" calcext:value-type="float">
            <text:p>+61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6 Giu <text:s/>h. 15</text:p>
          </table:table-cell>
          <table:table-cell table:style-name="ce706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77" table:formula="of:=IF([.AC33]&amp;[.AC34]=&quot;&quot;;&quot;Vincente &quot;&amp;[.AA33];IF([.AC33]&gt;[.AC34];[.AB33];[.AB34]))" office:value-type="string" office:string-value="Vincente 60" calcext:value-type="string">
            <text:p>Vincente 60</text:p>
          </table:table-cell>
          <table:table-cell table:style-name="ce726"/>
          <table:table-cell table:style-name="ce693" table:number-columns-repeated="2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Portogallo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number-columns-repeated="2" table:style-name="ce739" office:value-type="float" office:value="4" calcext:value-type="float">
            <text:p>4</text:p>
          </table:table-cell>
          <table:table-cell table:style-name="ce739"/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9" calcext:value-type="float">
            <text:p>9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1]=&quot;&quot;;&quot;&quot;;VLOOKUP([.$A31];B_009_PARTITE_GIRONI;4;0))" office:value-type="string" office:string-value="Leoni (1)" calcext:value-type="string">
            <text:p>Leoni (1)</text:p>
          </table:table-cell>
          <table:table-cell table:style-name="ce232"/>
          <table:table-cell table:style-name="ce235"/>
          <table:table-cell table:style-name="ce188" table:formula="of:=IF([.$A31]=&quot;&quot;;&quot;&quot;;VLOOKUP([.$A31];B_009_PARTITE_GIRONI;6;0))" office:value-type="string" office:string-value="Tigri (3)" calcext:value-type="string">
            <text:p>Tigri (3)</text:p>
          </table:table-cell>
          <table:table-cell table:style-name="ce492" table:formula="of:=IF([.$A31]=&quot;&quot;;&quot;&quot;;VLOOKUP([.$A31];B_009_PARTITE_GIRONI;2;0))" office:value-type="string" office:string-value="A" calcext:value-type="string">
            <text:p>A</text:p>
          </table:table-cell>
          <table:table-cell table:style-name="ce492" table:formula="of:=IF([.$A31]=&quot;&quot;;&quot;&quot;;VLOOKUP([.$A31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6" table:formula="of:=VLOOKUP(ROW()-29;CLASSIFICA_GIRONE_F;4;0)" office:value-type="string" office:string-value="Gabbiani (22)" calcext:value-type="string">
            <text:p>Gabbiani (22)</text:p>
          </table:table-cell>
          <table:table-cell table:style-name="ce321" table:formula="of:=VLOOKUP(ROW()-29;CLASSIFICA_GIRONE_F;5;0)" office:value-type="float" office:value="3" calcext:value-type="float">
            <text:p>3</text:p>
          </table:table-cell>
          <table:table-cell table:style-name="ce321" table:formula="of:=VLOOKUP(ROW()-29;CLASSIFICA_GIRONE_F;6;0)" office:value-type="float" office:value="2" calcext:value-type="float">
            <text:p>2</text:p>
          </table:table-cell>
          <table:table-cell table:style-name="ce321" table:formula="of:=VLOOKUP(ROW()-29;CLASSIFICA_GIRONE_F;7;0)" office:value-type="float" office:value="1" calcext:value-type="float">
            <text:p>1</text:p>
          </table:table-cell>
          <table:table-cell table:style-name="ce321" table:formula="of:=VLOOKUP(ROW()-29;CLASSIFICA_GIRONE_F;8;0)" office:value-type="float" office:value="0" calcext:value-type="float">
            <text:p>0</text:p>
          </table:table-cell>
          <table:table-cell table:style-name="ce321" table:formula="of:=VLOOKUP(ROW()-29;CLASSIFICA_GIRONE_F;9;0)" office:value-type="float" office:value="5" calcext:value-type="float">
            <text:p>5</text:p>
          </table:table-cell>
          <table:table-cell table:style-name="ce321" table:formula="of:=VLOOKUP(ROW()-29;CLASSIFICA_GIRONE_F;10;0)" office:value-type="float" office:value="176" calcext:value-type="float">
            <text:p>176</text:p>
          </table:table-cell>
          <table:table-cell table:style-name="ce321" table:formula="of:=VLOOKUP(ROW()-29;CLASSIFICA_GIRONE_F;11;0)" office:value-type="float" office:value="134" calcext:value-type="float">
            <text:p>134</text:p>
          </table:table-cell>
          <table:table-cell table:style-name="ce377" table:formula="of:=VLOOKUP(ROW()-29;CLASSIFICA_GIRONE_F;12;0)" office:value-type="float" office:value="42" calcext:value-type="float">
            <text:p>+42</text:p>
          </table:table-cell>
          <table:table-cell table:style-name="ce420"/>
          <table:table-cell table:style-name="ce424"/>
          <table:table-cell table:style-name="ce632" table:formula="of:=[.V27]+1" office:value-type="float" office:value="55" calcext:value-type="float" table:number-columns-spanned="1" table:number-rows-spanned="2">
            <text:p>55</text:p>
          </table:table-cell>
          <table:table-cell table:style-name="ce638" table:formula="of:=[.K20]" office:value-type="string" office:string-value="Pitoni (14)" calcext:value-type="string">
            <text:p>Pitoni (14)</text:p>
          </table:table-cell>
          <table:table-cell table:style-name="ce482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Austr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4" calcext:value-type="float">
            <text:p>4</text:p>
          </table:table-cell>
          <table:table-cell table:style-name="ce739"/>
          <table:table-cell table:style-name="ce739" office:value-type="float" office:value="0.9997" calcext:value-type="float">
            <text:p>0,9997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5" calcext:value-type="float">
            <text:p>1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2]=&quot;&quot;;&quot;&quot;;VLOOKUP([.$A32];B_009_PARTITE_GIRONI;4;0))" office:value-type="string" office:string-value="Giraffe (10)" calcext:value-type="string">
            <text:p>Giraffe (10)</text:p>
          </table:table-cell>
          <table:table-cell table:style-name="ce232"/>
          <table:table-cell table:style-name="ce235"/>
          <table:table-cell table:style-name="ce188" table:formula="of:=IF([.$A32]=&quot;&quot;;&quot;&quot;;VLOOKUP([.$A32];B_009_PARTITE_GIRONI;6;0))" office:value-type="string" office:string-value="Iguane (12)" calcext:value-type="string">
            <text:p>Iguane (12)</text:p>
          </table:table-cell>
          <table:table-cell table:style-name="ce492" table:formula="of:=IF([.$A32]=&quot;&quot;;&quot;&quot;;VLOOKUP([.$A32];B_009_PARTITE_GIRONI;2;0))" office:value-type="string" office:string-value="C" calcext:value-type="string">
            <text:p>C</text:p>
          </table:table-cell>
          <table:table-cell table:style-name="ce492" table:formula="of:=IF([.$A32]=&quot;&quot;;&quot;&quot;;VLOOKUP([.$A32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7" table:formula="of:=VLOOKUP(ROW()-29;CLASSIFICA_GIRONE_F;4;0)" office:value-type="string" office:string-value="Delfini (23)" calcext:value-type="string">
            <text:p>Delfini (23)</text:p>
          </table:table-cell>
          <table:table-cell table:style-name="ce322" table:formula="of:=VLOOKUP(ROW()-29;CLASSIFICA_GIRONE_F;5;0)" office:value-type="float" office:value="3" calcext:value-type="float">
            <text:p>3</text:p>
          </table:table-cell>
          <table:table-cell table:style-name="ce345" table:formula="of:=VLOOKUP(ROW()-29;CLASSIFICA_GIRONE_F;6;0)" office:value-type="float" office:value="1" calcext:value-type="float">
            <text:p>1</text:p>
          </table:table-cell>
          <table:table-cell table:style-name="ce345" table:formula="of:=VLOOKUP(ROW()-29;CLASSIFICA_GIRONE_F;7;0)" office:value-type="float" office:value="2" calcext:value-type="float">
            <text:p>2</text:p>
          </table:table-cell>
          <table:table-cell table:style-name="ce345" table:formula="of:=VLOOKUP(ROW()-29;CLASSIFICA_GIRONE_F;8;0)" office:value-type="float" office:value="0" calcext:value-type="float">
            <text:p>0</text:p>
          </table:table-cell>
          <table:table-cell table:style-name="ce345" table:formula="of:=VLOOKUP(ROW()-29;CLASSIFICA_GIRONE_F;9;0)" office:value-type="float" office:value="4" calcext:value-type="float">
            <text:p>4</text:p>
          </table:table-cell>
          <table:table-cell table:style-name="ce345" table:formula="of:=VLOOKUP(ROW()-29;CLASSIFICA_GIRONE_F;10;0)" office:value-type="float" office:value="134" calcext:value-type="float">
            <text:p>134</text:p>
          </table:table-cell>
          <table:table-cell table:style-name="ce345" table:formula="of:=VLOOKUP(ROW()-29;CLASSIFICA_GIRONE_F;11;0)" office:value-type="float" office:value="204" calcext:value-type="float">
            <text:p>204</text:p>
          </table:table-cell>
          <table:table-cell table:style-name="ce378" table:formula="of:=VLOOKUP(ROW()-29;CLASSIFICA_GIRONE_F;12;0)" office:value-type="float" office:value="-70" calcext:value-type="float">
            <text:p>-70</text:p>
          </table:table-cell>
          <table:table-cell table:style-name="ce420"/>
          <table:table-cell table:style-name="ce424"/>
          <table:covered-table-cell table:style-name="ce448"/>
          <table:table-cell table:style-name="ce645" table:formula="of:=[.K11]" office:value-type="string" office:string-value="Serval (8)" calcext:value-type="string">
            <text:p>Serval (8)</text:p>
          </table:table-cell>
          <table:table-cell table:style-name="ce483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Ungheri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6" calcext:value-type="float">
            <text:p>6</text:p>
          </table:table-cell>
          <table:table-cell table:style-name="ce744" office:value-type="float" office:value="4" calcext:value-type="float">
            <text:p>4</text:p>
          </table:table-cell>
          <table:table-cell table:style-name="ce744"/>
          <table:table-cell table:style-name="ce744" office:value-type="float" office:value="5.0002" calcext:value-type="float">
            <text:p>5</text:p>
          </table:table-cell>
          <table:table-cell table:style-name="ce74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1" calcext:value-type="float">
            <text:p>2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3]=&quot;&quot;;&quot;&quot;;VLOOKUP([.$A33];B_009_PARTITE_GIRONI;4;0))" office:value-type="string" office:string-value="Cervi (19)" calcext:value-type="string">
            <text:p>Cervi (19)</text:p>
          </table:table-cell>
          <table:table-cell table:style-name="ce232"/>
          <table:table-cell table:style-name="ce235"/>
          <table:table-cell table:style-name="ce188" table:formula="of:=IF([.$A33]=&quot;&quot;;&quot;&quot;;VLOOKUP([.$A33];B_009_PARTITE_GIRONI;6;0))" office:value-type="string" office:string-value="Cinghiali (20)" calcext:value-type="string">
            <text:p>Cinghiali (20)</text:p>
          </table:table-cell>
          <table:table-cell table:style-name="ce492" table:formula="of:=IF([.$A33]=&quot;&quot;;&quot;&quot;;VLOOKUP([.$A33];B_009_PARTITE_GIRONI;2;0))" office:value-type="string" office:string-value="E" calcext:value-type="string">
            <text:p>E</text:p>
          </table:table-cell>
          <table:table-cell table:style-name="ce492" table:formula="of:=IF([.$A33]=&quot;&quot;;&quot;&quot;;VLOOKUP([.$A33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7" table:formula="of:=VLOOKUP(ROW()-29;CLASSIFICA_GIRONE_F;4;0)" office:value-type="string" office:string-value="Fenicotteri (24)" calcext:value-type="string">
            <text:p>Fenicotteri (24)</text:p>
          </table:table-cell>
          <table:table-cell table:style-name="ce323" table:formula="of:=VLOOKUP(ROW()-29;CLASSIFICA_GIRONE_F;5;0)" office:value-type="float" office:value="3" calcext:value-type="float">
            <text:p>3</text:p>
          </table:table-cell>
          <table:table-cell table:style-name="ce345" table:formula="of:=VLOOKUP(ROW()-29;CLASSIFICA_GIRONE_F;6;0)" office:value-type="float" office:value="0" calcext:value-type="float">
            <text:p>0</text:p>
          </table:table-cell>
          <table:table-cell table:style-name="ce345" table:formula="of:=VLOOKUP(ROW()-29;CLASSIFICA_GIRONE_F;7;0)" office:value-type="float" office:value="3" calcext:value-type="float">
            <text:p>3</text:p>
          </table:table-cell>
          <table:table-cell table:style-name="ce345" table:formula="of:=VLOOKUP(ROW()-29;CLASSIFICA_GIRONE_F;8;0)" office:value-type="float" office:value="0" calcext:value-type="float">
            <text:p>0</text:p>
          </table:table-cell>
          <table:table-cell table:style-name="ce345" table:formula="of:=VLOOKUP(ROW()-29;CLASSIFICA_GIRONE_F;9;0)" office:value-type="float" office:value="3" calcext:value-type="float">
            <text:p>3</text:p>
          </table:table-cell>
          <table:table-cell table:style-name="ce345" table:formula="of:=VLOOKUP(ROW()-29;CLASSIFICA_GIRONE_F;10;0)" office:value-type="float" office:value="104" calcext:value-type="float">
            <text:p>104</text:p>
          </table:table-cell>
          <table:table-cell table:style-name="ce345" table:formula="of:=VLOOKUP(ROW()-29;CLASSIFICA_GIRONE_F;11;0)" office:value-type="float" office:value="137" calcext:value-type="float">
            <text:p>137</text:p>
          </table:table-cell>
          <table:table-cell table:style-name="ce378" table:formula="of:=VLOOKUP(ROW()-29;CLASSIFICA_GIRONE_F;12;0)" office:value-type="float" office:value="-33" calcext:value-type="float">
            <text:p>-33</text:p>
          </table:table-cell>
          <table:table-cell table:style-name="ce420"/>
          <table:table-cell table:style-name="ce424"/>
          <table:table-cell table:style-name="ce630"/>
          <table:table-cell table:style-name="ce706"/>
          <table:table-cell table:style-name="ce655"/>
          <table:table-cell table:style-name="ce662"/>
          <table:table-cell table:style-name="ce626"/>
          <table:table-cell table:style-name="ce665" table:formula="of:=[.AA25]+1" office:value-type="float" office:value="60" calcext:value-type="float" table:number-columns-spanned="1" table:number-rows-spanned="2">
            <text:p>60</text:p>
          </table:table-cell>
          <table:table-cell table:style-name="ce479" table:formula="of:=IF([.X31]&amp;[.X32]=&quot;&quot;;&quot;Vincente &quot;&amp;[.V31];IF([.X31]&gt;[.X32];[.W31];[.W32]))" office:value-type="string" office:string-value="Vincente 55" calcext:value-type="string">
            <text:p>Vincente 55</text:p>
          </table:table-cell>
          <table:table-cell table:style-name="ce692"/>
          <table:table-cell table:style-name="ce682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Island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4" calcext:value-type="float">
            <text:p>4</text:p>
          </table:table-cell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39" office:value-type="float" office:value="5.0001" calcext:value-type="float">
            <text:p>5,0001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6" calcext:value-type="float">
            <text:p>26</text:p>
          </table:table-cell>
          <table:table-cell table:style-name="ce211" table:formula="of:=[.B14]+1" office:value-type="date" office:date-value="2021-06-09" calcext:value-type="date">
            <text:p>mer 9 giu</text:p>
          </table:table-cell>
          <table:table-cell table:style-name="ce215" table:formula="of:=[.C14]" office:value-type="time" office:time-value="PT09H00M00S" calcext:value-type="time">
            <text:p>09:00</text:p>
          </table:table-cell>
          <table:table-cell table:style-name="ce179" table:formula="of:=IF([.$A34]=&quot;&quot;;&quot;&quot;;VLOOKUP([.$A34];B_009_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34]=&quot;&quot;;&quot;&quot;;VLOOKUP([.$A34];B_009_PARTITE_GIRONI;6;0))" office:value-type="string" office:string-value="Serval (8)" calcext:value-type="string">
            <text:p>Serval (8)</text:p>
          </table:table-cell>
          <table:table-cell table:style-name="ce492" table:formula="of:=IF([.$A34]=&quot;&quot;;&quot;&quot;;VLOOKUP([.$A34];B_009_PARTITE_GIRONI;2;0))" office:value-type="string" office:string-value="B" calcext:value-type="string">
            <text:p>B</text:p>
          </table:table-cell>
          <table:table-cell table:style-name="ce492" table:formula="of:=IF([.$A34]=&quot;&quot;;&quot;&quot;;VLOOKUP([.$A34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88" office:value-type="string" calcext:value-type="string">
            <text:p>Gruppo G</text:p>
          </table:table-cell>
          <table:table-cell table:style-name="ce324" office:value-type="string" calcext:value-type="string">
            <text:p>G</text:p>
          </table:table-cell>
          <table:table-cell table:style-name="ce346" office:value-type="string" calcext:value-type="string">
            <text:p>V</text:p>
          </table:table-cell>
          <table:table-cell table:style-name="ce346" office:value-type="string" calcext:value-type="string">
            <text:p>P</text:p>
          </table:table-cell>
          <table:table-cell table:style-name="ce346" office:value-type="string" calcext:value-type="string">
            <text:p>F</text:p>
          </table:table-cell>
          <table:table-cell table:style-name="ce346" office:value-type="string" calcext:value-type="string">
            <text:p>PC</text:p>
          </table:table-cell>
          <table:table-cell table:style-name="ce346" office:value-type="string" calcext:value-type="string">
            <text:p>PGF</text:p>
          </table:table-cell>
          <table:table-cell table:style-name="ce346" office:value-type="string" calcext:value-type="string">
            <text:p>PGS</text:p>
          </table:table-cell>
          <table:table-cell table:style-name="ce346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7 Giu <text:s/>h. 21</text:p>
          </table:table-cell>
          <table:table-cell table:style-name="ce706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485" table:formula="of:=IF([.X35]&amp;[.X36]=&quot;&quot;;&quot;Vincente &quot;&amp;[.V35];IF([.X35]&gt;[.X36];[.W35];[.W36]))" office:value-type="string" office:string-value="Vincente 56" calcext:value-type="string">
            <text:p>Vincente 56</text:p>
          </table:table-cell>
          <table:table-cell table:style-name="ce698"/>
          <table:table-cell table:style-name="ce626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8" office:value-type="string" calcext:value-type="string">
            <text:p>Gruppo Terze</text:p>
          </table:table-cell>
          <table:table-cell table:style-name="ce738" office:value-type="string" calcext:value-type="string">
            <text:p>G</text:p>
          </table:table-cell>
          <table:table-cell table:style-name="ce738" office:value-type="string" calcext:value-type="string">
            <text:p>V</text:p>
          </table:table-cell>
          <table:table-cell table:style-name="ce738" office:value-type="string" calcext:value-type="string">
            <text:p>N</text:p>
          </table:table-cell>
          <table:table-cell table:style-name="ce738" office:value-type="string" calcext:value-type="string">
            <text:p>P</text:p>
          </table:table-cell>
          <table:table-cell table:style-name="ce738" office:value-type="string" calcext:value-type="string">
            <text:p>GF</text:p>
          </table:table-cell>
          <table:table-cell table:style-name="ce738" office:value-type="string" calcext:value-type="string">
            <text:p>GS</text:p>
          </table:table-cell>
          <table:table-cell table:style-name="ce738"/>
          <table:table-cell table:style-name="ce738" office:value-type="string" calcext:value-type="string">
            <text:p>P.ti</text:p>
          </table:table-cell>
          <table:table-cell table:style-name="ce738"/>
          <table:table-cell table:style-name="ce626" table:number-columns-repeated="2"/>
        </table:table-row>
        <table:table-row table:style-name="ro7">
          <table:table-cell table:style-name="ce179" office:value-type="float" office:value="32" calcext:value-type="float">
            <text:p>32</text:p>
          </table:table-cell>
          <table:table-cell table:style-name="ce211" table:formula="of:=[.B15]+1" office:value-type="date" office:date-value="2021-06-09" calcext:value-type="date">
            <text:p>mer 9 giu</text:p>
          </table:table-cell>
          <table:table-cell table:style-name="ce215" table:formula="of:=[.C15]" office:value-type="time" office:time-value="PT09H00M00S" calcext:value-type="time">
            <text:p>09:00</text:p>
          </table:table-cell>
          <table:table-cell table:style-name="ce179" table:formula="of:=IF([.$A35]=&quot;&quot;;&quot;&quot;;VLOOKUP([.$A35];B_009_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35]=&quot;&quot;;&quot;&quot;;VLOOKUP([.$A35];B_009_PARTITE_GIRONI;6;0))" office:value-type="string" office:string-value="Tonni (31)" calcext:value-type="string">
            <text:p>Tonni (31)</text:p>
          </table:table-cell>
          <table:table-cell table:style-name="ce492" table:formula="of:=IF([.$A35]=&quot;&quot;;&quot;&quot;;VLOOKUP([.$A35];B_009_PARTITE_GIRONI;2;0))" office:value-type="string" office:string-value="H" calcext:value-type="string">
            <text:p>H</text:p>
          </table:table-cell>
          <table:table-cell table:style-name="ce492" table:formula="of:=IF([.$A35]=&quot;&quot;;&quot;&quot;;VLOOKUP([.$A35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5" table:formula="of:=VLOOKUP(ROW()-34;CLASSIFICA_GIRONE_G;4;0)" office:value-type="string" office:string-value="Istrici (25)" calcext:value-type="string">
            <text:p>Istrici (25)</text:p>
          </table:table-cell>
          <table:table-cell table:style-name="ce320" table:formula="of:=VLOOKUP(ROW()-34;CLASSIFICA_GIRONE_G;5;0)" office:value-type="float" office:value="3" calcext:value-type="float">
            <text:p>3</text:p>
          </table:table-cell>
          <table:table-cell table:style-name="ce320" table:formula="of:=VLOOKUP(ROW()-34;CLASSIFICA_GIRONE_G;6;0)" office:value-type="float" office:value="3" calcext:value-type="float">
            <text:p>3</text:p>
          </table:table-cell>
          <table:table-cell table:style-name="ce320" table:formula="of:=VLOOKUP(ROW()-34;CLASSIFICA_GIRONE_G;7;0)" office:value-type="float" office:value="0" calcext:value-type="float">
            <text:p>0</text:p>
          </table:table-cell>
          <table:table-cell table:style-name="ce320" table:formula="of:=VLOOKUP(ROW()-34;CLASSIFICA_GIRONE_G;8;0)" office:value-type="float" office:value="0" calcext:value-type="float">
            <text:p>0</text:p>
          </table:table-cell>
          <table:table-cell table:style-name="ce320" table:formula="of:=VLOOKUP(ROW()-34;CLASSIFICA_GIRONE_G;9;0)" office:value-type="float" office:value="6" calcext:value-type="float">
            <text:p>6</text:p>
          </table:table-cell>
          <table:table-cell table:style-name="ce320" table:formula="of:=VLOOKUP(ROW()-34;CLASSIFICA_GIRONE_G;10;0)" office:value-type="float" office:value="137" calcext:value-type="float">
            <text:p>137</text:p>
          </table:table-cell>
          <table:table-cell table:style-name="ce320" table:formula="of:=VLOOKUP(ROW()-34;CLASSIFICA_GIRONE_G;11;0)" office:value-type="float" office:value="122" calcext:value-type="float">
            <text:p>122</text:p>
          </table:table-cell>
          <table:table-cell table:style-name="ce320" table:formula="of:=VLOOKUP(ROW()-34;CLASSIFICA_GIRONE_G;12;0)" office:value-type="float" office:value="15" calcext:value-type="float">
            <text:p>15</text:p>
          </table:table-cell>
          <table:table-cell table:style-name="ce420" office:value-type="float" office:value="1" calcext:value-type="float">
            <text:p>1</text:p>
          </table:table-cell>
          <table:table-cell table:style-name="ce424"/>
          <table:table-cell table:style-name="ce632" table:formula="of:=[.V31]+1" office:value-type="float" office:value="56" calcext:value-type="float" table:number-columns-spanned="1" table:number-rows-spanned="2">
            <text:p>56</text:p>
          </table:table-cell>
          <table:table-cell table:style-name="ce646" table:formula="of:=[.K15]" office:value-type="string" office:string-value="Giraffe (10)" calcext:value-type="string">
            <text:p>Giraffe (10)</text:p>
          </table:table-cell>
          <table:table-cell table:style-name="ce482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260"/>
          <table:table-cell table:style-name="ce626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9" office:value-type="string" calcext:value-type="string">
            <text:p>Gruppo D</text:p>
          </table:table-cell>
          <table:table-cell table:style-name="ce739" office:value-type="float" office:value="0" calcext:value-type="float">
            <text:p>0</text:p>
          </table:table-cell>
          <table:table-cell table:number-columns-repeated="5" table:style-name="ce744" office:value-type="float" office:value="0" calcext:value-type="float">
            <text:p>0</text:p>
          </table:table-cell>
          <table:table-cell table:style-name="ce744"/>
          <table:table-cell table:style-name="ce744" office:value-type="float" office:value="0" calcext:value-type="float">
            <text:p>0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38" calcext:value-type="float">
            <text:p>38</text:p>
          </table:table-cell>
          <table:table-cell table:style-name="ce211" table:formula="of:=[.B16]+1" office:value-type="date" office:date-value="2021-06-09" calcext:value-type="date">
            <text:p>mer 9 giu</text:p>
          </table:table-cell>
          <table:table-cell table:style-name="ce215" table:formula="of:=[.C16]" office:value-type="time" office:time-value="PT09H00M00S" calcext:value-type="time">
            <text:p>09:00</text:p>
          </table:table-cell>
          <table:table-cell table:style-name="ce179" table:formula="of:=IF([.$A36]=&quot;&quot;;&quot;&quot;;VLOOKUP([.$A36];B_009_PARTITE_GIRONI;4;0))" office:value-type="string" office:string-value="Puma (6)" calcext:value-type="string">
            <text:p>Puma (6)</text:p>
          </table:table-cell>
          <table:table-cell table:style-name="ce232"/>
          <table:table-cell table:style-name="ce235"/>
          <table:table-cell table:style-name="ce188" table:formula="of:=IF([.$A36]=&quot;&quot;;&quot;&quot;;VLOOKUP([.$A36];B_009_PARTITE_GIRONI;6;0))" office:value-type="string" office:string-value="Linci (7)" calcext:value-type="string">
            <text:p>Linci (7)</text:p>
          </table:table-cell>
          <table:table-cell table:style-name="ce492" table:formula="of:=IF([.$A36]=&quot;&quot;;&quot;&quot;;VLOOKUP([.$A36];B_009_PARTITE_GIRONI;2;0))" office:value-type="string" office:string-value="B" calcext:value-type="string">
            <text:p>B</text:p>
          </table:table-cell>
          <table:table-cell table:style-name="ce492" table:formula="of:=IF([.$A36]=&quot;&quot;;&quot;&quot;;VLOOKUP([.$A36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86" table:formula="of:=VLOOKUP(ROW()-34;CLASSIFICA_GIRONE_G;4;0)" office:value-type="string" office:string-value="Orche (28)" calcext:value-type="string">
            <text:p>Orche (28)</text:p>
          </table:table-cell>
          <table:table-cell table:style-name="ce321" table:formula="of:=VLOOKUP(ROW()-34;CLASSIFICA_GIRONE_G;5;0)" office:value-type="float" office:value="3" calcext:value-type="float">
            <text:p>3</text:p>
          </table:table-cell>
          <table:table-cell table:style-name="ce321" table:formula="of:=VLOOKUP(ROW()-34;CLASSIFICA_GIRONE_G;6;0)" office:value-type="float" office:value="2" calcext:value-type="float">
            <text:p>2</text:p>
          </table:table-cell>
          <table:table-cell table:style-name="ce321" table:formula="of:=VLOOKUP(ROW()-34;CLASSIFICA_GIRONE_G;7;0)" office:value-type="float" office:value="1" calcext:value-type="float">
            <text:p>1</text:p>
          </table:table-cell>
          <table:table-cell table:style-name="ce321" table:formula="of:=VLOOKUP(ROW()-34;CLASSIFICA_GIRONE_G;8;0)" office:value-type="float" office:value="0" calcext:value-type="float">
            <text:p>0</text:p>
          </table:table-cell>
          <table:table-cell table:style-name="ce321" table:formula="of:=VLOOKUP(ROW()-34;CLASSIFICA_GIRONE_G;9;0)" office:value-type="float" office:value="5" calcext:value-type="float">
            <text:p>5</text:p>
          </table:table-cell>
          <table:table-cell table:style-name="ce321" table:formula="of:=VLOOKUP(ROW()-34;CLASSIFICA_GIRONE_G;10;0)" office:value-type="float" office:value="183" calcext:value-type="float">
            <text:p>183</text:p>
          </table:table-cell>
          <table:table-cell table:style-name="ce321" table:formula="of:=VLOOKUP(ROW()-34;CLASSIFICA_GIRONE_G;11;0)" office:value-type="float" office:value="131" calcext:value-type="float">
            <text:p>131</text:p>
          </table:table-cell>
          <table:table-cell table:style-name="ce321" table:formula="of:=VLOOKUP(ROW()-34;CLASSIFICA_GIRONE_G;12;0)" office:value-type="float" office:value="52" calcext:value-type="float">
            <text:p>52</text:p>
          </table:table-cell>
          <table:table-cell table:style-name="ce420" office:value-type="float" office:value="2" calcext:value-type="float">
            <text:p>2</text:p>
          </table:table-cell>
          <table:table-cell table:style-name="ce424"/>
          <table:covered-table-cell table:style-name="ce448"/>
          <table:table-cell table:style-name="ce647" table:formula="of:=[.K6]" office:value-type="string" office:string-value="Pantere (2)" calcext:value-type="string">
            <text:p>Pantere (2)</text:p>
          </table:table-cell>
          <table:table-cell table:style-name="ce483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260"/>
          <table:table-cell table:style-name="ce626"/>
          <table:table-cell table:style-name="ce663" table:number-columns-repeated="9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vizzera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/>
          <table:table-cell table:style-name="ce744" office:value-type="float" office:value="5.0001" calcext:value-type="float">
            <text:p>5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44" calcext:value-type="float">
            <text:p>44</text:p>
          </table:table-cell>
          <table:table-cell table:style-name="ce211" table:formula="of:=[.B17]+1" office:value-type="date" office:date-value="2021-06-09" calcext:value-type="date">
            <text:p>mer 9 giu</text:p>
          </table:table-cell>
          <table:table-cell table:style-name="ce215" table:formula="of:=[.C17]" office:value-type="time" office:time-value="PT09H00M00S" calcext:value-type="time">
            <text:p>09:00</text:p>
          </table:table-cell>
          <table:table-cell table:style-name="ce179" table:formula="of:=IF([.$A37]=&quot;&quot;;&quot;&quot;;VLOOKUP([.$A37];B_009_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37]=&quot;&quot;;&quot;&quot;;VLOOKUP([.$A37];B_009_PARTITE_GIRONI;6;0))" office:value-type="string" office:string-value="Zebre (32)" calcext:value-type="string">
            <text:p>Zebre (32)</text:p>
          </table:table-cell>
          <table:table-cell table:style-name="ce492" table:formula="of:=IF([.$A37]=&quot;&quot;;&quot;&quot;;VLOOKUP([.$A37];B_009_PARTITE_GIRONI;2;0))" office:value-type="string" office:string-value="H" calcext:value-type="string">
            <text:p>H</text:p>
          </table:table-cell>
          <table:table-cell table:style-name="ce492" table:formula="of:=IF([.$A37]=&quot;&quot;;&quot;&quot;;VLOOKUP([.$A37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7" table:formula="of:=VLOOKUP(ROW()-34;CLASSIFICA_GIRONE_G;4;0)" office:value-type="string" office:string-value="Muli (27)" calcext:value-type="string">
            <text:p>Muli (27)</text:p>
          </table:table-cell>
          <table:table-cell table:style-name="ce322" table:formula="of:=VLOOKUP(ROW()-34;CLASSIFICA_GIRONE_G;5;0)" office:value-type="float" office:value="3" calcext:value-type="float">
            <text:p>3</text:p>
          </table:table-cell>
          <table:table-cell table:style-name="ce345" table:formula="of:=VLOOKUP(ROW()-34;CLASSIFICA_GIRONE_G;6;0)" office:value-type="float" office:value="1" calcext:value-type="float">
            <text:p>1</text:p>
          </table:table-cell>
          <table:table-cell table:style-name="ce345" table:formula="of:=VLOOKUP(ROW()-34;CLASSIFICA_GIRONE_G;7;0)" office:value-type="float" office:value="2" calcext:value-type="float">
            <text:p>2</text:p>
          </table:table-cell>
          <table:table-cell table:style-name="ce345" table:formula="of:=VLOOKUP(ROW()-34;CLASSIFICA_GIRONE_G;8;0)" office:value-type="float" office:value="0" calcext:value-type="float">
            <text:p>0</text:p>
          </table:table-cell>
          <table:table-cell table:style-name="ce345" table:formula="of:=VLOOKUP(ROW()-34;CLASSIFICA_GIRONE_G;9;0)" office:value-type="float" office:value="4" calcext:value-type="float">
            <text:p>4</text:p>
          </table:table-cell>
          <table:table-cell table:style-name="ce345" table:formula="of:=VLOOKUP(ROW()-34;CLASSIFICA_GIRONE_G;10;0)" office:value-type="float" office:value="143" calcext:value-type="float">
            <text:p>143</text:p>
          </table:table-cell>
          <table:table-cell table:style-name="ce345" table:formula="of:=VLOOKUP(ROW()-34;CLASSIFICA_GIRONE_G;11;0)" office:value-type="float" office:value="192" calcext:value-type="float">
            <text:p>192</text:p>
          </table:table-cell>
          <table:table-cell table:style-name="ce345" table:formula="of:=VLOOKUP(ROW()-34;CLASSIFICA_GIRONE_G;12;0)" office:value-type="float" office:value="-49" calcext:value-type="float">
            <text:p>-49</text:p>
          </table:table-cell>
          <table:table-cell table:style-name="ce420" office:value-type="float" office:value="3" calcext:value-type="float">
            <text:p>3</text:p>
          </table:table-cell>
          <table:table-cell table:style-name="ce424"/>
          <table:table-cell table:style-name="ce260"/>
          <table:table-cell table:style-name="ce457"/>
          <table:table-cell table:style-name="ce260" table:number-columns-repeated="3"/>
          <table:table-cell table:style-name="ce626" table:number-columns-repeated="2"/>
          <table:table-cell table:style-name="ce260" table:number-columns-repeated="24"/>
          <table:table-cell table:style-name="ce626" table:number-columns-repeated="49"/>
          <table:table-cell table:style-name="ce731" office:value-type="string" calcext:value-type="string">
            <text:p>Polonia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/>
          <table:table-cell table:style-name="ce744" office:value-type="float" office:value="7.0002" calcext:value-type="float">
            <text:p>7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29" calcext:value-type="float">
            <text:p>29</text:p>
          </table:table-cell>
          <table:table-cell table:style-name="ce211" table:formula="of:=[.B18]+1" office:value-type="date" office:date-value="2021-06-09" calcext:value-type="date">
            <text:p>mer 9 giu</text:p>
          </table:table-cell>
          <table:table-cell table:style-name="ce215" table:formula="of:=[.C18]" office:value-type="time" office:time-value="PT11H00M00S" calcext:value-type="time">
            <text:p>11:00</text:p>
          </table:table-cell>
          <table:table-cell table:style-name="ce179" table:formula="of:=IF([.$A38]=&quot;&quot;;&quot;&quot;;VLOOKUP([.$A38];B_009_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38]=&quot;&quot;;&quot;&quot;;VLOOKUP([.$A38];B_009_PARTITE_GIRONI;6;0))" office:value-type="string" office:string-value="Cervi (19)" calcext:value-type="string">
            <text:p>Cervi (19)</text:p>
          </table:table-cell>
          <table:table-cell table:style-name="ce492" table:formula="of:=IF([.$A38]=&quot;&quot;;&quot;&quot;;VLOOKUP([.$A38];B_009_PARTITE_GIRONI;2;0))" office:value-type="string" office:string-value="E" calcext:value-type="string">
            <text:p>E</text:p>
          </table:table-cell>
          <table:table-cell table:style-name="ce492" table:formula="of:=IF([.$A38]=&quot;&quot;;&quot;&quot;;VLOOKUP([.$A38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7" table:formula="of:=VLOOKUP(ROW()-34;CLASSIFICA_GIRONE_G;4;0)" office:value-type="string" office:string-value="Gorilla (26)" calcext:value-type="string">
            <text:p>Gorilla (26)</text:p>
          </table:table-cell>
          <table:table-cell table:style-name="ce323" table:formula="of:=VLOOKUP(ROW()-34;CLASSIFICA_GIRONE_G;5;0)" office:value-type="float" office:value="3" calcext:value-type="float">
            <text:p>3</text:p>
          </table:table-cell>
          <table:table-cell table:style-name="ce345" table:formula="of:=VLOOKUP(ROW()-34;CLASSIFICA_GIRONE_G;6;0)" office:value-type="float" office:value="0" calcext:value-type="float">
            <text:p>0</text:p>
          </table:table-cell>
          <table:table-cell table:style-name="ce345" table:formula="of:=VLOOKUP(ROW()-34;CLASSIFICA_GIRONE_G;7;0)" office:value-type="float" office:value="3" calcext:value-type="float">
            <text:p>3</text:p>
          </table:table-cell>
          <table:table-cell table:style-name="ce345" table:formula="of:=VLOOKUP(ROW()-34;CLASSIFICA_GIRONE_G;8;0)" office:value-type="float" office:value="0" calcext:value-type="float">
            <text:p>0</text:p>
          </table:table-cell>
          <table:table-cell table:style-name="ce345" table:formula="of:=VLOOKUP(ROW()-34;CLASSIFICA_GIRONE_G;9;0)" office:value-type="float" office:value="3" calcext:value-type="float">
            <text:p>3</text:p>
          </table:table-cell>
          <table:table-cell table:style-name="ce345" table:formula="of:=VLOOKUP(ROW()-34;CLASSIFICA_GIRONE_G;10;0)" office:value-type="float" office:value="161" calcext:value-type="float">
            <text:p>161</text:p>
          </table:table-cell>
          <table:table-cell table:style-name="ce345" table:formula="of:=VLOOKUP(ROW()-34;CLASSIFICA_GIRONE_G;11;0)" office:value-type="float" office:value="179" calcext:value-type="float">
            <text:p>179</text:p>
          </table:table-cell>
          <table:table-cell table:style-name="ce345" table:formula="of:=VLOOKUP(ROW()-34;CLASSIFICA_GIRONE_G;12;0)" office:value-type="float" office:value="-18" calcext:value-type="float">
            <text:p>-18</text:p>
          </table:table-cell>
          <table:table-cell table:style-name="ce420" office:value-type="float" office:value="4" calcext:value-type="float">
            <text:p>4</text:p>
          </table:table-cell>
          <table:table-cell table:style-name="ce424"/>
          <table:table-cell table:style-name="ce260"/>
          <table:table-cell table:style-name="ce457"/>
          <table:table-cell table:style-name="ce260" table:number-columns-repeated="3"/>
          <table:table-cell table:style-name="ce626" table:number-columns-repeated="2"/>
          <table:table-cell table:style-name="ce260" table:number-columns-repeated="24"/>
          <table:table-cell table:style-name="ce626" table:number-columns-repeated="49"/>
          <table:table-cell table:style-name="ce731" office:value-type="string" calcext:value-type="string">
            <text:p>Belgio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4" calcext:value-type="float">
            <text:p>4</text:p>
          </table:table-cell>
          <table:table-cell table:style-name="ce744" office:value-type="float" office:value="2" calcext:value-type="float">
            <text:p>2</text:p>
          </table:table-cell>
          <table:table-cell table:style-name="ce744"/>
          <table:table-cell table:style-name="ce744" office:value-type="float" office:value="6.0002" calcext:value-type="float">
            <text:p>6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35" calcext:value-type="float">
            <text:p>35</text:p>
          </table:table-cell>
          <table:table-cell table:style-name="ce211" table:formula="of:=[.B19]+1" office:value-type="date" office:date-value="2021-06-09" calcext:value-type="date">
            <text:p>mer 9 giu</text:p>
          </table:table-cell>
          <table:table-cell table:style-name="ce215" table:formula="of:=[.C19]" office:value-type="time" office:time-value="PT11H00M00S" calcext:value-type="time">
            <text:p>11:00</text:p>
          </table:table-cell>
          <table:table-cell table:style-name="ce179" table:formula="of:=IF([.$A39]=&quot;&quot;;&quot;&quot;;VLOOKUP([.$A39];B_009_PARTITE_GIRONI;4;0))" office:value-type="string" office:string-value="Gorilla (26)" calcext:value-type="string">
            <text:p>Gorilla (26)</text:p>
          </table:table-cell>
          <table:table-cell table:style-name="ce232"/>
          <table:table-cell table:style-name="ce235"/>
          <table:table-cell table:style-name="ce188" table:formula="of:=IF([.$A39]=&quot;&quot;;&quot;&quot;;VLOOKUP([.$A39];B_009_PARTITE_GIRONI;6;0))" office:value-type="string" office:string-value="Orche (28)" calcext:value-type="string">
            <text:p>Orche (28)</text:p>
          </table:table-cell>
          <table:table-cell table:style-name="ce492" table:formula="of:=IF([.$A39]=&quot;&quot;;&quot;&quot;;VLOOKUP([.$A39];B_009_PARTITE_GIRONI;2;0))" office:value-type="string" office:string-value="G" calcext:value-type="string">
            <text:p>G</text:p>
          </table:table-cell>
          <table:table-cell table:style-name="ce492" table:formula="of:=IF([.$A39]=&quot;&quot;;&quot;&quot;;VLOOKUP([.$A39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9" office:value-type="string" calcext:value-type="string">
            <text:p>Gruppo H</text:p>
          </table:table-cell>
          <table:table-cell table:style-name="ce325" office:value-type="string" calcext:value-type="string">
            <text:p>G</text:p>
          </table:table-cell>
          <table:table-cell table:style-name="ce325" office:value-type="string" calcext:value-type="string">
            <text:p>V</text:p>
          </table:table-cell>
          <table:table-cell table:style-name="ce325" office:value-type="string" calcext:value-type="string">
            <text:p>P</text:p>
          </table:table-cell>
          <table:table-cell table:style-name="ce325" office:value-type="string" calcext:value-type="string">
            <text:p>F</text:p>
          </table:table-cell>
          <table:table-cell table:style-name="ce325" office:value-type="string" calcext:value-type="string">
            <text:p>PC</text:p>
          </table:table-cell>
          <table:table-cell table:style-name="ce325" office:value-type="string" calcext:value-type="string">
            <text:p>PGF</text:p>
          </table:table-cell>
          <table:table-cell table:style-name="ce325" office:value-type="string" calcext:value-type="string">
            <text:p>PGS</text:p>
          </table:table-cell>
          <table:table-cell table:style-name="ce379" office:value-type="string" calcext:value-type="string">
            <text:p>DPG</text:p>
          </table:table-cell>
          <table:table-cell table:style-name="ce420"/>
          <table:table-cell table:style-name="ce424"/>
          <table:table-cell table:style-name="ce260"/>
          <table:table-cell table:style-name="ce457"/>
          <table:table-cell table:style-name="ce260" table:number-columns-repeated="29"/>
          <table:table-cell table:style-name="ce626" table:number-columns-repeated="49"/>
          <table:table-cell table:style-name="ce731" office:value-type="string" calcext:value-type="string">
            <text:p>Austria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4" calcext:value-type="float">
            <text:p>4</text:p>
          </table:table-cell>
          <table:table-cell table:style-name="ce744"/>
          <table:table-cell table:style-name="ce744" office:value-type="float" office:value="0.9997" calcext:value-type="float">
            <text:p>1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41" calcext:value-type="float">
            <text:p>41</text:p>
          </table:table-cell>
          <table:table-cell table:style-name="ce211" table:formula="of:=[.B20]+1" office:value-type="date" office:date-value="2021-06-09" calcext:value-type="date">
            <text:p>mer 9 giu</text:p>
          </table:table-cell>
          <table:table-cell table:style-name="ce215" table:formula="of:=[.C20]" office:value-type="time" office:time-value="PT11H00M00S" calcext:value-type="time">
            <text:p>11:00</text:p>
          </table:table-cell>
          <table:table-cell table:style-name="ce179" table:formula="of:=IF([.$A40]=&quot;&quot;;&quot;&quot;;VLOOKUP([.$A40];B_009_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40]=&quot;&quot;;&quot;&quot;;VLOOKUP([.$A40];B_009_PARTITE_GIRONI;6;0))" office:value-type="string" office:string-value="Cinghiali (20)" calcext:value-type="string">
            <text:p>Cinghiali (20)</text:p>
          </table:table-cell>
          <table:table-cell table:style-name="ce492" table:formula="of:=IF([.$A40]=&quot;&quot;;&quot;&quot;;VLOOKUP([.$A40];B_009_PARTITE_GIRONI;2;0))" office:value-type="string" office:string-value="E" calcext:value-type="string">
            <text:p>E</text:p>
          </table:table-cell>
          <table:table-cell table:style-name="ce492" table:formula="of:=IF([.$A40]=&quot;&quot;;&quot;&quot;;VLOOKUP([.$A40];B_009_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5" table:formula="of:=VLOOKUP(ROW()-39;CLASSIFICA_GIRONE_H;4;0)" office:value-type="string" office:string-value="Scorpioni (30)" calcext:value-type="string">
            <text:p>Scorpioni (30)</text:p>
          </table:table-cell>
          <table:table-cell table:style-name="ce320" table:formula="of:=VLOOKUP(ROW()-39;CLASSIFICA_GIRONE_H;5;0)" office:value-type="float" office:value="3" calcext:value-type="float">
            <text:p>3</text:p>
          </table:table-cell>
          <table:table-cell table:style-name="ce320" table:formula="of:=VLOOKUP(ROW()-39;CLASSIFICA_GIRONE_H;6;0)" office:value-type="float" office:value="2" calcext:value-type="float">
            <text:p>2</text:p>
          </table:table-cell>
          <table:table-cell table:style-name="ce320" table:formula="of:=VLOOKUP(ROW()-39;CLASSIFICA_GIRONE_H;7;0)" office:value-type="float" office:value="1" calcext:value-type="float">
            <text:p>1</text:p>
          </table:table-cell>
          <table:table-cell table:style-name="ce320" table:formula="of:=VLOOKUP(ROW()-39;CLASSIFICA_GIRONE_H;8;0)" office:value-type="float" office:value="0" calcext:value-type="float">
            <text:p>0</text:p>
          </table:table-cell>
          <table:table-cell table:style-name="ce320" table:formula="of:=VLOOKUP(ROW()-39;CLASSIFICA_GIRONE_H;9;0)" office:value-type="float" office:value="5" calcext:value-type="float">
            <text:p>5</text:p>
          </table:table-cell>
          <table:table-cell table:style-name="ce320" table:formula="of:=VLOOKUP(ROW()-39;CLASSIFICA_GIRONE_H;10;0)" office:value-type="float" office:value="214" calcext:value-type="float">
            <text:p>214</text:p>
          </table:table-cell>
          <table:table-cell table:style-name="ce320" table:formula="of:=VLOOKUP(ROW()-39;CLASSIFICA_GIRONE_H;11;0)" office:value-type="float" office:value="183" calcext:value-type="float">
            <text:p>183</text:p>
          </table:table-cell>
          <table:table-cell table:style-name="ce376" table:formula="of:=VLOOKUP(ROW()-39;CLASSIFICA_GIRONE_H;12;0)" office:value-type="float" office:value="31" calcext:value-type="float">
            <text:p>+31</text:p>
          </table:table-cell>
          <table:table-cell table:style-name="ce420"/>
          <table:table-cell table:style-name="ce424"/>
          <table:table-cell table:style-name="ce260"/>
          <table:table-cell table:style-name="ce457"/>
          <table:table-cell table:style-name="ce260" table:number-columns-repeated="29"/>
          <table:table-cell table:style-name="ce626" table:number-columns-repeated="49"/>
          <table:table-cell table:style-name="ce731" office:value-type="string" calcext:value-type="string">
            <text:p>Germania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0" calcext:value-type="float">
            <text:p>0</text:p>
          </table:table-cell>
          <table:table-cell table:style-name="ce744"/>
          <table:table-cell table:style-name="ce744" office:value-type="float" office:value="7.0003" calcext:value-type="float">
            <text:p>7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47" calcext:value-type="float">
            <text:p>47</text:p>
          </table:table-cell>
          <table:table-cell table:style-name="ce211" table:formula="of:=[.B21]+1" office:value-type="date" office:date-value="2021-06-09" calcext:value-type="date">
            <text:p>mer 9 giu</text:p>
          </table:table-cell>
          <table:table-cell table:style-name="ce215" table:formula="of:=[.C21]" office:value-type="time" office:time-value="PT11H00M00S" calcext:value-type="time">
            <text:p>11:00</text:p>
          </table:table-cell>
          <table:table-cell table:style-name="ce179" table:formula="of:=IF([.$A41]=&quot;&quot;;&quot;&quot;;VLOOKUP([.$A41];B_009_PARTITE_GIRONI;4;0))" office:value-type="string" office:string-value="Gorilla (26)" calcext:value-type="string">
            <text:p>Gorilla (26)</text:p>
          </table:table-cell>
          <table:table-cell table:style-name="ce232"/>
          <table:table-cell table:style-name="ce235"/>
          <table:table-cell table:style-name="ce188" table:formula="of:=IF([.$A41]=&quot;&quot;;&quot;&quot;;VLOOKUP([.$A41];B_009_PARTITE_GIRONI;6;0))" office:value-type="string" office:string-value="Muli (27)" calcext:value-type="string">
            <text:p>Muli (27)</text:p>
          </table:table-cell>
          <table:table-cell table:style-name="ce492" table:formula="of:=IF([.$A41]=&quot;&quot;;&quot;&quot;;VLOOKUP([.$A41];B_009_PARTITE_GIRONI;2;0))" office:value-type="string" office:string-value="G" calcext:value-type="string">
            <text:p>G</text:p>
          </table:table-cell>
          <table:table-cell table:style-name="ce492" table:formula="of:=IF([.$A41]=&quot;&quot;;&quot;&quot;;VLOOKUP([.$A41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6" table:formula="of:=VLOOKUP(ROW()-39;CLASSIFICA_GIRONE_H;4;0)" office:value-type="string" office:string-value="Piranha (29)" calcext:value-type="string">
            <text:p>Piranha (29)</text:p>
          </table:table-cell>
          <table:table-cell table:style-name="ce321" table:formula="of:=VLOOKUP(ROW()-39;CLASSIFICA_GIRONE_H;5;0)" office:value-type="float" office:value="3" calcext:value-type="float">
            <text:p>3</text:p>
          </table:table-cell>
          <table:table-cell table:style-name="ce321" table:formula="of:=VLOOKUP(ROW()-39;CLASSIFICA_GIRONE_H;6;0)" office:value-type="float" office:value="2" calcext:value-type="float">
            <text:p>2</text:p>
          </table:table-cell>
          <table:table-cell table:style-name="ce321" table:formula="of:=VLOOKUP(ROW()-39;CLASSIFICA_GIRONE_H;7;0)" office:value-type="float" office:value="1" calcext:value-type="float">
            <text:p>1</text:p>
          </table:table-cell>
          <table:table-cell table:style-name="ce321" table:formula="of:=VLOOKUP(ROW()-39;CLASSIFICA_GIRONE_H;8;0)" office:value-type="float" office:value="0" calcext:value-type="float">
            <text:p>0</text:p>
          </table:table-cell>
          <table:table-cell table:style-name="ce321" table:formula="of:=VLOOKUP(ROW()-39;CLASSIFICA_GIRONE_H;9;0)" office:value-type="float" office:value="5" calcext:value-type="float">
            <text:p>5</text:p>
          </table:table-cell>
          <table:table-cell table:style-name="ce321" table:formula="of:=VLOOKUP(ROW()-39;CLASSIFICA_GIRONE_H;10;0)" office:value-type="float" office:value="189" calcext:value-type="float">
            <text:p>189</text:p>
          </table:table-cell>
          <table:table-cell table:style-name="ce321" table:formula="of:=VLOOKUP(ROW()-39;CLASSIFICA_GIRONE_H;11;0)" office:value-type="float" office:value="215" calcext:value-type="float">
            <text:p>215</text:p>
          </table:table-cell>
          <table:table-cell table:style-name="ce377" table:formula="of:=VLOOKUP(ROW()-39;CLASSIFICA_GIRONE_H;12;0)" office:value-type="float" office:value="-26" calcext:value-type="float">
            <text:p>-26</text:p>
          </table:table-cell>
          <table:table-cell table:style-name="ce420"/>
          <table:table-cell table:style-name="ce626"/>
          <table:table-cell table:style-name="ce260"/>
          <table:table-cell table:style-name="ce457"/>
          <table:table-cell table:style-name="ce260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7">
          <table:table-cell table:style-name="ce179" office:value-type="float" office:value="4" calcext:value-type="float">
            <text:p>4</text:p>
          </table:table-cell>
          <table:table-cell table:style-name="ce211" table:formula="of:=[.B22]+1" office:value-type="date" office:date-value="2021-06-09" calcext:value-type="date">
            <text:p>mer 9 giu</text:p>
          </table:table-cell>
          <table:table-cell table:style-name="ce215" table:formula="of:=[.C22]" office:value-type="time" office:time-value="PT15H30M00S" calcext:value-type="time">
            <text:p>15:30</text:p>
          </table:table-cell>
          <table:table-cell table:style-name="ce179" table:formula="of:=IF([.$A42]=&quot;&quot;;&quot;&quot;;VLOOKUP([.$A42];B_009_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42]=&quot;&quot;;&quot;&quot;;VLOOKUP([.$A42];B_009_PARTITE_GIRONI;6;0))" office:value-type="string" office:string-value="Pitoni (14)" calcext:value-type="string">
            <text:p>Pitoni (14)</text:p>
          </table:table-cell>
          <table:table-cell table:style-name="ce492" table:formula="of:=IF([.$A42]=&quot;&quot;;&quot;&quot;;VLOOKUP([.$A42];B_009_PARTITE_GIRONI;2;0))" office:value-type="string" office:string-value="D" calcext:value-type="string">
            <text:p>D</text:p>
          </table:table-cell>
          <table:table-cell table:style-name="ce492" table:formula="of:=IF([.$A42]=&quot;&quot;;&quot;&quot;;VLOOKUP([.$A42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90" table:formula="of:=VLOOKUP(ROW()-39;CLASSIFICA_GIRONE_H;4;0)" office:value-type="string" office:string-value="Zebre (32)" calcext:value-type="string">
            <text:p>Zebre (32)</text:p>
          </table:table-cell>
          <table:table-cell table:style-name="ce326" table:formula="of:=VLOOKUP(ROW()-39;CLASSIFICA_GIRONE_H;5;0)" office:value-type="float" office:value="3" calcext:value-type="float">
            <text:p>3</text:p>
          </table:table-cell>
          <table:table-cell table:style-name="ce347" table:formula="of:=VLOOKUP(ROW()-39;CLASSIFICA_GIRONE_H;6;0)" office:value-type="float" office:value="1" calcext:value-type="float">
            <text:p>1</text:p>
          </table:table-cell>
          <table:table-cell table:style-name="ce347" table:formula="of:=VLOOKUP(ROW()-39;CLASSIFICA_GIRONE_H;7;0)" office:value-type="float" office:value="2" calcext:value-type="float">
            <text:p>2</text:p>
          </table:table-cell>
          <table:table-cell table:style-name="ce347" table:formula="of:=VLOOKUP(ROW()-39;CLASSIFICA_GIRONE_H;8;0)" office:value-type="float" office:value="0" calcext:value-type="float">
            <text:p>0</text:p>
          </table:table-cell>
          <table:table-cell table:style-name="ce347" table:formula="of:=VLOOKUP(ROW()-39;CLASSIFICA_GIRONE_H;9;0)" office:value-type="float" office:value="4" calcext:value-type="float">
            <text:p>4</text:p>
          </table:table-cell>
          <table:table-cell table:style-name="ce347" table:formula="of:=VLOOKUP(ROW()-39;CLASSIFICA_GIRONE_H;10;0)" office:value-type="float" office:value="216" calcext:value-type="float">
            <text:p>216</text:p>
          </table:table-cell>
          <table:table-cell table:style-name="ce347" table:formula="of:=VLOOKUP(ROW()-39;CLASSIFICA_GIRONE_H;11;0)" office:value-type="float" office:value="223" calcext:value-type="float">
            <text:p>223</text:p>
          </table:table-cell>
          <table:table-cell table:style-name="ce380" table:formula="of:=VLOOKUP(ROW()-39;CLASSIFICA_GIRONE_H;12;0)" office:value-type="float" office:value="-7" calcext:value-type="float">
            <text:p>-7</text:p>
          </table:table-cell>
          <table:table-cell table:style-name="ce420"/>
          <table:table-cell/>
          <table:table-cell table:style-name="ce260"/>
          <table:table-cell table:style-name="ce457"/>
          <table:table-cell table:style-name="ce260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10" calcext:value-type="float">
            <text:p>10</text:p>
          </table:table-cell>
          <table:table-cell table:style-name="ce211" table:formula="of:=[.B23]+1" office:value-type="date" office:date-value="2021-06-09" calcext:value-type="date">
            <text:p>mer 9 giu</text:p>
          </table:table-cell>
          <table:table-cell table:style-name="ce215" table:formula="of:=[.C23]" office:value-type="time" office:time-value="PT15H30M00S" calcext:value-type="time">
            <text:p>15:30</text:p>
          </table:table-cell>
          <table:table-cell table:style-name="ce179" table:formula="of:=IF([.$A43]=&quot;&quot;;&quot;&quot;;VLOOKUP([.$A43];B_009_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43]=&quot;&quot;;&quot;&quot;;VLOOKUP([.$A43];B_009_PARTITE_GIRONI;6;0))" office:value-type="string" office:string-value="Linci (7)" calcext:value-type="string">
            <text:p>Linci (7)</text:p>
          </table:table-cell>
          <table:table-cell table:style-name="ce492" table:formula="of:=IF([.$A43]=&quot;&quot;;&quot;&quot;;VLOOKUP([.$A43];B_009_PARTITE_GIRONI;2;0))" office:value-type="string" office:string-value="B" calcext:value-type="string">
            <text:p>B</text:p>
          </table:table-cell>
          <table:table-cell table:style-name="ce492" table:formula="of:=IF([.$A43]=&quot;&quot;;&quot;&quot;;VLOOKUP([.$A43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91" table:formula="of:=VLOOKUP(ROW()-39;CLASSIFICA_GIRONE_H;4;0)" office:value-type="string" office:string-value="Tonni (31)" calcext:value-type="string">
            <text:p>Tonni (31)</text:p>
          </table:table-cell>
          <table:table-cell table:style-name="ce327" table:formula="of:=VLOOKUP(ROW()-39;CLASSIFICA_GIRONE_H;5;0)" office:value-type="float" office:value="3" calcext:value-type="float">
            <text:p>3</text:p>
          </table:table-cell>
          <table:table-cell table:style-name="ce348" table:formula="of:=VLOOKUP(ROW()-39;CLASSIFICA_GIRONE_H;6;0)" office:value-type="float" office:value="1" calcext:value-type="float">
            <text:p>1</text:p>
          </table:table-cell>
          <table:table-cell table:style-name="ce348" table:formula="of:=VLOOKUP(ROW()-39;CLASSIFICA_GIRONE_H;7;0)" office:value-type="float" office:value="2" calcext:value-type="float">
            <text:p>2</text:p>
          </table:table-cell>
          <table:table-cell table:style-name="ce348" table:formula="of:=VLOOKUP(ROW()-39;CLASSIFICA_GIRONE_H;8;0)" office:value-type="float" office:value="0" calcext:value-type="float">
            <text:p>0</text:p>
          </table:table-cell>
          <table:table-cell table:style-name="ce348" table:formula="of:=VLOOKUP(ROW()-39;CLASSIFICA_GIRONE_H;9;0)" office:value-type="float" office:value="4" calcext:value-type="float">
            <text:p>4</text:p>
          </table:table-cell>
          <table:table-cell table:style-name="ce348" table:formula="of:=VLOOKUP(ROW()-39;CLASSIFICA_GIRONE_H;10;0)" office:value-type="float" office:value="185" calcext:value-type="float">
            <text:p>185</text:p>
          </table:table-cell>
          <table:table-cell table:style-name="ce348" table:formula="of:=VLOOKUP(ROW()-39;CLASSIFICA_GIRONE_H;11;0)" office:value-type="float" office:value="183" calcext:value-type="float">
            <text:p>183</text:p>
          </table:table-cell>
          <table:table-cell table:style-name="ce381" table:formula="of:=VLOOKUP(ROW()-39;CLASSIFICA_GIRONE_H;12;0)" office:value-type="float" office:value="2" calcext:value-type="float">
            <text:p>+2</text:p>
          </table:table-cell>
          <table:table-cell table:style-name="ce421"/>
          <table:table-cell/>
          <table:table-cell table:style-name="ce260"/>
          <table:table-cell table:style-name="ce457"/>
          <table:table-cell table:style-name="ce260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16" calcext:value-type="float">
            <text:p>16</text:p>
          </table:table-cell>
          <table:table-cell table:style-name="ce211" table:formula="of:=[.B24]+1" office:value-type="date" office:date-value="2021-06-09" calcext:value-type="date">
            <text:p>mer 9 giu</text:p>
          </table:table-cell>
          <table:table-cell table:style-name="ce215" table:formula="of:=[.C24]" office:value-type="time" office:time-value="PT15H30M00S" calcext:value-type="time">
            <text:p>15:30</text:p>
          </table:table-cell>
          <table:table-cell table:style-name="ce179" table:formula="of:=IF([.$A44]=&quot;&quot;;&quot;&quot;;VLOOKUP([.$A44];B_009_PARTITE_GIRONI;4;0))" office:value-type="string" office:string-value="Pitoni (14)" calcext:value-type="string">
            <text:p>Pitoni (14)</text:p>
          </table:table-cell>
          <table:table-cell table:style-name="ce232"/>
          <table:table-cell table:style-name="ce235"/>
          <table:table-cell table:style-name="ce188" table:formula="of:=IF([.$A44]=&quot;&quot;;&quot;&quot;;VLOOKUP([.$A44];B_009_PARTITE_GIRONI;6;0))" office:value-type="string" office:string-value="Falchi (16)" calcext:value-type="string">
            <text:p>Falchi (16)</text:p>
          </table:table-cell>
          <table:table-cell table:style-name="ce492" table:formula="of:=IF([.$A44]=&quot;&quot;;&quot;&quot;;VLOOKUP([.$A44];B_009_PARTITE_GIRONI;2;0))" office:value-type="string" office:string-value="D" calcext:value-type="string">
            <text:p>D</text:p>
          </table:table-cell>
          <table:table-cell table:style-name="ce492" table:formula="of:=IF([.$A44]=&quot;&quot;;&quot;&quot;;VLOOKUP([.$A44];B_009_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528"/>
          <table:table-cell table:number-columns-repeated="10"/>
          <table:table-cell table:style-name="ce260"/>
          <table:table-cell table:style-name="ce457"/>
          <table:table-cell table:style-name="ce260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22" calcext:value-type="float">
            <text:p>22</text:p>
          </table:table-cell>
          <table:table-cell table:style-name="ce211" table:formula="of:=[.B25]+1" office:value-type="date" office:date-value="2021-06-09" calcext:value-type="date">
            <text:p>mer 9 giu</text:p>
          </table:table-cell>
          <table:table-cell table:style-name="ce215" table:formula="of:=[.C25]" office:value-type="time" office:time-value="PT15H30M00S" calcext:value-type="time">
            <text:p>15:30</text:p>
          </table:table-cell>
          <table:table-cell table:style-name="ce179" table:formula="of:=IF([.$A45]=&quot;&quot;;&quot;&quot;;VLOOKUP([.$A45];B_009_PARTITE_GIRONI;4;0))" office:value-type="string" office:string-value="Delfini (23)" calcext:value-type="string">
            <text:p>Delfini (23)</text:p>
          </table:table-cell>
          <table:table-cell table:style-name="ce232"/>
          <table:table-cell table:style-name="ce235"/>
          <table:table-cell table:style-name="ce188" table:formula="of:=IF([.$A45]=&quot;&quot;;&quot;&quot;;VLOOKUP([.$A45];B_009_PARTITE_GIRONI;6;0))" office:value-type="string" office:string-value="Fenicotteri (24)" calcext:value-type="string">
            <text:p>Fenicotteri (24)</text:p>
          </table:table-cell>
          <table:table-cell table:style-name="ce492" table:formula="of:=IF([.$A45]=&quot;&quot;;&quot;&quot;;VLOOKUP([.$A45];B_009_PARTITE_GIRONI;2;0))" office:value-type="string" office:string-value="F" calcext:value-type="string">
            <text:p>F</text:p>
          </table:table-cell>
          <table:table-cell table:style-name="ce492" table:formula="of:=IF([.$A45]=&quot;&quot;;&quot;&quot;;VLOOKUP([.$A45];B_009_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528"/>
          <table:table-cell table:number-columns-repeated="10"/>
          <table:table-cell table:style-name="ce260"/>
          <table:table-cell table:style-name="ce457"/>
          <table:table-cell table:style-name="ce260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27" calcext:value-type="float">
            <text:p>27</text:p>
          </table:table-cell>
          <table:table-cell table:style-name="ce211" table:formula="of:=[.B26]+1" office:value-type="date" office:date-value="2021-06-09" calcext:value-type="date">
            <text:p>mer 9 giu</text:p>
          </table:table-cell>
          <table:table-cell table:style-name="ce215" table:formula="of:=[.C26]" office:value-type="time" office:time-value="PT17H00M00S" calcext:value-type="time">
            <text:p>17:00</text:p>
          </table:table-cell>
          <table:table-cell table:style-name="ce179" table:formula="of:=IF([.$A46]=&quot;&quot;;&quot;&quot;;VLOOKUP([.$A46];B_009_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46]=&quot;&quot;;&quot;&quot;;VLOOKUP([.$A46];B_009_PARTITE_GIRONI;6;0))" office:value-type="string" office:string-value="Iguane (12)" calcext:value-type="string">
            <text:p>Iguane (12)</text:p>
          </table:table-cell>
          <table:table-cell table:style-name="ce492" table:formula="of:=IF([.$A46]=&quot;&quot;;&quot;&quot;;VLOOKUP([.$A46];B_009_PARTITE_GIRONI;2;0))" office:value-type="string" office:string-value="C" calcext:value-type="string">
            <text:p>C</text:p>
          </table:table-cell>
          <table:table-cell table:style-name="ce492" table:formula="of:=IF([.$A46]=&quot;&quot;;&quot;&quot;;VLOOKUP([.$A46];B_009_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528"/>
          <table:table-cell table:number-columns-repeated="10"/>
          <table:table-cell table:style-name="ce497"/>
          <table:table-cell table:style-name="ce457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33" calcext:value-type="float">
            <text:p>33</text:p>
          </table:table-cell>
          <table:table-cell table:style-name="ce211" table:formula="of:=[.B27]+1" office:value-type="date" office:date-value="2021-06-09" calcext:value-type="date">
            <text:p>mer 9 giu</text:p>
          </table:table-cell>
          <table:table-cell table:style-name="ce215" table:formula="of:=[.C27]" office:value-type="time" office:time-value="PT17H00M00S" calcext:value-type="time">
            <text:p>17:00</text:p>
          </table:table-cell>
          <table:table-cell table:style-name="ce179" table:formula="of:=IF([.$A47]=&quot;&quot;;&quot;&quot;;VLOOKUP([.$A47];B_009_PARTITE_GIRONI;4;0))" office:value-type="string" office:string-value="Bufali (18)" calcext:value-type="string">
            <text:p>Bufali (18)</text:p>
          </table:table-cell>
          <table:table-cell table:style-name="ce232"/>
          <table:table-cell table:style-name="ce235"/>
          <table:table-cell table:style-name="ce188" table:formula="of:=IF([.$A47]=&quot;&quot;;&quot;&quot;;VLOOKUP([.$A47];B_009_PARTITE_GIRONI;6;0))" office:value-type="string" office:string-value="Cinghiali (20)" calcext:value-type="string">
            <text:p>Cinghiali (20)</text:p>
          </table:table-cell>
          <table:table-cell table:style-name="ce492" table:formula="of:=IF([.$A47]=&quot;&quot;;&quot;&quot;;VLOOKUP([.$A47];B_009_PARTITE_GIRONI;2;0))" office:value-type="string" office:string-value="E" calcext:value-type="string">
            <text:p>E</text:p>
          </table:table-cell>
          <table:table-cell table:style-name="ce492" table:formula="of:=IF([.$A47]=&quot;&quot;;&quot;&quot;;VLOOKUP([.$A47];B_009_PARTITE_GIRONI;11;0))" office:value-type="string" office:string-value="Cristo Re 1" calcext:value-type="string">
            <text:p>Cristo Re 1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39" calcext:value-type="float">
            <text:p>39</text:p>
          </table:table-cell>
          <table:table-cell table:style-name="ce211" table:formula="of:=[.B28]+1" office:value-type="date" office:date-value="2021-06-09" calcext:value-type="date">
            <text:p>mer 9 giu</text:p>
          </table:table-cell>
          <table:table-cell table:style-name="ce215" table:formula="of:=[.C28]" office:value-type="time" office:time-value="PT17H00M00S" calcext:value-type="time">
            <text:p>17:00</text:p>
          </table:table-cell>
          <table:table-cell table:style-name="ce179" table:formula="of:=IF([.$A48]=&quot;&quot;;&quot;&quot;;VLOOKUP([.$A48];B_009_PARTITE_GIRONI;4;0))" office:value-type="string" office:string-value="Giraffe (10)" calcext:value-type="string">
            <text:p>Giraffe (10)</text:p>
          </table:table-cell>
          <table:table-cell table:style-name="ce232"/>
          <table:table-cell table:style-name="ce236"/>
          <table:table-cell table:style-name="ce188" table:formula="of:=IF([.$A48]=&quot;&quot;;&quot;&quot;;VLOOKUP([.$A48];B_009_PARTITE_GIRONI;6;0))" office:value-type="string" office:string-value="Ippopotami (11)" calcext:value-type="string">
            <text:p>Ippopotami (11)</text:p>
          </table:table-cell>
          <table:table-cell table:style-name="ce492" table:formula="of:=IF([.$A48]=&quot;&quot;;&quot;&quot;;VLOOKUP([.$A48];B_009_PARTITE_GIRONI;2;0))" office:value-type="string" office:string-value="C" calcext:value-type="string">
            <text:p>C</text:p>
          </table:table-cell>
          <table:table-cell table:style-name="ce492" table:formula="of:=IF([.$A48]=&quot;&quot;;&quot;&quot;;VLOOKUP([.$A48];B_009_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45" calcext:value-type="float">
            <text:p>45</text:p>
          </table:table-cell>
          <table:table-cell table:style-name="ce211" table:formula="of:=[.B29]+1" office:value-type="date" office:date-value="2021-06-09" calcext:value-type="date">
            <text:p>mer 9 giu</text:p>
          </table:table-cell>
          <table:table-cell table:style-name="ce215" table:formula="of:=[.C29]" office:value-type="time" office:time-value="PT17H00M00S" calcext:value-type="time">
            <text:p>17:00</text:p>
          </table:table-cell>
          <table:table-cell table:style-name="ce179" table:formula="of:=IF([.$A49]=&quot;&quot;;&quot;&quot;;VLOOKUP([.$A49];B_009_PARTITE_GIRONI;4;0))" office:value-type="string" office:string-value="Bufali (18)" calcext:value-type="string">
            <text:p>Bufali (18)</text:p>
          </table:table-cell>
          <table:table-cell table:style-name="ce232" table:number-columns-repeated="2"/>
          <table:table-cell table:style-name="ce188" table:formula="of:=IF([.$A49]=&quot;&quot;;&quot;&quot;;VLOOKUP([.$A49];B_009_PARTITE_GIRONI;6;0))" office:value-type="string" office:string-value="Cervi (19)" calcext:value-type="string">
            <text:p>Cervi (19)</text:p>
          </table:table-cell>
          <table:table-cell table:style-name="ce492" table:formula="of:=IF([.$A49]=&quot;&quot;;&quot;&quot;;VLOOKUP([.$A49];B_009_PARTITE_GIRONI;2;0))" office:value-type="string" office:string-value="E" calcext:value-type="string">
            <text:p>E</text:p>
          </table:table-cell>
          <table:table-cell table:style-name="ce492" table:formula="of:=IF([.$A49]=&quot;&quot;;&quot;&quot;;VLOOKUP([.$A49];B_009_PARTITE_GIRONI;11;0))" office:value-type="string" office:string-value="Cristo Re 1" calcext:value-type="string">
            <text:p>Cristo Re 1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28" calcext:value-type="float">
            <text:p>28</text:p>
          </table:table-cell>
          <table:table-cell table:style-name="ce211" table:formula="of:=[.B30]+1" office:value-type="date" office:date-value="2021-06-09" calcext:value-type="date">
            <text:p>mer 9 giu</text:p>
          </table:table-cell>
          <table:table-cell table:style-name="ce215" table:formula="of:=[.C30]" office:value-type="time" office:time-value="PT18H30M00S" calcext:value-type="time">
            <text:p>18:30</text:p>
          </table:table-cell>
          <table:table-cell table:style-name="ce179" table:formula="of:=IF([.$A50]=&quot;&quot;;&quot;&quot;;VLOOKUP([.$A50];B_009_PARTITE_GIRONI;4;0))" office:value-type="string" office:string-value="Coccodrilli (13)" calcext:value-type="string">
            <text:p>Coccodrilli (13)</text:p>
          </table:table-cell>
          <table:table-cell table:style-name="ce232" table:number-columns-repeated="2"/>
          <table:table-cell table:style-name="ce188" table:formula="of:=IF([.$A50]=&quot;&quot;;&quot;&quot;;VLOOKUP([.$A50];B_009_PARTITE_GIRONI;6;0))" office:value-type="string" office:string-value="Falchi (16)" calcext:value-type="string">
            <text:p>Falchi (16)</text:p>
          </table:table-cell>
          <table:table-cell table:style-name="ce492" table:formula="of:=IF([.$A50]=&quot;&quot;;&quot;&quot;;VLOOKUP([.$A50];B_009_PARTITE_GIRONI;2;0))" office:value-type="string" office:string-value="D" calcext:value-type="string">
            <text:p>D</text:p>
          </table:table-cell>
          <table:table-cell table:style-name="ce492" table:formula="of:=IF([.$A50]=&quot;&quot;;&quot;&quot;;VLOOKUP([.$A50];B_009_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34" calcext:value-type="float">
            <text:p>34</text:p>
          </table:table-cell>
          <table:table-cell table:style-name="ce211" table:formula="of:=[.B31]+1" office:value-type="date" office:date-value="2021-06-09" calcext:value-type="date">
            <text:p>mer 9 giu</text:p>
          </table:table-cell>
          <table:table-cell table:style-name="ce215" table:formula="of:=[.C31]" office:value-type="time" office:time-value="PT18H30M00S" calcext:value-type="time">
            <text:p>18:30</text:p>
          </table:table-cell>
          <table:table-cell table:style-name="ce179" table:formula="of:=IF([.$A51]=&quot;&quot;;&quot;&quot;;VLOOKUP([.$A51];B_009_PARTITE_GIRONI;4;0))" office:value-type="string" office:string-value="Gabbiani (22)" calcext:value-type="string">
            <text:p>Gabbiani (22)</text:p>
          </table:table-cell>
          <table:table-cell table:style-name="ce232" table:number-columns-repeated="2"/>
          <table:table-cell table:style-name="ce188" table:formula="of:=IF([.$A51]=&quot;&quot;;&quot;&quot;;VLOOKUP([.$A51];B_009_PARTITE_GIRONI;6;0))" office:value-type="string" office:string-value="Fenicotteri (24)" calcext:value-type="string">
            <text:p>Fenicotteri (24)</text:p>
          </table:table-cell>
          <table:table-cell table:style-name="ce492" table:formula="of:=IF([.$A51]=&quot;&quot;;&quot;&quot;;VLOOKUP([.$A51];B_009_PARTITE_GIRONI;2;0))" office:value-type="string" office:string-value="F" calcext:value-type="string">
            <text:p>F</text:p>
          </table:table-cell>
          <table:table-cell table:style-name="ce492" table:formula="of:=IF([.$A51]=&quot;&quot;;&quot;&quot;;VLOOKUP([.$A51];B_009_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40" calcext:value-type="float">
            <text:p>40</text:p>
          </table:table-cell>
          <table:table-cell table:style-name="ce211" table:formula="of:=[.B32]+1" office:value-type="date" office:date-value="2021-06-09" calcext:value-type="date">
            <text:p>mer 9 giu</text:p>
          </table:table-cell>
          <table:table-cell table:style-name="ce215" table:formula="of:=[.C32]" office:value-type="time" office:time-value="PT18H30M00S" calcext:value-type="time">
            <text:p>18:30</text:p>
          </table:table-cell>
          <table:table-cell table:style-name="ce179" table:formula="of:=IF([.$A52]=&quot;&quot;;&quot;&quot;;VLOOKUP([.$A52];B_009_PARTITE_GIRONI;4;0))" office:value-type="string" office:string-value="Pitoni (14)" calcext:value-type="string">
            <text:p>Pitoni (14)</text:p>
          </table:table-cell>
          <table:table-cell table:style-name="ce232" table:number-columns-repeated="2"/>
          <table:table-cell table:style-name="ce188" table:formula="of:=IF([.$A52]=&quot;&quot;;&quot;&quot;;VLOOKUP([.$A52];B_009_PARTITE_GIRONI;6;0))" office:value-type="string" office:string-value="Aquile (15)" calcext:value-type="string">
            <text:p>Aquile (15)</text:p>
          </table:table-cell>
          <table:table-cell table:style-name="ce492" table:formula="of:=IF([.$A52]=&quot;&quot;;&quot;&quot;;VLOOKUP([.$A52];B_009_PARTITE_GIRONI;2;0))" office:value-type="string" office:string-value="D" calcext:value-type="string">
            <text:p>D</text:p>
          </table:table-cell>
          <table:table-cell table:style-name="ce492" table:formula="of:=IF([.$A52]=&quot;&quot;;&quot;&quot;;VLOOKUP([.$A52];B_009_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46" calcext:value-type="float">
            <text:p>46</text:p>
          </table:table-cell>
          <table:table-cell table:style-name="ce211" table:formula="of:=[.B33]+1" office:value-type="date" office:date-value="2021-06-09" calcext:value-type="date">
            <text:p>mer 9 giu</text:p>
          </table:table-cell>
          <table:table-cell table:style-name="ce215" table:formula="of:=[.C33]" office:value-type="time" office:time-value="PT18H30M00S" calcext:value-type="time">
            <text:p>18:30</text:p>
          </table:table-cell>
          <table:table-cell table:style-name="ce179" table:formula="of:=IF([.$A53]=&quot;&quot;;&quot;&quot;;VLOOKUP([.$A53];B_009_PARTITE_GIRONI;4;0))" office:value-type="string" office:string-value="Gabbiani (22)" calcext:value-type="string">
            <text:p>Gabbiani (22)</text:p>
          </table:table-cell>
          <table:table-cell table:style-name="ce232" table:number-columns-repeated="2"/>
          <table:table-cell table:style-name="ce188" table:formula="of:=IF([.$A53]=&quot;&quot;;&quot;&quot;;VLOOKUP([.$A53];B_009_PARTITE_GIRONI;6;0))" office:value-type="string" office:string-value="Delfini (23)" calcext:value-type="string">
            <text:p>Delfini (23)</text:p>
          </table:table-cell>
          <table:table-cell table:style-name="ce492" table:formula="of:=IF([.$A53]=&quot;&quot;;&quot;&quot;;VLOOKUP([.$A53];B_009_PARTITE_GIRONI;2;0))" office:value-type="string" office:string-value="F" calcext:value-type="string">
            <text:p>F</text:p>
          </table:table-cell>
          <table:table-cell table:style-name="ce492" table:formula="of:=IF([.$A53]=&quot;&quot;;&quot;&quot;;VLOOKUP([.$A53];B_009_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1" table:number-rows-repeated="853">
          <table:table-cell table:number-columns-repeated="9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1" table:number-rows-repeated="1047669">
          <table:table-cell table:number-columns-repeated="113"/>
        </table:table-row>
        <table:table-row table:style-name="ro1">
          <table:table-cell table:number-columns-repeated="113"/>
        </table:table-row>
        <calcext:conditional-formats>
          <calcext:conditional-format calcext:target-range-address="'Calendario e Tabellone'.AN26:'Calendario e Tabellone'.AZ26">
            <calcext:condition calcext:apply-style-name="ConditionalStyle_228" calcext:value="formula-is(IF(#REF!=#REF!;1;IF(#REF!=#REF!;1;0)))" calcext:base-cell-address="'Calendario e Tabellone'.AN26"/>
          </calcext:conditional-format>
          <calcext:conditional-format calcext:target-range-address="'Calendario e Tabellone'.A6:'Calendario e Tabellone'.D53">
            <calcext:condition calcext:apply-style-name="ConditionalStyle_227" calcext:value="formula-is(IF(#REF!=CONCATENATE([.$D5];&quot;_win&quot;);1;0))" calcext:base-cell-address="'Calendario e Tabellone'.A6"/>
          </calcext:conditional-format>
          <calcext:conditional-format calcext:target-range-address="'Calendario e Tabellone'.G5:'Calendario e Tabellone'.G53 'Calendario e Tabellone'.H5:'Calendario e Tabellone'.H5 'Calendario e Tabellone'.A5:'Calendario e Tabellone'.D53">
            <calcext:condition calcext:apply-style-name="ConditionalStyle_226" calcext:value="formula-is(IF(#REF!=CONCATENATE([.$G5];&quot;_win&quot;);1;0))" calcext:base-cell-address="'Calendario e Tabellone'.A5"/>
          </calcext:conditional-format>
          <calcext:conditional-format calcext:target-range-address="'Calendario e Tabellone'.K24:'Calendario e Tabellone'.K24 'Calendario e Tabellone'.M24:'Calendario e Tabellone'.S24">
            <calcext:condition calcext:apply-style-name="ConditionalStyle_223" calcext:value="formula-is(IF(#REF!=#REF!;1;IF(#REF!=#REF!;1;0)))" calcext:base-cell-address="'Calendario e Tabellone'.K24"/>
          </calcext:conditional-format>
          <calcext:conditional-format calcext:target-range-address="'Calendario e Tabellone'.CX41:'Calendario e Tabellone'.DG41">
            <calcext:condition calcext:apply-style-name="ConditionalStyle_222" calcext:value="formula-is(IF(#REF!=#REF!;1;IF(#REF!=#REF!;1;0)))" calcext:base-cell-address="'Calendario e Tabellone'.CX41"/>
          </calcext:conditional-format>
          <calcext:conditional-format calcext:target-range-address="'Calendario e Tabellone'.CX19:'Calendario e Tabellone'.CX19 'Calendario e Tabellone'.CZ19:'Calendario e Tabellone'.DG19">
            <calcext:condition calcext:apply-style-name="ConditionalStyle_221" calcext:value="formula-is(IF(#REF!=#REF!;1;IF(#REF!=#REF!;1;0)))" calcext:base-cell-address="'Calendario e Tabellone'.CX19"/>
          </calcext:conditional-format>
          <calcext:conditional-format calcext:target-range-address="'Calendario e Tabellone'.CX24:'Calendario e Tabellone'.CX24 'Calendario e Tabellone'.CZ24:'Calendario e Tabellone'.DG24">
            <calcext:condition calcext:apply-style-name="ConditionalStyle_220" calcext:value="formula-is(IF(#REF!=#REF!;1;IF(#REF!=#REF!;1;0)))" calcext:base-cell-address="'Calendario e Tabellone'.CX24"/>
          </calcext:conditional-format>
          <calcext:conditional-format calcext:target-range-address="'Calendario e Tabellone'.W12:'Calendario e Tabellone'.W12">
            <calcext:condition calcext:apply-style-name="ConditionalStyle_219" calcext:value="formula-is(IF([.$AW12]=#REF!;1;0))" calcext:base-cell-address="'Calendario e Tabellone'.W12"/>
            <calcext:condition calcext:apply-style-name="ConditionalStyle_218" calcext:value="formula-is(IF([.$AW11]=#REF!;1;0))" calcext:base-cell-address="'Calendario e Tabellone'.W12"/>
          </calcext:conditional-format>
          <calcext:conditional-format calcext:target-range-address="'Calendario e Tabellone'.W32:'Calendario e Tabellone'.W32">
            <calcext:condition calcext:apply-style-name="ConditionalStyle_217" calcext:value="formula-is(IF([.$AW32]=#REF!;1;0))" calcext:base-cell-address="'Calendario e Tabellone'.W32"/>
            <calcext:condition calcext:apply-style-name="ConditionalStyle_216" calcext:value="formula-is(IF([.$AW31]=#REF!;1;0))" calcext:base-cell-address="'Calendario e Tabellone'.W32"/>
          </calcext:conditional-format>
          <calcext:conditional-format calcext:target-range-address="'Calendario e Tabellone'.W24:'Calendario e Tabellone'.W24">
            <calcext:condition calcext:apply-style-name="ConditionalStyle_215" calcext:value="formula-is(IF([.$AW24]=#REF!;1;0))" calcext:base-cell-address="'Calendario e Tabellone'.W24"/>
            <calcext:condition calcext:apply-style-name="ConditionalStyle_214" calcext:value="formula-is(IF([.$AW23]=#REF!;1;0))" calcext:base-cell-address="'Calendario e Tabellone'.W24"/>
          </calcext:conditional-format>
          <calcext:conditional-format calcext:target-range-address="'Calendario e Tabellone'.W15:'Calendario e Tabellone'.W15 'Calendario e Tabellone'.W11:'Calendario e Tabellone'.W11 'Calendario e Tabellone'.W23:'Calendario e Tabellone'.W23 'Calendario e Tabellone'.W31:'Calendario e Tabellone'.W31 'Calendario e Tabellone'.W27:'Calendario e Tabellone'.W28 'Calendario e Tabellone'.W19:'Calendario e Tabellone'.W19">
            <calcext:condition calcext:apply-style-name="ConditionalStyle_213" calcext:value="formula-is(IF([.$AW11]=#REF!;1;0))" calcext:base-cell-address="'Calendario e Tabellone'.W11"/>
            <calcext:condition calcext:apply-style-name="ConditionalStyle_212" calcext:value="formula-is(IF([.$AW12]=#REF!;1;0))" calcext:base-cell-address="'Calendario e Tabellone'.W11"/>
          </calcext:conditional-format>
          <calcext:conditional-format calcext:target-range-address="'Calendario e Tabellone'.W16:'Calendario e Tabellone'.W16">
            <calcext:condition calcext:apply-style-name="ConditionalStyle_211" calcext:value="formula-is(IF([.$AW16]=#REF!;1;0))" calcext:base-cell-address="'Calendario e Tabellone'.W16"/>
            <calcext:condition calcext:apply-style-name="ConditionalStyle_210" calcext:value="formula-is(IF([.$AW15]=#REF!;1;0))" calcext:base-cell-address="'Calendario e Tabellone'.W16"/>
          </calcext:conditional-format>
          <calcext:conditional-format calcext:target-range-address="'Calendario e Tabellone'.G4:'Calendario e Tabellone'.I4 'Calendario e Tabellone'.A4:'Calendario e Tabellone'.E4">
            <calcext:condition calcext:apply-style-name="ConditionalStyle_209" calcext:value="formula-is([.$P$5]=&quot;Black and White&quot;)" calcext:base-cell-address="'Calendario e Tabellone'.A4"/>
          </calcext:conditional-format>
          <calcext:conditional-format calcext:target-range-address="'Calendario e Tabellone'.K9:'Calendario e Tabellone'.S9 'Calendario e Tabellone'.K19:'Calendario e Tabellone'.S19 'Calendario e Tabellone'.K14:'Calendario e Tabellone'.S14">
            <calcext:condition calcext:apply-style-name="ConditionalStyle_208" calcext:value="formula-is([.$P$5]=&quot;Black and White&quot;)" calcext:base-cell-address="'Calendario e Tabellone'.K9"/>
          </calcext:conditional-format>
          <calcext:conditional-format calcext:target-range-address="'Calendario e Tabellone'.K4:'Calendario e Tabellone'.S4">
            <calcext:condition calcext:apply-style-name="ConditionalStyle_206" calcext:value="formula-is([.$P$5]=&quot;Black and White&quot;)" calcext:base-cell-address="'Calendario e Tabellone'.K4"/>
          </calcext:conditional-format>
          <calcext:conditional-format calcext:target-range-address="'Calendario e Tabellone'.X11:'Calendario e Tabellone'.X11 'Calendario e Tabellone'.X31:'Calendario e Tabellone'.X31 'Calendario e Tabellone'.X35:'Calendario e Tabellone'.X35 'Calendario e Tabellone'.X23:'Calendario e Tabellone'.X23 'Calendario e Tabellone'.X27:'Calendario e Tabellone'.X27 'Calendario e Tabellone'.X15:'Calendario e Tabellone'.X15 'Calendario e Tabellone'.X19:'Calendario e Tabellone'.X19 'Calendario e Tabellone'.X7:'Calendario e Tabellone'.X7">
            <calcext:condition calcext:apply-style-name="ConditionalStyle_202" calcext:value="formula-is(IF(AND(#REF!&gt;#REF!;ISNUMBER(#REF!);ISNUMBER(#REF!));1;0))" calcext:base-cell-address="'Calendario e Tabellone'.X7"/>
          </calcext:conditional-format>
          <calcext:conditional-format calcext:target-range-address="'Calendario e Tabellone'.X12:'Calendario e Tabellone'.X12 'Calendario e Tabellone'.X32:'Calendario e Tabellone'.X32 'Calendario e Tabellone'.X36:'Calendario e Tabellone'.X36 'Calendario e Tabellone'.X24:'Calendario e Tabellone'.X24 'Calendario e Tabellone'.X28:'Calendario e Tabellone'.X28 'Calendario e Tabellone'.X16:'Calendario e Tabellone'.X16 'Calendario e Tabellone'.X20:'Calendario e Tabellone'.X20 'Calendario e Tabellone'.X8:'Calendario e Tabellone'.X8">
            <calcext:condition calcext:apply-style-name="ConditionalStyle_201" calcext:value="formula-is(IF(AND(#REF!&lt;#REF!;ISNUMBER(#REF!);ISNUMBER(#REF!));1;0))" calcext:base-cell-address="'Calendario e Tabellone'.X8"/>
          </calcext:conditional-format>
          <calcext:conditional-format calcext:target-range-address="'Calendario e Tabellone'.W7:'Calendario e Tabellone'.W7">
            <calcext:condition calcext:apply-style-name="ConditionalStyle_200" calcext:value="formula-is([.$P$5]=&quot;Black and White&quot;)" calcext:base-cell-address="'Calendario e Tabellone'.W7"/>
          </calcext:conditional-format>
          <calcext:conditional-format calcext:target-range-address="'Calendario e Tabellone'.W8:'Calendario e Tabellone'.W8">
            <calcext:condition calcext:apply-style-name="ConditionalStyle_199" calcext:value="formula-is([.$P$5]=&quot;Black and White&quot;)" calcext:base-cell-address="'Calendario e Tabellone'.W8"/>
          </calcext:conditional-format>
          <calcext:conditional-format calcext:target-range-address="'Calendario e Tabellone'.W20:'Calendario e Tabellone'.W20">
            <calcext:condition calcext:apply-style-name="ConditionalStyle_198" calcext:value="formula-is(IF([.$AW20]=#REF!;1;0))" calcext:base-cell-address="'Calendario e Tabellone'.W20"/>
            <calcext:condition calcext:apply-style-name="ConditionalStyle_197" calcext:value="formula-is(IF([.$AW19]=#REF!;1;0))" calcext:base-cell-address="'Calendario e Tabellone'.W20"/>
          </calcext:conditional-format>
          <calcext:conditional-format calcext:target-range-address="'Calendario e Tabellone'.W35:'Calendario e Tabellone'.W35">
            <calcext:condition calcext:apply-style-name="ConditionalStyle_196" calcext:value="formula-is(IF([.$AW35]=#REF!;1;0))" calcext:base-cell-address="'Calendario e Tabellone'.W35"/>
            <calcext:condition calcext:apply-style-name="ConditionalStyle_195" calcext:value="formula-is(IF([.$AW36]=#REF!;1;0))" calcext:base-cell-address="'Calendario e Tabellone'.W35"/>
          </calcext:conditional-format>
          <calcext:conditional-format calcext:target-range-address="'Calendario e Tabellone'.W36:'Calendario e Tabellone'.W36">
            <calcext:condition calcext:apply-style-name="ConditionalStyle_194" calcext:value="formula-is(IF([.$AW36]=#REF!;1;0))" calcext:base-cell-address="'Calendario e Tabellone'.W36"/>
            <calcext:condition calcext:apply-style-name="ConditionalStyle_193" calcext:value="formula-is(IF([.$AW35]=#REF!;1;0))" calcext:base-cell-address="'Calendario e Tabellone'.W36"/>
          </calcext:conditional-format>
          <calcext:conditional-format calcext:target-range-address="'Calendario e Tabellone'.K25:'Calendario e Tabellone'.S25">
            <calcext:condition calcext:apply-style-name="ConditionalStyle_192" calcext:value="formula-is([.$P$5]=&quot;Black and White&quot;)" calcext:base-cell-address="'Calendario e Tabellone'.K25"/>
          </calcext:conditional-format>
          <calcext:conditional-format calcext:target-range-address="'Calendario e Tabellone'.K34:'Calendario e Tabellone'.K34">
            <calcext:condition calcext:apply-style-name="ConditionalStyle_191" calcext:value="formula-is([.$P$5]=&quot;Black and White&quot;)" calcext:base-cell-address="'Calendario e Tabellone'.K34"/>
          </calcext:conditional-format>
          <calcext:conditional-format calcext:target-range-address="'Calendario e Tabellone'.L34:'Calendario e Tabellone'.L34">
            <calcext:condition calcext:apply-style-name="ConditionalStyle_190" calcext:value="formula-is([.$P$5]=&quot;Black and White&quot;)" calcext:base-cell-address="'Calendario e Tabellone'.L34"/>
          </calcext:conditional-format>
          <calcext:conditional-format calcext:target-range-address="'Calendario e Tabellone'.M34:'Calendario e Tabellone'.S34">
            <calcext:condition calcext:apply-style-name="ConditionalStyle_189" calcext:value="formula-is([.$P$5]=&quot;Black and White&quot;)" calcext:base-cell-address="'Calendario e Tabellone'.M34"/>
          </calcext:conditional-format>
          <calcext:conditional-format calcext:target-range-address="'Calendario e Tabellone'.K27:'Calendario e Tabellone'.K28">
            <calcext:condition calcext:apply-style-name="ConditionalStyle_135" calcext:value="formula-is([.$P$5]=&quot;Black and White&quot;)" calcext:base-cell-address="'Calendario e Tabellone'.K27"/>
          </calcext:conditional-format>
          <calcext:conditional-format calcext:target-range-address="'Calendario e Tabellone'.K26:'Calendario e Tabellone'.K26">
            <calcext:condition calcext:apply-style-name="ConditionalStyle_134" calcext:value="formula-is([.$P$5]=&quot;Black and White&quot;)" calcext:base-cell-address="'Calendario e Tabellone'.K26"/>
          </calcext:conditional-format>
          <calcext:conditional-format calcext:target-range-address="'Calendario e Tabellone'.M27:'Calendario e Tabellone'.M27">
            <calcext:condition calcext:apply-style-name="ConditionalStyle_133" calcext:value="formula-is([.$P$5]=&quot;Black and White&quot;)" calcext:base-cell-address="'Calendario e Tabellone'.M27"/>
          </calcext:conditional-format>
          <calcext:conditional-format calcext:target-range-address="'Calendario e Tabellone'.M28:'Calendario e Tabellone'.M28">
            <calcext:condition calcext:apply-style-name="ConditionalStyle_132" calcext:value="formula-is([.$P$5]=&quot;Black and White&quot;)" calcext:base-cell-address="'Calendario e Tabellone'.M28"/>
          </calcext:conditional-format>
          <calcext:conditional-format calcext:target-range-address="'Calendario e Tabellone'.N27:'Calendario e Tabellone'.N28">
            <calcext:condition calcext:apply-style-name="ConditionalStyle_131" calcext:value="formula-is([.$P$5]=&quot;Black and White&quot;)" calcext:base-cell-address="'Calendario e Tabellone'.N27"/>
          </calcext:conditional-format>
          <calcext:conditional-format calcext:target-range-address="'Calendario e Tabellone'.O27:'Calendario e Tabellone'.S28">
            <calcext:condition calcext:apply-style-name="ConditionalStyle_130" calcext:value="formula-is([.$P$5]=&quot;Black and White&quot;)" calcext:base-cell-address="'Calendario e Tabellone'.O27"/>
          </calcext:conditional-format>
          <calcext:conditional-format calcext:target-range-address="'Calendario e Tabellone'.M26:'Calendario e Tabellone'.S26">
            <calcext:condition calcext:apply-style-name="ConditionalStyle_129" calcext:value="formula-is([.$P$5]=&quot;Black and White&quot;)" calcext:base-cell-address="'Calendario e Tabellone'.M26"/>
          </calcext:conditional-format>
          <calcext:conditional-format calcext:target-range-address="'Calendario e Tabellone'.AC9:'Calendario e Tabellone'.AC9">
            <calcext:condition calcext:apply-style-name="ConditionalStyle_128" calcext:value="formula-is(IF(AND(#REF!&gt;#REF!;ISNUMBER(#REF!);ISNUMBER(#REF!));1;0))" calcext:base-cell-address="'Calendario e Tabellone'.AC9"/>
          </calcext:conditional-format>
          <calcext:conditional-format calcext:target-range-address="'Calendario e Tabellone'.AC10:'Calendario e Tabellone'.AC10">
            <calcext:condition calcext:apply-style-name="ConditionalStyle_127" calcext:value="formula-is(IF(AND(#REF!&lt;#REF!;ISNUMBER(#REF!);ISNUMBER(#REF!));1;0))" calcext:base-cell-address="'Calendario e Tabellone'.AC10"/>
          </calcext:conditional-format>
          <calcext:conditional-format calcext:target-range-address="'Calendario e Tabellone'.AC17:'Calendario e Tabellone'.AC17">
            <calcext:condition calcext:apply-style-name="ConditionalStyle_126" calcext:value="formula-is(IF(AND(#REF!&gt;#REF!;ISNUMBER(#REF!);ISNUMBER(#REF!));1;0))" calcext:base-cell-address="'Calendario e Tabellone'.AC17"/>
          </calcext:conditional-format>
          <calcext:conditional-format calcext:target-range-address="'Calendario e Tabellone'.AC18:'Calendario e Tabellone'.AC18">
            <calcext:condition calcext:apply-style-name="ConditionalStyle_125" calcext:value="formula-is(IF(AND(#REF!&lt;#REF!;ISNUMBER(#REF!);ISNUMBER(#REF!));1;0))" calcext:base-cell-address="'Calendario e Tabellone'.AC18"/>
          </calcext:conditional-format>
          <calcext:conditional-format calcext:target-range-address="'Calendario e Tabellone'.AC25:'Calendario e Tabellone'.AC25">
            <calcext:condition calcext:apply-style-name="ConditionalStyle_124" calcext:value="formula-is(IF(AND(#REF!&gt;#REF!;ISNUMBER(#REF!);ISNUMBER(#REF!));1;0))" calcext:base-cell-address="'Calendario e Tabellone'.AC25"/>
          </calcext:conditional-format>
          <calcext:conditional-format calcext:target-range-address="'Calendario e Tabellone'.AC26:'Calendario e Tabellone'.AC26">
            <calcext:condition calcext:apply-style-name="ConditionalStyle_123" calcext:value="formula-is(IF(AND(#REF!&lt;#REF!;ISNUMBER(#REF!);ISNUMBER(#REF!));1;0))" calcext:base-cell-address="'Calendario e Tabellone'.AC26"/>
          </calcext:conditional-format>
          <calcext:conditional-format calcext:target-range-address="'Calendario e Tabellone'.AC33:'Calendario e Tabellone'.AC33">
            <calcext:condition calcext:apply-style-name="ConditionalStyle_122" calcext:value="formula-is(IF(AND(#REF!&gt;#REF!;ISNUMBER(#REF!);ISNUMBER(#REF!));1;0))" calcext:base-cell-address="'Calendario e Tabellone'.AC33"/>
          </calcext:conditional-format>
          <calcext:conditional-format calcext:target-range-address="'Calendario e Tabellone'.AC34:'Calendario e Tabellone'.AC34">
            <calcext:condition calcext:apply-style-name="ConditionalStyle_121" calcext:value="formula-is(IF(AND(#REF!&lt;#REF!;ISNUMBER(#REF!);ISNUMBER(#REF!));1;0))" calcext:base-cell-address="'Calendario e Tabellone'.AC34"/>
          </calcext:conditional-format>
          <calcext:conditional-format calcext:target-range-address="'Calendario e Tabellone'.AH13:'Calendario e Tabellone'.AH13">
            <calcext:condition calcext:apply-style-name="ConditionalStyle_120" calcext:value="formula-is(IF(AND(#REF!&gt;#REF!;ISNUMBER(#REF!);ISNUMBER(#REF!));1;0))" calcext:base-cell-address="'Calendario e Tabellone'.AH13"/>
          </calcext:conditional-format>
          <calcext:conditional-format calcext:target-range-address="'Calendario e Tabellone'.AH14:'Calendario e Tabellone'.AH14">
            <calcext:condition calcext:apply-style-name="ConditionalStyle_119" calcext:value="formula-is(IF(AND(#REF!&lt;#REF!;ISNUMBER(#REF!);ISNUMBER(#REF!));1;0))" calcext:base-cell-address="'Calendario e Tabellone'.AH14"/>
          </calcext:conditional-format>
          <calcext:conditional-format calcext:target-range-address="'Calendario e Tabellone'.AH29:'Calendario e Tabellone'.AH29">
            <calcext:condition calcext:apply-style-name="ConditionalStyle_118" calcext:value="formula-is(IF(AND(#REF!&gt;#REF!;ISNUMBER(#REF!);ISNUMBER(#REF!));1;0))" calcext:base-cell-address="'Calendario e Tabellone'.AH29"/>
          </calcext:conditional-format>
          <calcext:conditional-format calcext:target-range-address="'Calendario e Tabellone'.AH30:'Calendario e Tabellone'.AH30">
            <calcext:condition calcext:apply-style-name="ConditionalStyle_117" calcext:value="formula-is(IF(AND(#REF!&lt;#REF!;ISNUMBER(#REF!);ISNUMBER(#REF!));1;0))" calcext:base-cell-address="'Calendario e Tabellone'.AH30"/>
          </calcext:conditional-format>
          <calcext:conditional-format calcext:target-range-address="'Calendario e Tabellone'.AM20:'Calendario e Tabellone'.AM20">
            <calcext:condition calcext:apply-style-name="ConditionalStyle_116" calcext:value="formula-is(IF(AND(#REF!&gt;#REF!;ISNUMBER(#REF!);ISNUMBER(#REF!));1;0))" calcext:base-cell-address="'Calendario e Tabellone'.AM20"/>
          </calcext:conditional-format>
          <calcext:conditional-format calcext:target-range-address="'Calendario e Tabellone'.AM21:'Calendario e Tabellone'.AM21">
            <calcext:condition calcext:apply-style-name="ConditionalStyle_115" calcext:value="formula-is(IF(AND(#REF!&lt;#REF!;ISNUMBER(#REF!);ISNUMBER(#REF!));1;0))" calcext:base-cell-address="'Calendario e Tabellone'.AM21"/>
          </calcext:conditional-format>
          <calcext:conditional-format calcext:target-range-address="'Calendario e Tabellone'.AB10:'Calendario e Tabellone'.AB10">
            <calcext:condition calcext:apply-style-name="ConditionalStyle_113" calcext:value="formula-is([.$P$5]=&quot;Black and White&quot;)" calcext:base-cell-address="'Calendario e Tabellone'.AB10"/>
          </calcext:conditional-format>
          <calcext:conditional-format calcext:target-range-address="'Calendario e Tabellone'.AB18:'Calendario e Tabellone'.AB18">
            <calcext:condition calcext:apply-style-name="ConditionalStyle_111" calcext:value="formula-is([.$P$5]=&quot;Black and White&quot;)" calcext:base-cell-address="'Calendario e Tabellone'.AB18"/>
          </calcext:conditional-format>
          <calcext:conditional-format calcext:target-range-address="'Calendario e Tabellone'.AB26:'Calendario e Tabellone'.AB26">
            <calcext:condition calcext:apply-style-name="ConditionalStyle_109" calcext:value="formula-is([.$P$5]=&quot;Black and White&quot;)" calcext:base-cell-address="'Calendario e Tabellone'.AB26"/>
          </calcext:conditional-format>
          <calcext:conditional-format calcext:target-range-address="'Calendario e Tabellone'.AB34:'Calendario e Tabellone'.AB34">
            <calcext:condition calcext:apply-style-name="ConditionalStyle_107" calcext:value="formula-is([.$P$5]=&quot;Black and White&quot;)" calcext:base-cell-address="'Calendario e Tabellone'.AB34"/>
          </calcext:conditional-format>
          <calcext:conditional-format calcext:target-range-address="'Calendario e Tabellone'.AG14:'Calendario e Tabellone'.AG14">
            <calcext:condition calcext:apply-style-name="ConditionalStyle_105" calcext:value="formula-is([.$P$5]=&quot;Black and White&quot;)" calcext:base-cell-address="'Calendario e Tabellone'.AG14"/>
          </calcext:conditional-format>
          <calcext:conditional-format calcext:target-range-address="'Calendario e Tabellone'.AG30:'Calendario e Tabellone'.AG30">
            <calcext:condition calcext:apply-style-name="ConditionalStyle_103" calcext:value="formula-is([.$P$5]=&quot;Black and White&quot;)" calcext:base-cell-address="'Calendario e Tabellone'.AG30"/>
          </calcext:conditional-format>
          <calcext:conditional-format calcext:target-range-address="'Calendario e Tabellone'.AL21:'Calendario e Tabellone'.AL21">
            <calcext:condition calcext:apply-style-name="ConditionalStyle_101" calcext:value="formula-is([.$P$5]=&quot;Black and White&quot;)" calcext:base-cell-address="'Calendario e Tabellone'.AL21"/>
          </calcext:conditional-format>
          <calcext:conditional-format calcext:target-range-address="'Calendario e Tabellone'.L28:'Calendario e Tabellone'.L28">
            <calcext:condition calcext:apply-style-name="ConditionalStyle_85" calcext:value="formula-is([.$P$5]=&quot;Black and White&quot;)" calcext:base-cell-address="'Calendario e Tabellone'.L28"/>
          </calcext:conditional-format>
          <calcext:conditional-format calcext:target-range-address="'Calendario e Tabellone'.L27:'Calendario e Tabellone'.L27">
            <calcext:condition calcext:apply-style-name="ConditionalStyle_84" calcext:value="formula-is([.$P$5]=&quot;Black and White&quot;)" calcext:base-cell-address="'Calendario e Tabellone'.L27"/>
          </calcext:conditional-format>
          <calcext:conditional-format calcext:target-range-address="'Calendario e Tabellone'.L30:'Calendario e Tabellone'.S30 'Calendario e Tabellone'.L35:'Calendario e Tabellone'.S35 'Calendario e Tabellone'.L40:'Calendario e Tabellone'.S40">
            <calcext:condition calcext:apply-style-name="ConditionalStyle_83" calcext:value="formula-is([.$P$5]=&quot;Black and White&quot;)" calcext:base-cell-address="'Calendario e Tabellone'.L30"/>
          </calcext:conditional-format>
          <calcext:conditional-format calcext:target-range-address="'Calendario e Tabellone'.L33:'Calendario e Tabellone'.L33 'Calendario e Tabellone'.L38:'Calendario e Tabellone'.L38">
            <calcext:condition calcext:apply-style-name="ConditionalStyle_82" calcext:value="formula-is([.$P$5]=&quot;Black and White&quot;)" calcext:base-cell-address="'Calendario e Tabellone'.L33"/>
          </calcext:conditional-format>
          <calcext:conditional-format calcext:target-range-address="'Calendario e Tabellone'.L32:'Calendario e Tabellone'.L32 'Calendario e Tabellone'.L37:'Calendario e Tabellone'.L37">
            <calcext:condition calcext:apply-style-name="ConditionalStyle_81" calcext:value="formula-is([.$P$5]=&quot;Black and White&quot;)" calcext:base-cell-address="'Calendario e Tabellone'.L32"/>
          </calcext:conditional-format>
          <calcext:conditional-format calcext:target-range-address="'Calendario e Tabellone'.K35:'Calendario e Tabellone'.K35 'Calendario e Tabellone'.K40:'Calendario e Tabellone'.K40 'Calendario e Tabellone'.K30:'Calendario e Tabellone'.K30">
            <calcext:condition calcext:apply-style-name="ConditionalStyle_80" calcext:value="formula-is([.$P$5]=&quot;Black and White&quot;)" calcext:base-cell-address="'Calendario e Tabellone'.K30"/>
          </calcext:conditional-format>
          <calcext:conditional-format calcext:target-range-address="'Calendario e Tabellone'.K31:'Calendario e Tabellone'.K31 'Calendario e Tabellone'.K36:'Calendario e Tabellone'.K36 'Calendario e Tabellone'.K41:'Calendario e Tabellone'.K41">
            <calcext:condition calcext:apply-style-name="ConditionalStyle_79" calcext:value="formula-is([.$P$5]=&quot;Black and White&quot;)" calcext:base-cell-address="'Calendario e Tabellone'.K31"/>
          </calcext:conditional-format>
          <calcext:conditional-format calcext:target-range-address="'Calendario e Tabellone'.K32:'Calendario e Tabellone'.K33 'Calendario e Tabellone'.K37:'Calendario e Tabellone'.K38">
            <calcext:condition calcext:apply-style-name="ConditionalStyle_78" calcext:value="formula-is([.$P$5]=&quot;Black and White&quot;)" calcext:base-cell-address="'Calendario e Tabellone'.K32"/>
          </calcext:conditional-format>
          <calcext:conditional-format calcext:target-range-address="'Calendario e Tabellone'.K20:'Calendario e Tabellone'.K20">
            <calcext:condition calcext:apply-style-name="ConditionalStyle_77" calcext:value="formula-is([.$P$5]=&quot;Black and White&quot;)" calcext:base-cell-address="'Calendario e Tabellone'.K20"/>
          </calcext:conditional-format>
          <calcext:conditional-format calcext:target-range-address="'Calendario e Tabellone'.K22:'Calendario e Tabellone'.K23">
            <calcext:condition calcext:apply-style-name="ConditionalStyle_76" calcext:value="formula-is([.$P$5]=&quot;Black and White&quot;)" calcext:base-cell-address="'Calendario e Tabellone'.K22"/>
          </calcext:conditional-format>
          <calcext:conditional-format calcext:target-range-address="'Calendario e Tabellone'.K21:'Calendario e Tabellone'.K21">
            <calcext:condition calcext:apply-style-name="ConditionalStyle_75" calcext:value="formula-is([.$P$5]=&quot;Black and White&quot;)" calcext:base-cell-address="'Calendario e Tabellone'.K21"/>
          </calcext:conditional-format>
          <calcext:conditional-format calcext:target-range-address="'Calendario e Tabellone'.K15:'Calendario e Tabellone'.K15">
            <calcext:condition calcext:apply-style-name="ConditionalStyle_74" calcext:value="formula-is([.$P$5]=&quot;Black and White&quot;)" calcext:base-cell-address="'Calendario e Tabellone'.K15"/>
          </calcext:conditional-format>
          <calcext:conditional-format calcext:target-range-address="'Calendario e Tabellone'.K17:'Calendario e Tabellone'.K18">
            <calcext:condition calcext:apply-style-name="ConditionalStyle_73" calcext:value="formula-is([.$P$5]=&quot;Black and White&quot;)" calcext:base-cell-address="'Calendario e Tabellone'.K17"/>
          </calcext:conditional-format>
          <calcext:conditional-format calcext:target-range-address="'Calendario e Tabellone'.K16:'Calendario e Tabellone'.K16">
            <calcext:condition calcext:apply-style-name="ConditionalStyle_72" calcext:value="formula-is([.$P$5]=&quot;Black and White&quot;)" calcext:base-cell-address="'Calendario e Tabellone'.K16"/>
          </calcext:conditional-format>
          <calcext:conditional-format calcext:target-range-address="'Calendario e Tabellone'.K10:'Calendario e Tabellone'.K10">
            <calcext:condition calcext:apply-style-name="ConditionalStyle_71" calcext:value="formula-is([.$P$5]=&quot;Black and White&quot;)" calcext:base-cell-address="'Calendario e Tabellone'.K10"/>
          </calcext:conditional-format>
          <calcext:conditional-format calcext:target-range-address="'Calendario e Tabellone'.K12:'Calendario e Tabellone'.K13">
            <calcext:condition calcext:apply-style-name="ConditionalStyle_70" calcext:value="formula-is([.$P$5]=&quot;Black and White&quot;)" calcext:base-cell-address="'Calendario e Tabellone'.K12"/>
          </calcext:conditional-format>
          <calcext:conditional-format calcext:target-range-address="'Calendario e Tabellone'.K11:'Calendario e Tabellone'.K11">
            <calcext:condition calcext:apply-style-name="ConditionalStyle_69" calcext:value="formula-is([.$P$5]=&quot;Black and White&quot;)" calcext:base-cell-address="'Calendario e Tabellone'.K11"/>
          </calcext:conditional-format>
          <calcext:conditional-format calcext:target-range-address="'Calendario e Tabellone'.K5:'Calendario e Tabellone'.K5">
            <calcext:condition calcext:apply-style-name="ConditionalStyle_68" calcext:value="formula-is([.$P$5]=&quot;Black and White&quot;)" calcext:base-cell-address="'Calendario e Tabellone'.K5"/>
          </calcext:conditional-format>
          <calcext:conditional-format calcext:target-range-address="'Calendario e Tabellone'.K7:'Calendario e Tabellone'.K8">
            <calcext:condition calcext:apply-style-name="ConditionalStyle_67" calcext:value="formula-is([.$P$5]=&quot;Black and White&quot;)" calcext:base-cell-address="'Calendario e Tabellone'.K7"/>
          </calcext:conditional-format>
          <calcext:conditional-format calcext:target-range-address="'Calendario e Tabellone'.K6:'Calendario e Tabellone'.K6">
            <calcext:condition calcext:apply-style-name="ConditionalStyle_66" calcext:value="formula-is([.$P$5]=&quot;Black and White&quot;)" calcext:base-cell-address="'Calendario e Tabellone'.K6"/>
          </calcext:conditional-format>
          <calcext:conditional-format calcext:target-range-address="'Calendario e Tabellone'.L26:'Calendario e Tabellone'.L26">
            <calcext:condition calcext:apply-style-name="ConditionalStyle_65" calcext:value="formula-is([.$P$5]=&quot;Black and White&quot;)" calcext:base-cell-address="'Calendario e Tabellone'.L26"/>
          </calcext:conditional-format>
          <calcext:conditional-format calcext:target-range-address="'Calendario e Tabellone'.L31:'Calendario e Tabellone'.S31 'Calendario e Tabellone'.L36:'Calendario e Tabellone'.S36 'Calendario e Tabellone'.L41:'Calendario e Tabellone'.S41">
            <calcext:condition calcext:apply-style-name="ConditionalStyle_64" calcext:value="formula-is([.$P$5]=&quot;Black and White&quot;)" calcext:base-cell-address="'Calendario e Tabellone'.L31"/>
          </calcext:conditional-format>
          <calcext:conditional-format calcext:target-range-address="'Calendario e Tabellone'.M32:'Calendario e Tabellone'.S33 'Calendario e Tabellone'.M37:'Calendario e Tabellone'.S38">
            <calcext:condition calcext:apply-style-name="ConditionalStyle_63" calcext:value="formula-is([.$P$5]=&quot;Black and White&quot;)" calcext:base-cell-address="'Calendario e Tabellone'.M32"/>
          </calcext:conditional-format>
          <calcext:conditional-format calcext:target-range-address="'Calendario e Tabellone'.L20:'Calendario e Tabellone'.S20">
            <calcext:condition calcext:apply-style-name="ConditionalStyle_62" calcext:value="formula-is([.$P$5]=&quot;Black and White&quot;)" calcext:base-cell-address="'Calendario e Tabellone'.L20"/>
          </calcext:conditional-format>
          <calcext:conditional-format calcext:target-range-address="'Calendario e Tabellone'.M22:'Calendario e Tabellone'.M22">
            <calcext:condition calcext:apply-style-name="ConditionalStyle_61" calcext:value="formula-is([.$P$5]=&quot;Black and White&quot;)" calcext:base-cell-address="'Calendario e Tabellone'.M22"/>
          </calcext:conditional-format>
          <calcext:conditional-format calcext:target-range-address="'Calendario e Tabellone'.M23:'Calendario e Tabellone'.M23">
            <calcext:condition calcext:apply-style-name="ConditionalStyle_60" calcext:value="formula-is([.$P$5]=&quot;Black and White&quot;)" calcext:base-cell-address="'Calendario e Tabellone'.M23"/>
          </calcext:conditional-format>
          <calcext:conditional-format calcext:target-range-address="'Calendario e Tabellone'.N22:'Calendario e Tabellone'.N23">
            <calcext:condition calcext:apply-style-name="ConditionalStyle_59" calcext:value="formula-is([.$P$5]=&quot;Black and White&quot;)" calcext:base-cell-address="'Calendario e Tabellone'.N22"/>
          </calcext:conditional-format>
          <calcext:conditional-format calcext:target-range-address="'Calendario e Tabellone'.O22:'Calendario e Tabellone'.S23">
            <calcext:condition calcext:apply-style-name="ConditionalStyle_58" calcext:value="formula-is([.$P$5]=&quot;Black and White&quot;)" calcext:base-cell-address="'Calendario e Tabellone'.O22"/>
          </calcext:conditional-format>
          <calcext:conditional-format calcext:target-range-address="'Calendario e Tabellone'.M21:'Calendario e Tabellone'.S21">
            <calcext:condition calcext:apply-style-name="ConditionalStyle_57" calcext:value="formula-is([.$P$5]=&quot;Black and White&quot;)" calcext:base-cell-address="'Calendario e Tabellone'.M21"/>
          </calcext:conditional-format>
          <calcext:conditional-format calcext:target-range-address="'Calendario e Tabellone'.L23:'Calendario e Tabellone'.L23">
            <calcext:condition calcext:apply-style-name="ConditionalStyle_56" calcext:value="formula-is([.$P$5]=&quot;Black and White&quot;)" calcext:base-cell-address="'Calendario e Tabellone'.L23"/>
          </calcext:conditional-format>
          <calcext:conditional-format calcext:target-range-address="'Calendario e Tabellone'.L22:'Calendario e Tabellone'.L22">
            <calcext:condition calcext:apply-style-name="ConditionalStyle_55" calcext:value="formula-is([.$P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54" calcext:value="formula-is([.$P$5]=&quot;Black and White&quot;)" calcext:base-cell-address="'Calendario e Tabellone'.L21"/>
          </calcext:conditional-format>
          <calcext:conditional-format calcext:target-range-address="'Calendario e Tabellone'.L15:'Calendario e Tabellone'.S15">
            <calcext:condition calcext:apply-style-name="ConditionalStyle_53" calcext:value="formula-is([.$P$5]=&quot;Black and White&quot;)" calcext:base-cell-address="'Calendario e Tabellone'.L15"/>
          </calcext:conditional-format>
          <calcext:conditional-format calcext:target-range-address="'Calendario e Tabellone'.M17:'Calendario e Tabellone'.M17">
            <calcext:condition calcext:apply-style-name="ConditionalStyle_52" calcext:value="formula-is([.$P$5]=&quot;Black and White&quot;)" calcext:base-cell-address="'Calendario e Tabellone'.M17"/>
          </calcext:conditional-format>
          <calcext:conditional-format calcext:target-range-address="'Calendario e Tabellone'.M18:'Calendario e Tabellone'.M18">
            <calcext:condition calcext:apply-style-name="ConditionalStyle_51" calcext:value="formula-is([.$P$5]=&quot;Black and White&quot;)" calcext:base-cell-address="'Calendario e Tabellone'.M18"/>
          </calcext:conditional-format>
          <calcext:conditional-format calcext:target-range-address="'Calendario e Tabellone'.N17:'Calendario e Tabellone'.N18">
            <calcext:condition calcext:apply-style-name="ConditionalStyle_50" calcext:value="formula-is([.$P$5]=&quot;Black and White&quot;)" calcext:base-cell-address="'Calendario e Tabellone'.N17"/>
          </calcext:conditional-format>
          <calcext:conditional-format calcext:target-range-address="'Calendario e Tabellone'.O17:'Calendario e Tabellone'.S18">
            <calcext:condition calcext:apply-style-name="ConditionalStyle_49" calcext:value="formula-is([.$P$5]=&quot;Black and White&quot;)" calcext:base-cell-address="'Calendario e Tabellone'.O17"/>
          </calcext:conditional-format>
          <calcext:conditional-format calcext:target-range-address="'Calendario e Tabellone'.M16:'Calendario e Tabellone'.S16">
            <calcext:condition calcext:apply-style-name="ConditionalStyle_48" calcext:value="formula-is([.$P$5]=&quot;Black and White&quot;)" calcext:base-cell-address="'Calendario e Tabellone'.M16"/>
          </calcext:conditional-format>
          <calcext:conditional-format calcext:target-range-address="'Calendario e Tabellone'.L18:'Calendario e Tabellone'.L18">
            <calcext:condition calcext:apply-style-name="ConditionalStyle_47" calcext:value="formula-is([.$P$5]=&quot;Black and White&quot;)" calcext:base-cell-address="'Calendario e Tabellone'.L18"/>
          </calcext:conditional-format>
          <calcext:conditional-format calcext:target-range-address="'Calendario e Tabellone'.L17:'Calendario e Tabellone'.L17">
            <calcext:condition calcext:apply-style-name="ConditionalStyle_46" calcext:value="formula-is([.$P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45" calcext:value="formula-is([.$P$5]=&quot;Black and White&quot;)" calcext:base-cell-address="'Calendario e Tabellone'.L16"/>
          </calcext:conditional-format>
          <calcext:conditional-format calcext:target-range-address="'Calendario e Tabellone'.L10:'Calendario e Tabellone'.S10">
            <calcext:condition calcext:apply-style-name="ConditionalStyle_44" calcext:value="formula-is([.$P$5]=&quot;Black and White&quot;)" calcext:base-cell-address="'Calendario e Tabellone'.L10"/>
          </calcext:conditional-format>
          <calcext:conditional-format calcext:target-range-address="'Calendario e Tabellone'.M12:'Calendario e Tabellone'.M12">
            <calcext:condition calcext:apply-style-name="ConditionalStyle_43" calcext:value="formula-is([.$P$5]=&quot;Black and White&quot;)" calcext:base-cell-address="'Calendario e Tabellone'.M12"/>
          </calcext:conditional-format>
          <calcext:conditional-format calcext:target-range-address="'Calendario e Tabellone'.M13:'Calendario e Tabellone'.M13">
            <calcext:condition calcext:apply-style-name="ConditionalStyle_42" calcext:value="formula-is([.$P$5]=&quot;Black and White&quot;)" calcext:base-cell-address="'Calendario e Tabellone'.M13"/>
          </calcext:conditional-format>
          <calcext:conditional-format calcext:target-range-address="'Calendario e Tabellone'.N12:'Calendario e Tabellone'.N13">
            <calcext:condition calcext:apply-style-name="ConditionalStyle_41" calcext:value="formula-is([.$P$5]=&quot;Black and White&quot;)" calcext:base-cell-address="'Calendario e Tabellone'.N12"/>
          </calcext:conditional-format>
          <calcext:conditional-format calcext:target-range-address="'Calendario e Tabellone'.O12:'Calendario e Tabellone'.S13">
            <calcext:condition calcext:apply-style-name="ConditionalStyle_40" calcext:value="formula-is([.$P$5]=&quot;Black and White&quot;)" calcext:base-cell-address="'Calendario e Tabellone'.O12"/>
          </calcext:conditional-format>
          <calcext:conditional-format calcext:target-range-address="'Calendario e Tabellone'.M11:'Calendario e Tabellone'.S11">
            <calcext:condition calcext:apply-style-name="ConditionalStyle_39" calcext:value="formula-is([.$P$5]=&quot;Black and White&quot;)" calcext:base-cell-address="'Calendario e Tabellone'.M11"/>
          </calcext:conditional-format>
          <calcext:conditional-format calcext:target-range-address="'Calendario e Tabellone'.L13:'Calendario e Tabellone'.L13">
            <calcext:condition calcext:apply-style-name="ConditionalStyle_38" calcext:value="formula-is([.$P$5]=&quot;Black and White&quot;)" calcext:base-cell-address="'Calendario e Tabellone'.L13"/>
          </calcext:conditional-format>
          <calcext:conditional-format calcext:target-range-address="'Calendario e Tabellone'.L12:'Calendario e Tabellone'.L12">
            <calcext:condition calcext:apply-style-name="ConditionalStyle_37" calcext:value="formula-is([.$P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36" calcext:value="formula-is([.$P$5]=&quot;Black and White&quot;)" calcext:base-cell-address="'Calendario e Tabellone'.L11"/>
          </calcext:conditional-format>
          <calcext:conditional-format calcext:target-range-address="'Calendario e Tabellone'.L5:'Calendario e Tabellone'.S5">
            <calcext:condition calcext:apply-style-name="ConditionalStyle_35" calcext:value="formula-is([.$P$5]=&quot;Black and White&quot;)" calcext:base-cell-address="'Calendario e Tabellone'.L5"/>
          </calcext:conditional-format>
          <calcext:conditional-format calcext:target-range-address="'Calendario e Tabellone'.M7:'Calendario e Tabellone'.M7">
            <calcext:condition calcext:apply-style-name="ConditionalStyle_34" calcext:value="formula-is([.$P$5]=&quot;Black and White&quot;)" calcext:base-cell-address="'Calendario e Tabellone'.M7"/>
          </calcext:conditional-format>
          <calcext:conditional-format calcext:target-range-address="'Calendario e Tabellone'.M8:'Calendario e Tabellone'.M8">
            <calcext:condition calcext:apply-style-name="ConditionalStyle_33" calcext:value="formula-is([.$P$5]=&quot;Black and White&quot;)" calcext:base-cell-address="'Calendario e Tabellone'.M8"/>
          </calcext:conditional-format>
          <calcext:conditional-format calcext:target-range-address="'Calendario e Tabellone'.N7:'Calendario e Tabellone'.N8">
            <calcext:condition calcext:apply-style-name="ConditionalStyle_32" calcext:value="formula-is([.$P$5]=&quot;Black and White&quot;)" calcext:base-cell-address="'Calendario e Tabellone'.N7"/>
          </calcext:conditional-format>
          <calcext:conditional-format calcext:target-range-address="'Calendario e Tabellone'.O7:'Calendario e Tabellone'.S8">
            <calcext:condition calcext:apply-style-name="ConditionalStyle_31" calcext:value="formula-is([.$P$5]=&quot;Black and White&quot;)" calcext:base-cell-address="'Calendario e Tabellone'.O7"/>
          </calcext:conditional-format>
          <calcext:conditional-format calcext:target-range-address="'Calendario e Tabellone'.M6:'Calendario e Tabellone'.S6">
            <calcext:condition calcext:apply-style-name="ConditionalStyle_30" calcext:value="formula-is([.$P$5]=&quot;Black and White&quot;)" calcext:base-cell-address="'Calendario e Tabellone'.M6"/>
          </calcext:conditional-format>
          <calcext:conditional-format calcext:target-range-address="'Calendario e Tabellone'.L8:'Calendario e Tabellone'.L8">
            <calcext:condition calcext:apply-style-name="ConditionalStyle_29" calcext:value="formula-is([.$P$5]=&quot;Black and White&quot;)" calcext:base-cell-address="'Calendario e Tabellone'.L8"/>
          </calcext:conditional-format>
          <calcext:conditional-format calcext:target-range-address="'Calendario e Tabellone'.L7:'Calendario e Tabellone'.L7">
            <calcext:condition calcext:apply-style-name="ConditionalStyle_28" calcext:value="formula-is([.$P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27" calcext:value="formula-is([.$P$5]=&quot;Black and White&quot;)" calcext:base-cell-address="'Calendario e Tabellone'.L6"/>
          </calcext:conditional-format>
          <calcext:conditional-format calcext:target-range-address="'Calendario e Tabellone'.K42:'Calendario e Tabellone'.K42">
            <calcext:condition calcext:apply-style-name="ConditionalStyle_14" calcext:value="formula-is([.$P$5]=&quot;Black and White&quot;)" calcext:base-cell-address="'Calendario e Tabellone'.K42"/>
          </calcext:conditional-format>
          <calcext:conditional-format calcext:target-range-address="'Calendario e Tabellone'.K43:'Calendario e Tabellone'.K43">
            <calcext:condition calcext:apply-style-name="ConditionalStyle_13" calcext:value="formula-is([.$P$5]=&quot;Black and White&quot;)" calcext:base-cell-address="'Calendario e Tabellone'.K43"/>
          </calcext:conditional-format>
          <calcext:conditional-format calcext:target-range-address="'Calendario e Tabellone'.L42:'Calendario e Tabellone'.L42">
            <calcext:condition calcext:apply-style-name="ConditionalStyle_4" calcext:value="formula-is([.$P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3" calcext:value="formula-is([.$P$5]=&quot;Black and White&quot;)" calcext:base-cell-address="'Calendario e Tabellone'.L43"/>
          </calcext:conditional-format>
          <calcext:conditional-format calcext:target-range-address="'Calendario e Tabellone'.M43:'Calendario e Tabellone'.S43">
            <calcext:condition calcext:apply-style-name="ConditionalStyle_2" calcext:value="formula-is([.$P$5]=&quot;Black and White&quot;)" calcext:base-cell-address="'Calendario e Tabellone'.M43"/>
          </calcext:conditional-format>
          <calcext:conditional-format calcext:target-range-address="'Calendario e Tabellone'.M42:'Calendario e Tabellone'.S42">
            <calcext:condition calcext:apply-style-name="ConditionalStyle_1" calcext:value="formula-is([.$P$5]=&quot;Black and White&quot;)" calcext:base-cell-address="'Calendario e Tabellone'.M42"/>
          </calcext:conditional-format>
          <calcext:conditional-format calcext:target-range-address="'Calendario e Tabellone'.AB9:'Calendario e Tabellone'.AB9 'Calendario e Tabellone'.AB17:'Calendario e Tabellone'.AB17 'Calendario e Tabellone'.AB25:'Calendario e Tabellone'.AB25 'Calendario e Tabellone'.AB33:'Calendario e Tabellone'.AB33 'Calendario e Tabellone'.AG13:'Calendario e Tabellone'.AG13 'Calendario e Tabellone'.AG29:'Calendario e Tabellone'.AG29 'Calendario e Tabellone'.AL20:'Calendario e Tabellone'.AL20">
            <calcext:condition calcext:apply-style-name="ConditionalStyle_114" calcext:value="formula-is([.$P$5]=&quot;Black and White&quot;)" calcext:base-cell-address="'Calendario e Tabellone'.AB9"/>
          </calcext:conditional-format>
          <calcext:conditional-format calcext:target-range-address="'Calendario e Tabellone'.B1:'Calendario e Tabellone'.B1">
            <calcext:condition calcext:apply-style-name="ConditionalStyle_204" calcext:value="formula-is([.$P$5]=&quot;Black and White&quot;)" calcext:base-cell-address="'Calendario e Tabellone'.B1"/>
          </calcext:conditional-format>
        </calcext:conditional-formats>
      </table:table>
      <table:named-expressions>
        <table:named-range table:name="A_001_DATI_TORNEO" table:base-cell-address="$A_INSERIMENTI.$A$2" table:cell-range-address="$A_INSERIMENTI.$A$2:.$B$3"/>
        <table:named-range table:name="A_002_INSERIMENTO_SQUADRE" table:base-cell-address="$A_INSERIMENTI.$I$2" table:cell-range-address="$A_INSERIMENTI.$D$2:.$H$33"/>
        <table:named-range table:name="A_003_INSERIMENTO_CAMPI" table:base-cell-address="$A_INSERIMENTI.$I$2" table:cell-range-address="$A_INSERIMENTI.$J$2:.$K$33"/>
        <table:named-range table:name="A_004_INSERIMENTO_DATE_E_RISULTATI_GIRONI" table:base-cell-address="$A_INSERIMENTI.$V$49" table:cell-range-address="$A_INSERIMENTI.$M$2:.$V$49"/>
        <table:named-range table:name="B_009_PARTITE_GIRONI" table:base-cell-address="$B_ELABORAZIONE.$G$2" table:cell-range-address="$B_ELABORAZIONE.$A$2:.$W$49"/>
        <table:named-range table:name="CLASSIFICA_GIRONE_A" table:base-cell-address="$'Classifiche Gironi'.$A$2" table:cell-range-address="$'Classifiche Gironi'.$A$2:.$S$5"/>
        <table:named-range table:name="CLASSIFICA_GIRONE_B" table:base-cell-address="$'Classifiche Gironi'.$A$8" table:cell-range-address="$'Classifiche Gironi'.$A$8:.$S$11"/>
        <table:named-range table:name="CLASSIFICA_GIRONE_C" table:base-cell-address="$'Classifiche Gironi'.$A$14" table:cell-range-address="$'Classifiche Gironi'.$A$14:.$S$17"/>
        <table:named-range table:name="CLASSIFICA_GIRONE_D" table:base-cell-address="$'Classifiche Gironi'.$A$20" table:cell-range-address="$'Classifiche Gironi'.$A$20:.$S$23"/>
        <table:named-range table:name="CLASSIFICA_GIRONE_E" table:base-cell-address="$'Classifiche Gironi'.$A$26" table:cell-range-address="$'Classifiche Gironi'.$A$26:.$S$29"/>
        <table:named-range table:name="CLASSIFICA_GIRONE_F" table:base-cell-address="$'Classifiche Gironi'.$A$32" table:cell-range-address="$'Classifiche Gironi'.$A$32:.$S$35"/>
        <table:named-range table:name="CLASSIFICA_GIRONE_G" table:base-cell-address="$'Classifiche Gironi'.$S$41" table:cell-range-address="$'Classifiche Gironi'.$A$38:.$S$41"/>
        <table:named-range table:name="CLASSIFICA_GIRONE_H" table:base-cell-address="$'Classifiche Gironi'.$S$47" table:cell-range-address="$'Classifiche Gironi'.$A$44:.$S$47"/>
      </table:named-expressions>
      <table:database-ranges>
        <table:database-range table:name="__Anonymous_Sheet_DB__1" table:target-range-address="B_ELABORAZIONE.A1:B_ELABORAZIONE.W49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30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4:58:48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3T15:24:24.696000000</dc:date>
    <meta:editing-duration>PT4H57M14S</meta:editing-duration>
    <meta:editing-cycles>70</meta:editing-cycles>
    <meta:document-statistic meta:table-count="4" meta:cell-count="3652" meta:object-count="0"/>
  </office:meta>
</office:document-meta>
</file>